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Serif" svg:font-family="Liberation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5.528cm"/>
    </style:style>
    <style:style style:name="co2" style:family="table-column">
      <style:table-column-properties fo:break-before="auto" style:column-width="2.258cm"/>
    </style:style>
    <style:style style:name="co3" style:family="table-column">
      <style:table-column-properties fo:break-before="auto" style:column-width="2.15cm"/>
    </style:style>
    <style:style style:name="co4" style:family="table-column">
      <style:table-column-properties fo:break-before="auto" style:column-width="2.967cm"/>
    </style:style>
    <style:style style:name="co5" style:family="table-column">
      <style:table-column-properties fo:break-before="auto" style:column-width="5.255cm"/>
    </style:style>
    <style:style style:name="co6" style:family="table-column">
      <style:table-column-properties fo:break-before="auto" style:column-width="2.669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0.947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number-style style:name="N61">
      <number:scientific-number number:decimal-places="2" number:min-decimal-places="2" number:min-integer-digits="1" number:min-exponent-digits="2" number:exponent-interval="1" number:forced-exponent-sign="true"/>
    </number:number-style>
    <style:style style:name="ce1" style:family="table-cell" style:parent-style-name="Default">
      <style:table-cell-properties style:text-align-source="fix" style:repeat-content="false"/>
      <style:paragraph-properties fo:text-align="end" fo:margin-left="0cm"/>
    </style:style>
    <style:style style:name="ce5" style:family="table-cell" style:parent-style-name="Default">
      <style:table-cell-properties fo:background-color="#000000" style:text-align-source="fix" style:repeat-content="false"/>
      <style:paragraph-properties fo:text-align="end" fo:margin-left="0cm"/>
    </style:style>
    <style:style style:name="ce2" style:family="table-cell" style:parent-style-name="Default">
      <style:table-cell-properties fo:background-color="#ffa500" style:text-align-source="fix" style:repeat-content="false"/>
      <style:paragraph-properties fo:text-align="end" fo:margin-left="0cm"/>
    </style:style>
    <style:style style:name="ce3" style:family="table-cell" style:parent-style-name="Default">
      <style:table-cell-properties fo:background-color="#ffff00" style:text-align-source="fix" style:repeat-content="false"/>
      <style:paragraph-properties fo:text-align="end" fo:margin-left="0cm"/>
    </style:style>
    <style:style style:name="ce9" style:family="table-cell" style:parent-style-name="Default">
      <style:table-cell-properties style:text-align-source="fix" style:repeat-content="false" fo:background-color="transparent"/>
      <style:paragraph-properties fo:text-align="end" fo:margin-left="0cm"/>
    </style:style>
    <style:style style:name="ce8" style:family="table-cell" style:parent-style-name="Default" style:data-style-name="N114">
      <style:table-cell-properties style:text-align-source="fix" style:repeat-content="false"/>
      <style:paragraph-properties fo:text-align="end" fo:margin-left="0cm"/>
    </style:style>
    <style:style style:name="ce10" style:family="table-cell" style:parent-style-name="Default" style:data-style-name="N114">
      <style:table-cell-properties style:text-align-source="fix" style:repeat-content="false"/>
      <style:paragraph-properties fo:text-align="end" fo:margin-left="0cm"/>
      <style:text-properties style:font-name="LiberationSerif" fo:font-size="12pt" fo:language="none" fo:country="none" style:font-name-asian="LiberationSerif" style:font-size-asian="12pt" style:language-asian="none" style:country-asian="none" style:font-name-complex="LiberationSerif" style:font-size-complex="12pt" style:language-complex="none" style:country-complex="none"/>
    </style:style>
    <style:style style:name="ce11" style:family="table-cell" style:parent-style-name="Default" style:data-style-name="N114"/>
    <style:style style:name="ce12" style:family="table-cell" style:parent-style-name="Default" style:data-style-name="N114">
      <style:text-properties style:font-name="LiberationSerif" fo:font-size="12pt" fo:language="none" fo:country="none" style:font-name-asian="LiberationSerif" style:font-size-asian="12pt" style:language-asian="none" style:country-asian="none" style:font-name-complex="LiberationSerif" style:font-size-complex="12pt" style:language-complex="none" style:country-complex="none"/>
    </style:style>
    <style:style style:name="ce31" style:family="table-cell" style:parent-style-name="Default" style:data-style-name="N114">
      <style:table-cell-properties fo:background-color="#000000" style:text-align-source="fix" style:repeat-content="false"/>
      <style:paragraph-properties fo:text-align="end" fo:margin-left="0cm"/>
    </style:style>
    <style:style style:name="ce32" style:family="table-cell" style:parent-style-name="Default" style:data-style-name="N114">
      <style:table-cell-properties fo:background-color="#000000" style:text-align-source="fix" style:repeat-content="false"/>
      <style:paragraph-properties fo:text-align="end" fo:margin-left="0cm"/>
      <style:text-properties style:font-name="LiberationSerif" fo:font-size="12pt" fo:language="none" fo:country="none" style:font-name-asian="LiberationSerif" style:font-size-asian="12pt" style:language-asian="none" style:country-asian="none" style:font-name-complex="LiberationSerif" style:font-size-complex="12pt" style:language-complex="none" style:country-complex="none"/>
    </style:style>
    <style:style style:name="ce13" style:family="table-cell" style:parent-style-name="Default" style:data-style-name="N114">
      <style:table-cell-properties fo:background-color="#ffa500" style:text-align-source="fix" style:repeat-content="false"/>
      <style:paragraph-properties fo:text-align="end" fo:margin-left="0cm"/>
    </style:style>
    <style:style style:name="ce26" style:family="table-cell" style:parent-style-name="Default" style:data-style-name="N4">
      <style:table-cell-properties fo:background-color="#ffff00" style:text-align-source="fix" style:repeat-content="false"/>
      <style:paragraph-properties fo:text-align="end" fo:margin-left="0cm"/>
    </style:style>
    <style:style style:name="ce27" style:family="table-cell" style:parent-style-name="Default" style:data-style-name="N125">
      <style:table-cell-properties fo:background-color="#ffff00" style:text-align-source="fix" style:repeat-content="false"/>
      <style:paragraph-properties fo:text-align="end" fo:margin-left="0cm"/>
    </style:style>
    <style:style style:name="ce28" style:family="table-cell" style:parent-style-name="Default" style:data-style-name="N124">
      <style:table-cell-properties fo:background-color="#ffff00" style:text-align-source="fix" style:repeat-content="false"/>
      <style:paragraph-properties fo:text-align="end" fo:margin-left="0cm"/>
    </style:style>
    <style:style style:name="ce29" style:family="table-cell" style:parent-style-name="Default" style:data-style-name="N124">
      <style:table-cell-properties fo:background-color="#ffa500" style:text-align-source="fix" style:repeat-content="false"/>
      <style:paragraph-properties fo:text-align="end" fo:margin-left="0cm"/>
    </style:style>
    <style:style style:name="ce30" style:family="table-cell" style:parent-style-name="Default" style:data-style-name="N115">
      <style:table-cell-properties fo:background-color="#ffff00" style:text-align-source="fix" style:repeat-content="false"/>
      <style:paragraph-properties fo:text-align="end" fo:margin-left="0cm"/>
    </style:style>
    <style:style style:name="ce39" style:family="table-cell" style:parent-style-name="Default" style:data-style-name="N61">
      <style:table-cell-properties fo:background-color="#ffff00" style:text-align-source="fix" style:repeat-content="false"/>
      <style:paragraph-properties fo:text-align="end" fo:margin-left="0cm"/>
    </style:style>
    <style:style style:name="ce40" style:family="table-cell" style:parent-style-name="Default">
      <style:table-cell-properties fo:background-color="#000000"/>
    </style:style>
    <style:style style:name="ce17" style:family="table-cell" style:parent-style-name="Default">
      <style:table-cell-properties fo:background-color="#ffa500"/>
    </style:style>
    <style:style style:name="ce42" style:family="table-cell" style:parent-style-name="Default">
      <style:table-cell-properties fo:background-color="transparent"/>
    </style:style>
    <style:style style:name="ce15" style:family="table-cell" style:parent-style-name="Default">
      <style:table-cell-properties fo:background-color="#ffff00"/>
    </style:style>
    <style:style style:name="ce16" style:family="table-cell" style:parent-style-name="Default">
      <style:table-cell-properties fo:background-color="#ff8c00"/>
    </style:style>
    <style:style style:name="ce23" style:family="table-cell" style:parent-style-name="Default">
      <style:text-properties style:font-name="Liberation Serif"/>
    </style:style>
    <style:style style:name="ce24" style:family="table-cell" style:parent-style-name="Default">
      <style:table-cell-properties fo:background-color="#ffa500"/>
      <style:text-properties style:font-name="Liberation Serif"/>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4"/>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ビット数の変遷と時間発展"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8"/>
        <table:table-column table:style-name="co2" table:number-columns-repeated="4" table:default-cell-style-name="Default"/>
        <table:table-column table:style-name="co6" table:default-cell-style-name="Default"/>
        <table:table-column table:style-name="co2" table:number-columns-repeated="1014" table:default-cell-style-name="Default"/>
        <table:table-row table:style-name="ro1" table:number-rows-repeated="2">
          <table:table-cell table:number-columns-repeated="1024"/>
        </table:table-row>
        <table:table-row table:style-name="ro2">
          <table:table-cell/>
          <table:table-cell office:value-type="string" calcext:value-type="string">
            <text:p>データ量∝エネルギー量[J]</text:p>
          </table:table-cell>
          <table:table-cell table:number-columns-repeated="1022"/>
        </table:table-row>
        <table:table-row table:style-name="ro1">
          <table:table-cell table:number-columns-repeated="1024"/>
        </table:table-row>
        <table:table-row table:style-name="ro2">
          <table:table-cell/>
          <table:table-cell office:value-type="string" calcext:value-type="string">
            <text:p>1bit、1シャノンのエネルギ</text:p>
          </table:table-cell>
          <table:table-cell table:number-columns-repeated="1022"/>
        </table:table-row>
        <table:table-row table:style-name="ro2">
          <table:table-cell/>
          <table:table-cell office:value-type="string" calcext:value-type="string">
            <text:p>1 ビットあたり kT ln 2 </text:p>
          </table:table-cell>
          <table:table-cell table:number-columns-repeated="1022"/>
        </table:table-row>
        <table:table-row table:style-name="ro2">
          <table:table-cell table:number-columns-repeated="6"/>
          <table:table-cell table:style-name="ce15" office:value-type="string" calcext:value-type="string">
            <text:p>2^310温度のTrueとFalseの虚実融合情報粒子、シンギュリオンかな？全宇宙の推定エネルギーと同等の時の値。真偽重合の情報子、情子</text:p>
          </table:table-cell>
          <table:table-cell table:number-columns-repeated="1017"/>
        </table:table-row>
        <table:table-row table:style-name="ro2">
          <table:table-cell/>
          <table:table-cell office:value-type="string" calcext:value-type="string">
            <text:p>k=ボルツマン乗数 <text:s/></text:p>
          </table:table-cell>
          <table:table-cell table:number-columns-repeated="4"/>
          <table:table-cell table:style-name="ce15" office:value-type="string" calcext:value-type="string">
            <text:p>k=ボルツマン乗数 <text:s/></text:p>
          </table:table-cell>
          <table:table-cell table:number-columns-repeated="1017"/>
        </table:table-row>
        <table:table-row table:style-name="ro1">
          <table:table-cell/>
          <table:table-cell table:formula="of:=1.38064852 * 10^-23" office:value-type="float" office:value="1.38064852E-023" calcext:value-type="float">
            <text:p>1.38064852E-23</text:p>
          </table:table-cell>
          <table:table-cell table:number-columns-repeated="4"/>
          <table:table-cell table:style-name="ce15" table:formula="of:=1.38064852 * 10^-23" office:value-type="float" office:value="1.38064852E-023" calcext:value-type="float">
            <text:p>1.38064852E-23</text:p>
          </table:table-cell>
          <table:table-cell table:number-columns-repeated="1017"/>
        </table:table-row>
        <table:table-row table:style-name="ro2">
          <table:table-cell/>
          <table:table-cell office:value-type="string" calcext:value-type="string">
            <text:p>Ｔ＝絶対温度</text:p>
          </table:table-cell>
          <table:table-cell/>
          <table:table-cell office:value-type="string" calcext:value-type="string">
            <text:p>40℃、人の体温かパソコンのプロセッサ温度</text:p>
          </table:table-cell>
          <table:table-cell table:number-columns-repeated="2"/>
          <table:table-cell table:style-name="ce16" office:value-type="string" calcext:value-type="string">
            <text:p>Ｔ＝絶対温度</text:p>
          </table:table-cell>
          <table:table-cell/>
          <table:table-cell table:style-name="ce15" office:value-type="string" calcext:value-type="string">
            <text:p>宇宙の最初の温度は少なくとも2×10の93乗℃？</text:p>
          </table:table-cell>
          <table:table-cell table:style-name="ce15" table:number-columns-repeated="3"/>
          <table:table-cell table:number-columns-repeated="1012"/>
        </table:table-row>
        <table:table-row table:style-name="ro1">
          <table:table-cell/>
          <table:table-cell table:formula="of:=273+30" office:value-type="float" office:value="303" calcext:value-type="float">
            <text:p>303</text:p>
          </table:table-cell>
          <table:table-cell table:number-columns-repeated="4"/>
          <table:table-cell table:style-name="ce16" table:formula="of:=2^310" office:value-type="float" office:value="2.08592483976651E+093" calcext:value-type="float">
            <text:p>2.08592483976651E+093</text:p>
          </table:table-cell>
          <table:table-cell/>
          <table:table-cell office:value-type="string" calcext:value-type="string">
            <text:p>西沢温度と命名したい。</text:p>
          </table:table-cell>
          <table:table-cell table:number-columns-repeated="1015"/>
        </table:table-row>
        <table:table-row table:style-name="ro1">
          <table:table-cell table:number-columns-repeated="6"/>
          <table:table-cell table:style-name="ce15"/>
          <table:table-cell table:number-columns-repeated="1017"/>
        </table:table-row>
        <table:table-row table:style-name="ro3">
          <table:table-cell/>
          <table:table-cell office:value-type="string" calcext:value-type="string">
            <text:p>Ea <text:s/>観測可能な宇宙のエネルギー量 推定値</text:p>
          </table:table-cell>
          <table:table-cell table:number-columns-repeated="2"/>
          <table:table-cell table:style-name="ce10" office:value-type="string" calcext:value-type="string">
            <text:p>Ea = kT lnW</text:p>
          </table:table-cell>
          <table:table-cell/>
          <table:table-cell table:style-name="ce15"/>
          <table:table-cell table:number-columns-repeated="1017"/>
        </table:table-row>
        <table:table-row table:style-name="ro1">
          <table:table-cell/>
          <table:table-cell table:formula="of:=1*10^70" office:value-type="float" office:value="1E+070" calcext:value-type="float">
            <text:p>1E+070</text:p>
          </table:table-cell>
          <table:table-cell table:number-columns-repeated="2"/>
          <table:table-cell office:value-type="string" calcext:value-type="string">
            <text:p>T=Ea/(k*log2 W)</text:p>
          </table:table-cell>
          <table:table-cell/>
          <table:table-cell table:style-name="ce15"/>
          <table:table-cell table:number-columns-repeated="1017"/>
        </table:table-row>
        <table:table-row table:style-name="ro1">
          <table:table-cell table:number-columns-repeated="4"/>
          <table:table-cell table:style-name="ce11"/>
          <table:table-cell/>
          <table:table-cell table:style-name="ce15"/>
          <table:table-cell table:number-columns-repeated="1017"/>
        </table:table-row>
        <table:table-row table:style-name="ro3">
          <table:table-cell table:number-columns-repeated="4"/>
          <table:table-cell table:style-name="ce12" office:value-type="string" calcext:value-type="string">
            <text:p>Ea = kT lnW</text:p>
          </table:table-cell>
          <table:table-cell/>
          <table:table-cell table:style-name="ce15"/>
          <table:table-cell table:number-columns-repeated="1017"/>
        </table:table-row>
        <table:table-row table:style-name="ro1">
          <table:table-cell table:number-columns-repeated="4"/>
          <table:table-cell table:style-name="ce11" office:value-type="string" calcext:value-type="string">
            <text:p>Ea/kT=lnW</text:p>
          </table:table-cell>
          <table:table-cell/>
          <table:table-cell table:style-name="ce15"/>
          <table:table-cell table:number-columns-repeated="1017"/>
        </table:table-row>
        <table:table-row table:style-name="ro1">
          <table:table-cell table:number-columns-repeated="4"/>
          <table:table-cell table:style-name="ce11" office:value-type="string" calcext:value-type="string">
            <text:p>exp(Ea/kT)=W</text:p>
          </table:table-cell>
          <table:table-cell/>
          <table:table-cell table:style-name="ce15"/>
          <table:table-cell table:number-columns-repeated="1017"/>
        </table:table-row>
        <table:table-row table:style-name="ro3">
          <table:table-cell table:number-columns-repeated="4"/>
          <table:table-cell table:style-name="ce10"/>
          <table:table-cell table:number-columns-repeated="1019"/>
        </table:table-row>
        <table:table-row table:style-name="ro1">
          <table:table-cell table:style-name="ce5" table:number-columns-repeated="4"/>
          <table:table-cell table:style-name="ce31" office:value-type="string" calcext:value-type="string">
            <text:p>温度Ｔ</text:p>
          </table:table-cell>
          <table:table-cell table:style-name="ce40" table:number-columns-repeated="1019"/>
        </table:table-row>
        <table:table-row table:style-name="ro3">
          <table:table-cell table:style-name="ce5" table:number-columns-repeated="4"/>
          <table:table-cell table:style-name="ce32" office:value-type="string" calcext:value-type="string">
            <text:p>Ea = kT lnW</text:p>
          </table:table-cell>
          <table:table-cell table:style-name="ce40" table:number-columns-repeated="1019"/>
        </table:table-row>
        <table:table-row table:style-name="ro2">
          <table:table-cell table:style-name="ce5"/>
          <table:table-cell table:style-name="ce5" office:value-type="string" calcext:value-type="string">
            <text:p>n bit</text:p>
          </table:table-cell>
          <table:table-cell table:style-name="ce5"/>
          <table:table-cell table:style-name="ce5" office:value-type="string" calcext:value-type="string">
            <text:p>状態数Ｗ</text:p>
          </table:table-cell>
          <table:table-cell table:style-name="ce31" office:value-type="string" calcext:value-type="string">
            <text:p><text:span text:style-name="T1">温度</text:span>T=Ea/(k*n)</text:p>
          </table:table-cell>
          <table:table-cell table:style-name="ce40" table:number-columns-repeated="1019"/>
        </table:table-row>
        <table:table-row table:style-name="ro1">
          <table:table-cell/>
          <table:table-cell office:value-type="float" office:value="0" calcext:value-type="float">
            <text:p>0</text:p>
          </table:table-cell>
          <table:table-cell/>
          <table:table-cell table:formula="of:=2^[.B23]" office:value-type="float" office:value="1" calcext:value-type="float">
            <text:p>1</text:p>
          </table:table-cell>
          <table:table-cell table:formula="of:=[.$B$14]/([.$B$9]*[.B23])" office:value-type="string" office:string-value="" calcext:value-type="error">
            <text:p>#DIV/0!</text:p>
          </table:table-cell>
          <table:table-cell table:number-columns-repeated="1019"/>
        </table:table-row>
        <table:table-row table:style-name="ro1">
          <table:table-cell table:style-name="ce2" office:value-type="string" calcext:value-type="string">
            <text:p>１ビット特異点</text:p>
          </table:table-cell>
          <table:table-cell office:value-type="float" office:value="1" calcext:value-type="float">
            <text:p>1</text:p>
          </table:table-cell>
          <table:table-cell/>
          <table:table-cell table:formula="of:=2^[.B24]" office:value-type="float" office:value="2" calcext:value-type="float">
            <text:p>2</text:p>
          </table:table-cell>
          <table:table-cell table:formula="of:=[.$B$14]/([.$B$9]*[.B24])" office:value-type="float" office:value="7.24297303415065E+092" calcext:value-type="float">
            <text:p>7.24297303415065000E+092</text:p>
          </table:table-cell>
          <table:table-cell table:number-columns-repeated="1019"/>
        </table:table-row>
        <table:table-row table:style-name="ro1">
          <table:table-cell/>
          <table:table-cell office:value-type="float" office:value="2" calcext:value-type="float">
            <text:p>2</text:p>
          </table:table-cell>
          <table:table-cell/>
          <table:table-cell table:formula="of:=2^[.B25]" office:value-type="float" office:value="4" calcext:value-type="float">
            <text:p>4</text:p>
          </table:table-cell>
          <table:table-cell table:formula="of:=[.$B$14]/([.$B$9]*[.B25])" office:value-type="float" office:value="3.62148651707532E+092" calcext:value-type="float">
            <text:p>3.62148651707532000E+092</text:p>
          </table:table-cell>
          <table:table-cell table:number-columns-repeated="1019"/>
        </table:table-row>
        <table:table-row table:style-name="ro1">
          <table:table-cell/>
          <table:table-cell office:value-type="float" office:value="3" calcext:value-type="float">
            <text:p>3</text:p>
          </table:table-cell>
          <table:table-cell/>
          <table:table-cell table:formula="of:=2^[.B26]" office:value-type="float" office:value="8" calcext:value-type="float">
            <text:p>8</text:p>
          </table:table-cell>
          <table:table-cell table:formula="of:=[.$B$14]/([.$B$9]*[.B26])" office:value-type="float" office:value="2.41432434471688E+092" calcext:value-type="float">
            <text:p>2.41432434471688000E+092</text:p>
          </table:table-cell>
          <table:table-cell table:number-columns-repeated="1019"/>
        </table:table-row>
        <table:table-row table:style-name="ro1">
          <table:table-cell table:style-name="ce3" office:value-type="string" calcext:value-type="string">
            <text:p>４元素</text:p>
          </table:table-cell>
          <table:table-cell office:value-type="float" office:value="4" calcext:value-type="float">
            <text:p>4</text:p>
          </table:table-cell>
          <table:table-cell/>
          <table:table-cell table:formula="of:=2^[.B27]" office:value-type="float" office:value="16" calcext:value-type="float">
            <text:p>16</text:p>
          </table:table-cell>
          <table:table-cell table:formula="of:=[.$B$14]/([.$B$9]*[.B27])" office:value-type="float" office:value="1.81074325853766E+092" calcext:value-type="float">
            <text:p>1.81074325853766000E+092</text:p>
          </table:table-cell>
          <table:table-cell table:number-columns-repeated="1019"/>
        </table:table-row>
        <table:table-row table:style-name="ro1">
          <table:table-cell table:style-name="ce3" office:value-type="string" calcext:value-type="string">
            <text:p>五行</text:p>
          </table:table-cell>
          <table:table-cell office:value-type="float" office:value="5" calcext:value-type="float">
            <text:p>5</text:p>
          </table:table-cell>
          <table:table-cell/>
          <table:table-cell table:formula="of:=2^[.B28]" office:value-type="float" office:value="32" calcext:value-type="float">
            <text:p>32</text:p>
          </table:table-cell>
          <table:table-cell table:formula="of:=[.$B$14]/([.$B$9]*[.B28])" office:value-type="float" office:value="1.44859460683013E+092" calcext:value-type="float">
            <text:p>1.44859460683013000E+092</text:p>
          </table:table-cell>
          <table:table-cell table:number-columns-repeated="1019"/>
        </table:table-row>
        <table:table-row table:style-name="ro1">
          <table:table-cell/>
          <table:table-cell office:value-type="float" office:value="6" calcext:value-type="float">
            <text:p>6</text:p>
          </table:table-cell>
          <table:table-cell/>
          <table:table-cell table:formula="of:=2^[.B29]" office:value-type="float" office:value="64" calcext:value-type="float">
            <text:p>64</text:p>
          </table:table-cell>
          <table:table-cell table:formula="of:=[.$B$14]/([.$B$9]*[.B29])" office:value-type="float" office:value="1.20716217235844E+092" calcext:value-type="float">
            <text:p>1.20716217235844000E+092</text:p>
          </table:table-cell>
          <table:table-cell table:number-columns-repeated="1019"/>
        </table:table-row>
        <table:table-row table:style-name="ro1">
          <table:table-cell/>
          <table:table-cell office:value-type="float" office:value="7" calcext:value-type="float">
            <text:p>7</text:p>
          </table:table-cell>
          <table:table-cell/>
          <table:table-cell table:formula="of:=2^[.B30]" office:value-type="float" office:value="128" calcext:value-type="float">
            <text:p>128</text:p>
          </table:table-cell>
          <table:table-cell table:formula="of:=[.$B$14]/([.$B$9]*[.B30])" office:value-type="float" office:value="1.03471043345009E+092" calcext:value-type="float">
            <text:p>1.03471043345009000E+092</text:p>
          </table:table-cell>
          <table:table-cell table:number-columns-repeated="1019"/>
        </table:table-row>
        <table:table-row table:style-name="ro1">
          <table:table-cell table:style-name="ce2" office:value-type="string" calcext:value-type="string">
            <text:p>１バイト</text:p>
          </table:table-cell>
          <table:table-cell office:value-type="float" office:value="8" calcext:value-type="float">
            <text:p>8</text:p>
          </table:table-cell>
          <table:table-cell/>
          <table:table-cell table:formula="of:=2^[.B31]" office:value-type="float" office:value="256" calcext:value-type="float">
            <text:p>256</text:p>
          </table:table-cell>
          <table:table-cell table:formula="of:=[.$B$14]/([.$B$9]*[.B31])" office:value-type="float" office:value="9.05371629268831E+091" calcext:value-type="float">
            <text:p>9.05371629268831000E+091</text:p>
          </table:table-cell>
          <table:table-cell table:number-columns-repeated="1019"/>
        </table:table-row>
        <table:table-row table:style-name="ro1">
          <table:table-cell/>
          <table:table-cell office:value-type="float" office:value="9" calcext:value-type="float">
            <text:p>9</text:p>
          </table:table-cell>
          <table:table-cell/>
          <table:table-cell table:formula="of:=2^[.B32]" office:value-type="float" office:value="512" calcext:value-type="float">
            <text:p>512</text:p>
          </table:table-cell>
          <table:table-cell table:formula="of:=[.$B$14]/([.$B$9]*[.B32])" office:value-type="float" office:value="8.04774781572294E+091" calcext:value-type="float">
            <text:p>8.04774781572294000E+091</text:p>
          </table:table-cell>
          <table:table-cell table:number-columns-repeated="1019"/>
        </table:table-row>
        <table:table-row table:style-name="ro1">
          <table:table-cell table:style-name="ce3" office:value-type="string" calcext:value-type="string">
            <text:p>天干</text:p>
          </table:table-cell>
          <table:table-cell office:value-type="float" office:value="10" calcext:value-type="float">
            <text:p>10</text:p>
          </table:table-cell>
          <table:table-cell/>
          <table:table-cell table:formula="of:=2^[.B33]" office:value-type="float" office:value="1024" calcext:value-type="float">
            <text:p>1024</text:p>
          </table:table-cell>
          <table:table-cell table:formula="of:=[.$B$14]/([.$B$9]*[.B33])" office:value-type="float" office:value="7.24297303415065E+091" calcext:value-type="float">
            <text:p>7.24297303415065000E+091</text:p>
          </table:table-cell>
          <table:table-cell table:number-columns-repeated="1019"/>
        </table:table-row>
        <table:table-row table:style-name="ro1">
          <table:table-cell table:style-name="ce3" office:value-type="string" calcext:value-type="string">
            <text:p>陰陽の天干地支文字</text:p>
          </table:table-cell>
          <table:table-cell office:value-type="float" office:value="11" calcext:value-type="float">
            <text:p>11</text:p>
          </table:table-cell>
          <table:table-cell/>
          <table:table-cell table:formula="of:=2^[.B34]" office:value-type="float" office:value="2048" calcext:value-type="float">
            <text:p>2048</text:p>
          </table:table-cell>
          <table:table-cell table:formula="of:=[.$B$14]/([.$B$9]*[.B34])" office:value-type="float" office:value="6.58452094013695E+091" calcext:value-type="float">
            <text:p>6.58452094013695000E+091</text:p>
          </table:table-cell>
          <table:table-cell table:number-columns-repeated="1019"/>
        </table:table-row>
        <table:table-row table:style-name="ro1">
          <table:table-cell table:style-name="ce3" office:value-type="string" calcext:value-type="string">
            <text:p>地支</text:p>
          </table:table-cell>
          <table:table-cell office:value-type="float" office:value="12" calcext:value-type="float">
            <text:p>12</text:p>
          </table:table-cell>
          <table:table-cell/>
          <table:table-cell table:formula="of:=2^[.B35]" office:value-type="float" office:value="4096" calcext:value-type="float">
            <text:p>4096</text:p>
          </table:table-cell>
          <table:table-cell table:formula="of:=[.$B$14]/([.$B$9]*[.B35])" office:value-type="float" office:value="6.03581086179221E+091" calcext:value-type="float">
            <text:p>6.03581086179221000E+091</text:p>
          </table:table-cell>
          <table:table-cell table:number-columns-repeated="1019"/>
        </table:table-row>
        <table:table-row table:style-name="ro1">
          <table:table-cell/>
          <table:table-cell office:value-type="float" office:value="13" calcext:value-type="float">
            <text:p>13</text:p>
          </table:table-cell>
          <table:table-cell/>
          <table:table-cell table:formula="of:=2^[.B36]" office:value-type="float" office:value="8192" calcext:value-type="float">
            <text:p>8192</text:p>
          </table:table-cell>
          <table:table-cell table:formula="of:=[.$B$14]/([.$B$9]*[.B36])" office:value-type="float" office:value="5.57151771857742E+091" calcext:value-type="float">
            <text:p>5.57151771857742000E+091</text:p>
          </table:table-cell>
          <table:table-cell table:number-columns-repeated="1019"/>
        </table:table-row>
        <table:table-row table:style-name="ro1">
          <table:table-cell/>
          <table:table-cell office:value-type="float" office:value="14" calcext:value-type="float">
            <text:p>14</text:p>
          </table:table-cell>
          <table:table-cell/>
          <table:table-cell table:formula="of:=2^[.B37]" office:value-type="float" office:value="16384" calcext:value-type="float">
            <text:p>16384</text:p>
          </table:table-cell>
          <table:table-cell table:formula="of:=[.$B$14]/([.$B$9]*[.B37])" office:value-type="float" office:value="5.17355216725046E+091" calcext:value-type="float">
            <text:p>5.17355216725046000E+091</text:p>
          </table:table-cell>
          <table:table-cell table:number-columns-repeated="1019"/>
        </table:table-row>
        <table:table-row table:style-name="ro1">
          <table:table-cell/>
          <table:table-cell office:value-type="float" office:value="15" calcext:value-type="float">
            <text:p>15</text:p>
          </table:table-cell>
          <table:table-cell/>
          <table:table-cell table:formula="of:=2^[.B38]" office:value-type="float" office:value="32768" calcext:value-type="float">
            <text:p>32768</text:p>
          </table:table-cell>
          <table:table-cell table:formula="of:=[.$B$14]/([.$B$9]*[.B38])" office:value-type="float" office:value="4.82864868943376E+091" calcext:value-type="float">
            <text:p>4.82864868943376000E+091</text:p>
          </table:table-cell>
          <table:table-cell table:number-columns-repeated="1019"/>
        </table:table-row>
        <table:table-row table:style-name="ro1">
          <table:table-cell table:style-name="ce2" office:value-type="string" calcext:value-type="string">
            <text:p>１６進数</text:p>
          </table:table-cell>
          <table:table-cell office:value-type="float" office:value="16" calcext:value-type="float">
            <text:p>16</text:p>
          </table:table-cell>
          <table:table-cell/>
          <table:table-cell table:formula="of:=2^[.B39]" office:value-type="float" office:value="65536" calcext:value-type="float">
            <text:p>65536</text:p>
          </table:table-cell>
          <table:table-cell table:formula="of:=[.$B$14]/([.$B$9]*[.B39])" office:value-type="float" office:value="4.52685814634415E+091" calcext:value-type="float">
            <text:p>4.52685814634415000E+091</text:p>
          </table:table-cell>
          <table:table-cell table:number-columns-repeated="1019"/>
        </table:table-row>
        <table:table-row table:style-name="ro1">
          <table:table-cell/>
          <table:table-cell office:value-type="float" office:value="17" calcext:value-type="float">
            <text:p>17</text:p>
          </table:table-cell>
          <table:table-cell/>
          <table:table-cell table:formula="of:=2^[.B40]" office:value-type="float" office:value="131072" calcext:value-type="float">
            <text:p>131072</text:p>
          </table:table-cell>
          <table:table-cell table:formula="of:=[.$B$14]/([.$B$9]*[.B40])" office:value-type="float" office:value="4.26057237302979E+091" calcext:value-type="float">
            <text:p>4.26057237302979000E+091</text:p>
          </table:table-cell>
          <table:table-cell table:number-columns-repeated="1019"/>
        </table:table-row>
        <table:table-row table:style-name="ro1">
          <table:table-cell/>
          <table:table-cell office:value-type="float" office:value="18" calcext:value-type="float">
            <text:p>18</text:p>
          </table:table-cell>
          <table:table-cell/>
          <table:table-cell table:formula="of:=2^[.B41]" office:value-type="float" office:value="262144" calcext:value-type="float">
            <text:p>262144</text:p>
          </table:table-cell>
          <table:table-cell table:formula="of:=[.$B$14]/([.$B$9]*[.B41])" office:value-type="float" office:value="4.02387390786147E+091" calcext:value-type="float">
            <text:p>4.02387390786147000E+091</text:p>
          </table:table-cell>
          <table:table-cell table:number-columns-repeated="1019"/>
        </table:table-row>
        <table:table-row table:style-name="ro1">
          <table:table-cell/>
          <table:table-cell office:value-type="float" office:value="19" calcext:value-type="float">
            <text:p>19</text:p>
          </table:table-cell>
          <table:table-cell/>
          <table:table-cell table:formula="of:=2^[.B42]" office:value-type="float" office:value="524288" calcext:value-type="float">
            <text:p>524288</text:p>
          </table:table-cell>
          <table:table-cell table:formula="of:=[.$B$14]/([.$B$9]*[.B42])" office:value-type="float" office:value="3.8120910706056E+091" calcext:value-type="float">
            <text:p>3.81209107060560000E+091</text:p>
          </table:table-cell>
          <table:table-cell table:number-columns-repeated="1019"/>
        </table:table-row>
        <table:table-row table:style-name="ro1">
          <table:table-cell/>
          <table:table-cell office:value-type="float" office:value="20" calcext:value-type="float">
            <text:p>20</text:p>
          </table:table-cell>
          <table:table-cell/>
          <table:table-cell table:formula="of:=2^[.B43]" office:value-type="float" office:value="1048576" calcext:value-type="float">
            <text:p>1048576</text:p>
          </table:table-cell>
          <table:table-cell table:formula="of:=[.$B$14]/([.$B$9]*[.B43])" office:value-type="float" office:value="3.62148651707532E+091" calcext:value-type="float">
            <text:p>3.62148651707532000E+091</text:p>
          </table:table-cell>
          <table:table-cell table:number-columns-repeated="1019"/>
        </table:table-row>
        <table:table-row table:style-name="ro1">
          <table:table-cell/>
          <table:table-cell office:value-type="float" office:value="21" calcext:value-type="float">
            <text:p>21</text:p>
          </table:table-cell>
          <table:table-cell/>
          <table:table-cell table:formula="of:=2^[.B44]" office:value-type="float" office:value="2097152" calcext:value-type="float">
            <text:p>2097152</text:p>
          </table:table-cell>
          <table:table-cell table:formula="of:=[.$B$14]/([.$B$9]*[.B44])" office:value-type="float" office:value="3.44903477816697E+091" calcext:value-type="float">
            <text:p>3.44903477816697000E+091</text:p>
          </table:table-cell>
          <table:table-cell table:number-columns-repeated="1019"/>
        </table:table-row>
        <table:table-row table:style-name="ro1">
          <table:table-cell table:style-name="ce3" office:value-type="string" calcext:value-type="string">
            <text:p>天干地支文字、フェニキア文字</text:p>
          </table:table-cell>
          <table:table-cell office:value-type="float" office:value="22" calcext:value-type="float">
            <text:p>22</text:p>
          </table:table-cell>
          <table:table-cell/>
          <table:table-cell table:formula="of:=2^[.B45]" office:value-type="float" office:value="4194304" calcext:value-type="float">
            <text:p>4194304</text:p>
          </table:table-cell>
          <table:table-cell table:formula="of:=[.$B$14]/([.$B$9]*[.B45])" office:value-type="float" office:value="3.29226047006848E+091" calcext:value-type="float">
            <text:p>3.29226047006848000E+091</text:p>
          </table:table-cell>
          <table:table-cell table:number-columns-repeated="1019"/>
        </table:table-row>
        <table:table-row table:style-name="ro1">
          <table:table-cell/>
          <table:table-cell office:value-type="float" office:value="23" calcext:value-type="float">
            <text:p>23</text:p>
          </table:table-cell>
          <table:table-cell/>
          <table:table-cell table:formula="of:=2^[.B46]" office:value-type="float" office:value="8388608" calcext:value-type="float">
            <text:p>8388608</text:p>
          </table:table-cell>
          <table:table-cell table:formula="of:=[.$B$14]/([.$B$9]*[.B46])" office:value-type="float" office:value="3.14911871050028E+091" calcext:value-type="float">
            <text:p>3.14911871050028000E+091</text:p>
          </table:table-cell>
          <table:table-cell table:number-columns-repeated="1019"/>
        </table:table-row>
        <table:table-row table:style-name="ro1">
          <table:table-cell/>
          <table:table-cell office:value-type="float" office:value="24" calcext:value-type="float">
            <text:p>24</text:p>
          </table:table-cell>
          <table:table-cell/>
          <table:table-cell table:formula="of:=2^[.B47]" office:value-type="float" office:value="16777216" calcext:value-type="float">
            <text:p>16777216</text:p>
          </table:table-cell>
          <table:table-cell table:formula="of:=[.$B$14]/([.$B$9]*[.B47])" office:value-type="float" office:value="3.0179054308961E+091" calcext:value-type="float">
            <text:p>3.01790543089610000E+091</text:p>
          </table:table-cell>
          <table:table-cell table:number-columns-repeated="1019"/>
        </table:table-row>
        <table:table-row table:style-name="ro1">
          <table:table-cell/>
          <table:table-cell office:value-type="float" office:value="25" calcext:value-type="float">
            <text:p>25</text:p>
          </table:table-cell>
          <table:table-cell/>
          <table:table-cell table:formula="of:=2^[.B48]" office:value-type="float" office:value="33554432" calcext:value-type="float">
            <text:p>33554432</text:p>
          </table:table-cell>
          <table:table-cell table:formula="of:=[.$B$14]/([.$B$9]*[.B48])" office:value-type="float" office:value="2.89718921366026E+091" calcext:value-type="float">
            <text:p>2.89718921366026000E+091</text:p>
          </table:table-cell>
          <table:table-cell table:number-columns-repeated="1019"/>
        </table:table-row>
        <table:table-row table:style-name="ro1">
          <table:table-cell/>
          <table:table-cell office:value-type="float" office:value="26" calcext:value-type="float">
            <text:p>26</text:p>
          </table:table-cell>
          <table:table-cell/>
          <table:table-cell table:formula="of:=2^[.B49]" office:value-type="float" office:value="67108864" calcext:value-type="float">
            <text:p>67108864</text:p>
          </table:table-cell>
          <table:table-cell table:formula="of:=[.$B$14]/([.$B$9]*[.B49])" office:value-type="float" office:value="2.78575885928871E+091" calcext:value-type="float">
            <text:p>2.78575885928871000E+091</text:p>
          </table:table-cell>
          <table:table-cell table:number-columns-repeated="1019"/>
        </table:table-row>
        <table:table-row table:style-name="ro1">
          <table:table-cell/>
          <table:table-cell office:value-type="float" office:value="27" calcext:value-type="float">
            <text:p>27</text:p>
          </table:table-cell>
          <table:table-cell/>
          <table:table-cell table:formula="of:=2^[.B50]" office:value-type="float" office:value="134217728" calcext:value-type="float">
            <text:p>134217728</text:p>
          </table:table-cell>
          <table:table-cell table:formula="of:=[.$B$14]/([.$B$9]*[.B50])" office:value-type="float" office:value="2.68258260524098E+091" calcext:value-type="float">
            <text:p>2.68258260524098000E+091</text:p>
          </table:table-cell>
          <table:table-cell table:number-columns-repeated="1019"/>
        </table:table-row>
        <table:table-row table:style-name="ro1">
          <table:table-cell/>
          <table:table-cell office:value-type="float" office:value="28" calcext:value-type="float">
            <text:p>28</text:p>
          </table:table-cell>
          <table:table-cell/>
          <table:table-cell table:formula="of:=2^[.B51]" office:value-type="float" office:value="268435456" calcext:value-type="float">
            <text:p>268435456</text:p>
          </table:table-cell>
          <table:table-cell table:formula="of:=[.$B$14]/([.$B$9]*[.B51])" office:value-type="float" office:value="2.58677608362523E+091" calcext:value-type="float">
            <text:p>2.58677608362523000E+091</text:p>
          </table:table-cell>
          <table:table-cell table:number-columns-repeated="1019"/>
        </table:table-row>
        <table:table-row table:style-name="ro1">
          <table:table-cell/>
          <table:table-cell office:value-type="float" office:value="29" calcext:value-type="float">
            <text:p>29</text:p>
          </table:table-cell>
          <table:table-cell/>
          <table:table-cell table:formula="of:=2^[.B52]" office:value-type="float" office:value="536870912" calcext:value-type="float">
            <text:p>536870912</text:p>
          </table:table-cell>
          <table:table-cell table:formula="of:=[.$B$14]/([.$B$9]*[.B52])" office:value-type="float" office:value="2.49757690832781E+091" calcext:value-type="float">
            <text:p>2.49757690832781000E+091</text:p>
          </table:table-cell>
          <table:table-cell table:number-columns-repeated="1019"/>
        </table:table-row>
        <table:table-row table:style-name="ro1">
          <table:table-cell/>
          <table:table-cell office:value-type="float" office:value="30" calcext:value-type="float">
            <text:p>30</text:p>
          </table:table-cell>
          <table:table-cell/>
          <table:table-cell table:formula="of:=2^[.B53]" office:value-type="float" office:value="1073741824" calcext:value-type="float">
            <text:p>1073741824</text:p>
          </table:table-cell>
          <table:table-cell table:formula="of:=[.$B$14]/([.$B$9]*[.B53])" office:value-type="float" office:value="2.41432434471688E+091" calcext:value-type="float">
            <text:p>2.41432434471688000E+091</text:p>
          </table:table-cell>
          <table:table-cell table:number-columns-repeated="1019"/>
        </table:table-row>
        <table:table-row table:style-name="ro1">
          <table:table-cell/>
          <table:table-cell office:value-type="float" office:value="31" calcext:value-type="float">
            <text:p>31</text:p>
          </table:table-cell>
          <table:table-cell/>
          <table:table-cell table:formula="of:=2^[.B54]" office:value-type="float" office:value="2147483648" calcext:value-type="float">
            <text:p>2147483648</text:p>
          </table:table-cell>
          <table:table-cell table:formula="of:=[.$B$14]/([.$B$9]*[.B54])" office:value-type="float" office:value="2.33644291424214E+091" calcext:value-type="float">
            <text:p>2.33644291424214000E+091</text:p>
          </table:table-cell>
          <table:table-cell table:number-columns-repeated="1019"/>
        </table:table-row>
        <table:table-row table:style-name="ro1">
          <table:table-cell/>
          <table:table-cell office:value-type="float" office:value="32" calcext:value-type="float">
            <text:p>32</text:p>
          </table:table-cell>
          <table:table-cell/>
          <table:table-cell table:formula="of:=2^[.B55]" office:value-type="float" office:value="4294967296" calcext:value-type="float">
            <text:p>4294967296</text:p>
          </table:table-cell>
          <table:table-cell table:formula="of:=[.$B$14]/([.$B$9]*[.B55])" office:value-type="float" office:value="2.26342907317208E+091" calcext:value-type="float">
            <text:p>2.26342907317208000E+091</text:p>
          </table:table-cell>
          <table:table-cell table:number-columns-repeated="1019"/>
        </table:table-row>
        <table:table-row table:style-name="ro1">
          <table:table-cell/>
          <table:table-cell office:value-type="float" office:value="48" calcext:value-type="float">
            <text:p>48</text:p>
          </table:table-cell>
          <table:table-cell/>
          <table:table-cell table:formula="of:=2^[.B56]" office:value-type="float" office:value="281474976710656" calcext:value-type="float">
            <text:p>281474976710656</text:p>
          </table:table-cell>
          <table:table-cell table:formula="of:=[.$B$14]/([.$B$9]*[.B56])" office:value-type="float" office:value="1.50895271544805E+091" calcext:value-type="float">
            <text:p>1.50895271544805000E+091</text:p>
          </table:table-cell>
          <table:table-cell table:number-columns-repeated="1019"/>
        </table:table-row>
        <table:table-row table:style-name="ro1">
          <table:table-cell/>
          <table:table-cell office:value-type="float" office:value="64" calcext:value-type="float">
            <text:p>64</text:p>
          </table:table-cell>
          <table:table-cell/>
          <table:table-cell table:formula="of:=2^[.B57]" office:value-type="float" office:value="1.84467440737096E+019" calcext:value-type="float">
            <text:p>1.84467440737096E+019</text:p>
          </table:table-cell>
          <table:table-cell table:formula="of:=[.$B$14]/([.$B$9]*[.B57])" office:value-type="float" office:value="1.13171453658604E+091" calcext:value-type="float">
            <text:p>1.13171453658604000E+091</text:p>
          </table:table-cell>
          <table:table-cell table:number-columns-repeated="1019"/>
        </table:table-row>
        <table:table-row table:style-name="ro1">
          <table:table-cell/>
          <table:table-cell office:value-type="float" office:value="128" calcext:value-type="float">
            <text:p>128</text:p>
          </table:table-cell>
          <table:table-cell/>
          <table:table-cell table:formula="of:=2^[.B58]" office:value-type="float" office:value="3.40282366920938E+038" calcext:value-type="float">
            <text:p>3.40282366920938E+038</text:p>
          </table:table-cell>
          <table:table-cell table:formula="of:=[.$B$14]/([.$B$9]*[.B58])" office:value-type="float" office:value="5.65857268293019E+090" calcext:value-type="float">
            <text:p>5.65857268293019000E+090</text:p>
          </table:table-cell>
          <table:table-cell table:number-columns-repeated="1019"/>
        </table:table-row>
        <table:table-row table:style-name="ro1">
          <table:table-cell/>
          <table:table-cell office:value-type="float" office:value="256" calcext:value-type="float">
            <text:p>256</text:p>
          </table:table-cell>
          <table:table-cell/>
          <table:table-cell table:formula="of:=2^[.B59]" office:value-type="float" office:value="1.15792089237316E+077" calcext:value-type="float">
            <text:p>1.15792089237316E+077</text:p>
          </table:table-cell>
          <table:table-cell table:formula="of:=[.$B$14]/([.$B$9]*[.B59])" office:value-type="float" office:value="2.8292863414651E+090" calcext:value-type="float">
            <text:p>2.82928634146510000E+090</text:p>
          </table:table-cell>
          <table:table-cell table:number-columns-repeated="1019"/>
        </table:table-row>
        <table:table-row table:style-name="ro1">
          <table:table-cell/>
          <table:table-cell office:value-type="float" office:value="512" calcext:value-type="float">
            <text:p>512</text:p>
          </table:table-cell>
          <table:table-cell/>
          <table:table-cell table:formula="of:=2^[.B60]" office:value-type="float" office:value="1.34078079299426E+154" calcext:value-type="float">
            <text:p>1.34078079299426E+154</text:p>
          </table:table-cell>
          <table:table-cell table:formula="of:=[.$B$14]/([.$B$9]*[.B60])" office:value-type="float" office:value="1.41464317073255E+090" calcext:value-type="float">
            <text:p>1.41464317073255000E+090</text:p>
          </table:table-cell>
          <table:table-cell table:number-columns-repeated="1019"/>
        </table:table-row>
        <table:table-row table:style-name="ro1">
          <table:table-cell/>
          <table:table-cell office:value-type="float" office:value="1024" calcext:value-type="float">
            <text:p>1024</text:p>
          </table:table-cell>
          <table:table-cell/>
          <table:table-cell table:formula="of:=2^[.B61]" office:value-type="string" office:string-value="" calcext:value-type="error">
            <text:p>#NUM!</text:p>
          </table:table-cell>
          <table:table-cell table:formula="of:=[.$B$14]/([.$B$9]*[.B61])" office:value-type="float" office:value="7.07321585366274E+089" calcext:value-type="float">
            <text:p>7.07321585366274000E+089</text:p>
          </table:table-cell>
          <table:table-cell table:number-columns-repeated="1019"/>
        </table:table-row>
        <table:table-row table:style-name="ro1">
          <table:table-cell/>
          <table:table-cell office:value-type="float" office:value="2048" calcext:value-type="float">
            <text:p>2048</text:p>
          </table:table-cell>
          <table:table-cell/>
          <table:table-cell table:formula="of:=2^[.B62]" office:value-type="string" office:string-value="" calcext:value-type="error">
            <text:p>#NUM!</text:p>
          </table:table-cell>
          <table:table-cell table:formula="of:=[.$B$14]/([.$B$9]*[.B62])" office:value-type="float" office:value="3.53660792683137E+089" calcext:value-type="float">
            <text:p>3.53660792683137000E+089</text:p>
          </table:table-cell>
          <table:table-cell table:number-columns-repeated="1019"/>
        </table:table-row>
        <table:table-row table:style-name="ro1">
          <table:table-cell/>
          <table:table-cell table:formula="of:=[.B62]*[.C63]" office:value-type="float" office:value="20480" calcext:value-type="float">
            <text:p>20480</text:p>
          </table:table-cell>
          <table:table-cell office:value-type="float" office:value="10" calcext:value-type="float">
            <text:p>10</text:p>
          </table:table-cell>
          <table:table-cell table:formula="of:=2^[.B63]" office:value-type="string" office:string-value="" calcext:value-type="error">
            <text:p>#NUM!</text:p>
          </table:table-cell>
          <table:table-cell table:formula="of:=[.$B$14]/([.$B$9]*[.B63])" office:value-type="float" office:value="3.53660792683137E+088" calcext:value-type="float">
            <text:p>3.53660792683137000E+088</text:p>
          </table:table-cell>
          <table:table-cell table:number-columns-repeated="1019"/>
        </table:table-row>
        <table:table-row table:style-name="ro1">
          <table:table-cell/>
          <table:table-cell table:formula="of:=[.B63]*[.C64]" office:value-type="float" office:value="2048000" calcext:value-type="float">
            <text:p>2048000</text:p>
          </table:table-cell>
          <table:table-cell table:formula="of:=[.C63]*10" office:value-type="float" office:value="100" calcext:value-type="float">
            <text:p>100</text:p>
          </table:table-cell>
          <table:table-cell table:formula="of:=2^[.B64]" office:value-type="string" office:string-value="" calcext:value-type="error">
            <text:p>#NUM!</text:p>
          </table:table-cell>
          <table:table-cell table:formula="of:=[.$B$14]/([.$B$9]*[.B64])" office:value-type="float" office:value="3.53660792683137E+086" calcext:value-type="float">
            <text:p>3.53660792683137000E+086</text:p>
          </table:table-cell>
          <table:table-cell table:number-columns-repeated="1019"/>
        </table:table-row>
        <table:table-row table:style-name="ro1">
          <table:table-cell/>
          <table:table-cell table:formula="of:=[.B64]*[.C65]" office:value-type="float" office:value="2048000000" calcext:value-type="float">
            <text:p>2048000000</text:p>
          </table:table-cell>
          <table:table-cell table:formula="of:=[.C64]*10" office:value-type="float" office:value="1000" calcext:value-type="float">
            <text:p>1000</text:p>
          </table:table-cell>
          <table:table-cell table:formula="of:=2^[.B65]" office:value-type="string" office:string-value="" calcext:value-type="error">
            <text:p>#NUM!</text:p>
          </table:table-cell>
          <table:table-cell table:formula="of:=[.$B$14]/([.$B$9]*[.B65])" office:value-type="float" office:value="3.53660792683137E+083" calcext:value-type="float">
            <text:p>3.53660792683137000E+083</text:p>
          </table:table-cell>
          <table:table-cell table:number-columns-repeated="1019"/>
        </table:table-row>
        <table:table-row table:style-name="ro1">
          <table:table-cell/>
          <table:table-cell table:formula="of:=[.B65]*[.C66]" office:value-type="float" office:value="20480000000000" calcext:value-type="float">
            <text:p>20480000000000</text:p>
          </table:table-cell>
          <table:table-cell table:formula="of:=[.C65]*10" office:value-type="float" office:value="10000" calcext:value-type="float">
            <text:p>10000</text:p>
          </table:table-cell>
          <table:table-cell table:formula="of:=2^[.B66]" office:value-type="string" office:string-value="" calcext:value-type="error">
            <text:p>#NUM!</text:p>
          </table:table-cell>
          <table:table-cell table:formula="of:=[.$B$14]/([.$B$9]*[.B66])" office:value-type="float" office:value="3.53660792683137E+079" calcext:value-type="float">
            <text:p>3.53660792683137000E+079</text:p>
          </table:table-cell>
          <table:table-cell table:number-columns-repeated="1019"/>
        </table:table-row>
        <table:table-row table:style-name="ro1">
          <table:table-cell/>
          <table:table-cell table:formula="of:=[.B66]*[.C67]" office:value-type="float" office:value="2.048E+018" calcext:value-type="float">
            <text:p>2.048E+018</text:p>
          </table:table-cell>
          <table:table-cell table:formula="of:=[.C66]*10" office:value-type="float" office:value="100000" calcext:value-type="float">
            <text:p>100000</text:p>
          </table:table-cell>
          <table:table-cell table:formula="of:=2^[.B67]" office:value-type="string" office:string-value="" calcext:value-type="error">
            <text:p>#NUM!</text:p>
          </table:table-cell>
          <table:table-cell table:formula="of:=[.$B$14]/([.$B$9]*[.B67])" office:value-type="float" office:value="3.53660792683137E+074" calcext:value-type="float">
            <text:p>3.53660792683137000E+074</text:p>
          </table:table-cell>
          <table:table-cell table:number-columns-repeated="1019"/>
        </table:table-row>
        <table:table-row table:style-name="ro1">
          <table:table-cell/>
          <table:table-cell table:formula="of:=[.B67]*[.C68]" office:value-type="float" office:value="2.048E+024" calcext:value-type="float">
            <text:p>2.048E+024</text:p>
          </table:table-cell>
          <table:table-cell table:formula="of:=[.C67]*10" office:value-type="float" office:value="1000000" calcext:value-type="float">
            <text:p>1000000</text:p>
          </table:table-cell>
          <table:table-cell table:formula="of:=2^[.B68]" office:value-type="string" office:string-value="" calcext:value-type="error">
            <text:p>#NUM!</text:p>
          </table:table-cell>
          <table:table-cell table:formula="of:=[.$B$14]/([.$B$9]*[.B68])" office:value-type="float" office:value="3.53660792683137E+068" calcext:value-type="float">
            <text:p>3.53660792683137000E+068</text:p>
          </table:table-cell>
          <table:table-cell table:number-columns-repeated="1019"/>
        </table:table-row>
        <table:table-row table:style-name="ro1">
          <table:table-cell/>
          <table:table-cell table:formula="of:=[.B68]*[.C69]" office:value-type="float" office:value="2.048E+031" calcext:value-type="float">
            <text:p>2.048E+031</text:p>
          </table:table-cell>
          <table:table-cell table:formula="of:=[.C68]*10" office:value-type="float" office:value="10000000" calcext:value-type="float">
            <text:p>10000000</text:p>
          </table:table-cell>
          <table:table-cell table:formula="of:=2^[.B69]" office:value-type="string" office:string-value="" calcext:value-type="error">
            <text:p>#NUM!</text:p>
          </table:table-cell>
          <table:table-cell table:formula="of:=[.$B$14]/([.$B$9]*[.B69])" office:value-type="float" office:value="3.53660792683137E+061" calcext:value-type="float">
            <text:p>3.53660792683137000E+061</text:p>
          </table:table-cell>
          <table:table-cell table:number-columns-repeated="1019"/>
        </table:table-row>
        <table:table-row table:style-name="ro1">
          <table:table-cell/>
          <table:table-cell table:formula="of:=[.B69]*[.C70]" office:value-type="float" office:value="2.048E+039" calcext:value-type="float">
            <text:p>2.048E+039</text:p>
          </table:table-cell>
          <table:table-cell table:formula="of:=[.C69]*10" office:value-type="float" office:value="100000000" calcext:value-type="float">
            <text:p>100000000</text:p>
          </table:table-cell>
          <table:table-cell table:formula="of:=2^[.B70]" office:value-type="string" office:string-value="" calcext:value-type="error">
            <text:p>#NUM!</text:p>
          </table:table-cell>
          <table:table-cell table:formula="of:=[.$B$14]/([.$B$9]*[.B70])" office:value-type="float" office:value="3.53660792683137E+053" calcext:value-type="float">
            <text:p>3.53660792683137000E+053</text:p>
          </table:table-cell>
          <table:table-cell table:number-columns-repeated="1019"/>
        </table:table-row>
        <table:table-row table:style-name="ro1">
          <table:table-cell/>
          <table:table-cell table:formula="of:=[.B70]*[.C71]" office:value-type="float" office:value="2.048E+048" calcext:value-type="float">
            <text:p>2.048E+048</text:p>
          </table:table-cell>
          <table:table-cell table:formula="of:=[.C70]*10" office:value-type="float" office:value="1000000000" calcext:value-type="float">
            <text:p>1000000000</text:p>
          </table:table-cell>
          <table:table-cell table:formula="of:=2^[.B71]" office:value-type="string" office:string-value="" calcext:value-type="error">
            <text:p>#NUM!</text:p>
          </table:table-cell>
          <table:table-cell table:formula="of:=[.$B$14]/([.$B$9]*[.B71])" office:value-type="float" office:value="3.53660792683137E+044" calcext:value-type="float">
            <text:p>3.53660792683137000E+044</text:p>
          </table:table-cell>
          <table:table-cell table:number-columns-repeated="1019"/>
        </table:table-row>
        <table:table-row table:style-name="ro1">
          <table:table-cell/>
          <table:table-cell table:formula="of:=[.B71]*[.C72]" office:value-type="float" office:value="2.048E+058" calcext:value-type="float">
            <text:p>2.048E+058</text:p>
          </table:table-cell>
          <table:table-cell table:formula="of:=[.C71]*10" office:value-type="float" office:value="10000000000" calcext:value-type="float">
            <text:p>10000000000</text:p>
          </table:table-cell>
          <table:table-cell table:formula="of:=2^[.B72]" office:value-type="string" office:string-value="" calcext:value-type="error">
            <text:p>#NUM!</text:p>
          </table:table-cell>
          <table:table-cell table:formula="of:=[.$B$14]/([.$B$9]*[.B72])" office:value-type="float" office:value="3.53660792683137E+034" calcext:value-type="float">
            <text:p>3.53660792683137000E+034</text:p>
          </table:table-cell>
          <table:table-cell table:number-columns-repeated="1019"/>
        </table:table-row>
        <table:table-row table:style-name="ro1">
          <table:table-cell/>
          <table:table-cell table:formula="of:=[.B72]*5" office:value-type="float" office:value="1.024E+059" calcext:value-type="float">
            <text:p>1.024E+059</text:p>
          </table:table-cell>
          <table:table-cell/>
          <table:table-cell table:formula="of:=2^[.B73]" office:value-type="string" office:string-value="" calcext:value-type="error">
            <text:p>#NUM!</text:p>
          </table:table-cell>
          <table:table-cell table:formula="of:=[.$B$14]/([.$B$9]*[.B73])" office:value-type="float" office:value="7.07321585366274E+033" calcext:value-type="float">
            <text:p>7.07321585366274000E+033</text:p>
          </table:table-cell>
          <table:table-cell table:number-columns-repeated="1019"/>
        </table:table-row>
        <table:table-row table:style-name="ro1">
          <table:table-cell/>
          <table:table-cell table:formula="of:=[.B73]*5" office:value-type="float" office:value="5.12E+059" calcext:value-type="float">
            <text:p>5.12E+059</text:p>
          </table:table-cell>
          <table:table-cell table:number-columns-repeated="2"/>
          <table:table-cell table:formula="of:=[.$B$14]/([.$B$9]*[.B74])" office:value-type="float" office:value="1.41464317073255E+033" calcext:value-type="float">
            <text:p>1.41464317073255000E+033</text:p>
          </table:table-cell>
          <table:table-cell/>
          <table:table-cell table:style-name="ce23"/>
          <table:table-cell table:number-columns-repeated="1017"/>
        </table:table-row>
        <table:table-row table:style-name="ro1">
          <table:table-cell/>
          <table:table-cell table:formula="of:=[.B74]*5" office:value-type="float" office:value="2.56E+060" calcext:value-type="float">
            <text:p>2.56E+060</text:p>
          </table:table-cell>
          <table:table-cell table:number-columns-repeated="2"/>
          <table:table-cell table:formula="of:=[.$B$14]/([.$B$9]*[.B75])" office:value-type="float" office:value="2.8292863414651E+032" calcext:value-type="float">
            <text:p>2.82928634146510000E+032</text:p>
          </table:table-cell>
          <table:table-cell/>
          <table:table-cell table:style-name="ce23"/>
          <table:table-cell table:number-columns-repeated="1017"/>
        </table:table-row>
        <table:table-row table:style-name="ro1">
          <table:table-cell/>
          <table:table-cell table:formula="of:=[.B75]*5" office:value-type="float" office:value="1.28E+061" calcext:value-type="float">
            <text:p>1.28E+061</text:p>
          </table:table-cell>
          <table:table-cell table:number-columns-repeated="2"/>
          <table:table-cell table:formula="of:=[.$B$14]/([.$B$9]*[.B76])" office:value-type="float" office:value="5.6585726829302E+031" calcext:value-type="float">
            <text:p>5.65857268293020000E+031</text:p>
          </table:table-cell>
          <table:table-cell/>
          <table:table-cell table:style-name="ce23"/>
          <table:table-cell table:number-columns-repeated="1017"/>
        </table:table-row>
        <table:table-row table:style-name="ro1">
          <table:table-cell/>
          <table:table-cell table:formula="of:=[.B76]*2" office:value-type="float" office:value="2.56E+061" calcext:value-type="float">
            <text:p>2.56E+061</text:p>
          </table:table-cell>
          <table:table-cell table:number-columns-repeated="2"/>
          <table:table-cell table:formula="of:=[.$B$14]/([.$B$9]*[.B77])" office:value-type="float" office:value="2.8292863414651E+031" calcext:value-type="float">
            <text:p>2.82928634146510000E+031</text:p>
          </table:table-cell>
          <table:table-cell/>
          <table:table-cell table:style-name="ce23"/>
          <table:table-cell table:number-columns-repeated="1017"/>
        </table:table-row>
        <table:table-row table:style-name="ro2">
          <table:table-cell table:style-name="ce2"/>
          <table:table-cell table:style-name="ce2" table:formula="of:=[.B77]*2" office:value-type="float" office:value="5.12E+061" calcext:value-type="float">
            <text:p>5.12E+061</text:p>
          </table:table-cell>
          <table:table-cell table:style-name="ce2" table:number-columns-repeated="2"/>
          <table:table-cell table:style-name="ce13" table:formula="of:=[.$B$14]/([.$B$9]*[.B78])" office:value-type="float" office:value="1.41464317073255E+031" calcext:value-type="float">
            <text:p>1.41464317073255000E+031</text:p>
          </table:table-cell>
          <table:table-cell table:style-name="ce17"/>
          <table:table-cell table:style-name="ce24" office:value-type="string" calcext:value-type="string">
            <text:p>プランク温度1.416808(33)×10^32 K </text:p>
          </table:table-cell>
          <table:table-cell table:style-name="ce17" table:number-columns-repeated="2"/>
          <table:table-cell table:style-name="ce17" office:value-type="string" calcext:value-type="string">
            <text:p>プランクビット</text:p>
          </table:table-cell>
          <table:table-cell table:style-name="ce17" office:value-type="float" office:value="5.12E+061" calcext:value-type="float">
            <text:p>5.12E+061</text:p>
          </table:table-cell>
          <table:table-cell table:style-name="ce17" table:number-columns-repeated="1013"/>
        </table:table-row>
        <table:table-row table:style-name="ro1">
          <table:table-cell/>
          <table:table-cell table:formula="of:=[.B76]*5" office:value-type="float" office:value="6.4E+061" calcext:value-type="float">
            <text:p>6.4E+061</text:p>
          </table:table-cell>
          <table:table-cell table:number-columns-repeated="2"/>
          <table:table-cell table:formula="of:=[.$B$14]/([.$B$9]*[.B79])" office:value-type="float" office:value="1.13171453658604E+031" calcext:value-type="float">
            <text:p>1.13171453658604000E+031</text:p>
          </table:table-cell>
          <table:table-cell/>
          <table:table-cell table:style-name="ce23"/>
          <table:table-cell table:number-columns-repeated="1017"/>
        </table:table-row>
        <table:table-row table:style-name="ro2">
          <table:table-cell/>
          <table:table-cell table:formula="of:=[.B79]*5" office:value-type="float" office:value="3.2E+062" calcext:value-type="float">
            <text:p>3.2E+062</text:p>
          </table:table-cell>
          <table:table-cell table:number-columns-repeated="2"/>
          <table:table-cell table:formula="of:=[.$B$14]/([.$B$9]*[.B80])" office:value-type="float" office:value="2.26342907317208E+030" calcext:value-type="float">
            <text:p>2.26342907317208000E+030</text:p>
          </table:table-cell>
          <table:table-cell/>
          <table:table-cell table:style-name="ce19" office:value-type="string" calcext:value-type="string">
            <text:p>10^45 ビット </text:p>
          </table:table-cell>
          <table:table-cell office:value-type="string" calcext:value-type="string">
            <text:p><text:span text:style-name="T1">は人間の頭脳の</text:span>ベッケンシュタイン限界情報量</text:p>
          </table:table-cell>
          <table:table-cell table:number-columns-repeated="1016"/>
        </table:table-row>
        <table:table-row table:style-name="ro1">
          <table:table-cell/>
          <table:table-cell table:formula="of:=[.B80]*5" office:value-type="float" office:value="1.6E+063" calcext:value-type="float">
            <text:p>1.6E+063</text:p>
          </table:table-cell>
          <table:table-cell table:number-columns-repeated="2"/>
          <table:table-cell table:formula="of:=[.$B$14]/([.$B$9]*[.B81])" office:value-type="float" office:value="4.52685814634416E+029" calcext:value-type="float">
            <text:p>4.52685814634416000E+029</text:p>
          </table:table-cell>
          <table:table-cell/>
          <table:table-cell table:style-name="ce23" table:formula="of:=[.B78]/(10^45)" office:value-type="float" office:value="5.12E+016" calcext:value-type="float">
            <text:p>5.12E+016</text:p>
          </table:table-cell>
          <table:table-cell office:value-type="string" calcext:value-type="string">
            <text:p>人間の頭脳のベッケンシュタイン限界情報量</text:p>
          </table:table-cell>
          <table:table-cell table:number-columns-repeated="1016"/>
        </table:table-row>
        <table:table-row table:style-name="ro1">
          <table:table-cell/>
          <table:table-cell table:formula="of:=[.B81]*5" office:value-type="float" office:value="8E+063" calcext:value-type="float">
            <text:p>8E+063</text:p>
          </table:table-cell>
          <table:table-cell table:number-columns-repeated="2"/>
          <table:table-cell table:formula="of:=[.$B$14]/([.$B$9]*[.B82])" office:value-type="float" office:value="9.05371629268831E+028" calcext:value-type="float">
            <text:p>9.05371629268831000E+028</text:p>
          </table:table-cell>
          <table:table-cell/>
          <table:table-cell table:style-name="ce23" table:formula="of:=[.G81]/10000" office:value-type="float" office:value="5120000000000" calcext:value-type="float">
            <text:p>5120000000000</text:p>
          </table:table-cell>
          <table:table-cell office:value-type="string" calcext:value-type="string">
            <text:p>万人頭脳</text:p>
          </table:table-cell>
          <table:table-cell table:number-columns-repeated="1016"/>
        </table:table-row>
        <table:table-row table:style-name="ro1">
          <table:table-cell/>
          <table:table-cell table:formula="of:=[.B82]*5" office:value-type="float" office:value="4E+064" calcext:value-type="float">
            <text:p>4E+064</text:p>
          </table:table-cell>
          <table:table-cell table:number-columns-repeated="2"/>
          <table:table-cell table:formula="of:=[.$B$14]/([.$B$9]*[.B83])" office:value-type="float" office:value="1.81074325853766E+028" calcext:value-type="float">
            <text:p>1.81074325853766000E+028</text:p>
          </table:table-cell>
          <table:table-cell/>
          <table:table-cell table:style-name="ce23" table:formula="of:=[.G82]/10000" office:value-type="float" office:value="512000000" calcext:value-type="float">
            <text:p>512000000</text:p>
          </table:table-cell>
          <table:table-cell office:value-type="string" calcext:value-type="string">
            <text:p>億人頭脳</text:p>
          </table:table-cell>
          <table:table-cell table:number-columns-repeated="1016"/>
        </table:table-row>
        <table:table-row table:style-name="ro1">
          <table:table-cell/>
          <table:table-cell table:formula="of:=[.B83]*5" office:value-type="float" office:value="2E+065" calcext:value-type="float">
            <text:p>2E+065</text:p>
          </table:table-cell>
          <table:table-cell table:number-columns-repeated="2"/>
          <table:table-cell table:formula="of:=[.$B$14]/([.$B$9]*[.B84])" office:value-type="float" office:value="3.62148651707532E+027" calcext:value-type="float">
            <text:p>3.62148651707532000E+027</text:p>
          </table:table-cell>
          <table:table-cell/>
          <table:table-cell table:style-name="ce23" table:formula="of:=[.G83]/10000" office:value-type="float" office:value="51200" calcext:value-type="float">
            <text:p>51200</text:p>
          </table:table-cell>
          <table:table-cell office:value-type="string" calcext:value-type="string">
            <text:p>兆人頭脳</text:p>
          </table:table-cell>
          <table:table-cell table:number-columns-repeated="1016"/>
        </table:table-row>
        <table:table-row table:style-name="ro1">
          <table:table-cell/>
          <table:table-cell table:formula="of:=[.B84]*5" office:value-type="float" office:value="1E+066" calcext:value-type="float">
            <text:p>1E+066</text:p>
          </table:table-cell>
          <table:table-cell table:number-columns-repeated="2"/>
          <table:table-cell table:formula="of:=[.$B$14]/([.$B$9]*[.B85])" office:value-type="float" office:value="7.24297303415065E+026" calcext:value-type="float">
            <text:p>7.24297303415065000E+026</text:p>
          </table:table-cell>
          <table:table-cell/>
          <table:table-cell table:style-name="ce23" table:formula="of:=[.G84]/10000" office:value-type="float" office:value="5.12" calcext:value-type="float">
            <text:p>5.12</text:p>
          </table:table-cell>
          <table:table-cell office:value-type="string" calcext:value-type="string">
            <text:p>京人頭脳のベッケンシュタイン限界情報量</text:p>
          </table:table-cell>
          <table:table-cell table:number-columns-repeated="1016"/>
        </table:table-row>
        <table:table-row table:style-name="ro1">
          <table:table-cell/>
          <table:table-cell table:formula="of:=[.B85]*5" office:value-type="float" office:value="5E+066" calcext:value-type="float">
            <text:p>5E+066</text:p>
          </table:table-cell>
          <table:table-cell table:number-columns-repeated="2"/>
          <table:table-cell table:formula="of:=[.$B$14]/([.$B$9]*[.B86])" office:value-type="float" office:value="1.44859460683013E+026" calcext:value-type="float">
            <text:p>1.44859460683013000E+026</text:p>
          </table:table-cell>
          <table:table-cell/>
          <table:table-cell table:style-name="ce23"/>
          <table:table-cell office:value-type="string" calcext:value-type="string">
            <text:p>地球人類５京人の頭脳の情報容量が量子力学的な世界誕生の特異点での情報量である。</text:p>
          </table:table-cell>
          <table:table-cell table:number-columns-repeated="1016"/>
        </table:table-row>
        <table:table-row table:style-name="ro1">
          <table:table-cell/>
          <table:table-cell table:formula="of:=[.B86]*5" office:value-type="float" office:value="2.5E+067" calcext:value-type="float">
            <text:p>2.5E+067</text:p>
          </table:table-cell>
          <table:table-cell table:number-columns-repeated="2"/>
          <table:table-cell table:formula="of:=[.$B$14]/([.$B$9]*[.B87])" office:value-type="float" office:value="2.89718921366026E+025" calcext:value-type="float">
            <text:p>2.89718921366026000E+025</text:p>
          </table:table-cell>
          <table:table-cell/>
          <table:table-cell table:style-name="ce23"/>
          <table:table-cell table:number-columns-repeated="1017"/>
        </table:table-row>
        <table:table-row table:style-name="ro1">
          <table:table-cell/>
          <table:table-cell table:formula="of:=[.B87]*5" office:value-type="float" office:value="1.25E+068" calcext:value-type="float">
            <text:p>1.25E+068</text:p>
          </table:table-cell>
          <table:table-cell table:number-columns-repeated="2"/>
          <table:table-cell table:formula="of:=[.$B$14]/([.$B$9]*[.B88])" office:value-type="float" office:value="5.79437842732052E+024" calcext:value-type="float">
            <text:p>5.79437842732052000E+024</text:p>
          </table:table-cell>
          <table:table-cell/>
          <table:table-cell table:style-name="ce23"/>
          <table:table-cell office:value-type="string" calcext:value-type="string">
            <text:p>仮に世界がプログラム格納式コンピュータで</text:p>
          </table:table-cell>
          <table:table-cell table:number-columns-repeated="1016"/>
        </table:table-row>
        <table:table-row table:style-name="ro1">
          <table:table-cell/>
          <table:table-cell table:formula="of:=[.B88]*5" office:value-type="float" office:value="6.25E+068" calcext:value-type="float">
            <text:p>6.25E+068</text:p>
          </table:table-cell>
          <table:table-cell table:number-columns-repeated="2"/>
          <table:table-cell table:formula="of:=[.$B$14]/([.$B$9]*[.B89])" office:value-type="float" office:value="1.1588756854641E+024" calcext:value-type="float">
            <text:p>1.15887568546410000E+024</text:p>
          </table:table-cell>
          <table:table-cell/>
          <table:table-cell table:style-name="ce23"/>
          <table:table-cell office:value-type="string" calcext:value-type="string">
            <text:p>その記憶装置に基づいて演算装置が記憶装置の情報に従って処理を行うとき</text:p>
          </table:table-cell>
          <table:table-cell table:number-columns-repeated="1016"/>
        </table:table-row>
        <table:table-row table:style-name="ro1">
          <table:table-cell/>
          <table:table-cell table:formula="of:=[.B72]*[.C90]" office:value-type="float" office:value="2.048E+069" calcext:value-type="float">
            <text:p>2.048E+069</text:p>
          </table:table-cell>
          <table:table-cell table:formula="of:=[.C72]*10" office:value-type="float" office:value="100000000000" calcext:value-type="float">
            <text:p>100000000000</text:p>
          </table:table-cell>
          <table:table-cell table:formula="of:=2^[.B90]" office:value-type="string" office:string-value="" calcext:value-type="error">
            <text:p>#NUM!</text:p>
          </table:table-cell>
          <table:table-cell table:formula="of:=[.$B$14]/([.$B$9]*[.B90])" office:value-type="float" office:value="3.53660792683137E+023" calcext:value-type="float">
            <text:p>3.53660792683137000E+023</text:p>
          </table:table-cell>
          <table:table-cell table:number-columns-repeated="2"/>
          <table:table-cell office:value-type="string" calcext:value-type="string">
            <text:p>量子力学的特異点という１つのメモリに見えるポイントに（クアンタム・ジェネシス・シンギュラーポイントに）</text:p>
          </table:table-cell>
          <table:table-cell table:number-columns-repeated="1016"/>
        </table:table-row>
        <table:table-row table:style-name="ro1">
          <table:table-cell/>
          <table:table-cell table:formula="of:=[.B90]*5" office:value-type="float" office:value="1.024E+070" calcext:value-type="float">
            <text:p>1.024E+070</text:p>
          </table:table-cell>
          <table:table-cell table:number-columns-repeated="2"/>
          <table:table-cell table:formula="of:=[.$B$14]/([.$B$9]*[.B91])" office:value-type="float" office:value="7.07321585366274E+022" calcext:value-type="float">
            <text:p>7.07321585366274000E+022</text:p>
          </table:table-cell>
          <table:table-cell table:number-columns-repeated="2"/>
          <table:table-cell office:value-type="string" calcext:value-type="string">
            <text:p>２の１０＾６１乗のデータを格納していることになる、</text:p>
          </table:table-cell>
          <table:table-cell table:number-columns-repeated="1016"/>
        </table:table-row>
        <table:table-row table:style-name="ro1">
          <table:table-cell/>
          <table:table-cell table:formula="of:=[.B91]*5" office:value-type="float" office:value="5.12E+070" calcext:value-type="float">
            <text:p>5.12E+070</text:p>
          </table:table-cell>
          <table:table-cell table:number-columns-repeated="2"/>
          <table:table-cell table:formula="of:=[.$B$14]/([.$B$9]*[.B92])" office:value-type="float" office:value="1.41464317073255E+022" calcext:value-type="float">
            <text:p>1.41464317073255000E+022</text:p>
          </table:table-cell>
          <table:table-cell table:number-columns-repeated="2"/>
          <table:table-cell office:value-type="string" calcext:value-type="string">
            <text:p>量子力学法則（関数）やその法則で動く物質や時空・データ等（変数）は最初は２の１０＾６１乗ビットのデータである恐れがある。</text:p>
          </table:table-cell>
          <table:table-cell table:number-columns-repeated="1016"/>
        </table:table-row>
        <table:table-row table:style-name="ro1">
          <table:table-cell/>
          <table:table-cell table:formula="of:=[.B92]*5" office:value-type="float" office:value="2.56E+071" calcext:value-type="float">
            <text:p>2.56E+071</text:p>
          </table:table-cell>
          <table:table-cell table:number-columns-repeated="2"/>
          <table:table-cell table:formula="of:=[.$B$14]/([.$B$9]*[.B93])" office:value-type="float" office:value="2.8292863414651E+021" calcext:value-type="float">
            <text:p>2.82928634146510000E+021</text:p>
          </table:table-cell>
          <table:table-cell table:number-columns-repeated="1019"/>
        </table:table-row>
        <table:table-row table:style-name="ro1">
          <table:table-cell/>
          <table:table-cell table:formula="of:=[.B93]*5" office:value-type="float" office:value="1.28E+072" calcext:value-type="float">
            <text:p>1.28E+072</text:p>
          </table:table-cell>
          <table:table-cell table:number-columns-repeated="2"/>
          <table:table-cell table:formula="of:=[.$B$14]/([.$B$9]*[.B94])" office:value-type="float" office:value="5.65857268293019E+020" calcext:value-type="float">
            <text:p>5.65857268293019000E+020</text:p>
          </table:table-cell>
          <table:table-cell table:number-columns-repeated="2"/>
          <table:table-cell office:value-type="string" calcext:value-type="string">
            <text:p>そのメモリは高々人類の頭脳が５京人集まったものである。</text:p>
          </table:table-cell>
          <table:table-cell table:number-columns-repeated="1016"/>
        </table:table-row>
        <table:table-row table:style-name="ro1">
          <table:table-cell/>
          <table:table-cell table:formula="of:=[.B94]*5" office:value-type="float" office:value="6.4E+072" calcext:value-type="float">
            <text:p>6.4E+072</text:p>
          </table:table-cell>
          <table:table-cell table:number-columns-repeated="2"/>
          <table:table-cell table:formula="of:=[.$B$14]/([.$B$9]*[.B95])" office:value-type="float" office:value="1.13171453658604E+020" calcext:value-type="float">
            <text:p>1.13171453658604000E+020</text:p>
          </table:table-cell>
          <table:table-cell table:number-columns-repeated="1019"/>
        </table:table-row>
        <table:table-row table:style-name="ro1">
          <table:table-cell/>
          <table:table-cell table:formula="of:=[.B95]*5" office:value-type="float" office:value="3.2E+073" calcext:value-type="float">
            <text:p>3.2E+073</text:p>
          </table:table-cell>
          <table:table-cell table:number-columns-repeated="2"/>
          <table:table-cell table:formula="of:=[.$B$14]/([.$B$9]*[.B96])" office:value-type="float" office:value="2.26342907317208E+019" calcext:value-type="float">
            <text:p>2.26342907317208000E+019</text:p>
          </table:table-cell>
          <table:table-cell table:number-columns-repeated="1019"/>
        </table:table-row>
        <table:table-row table:style-name="ro1">
          <table:table-cell/>
          <table:table-cell table:formula="of:=[.B96]*5" office:value-type="float" office:value="1.6E+074" calcext:value-type="float">
            <text:p>1.6E+074</text:p>
          </table:table-cell>
          <table:table-cell table:number-columns-repeated="2"/>
          <table:table-cell table:formula="of:=[.$B$14]/([.$B$9]*[.B97])" office:value-type="float" office:value="4.52685814634416E+018" calcext:value-type="float">
            <text:p>4.52685814634416000E+018</text:p>
          </table:table-cell>
          <table:table-cell table:number-columns-repeated="1019"/>
        </table:table-row>
        <table:table-row table:style-name="ro1">
          <table:table-cell/>
          <table:table-cell table:formula="of:=[.B97]*5" office:value-type="float" office:value="8E+074" calcext:value-type="float">
            <text:p>8E+074</text:p>
          </table:table-cell>
          <table:table-cell table:number-columns-repeated="2"/>
          <table:table-cell table:formula="of:=[.$B$14]/([.$B$9]*[.B98])" office:value-type="float" office:value="9.05371629268831E+017" calcext:value-type="float">
            <text:p>9.05371629268831000E+017</text:p>
          </table:table-cell>
          <table:table-cell table:number-columns-repeated="1019"/>
        </table:table-row>
        <table:table-row table:style-name="ro1">
          <table:table-cell/>
          <table:table-cell table:formula="of:=[.B98]*5" office:value-type="float" office:value="4E+075" calcext:value-type="float">
            <text:p>4E+075</text:p>
          </table:table-cell>
          <table:table-cell table:number-columns-repeated="2"/>
          <table:table-cell table:formula="of:=[.$B$14]/([.$B$9]*[.B99])" office:value-type="float" office:value="1.81074325853766E+017" calcext:value-type="float">
            <text:p>1.81074325853766000E+017</text:p>
          </table:table-cell>
          <table:table-cell table:number-columns-repeated="1019"/>
        </table:table-row>
        <table:table-row table:style-name="ro1">
          <table:table-cell/>
          <table:table-cell table:formula="of:=[.B99]*5" office:value-type="float" office:value="2E+076" calcext:value-type="float">
            <text:p>2E+076</text:p>
          </table:table-cell>
          <table:table-cell table:number-columns-repeated="2"/>
          <table:table-cell table:formula="of:=[.$B$14]/([.$B$9]*[.B100])" office:value-type="float" office:value="3.62148651707532E+016" calcext:value-type="float">
            <text:p>3.62148651707532000E+016</text:p>
          </table:table-cell>
          <table:table-cell table:number-columns-repeated="1019"/>
        </table:table-row>
        <table:table-row table:style-name="ro1">
          <table:table-cell/>
          <table:table-cell table:formula="of:=[.B100]*5" office:value-type="float" office:value="1E+077" calcext:value-type="float">
            <text:p>1E+077</text:p>
          </table:table-cell>
          <table:table-cell table:number-columns-repeated="2"/>
          <table:table-cell table:formula="of:=[.$B$14]/([.$B$9]*[.B101])" office:value-type="float" office:value="7242973034150649" calcext:value-type="float">
            <text:p>7.24297303415065000E+015</text:p>
          </table:table-cell>
          <table:table-cell table:number-columns-repeated="1019"/>
        </table:table-row>
        <table:table-row table:style-name="ro1">
          <table:table-cell/>
          <table:table-cell table:formula="of:=[.B101]*5" office:value-type="float" office:value="5E+077" calcext:value-type="float">
            <text:p>5E+077</text:p>
          </table:table-cell>
          <table:table-cell table:number-columns-repeated="2"/>
          <table:table-cell table:formula="of:=[.$B$14]/([.$B$9]*[.B102])" office:value-type="float" office:value="1448594606830130" calcext:value-type="float">
            <text:p>1.44859460683013000E+015</text:p>
          </table:table-cell>
          <table:table-cell table:number-columns-repeated="1019"/>
        </table:table-row>
        <table:table-row table:style-name="ro1">
          <table:table-cell/>
          <table:table-cell table:formula="of:=[.B102]*5" office:value-type="float" office:value="2.5E+078" calcext:value-type="float">
            <text:p>2.5E+078</text:p>
          </table:table-cell>
          <table:table-cell table:number-columns-repeated="2"/>
          <table:table-cell table:formula="of:=[.$B$14]/([.$B$9]*[.B103])" office:value-type="float" office:value="289718921366026" calcext:value-type="float">
            <text:p>2.89718921366026000E+014</text:p>
          </table:table-cell>
          <table:table-cell table:number-columns-repeated="1019"/>
        </table:table-row>
        <table:table-row table:style-name="ro1">
          <table:table-cell/>
          <table:table-cell table:formula="of:=[.B103]*5" office:value-type="float" office:value="1.25E+079" calcext:value-type="float">
            <text:p>1.25E+079</text:p>
          </table:table-cell>
          <table:table-cell table:number-columns-repeated="2"/>
          <table:table-cell table:formula="of:=[.$B$14]/([.$B$9]*[.B104])" office:value-type="float" office:value="57943784273205.2" calcext:value-type="float">
            <text:p>5.79437842732052000E+013</text:p>
          </table:table-cell>
          <table:table-cell table:number-columns-repeated="1019"/>
        </table:table-row>
        <table:table-row table:style-name="ro1">
          <table:table-cell/>
          <table:table-cell table:formula="of:=[.B104]*5" office:value-type="float" office:value="6.25E+079" calcext:value-type="float">
            <text:p>6.25E+079</text:p>
          </table:table-cell>
          <table:table-cell table:number-columns-repeated="2"/>
          <table:table-cell table:formula="of:=[.$B$14]/([.$B$9]*[.B105])" office:value-type="float" office:value="11588756854641" calcext:value-type="float">
            <text:p>1.15887568546410000E+013</text:p>
          </table:table-cell>
          <table:table-cell table:number-columns-repeated="1019"/>
        </table:table-row>
        <table:table-row table:style-name="ro1">
          <table:table-cell/>
          <table:table-cell table:formula="of:=[.B105]*5" office:value-type="float" office:value="3.125E+080" calcext:value-type="float">
            <text:p>3.125E+080</text:p>
          </table:table-cell>
          <table:table-cell table:number-columns-repeated="2"/>
          <table:table-cell table:formula="of:=[.$B$14]/([.$B$9]*[.B106])" office:value-type="float" office:value="2317751370928.21" calcext:value-type="float">
            <text:p>2.31775137092821000E+012</text:p>
          </table:table-cell>
          <table:table-cell table:number-columns-repeated="1019"/>
        </table:table-row>
        <table:table-row table:style-name="ro1">
          <table:table-cell/>
          <table:table-cell table:formula="of:=[.B106]*5" office:value-type="float" office:value="1.5625E+081" calcext:value-type="float">
            <text:p>1.5625E+081</text:p>
          </table:table-cell>
          <table:table-cell table:number-columns-repeated="2"/>
          <table:table-cell table:formula="of:=[.$B$14]/([.$B$9]*[.B107])" office:value-type="float" office:value="463550274185.642" calcext:value-type="float">
            <text:p>4.63550274185642000E+011</text:p>
          </table:table-cell>
          <table:table-cell table:number-columns-repeated="1019"/>
        </table:table-row>
        <table:table-row table:style-name="ro1">
          <table:table-cell/>
          <table:table-cell table:formula="of:=[.B107]*5" office:value-type="float" office:value="7.8125E+081" calcext:value-type="float">
            <text:p>7.8125E+081</text:p>
          </table:table-cell>
          <table:table-cell table:number-columns-repeated="2"/>
          <table:table-cell table:formula="of:=[.$B$14]/([.$B$9]*[.B108])" office:value-type="float" office:value="92710054837.1283" calcext:value-type="float">
            <text:p>9.27100548371283000E+010</text:p>
          </table:table-cell>
          <table:table-cell table:number-columns-repeated="1019"/>
        </table:table-row>
        <table:table-row table:style-name="ro1">
          <table:table-cell/>
          <table:table-cell table:formula="of:=[.B108]*5" office:value-type="float" office:value="3.90625E+082" calcext:value-type="float">
            <text:p>3.90625E+082</text:p>
          </table:table-cell>
          <table:table-cell table:number-columns-repeated="2"/>
          <table:table-cell table:formula="of:=[.$B$14]/([.$B$9]*[.B109])" office:value-type="float" office:value="18542010967.4257" calcext:value-type="float">
            <text:p>1.85420109674257000E+010</text:p>
          </table:table-cell>
          <table:table-cell table:number-columns-repeated="1019"/>
        </table:table-row>
        <table:table-row table:style-name="ro1">
          <table:table-cell/>
          <table:table-cell table:formula="of:=[.B109]*5" office:value-type="float" office:value="1.953125E+083" calcext:value-type="float">
            <text:p>1.953125E+083</text:p>
          </table:table-cell>
          <table:table-cell table:number-columns-repeated="2"/>
          <table:table-cell table:formula="of:=[.$B$14]/([.$B$9]*[.B110])" office:value-type="float" office:value="3708402193.48513" calcext:value-type="float">
            <text:p>3.70840219348513000E+009</text:p>
          </table:table-cell>
          <table:table-cell table:number-columns-repeated="1019"/>
        </table:table-row>
        <table:table-row table:style-name="ro1">
          <table:table-cell/>
          <table:table-cell table:formula="of:=[.B110]*5" office:value-type="float" office:value="9.765625E+083" calcext:value-type="float">
            <text:p>9.765625E+083</text:p>
          </table:table-cell>
          <table:table-cell table:number-columns-repeated="2"/>
          <table:table-cell table:formula="of:=[.$B$14]/([.$B$9]*[.B111])" office:value-type="float" office:value="741680438.697026" calcext:value-type="float">
            <text:p>7.41680438697026000E+008</text:p>
          </table:table-cell>
          <table:table-cell table:number-columns-repeated="1019"/>
        </table:table-row>
        <table:table-row table:style-name="ro1">
          <table:table-cell/>
          <table:table-cell table:formula="of:=[.B111]*5" office:value-type="float" office:value="4.8828125E+084" calcext:value-type="float">
            <text:p>4.8828125E+084</text:p>
          </table:table-cell>
          <table:table-cell table:number-columns-repeated="2"/>
          <table:table-cell table:formula="of:=[.$B$14]/([.$B$9]*[.B112])" office:value-type="float" office:value="148336087.739405" calcext:value-type="float">
            <text:p>1.48336087739405000E+008</text:p>
          </table:table-cell>
          <table:table-cell table:number-columns-repeated="1019"/>
        </table:table-row>
        <table:table-row table:style-name="ro1">
          <table:table-cell/>
          <table:table-cell table:formula="of:=[.B112]*5" office:value-type="float" office:value="2.44140625E+085" calcext:value-type="float">
            <text:p>2.44140625E+085</text:p>
          </table:table-cell>
          <table:table-cell table:number-columns-repeated="2"/>
          <table:table-cell table:formula="of:=[.$B$14]/([.$B$9]*[.B113])" office:value-type="float" office:value="29667217.5478811" calcext:value-type="float">
            <text:p>2.96672175478811000E+007</text:p>
          </table:table-cell>
          <table:table-cell table:number-columns-repeated="1019"/>
        </table:table-row>
        <table:table-row table:style-name="ro1">
          <table:table-cell/>
          <table:table-cell table:formula="of:=[.B113]*5" office:value-type="float" office:value="1.220703125E+086" calcext:value-type="float">
            <text:p>1.220703125E+086</text:p>
          </table:table-cell>
          <table:table-cell table:number-columns-repeated="2"/>
          <table:table-cell table:formula="of:=[.$B$14]/([.$B$9]*[.B114])" office:value-type="float" office:value="5933443.50957621" calcext:value-type="float">
            <text:p>5.93344350957621000E+006</text:p>
          </table:table-cell>
          <table:table-cell table:number-columns-repeated="1019"/>
        </table:table-row>
        <table:table-row table:style-name="ro1">
          <table:table-cell/>
          <table:table-cell table:formula="of:=[.B114]*5" office:value-type="float" office:value="6.103515625E+086" calcext:value-type="float">
            <text:p>6.103515625E+086</text:p>
          </table:table-cell>
          <table:table-cell table:number-columns-repeated="2"/>
          <table:table-cell table:formula="of:=[.$B$14]/([.$B$9]*[.B115])" office:value-type="float" office:value="1186688.70191524" calcext:value-type="float">
            <text:p>1.18668870191524000E+006</text:p>
          </table:table-cell>
          <table:table-cell table:number-columns-repeated="1019"/>
        </table:table-row>
        <table:table-row table:style-name="ro1">
          <table:table-cell/>
          <table:table-cell table:formula="of:=[.B115]*5" office:value-type="float" office:value="3.0517578125E+087" calcext:value-type="float">
            <text:p>3.0517578125E+087</text:p>
          </table:table-cell>
          <table:table-cell table:number-columns-repeated="2"/>
          <table:table-cell table:formula="of:=[.$B$14]/([.$B$9]*[.B116])" office:value-type="float" office:value="237337.740383048" calcext:value-type="float">
            <text:p>2.37337740383048000E+005</text:p>
          </table:table-cell>
          <table:table-cell table:number-columns-repeated="1019"/>
        </table:table-row>
        <table:table-row table:style-name="ro1">
          <table:table-cell/>
          <table:table-cell table:formula="of:=[.B116]*5" office:value-type="float" office:value="1.52587890625E+088" calcext:value-type="float">
            <text:p>1.52587890625E+088</text:p>
          </table:table-cell>
          <table:table-cell table:number-columns-repeated="2"/>
          <table:table-cell table:formula="of:=[.$B$14]/([.$B$9]*[.B117])" office:value-type="float" office:value="47467.5480766097" calcext:value-type="float">
            <text:p>4.74675480766097000E+004</text:p>
          </table:table-cell>
          <table:table-cell table:number-columns-repeated="1019"/>
        </table:table-row>
        <table:table-row table:style-name="ro1">
          <table:table-cell/>
          <table:table-cell table:formula="of:=[.B117]*5" office:value-type="float" office:value="7.62939453125E+088" calcext:value-type="float">
            <text:p>7.62939453125E+088</text:p>
          </table:table-cell>
          <table:table-cell table:number-columns-repeated="2"/>
          <table:table-cell table:formula="of:=[.$B$14]/([.$B$9]*[.B118])" office:value-type="float" office:value="9493.50961532194" calcext:value-type="float">
            <text:p>9.49350961532194000E+003</text:p>
          </table:table-cell>
          <table:table-cell table:number-columns-repeated="1019"/>
        </table:table-row>
        <table:table-row table:style-name="ro1">
          <table:table-cell/>
          <table:table-cell table:formula="of:=[.B118]*5" office:value-type="float" office:value="3.814697265625E+089" calcext:value-type="float">
            <text:p>3.814697265625E+089</text:p>
          </table:table-cell>
          <table:table-cell table:number-columns-repeated="2"/>
          <table:table-cell table:formula="of:=[.$B$14]/([.$B$9]*[.B119])" office:value-type="float" office:value="1898.70192306439" calcext:value-type="float">
            <text:p>1.89870192306439000E+003</text:p>
          </table:table-cell>
          <table:table-cell table:number-columns-repeated="1019"/>
        </table:table-row>
        <table:table-row table:style-name="ro1">
          <table:table-cell/>
          <table:table-cell table:formula="of:=[.B119]*5" office:value-type="float" office:value="1.9073486328125E+090" calcext:value-type="float">
            <text:p>1.9073486328125E+090</text:p>
          </table:table-cell>
          <table:table-cell table:number-columns-repeated="2"/>
          <table:table-cell table:formula="of:=[.$B$14]/([.$B$9]*[.B120])" office:value-type="float" office:value="379.740384612877" calcext:value-type="float">
            <text:p>3.79740384612877000E+002</text:p>
          </table:table-cell>
          <table:table-cell table:number-columns-repeated="1019"/>
        </table:table-row>
        <table:table-row table:style-name="ro1">
          <table:table-cell/>
          <table:table-cell table:formula="of:=[.B120]*5" office:value-type="float" office:value="9.5367431640625E+090" calcext:value-type="float">
            <text:p>9.5367431640625E+090</text:p>
          </table:table-cell>
          <table:table-cell table:number-columns-repeated="2"/>
          <table:table-cell table:formula="of:=[.$B$14]/([.$B$9]*[.B121])" office:value-type="float" office:value="75.9480769225755" calcext:value-type="float">
            <text:p>7.59480769225755000E+001</text:p>
          </table:table-cell>
          <table:table-cell table:number-columns-repeated="1019"/>
        </table:table-row>
        <table:table-row table:style-name="ro1">
          <table:table-cell/>
          <table:table-cell table:formula="of:=[.B121]*5" office:value-type="float" office:value="4.76837158203125E+091" calcext:value-type="float">
            <text:p>4.76837158203125E+091</text:p>
          </table:table-cell>
          <table:table-cell table:number-columns-repeated="2"/>
          <table:table-cell table:formula="of:=[.$B$14]/([.$B$9]*[.B122])" office:value-type="float" office:value="15.1896153845151" calcext:value-type="float">
            <text:p>1.51896153845151000E+001</text:p>
          </table:table-cell>
          <table:table-cell table:number-columns-repeated="1019"/>
        </table:table-row>
        <table:table-row table:style-name="ro1">
          <table:table-cell table:style-name="ce9"/>
          <table:table-cell table:style-name="ce3" table:formula="of:=[.B122]*5" office:value-type="float" office:value="2.38418579101563E+092" calcext:value-type="float">
            <text:p>2.38418579101563E+092</text:p>
          </table:table-cell>
          <table:table-cell table:style-name="ce3" table:number-columns-repeated="2"/>
          <table:table-cell table:style-name="ce26" table:formula="of:=[.$B$14]/([.$B$9]*[.B123])" office:value-type="float" office:value="3.03792307690302" calcext:value-type="float">
            <text:p>3.04</text:p>
          </table:table-cell>
          <table:table-cell table:style-name="ce42" table:number-columns-repeated="10"/>
          <table:table-cell table:style-name="ce15" table:number-columns-repeated="1009"/>
        </table:table-row>
        <table:table-row table:style-name="ro1">
          <table:table-cell table:style-name="ce9"/>
          <table:table-cell table:style-name="ce3" table:formula="of:=[.B123]*3.2" office:value-type="float" office:value="7.62939453125002E+092" calcext:value-type="float">
            <text:p>7.62939453125002E+092</text:p>
          </table:table-cell>
          <table:table-cell table:style-name="ce3" table:number-columns-repeated="2"/>
          <table:table-cell table:style-name="ce26" table:formula="of:=[.$B$14]/([.$B$9]*[.B124])" office:value-type="float" office:value="0.949350961532192" calcext:value-type="float">
            <text:p>0.95</text:p>
          </table:table-cell>
          <table:table-cell table:style-name="ce42" table:number-columns-repeated="10"/>
          <table:table-cell table:style-name="ce15" table:number-columns-repeated="1009"/>
        </table:table-row>
        <table:table-row table:style-name="ro1">
          <table:table-cell table:style-name="ce9"/>
          <table:table-cell table:style-name="ce3" table:formula="of:=[.B124]*3.2" office:value-type="float" office:value="2.44140625000001E+093" calcext:value-type="float">
            <text:p>2.44140625000001E+093</text:p>
          </table:table-cell>
          <table:table-cell table:style-name="ce3" table:number-columns-repeated="2"/>
          <table:table-cell table:style-name="ce26" table:formula="of:=[.$B$14]/([.$B$9]*[.B125])" office:value-type="float" office:value="0.29667217547881" calcext:value-type="float">
            <text:p>0.30</text:p>
          </table:table-cell>
          <table:table-cell table:style-name="ce42" table:number-columns-repeated="10"/>
          <table:table-cell table:style-name="ce15" table:number-columns-repeated="1009"/>
        </table:table-row>
        <table:table-row table:style-name="ro1">
          <table:table-cell table:style-name="ce9"/>
          <table:table-cell table:style-name="ce3" table:formula="of:=[.B125]*3.2" office:value-type="float" office:value="7.81250000000002E+093" calcext:value-type="float">
            <text:p>7.81250000000002E+093</text:p>
          </table:table-cell>
          <table:table-cell table:style-name="ce3" table:number-columns-repeated="2"/>
          <table:table-cell table:style-name="ce26" table:formula="of:=[.$B$14]/([.$B$9]*[.B126])" office:value-type="float" office:value="0.0927100548371281" calcext:value-type="float">
            <text:p>0.09</text:p>
          </table:table-cell>
          <table:table-cell table:style-name="ce42" table:number-columns-repeated="10"/>
          <table:table-cell table:style-name="ce15" table:number-columns-repeated="1009"/>
        </table:table-row>
        <table:table-row table:style-name="ro1">
          <table:table-cell table:style-name="ce9"/>
          <table:table-cell table:style-name="ce3" table:formula="of:=[.B126]*3.2" office:value-type="float" office:value="2.50000000000001E+094" calcext:value-type="float">
            <text:p>2.50000000000001E+094</text:p>
          </table:table-cell>
          <table:table-cell table:style-name="ce3" table:number-columns-repeated="2"/>
          <table:table-cell table:style-name="ce26" table:formula="of:=[.$B$14]/([.$B$9]*[.B127])" office:value-type="float" office:value="0.0289718921366025" calcext:value-type="float">
            <text:p>0.03</text:p>
          </table:table-cell>
          <table:table-cell table:style-name="ce42" table:number-columns-repeated="10"/>
          <table:table-cell table:style-name="ce15" table:number-columns-repeated="1009"/>
        </table:table-row>
        <table:table-row table:style-name="ro1">
          <table:table-cell table:style-name="ce9"/>
          <table:table-cell table:style-name="ce3" table:formula="of:=[.B127]*3.2" office:value-type="float" office:value="8.00000000000002E+094" calcext:value-type="float">
            <text:p>8.00000000000002E+094</text:p>
          </table:table-cell>
          <table:table-cell table:style-name="ce3" table:number-columns-repeated="2"/>
          <table:table-cell table:style-name="ce26" table:formula="of:=[.$B$14]/([.$B$9]*[.B128])" office:value-type="float" office:value="0.00905371629268829" calcext:value-type="float">
            <text:p>0.01</text:p>
          </table:table-cell>
          <table:table-cell table:style-name="ce42" table:number-columns-repeated="10"/>
          <table:table-cell table:style-name="ce15" table:number-columns-repeated="1009"/>
        </table:table-row>
        <table:table-row table:style-name="ro1">
          <table:table-cell table:style-name="ce9"/>
          <table:table-cell table:style-name="ce3" table:formula="of:=[.B128]*3.2" office:value-type="float" office:value="2.56000000000001E+095" calcext:value-type="float">
            <text:p>2.56000000000001E+095</text:p>
          </table:table-cell>
          <table:table-cell table:style-name="ce3" table:number-columns-repeated="2"/>
          <table:table-cell table:style-name="ce27" table:formula="of:=[.$B$14]/([.$B$9]*[.B129])" office:value-type="float" office:value="0.00282928634146509" calcext:value-type="float">
            <text:p>0.0028</text:p>
          </table:table-cell>
          <table:table-cell table:style-name="ce42" table:number-columns-repeated="10"/>
          <table:table-cell table:style-name="ce15" table:number-columns-repeated="1009"/>
        </table:table-row>
        <table:table-row table:style-name="ro1">
          <table:table-cell table:style-name="ce9"/>
          <table:table-cell table:style-name="ce3" table:formula="of:=[.B129]*3.2" office:value-type="float" office:value="8.19200000000002E+095" calcext:value-type="float">
            <text:p>8.19200000000002E+095</text:p>
          </table:table-cell>
          <table:table-cell table:style-name="ce3" table:number-columns-repeated="2"/>
          <table:table-cell table:style-name="ce27" table:formula="of:=[.$B$14]/([.$B$9]*[.B130])" office:value-type="float" office:value="0.00088415198170784" calcext:value-type="float">
            <text:p>0.0009</text:p>
          </table:table-cell>
          <table:table-cell table:style-name="ce42" table:number-columns-repeated="10"/>
          <table:table-cell table:style-name="ce15" table:number-columns-repeated="1009"/>
        </table:table-row>
        <table:table-row table:style-name="ro1">
          <table:table-cell table:style-name="ce9"/>
          <table:table-cell table:style-name="ce3" table:formula="of:=[.B130]*3.2" office:value-type="float" office:value="2.62144000000001E+096" calcext:value-type="float">
            <text:p>2.62144000000001E+096</text:p>
          </table:table-cell>
          <table:table-cell table:style-name="ce3" table:number-columns-repeated="2"/>
          <table:table-cell table:style-name="ce27" table:formula="of:=[.$B$14]/([.$B$9]*[.B131])" office:value-type="float" office:value="0.0002762974942837" calcext:value-type="float">
            <text:p>0.0003</text:p>
          </table:table-cell>
          <table:table-cell table:style-name="ce42" table:number-columns-repeated="10"/>
          <table:table-cell table:style-name="ce15" table:number-columns-repeated="1009"/>
        </table:table-row>
        <table:table-row table:style-name="ro1">
          <table:table-cell table:style-name="ce9"/>
          <table:table-cell table:style-name="ce3" table:formula="of:=[.B131]*3.2" office:value-type="float" office:value="8.38860800000002E+096" calcext:value-type="float">
            <text:p>8.38860800000002E+096</text:p>
          </table:table-cell>
          <table:table-cell table:style-name="ce3" table:number-columns-repeated="2"/>
          <table:table-cell table:style-name="ce28" table:formula="of:=[.$B$14]/([.$B$9]*[.B132])" office:value-type="float" office:value="0.0000863429669636563" calcext:value-type="float">
            <text:p>0.00009</text:p>
          </table:table-cell>
          <table:table-cell table:style-name="ce42" table:number-columns-repeated="10"/>
          <table:table-cell table:style-name="ce15" table:number-columns-repeated="1009"/>
        </table:table-row>
        <table:table-row table:style-name="ro1">
          <table:table-cell table:style-name="ce9"/>
          <table:table-cell table:style-name="ce3" table:formula="of:=[.B132]*3.2" office:value-type="float" office:value="2.68435456000001E+097" calcext:value-type="float">
            <text:p>2.68435456000001E+097</text:p>
          </table:table-cell>
          <table:table-cell table:style-name="ce3" table:number-columns-repeated="2"/>
          <table:table-cell table:style-name="ce28" table:formula="of:=[.$B$14]/([.$B$9]*[.B133])" office:value-type="float" office:value="0.0000269821771761426" calcext:value-type="float">
            <text:p>0.00003</text:p>
          </table:table-cell>
          <table:table-cell table:style-name="ce42" table:number-columns-repeated="10"/>
          <table:table-cell table:style-name="ce15" table:number-columns-repeated="1009"/>
        </table:table-row>
        <table:table-row table:style-name="ro1">
          <table:table-cell table:style-name="ce9"/>
          <table:table-cell table:style-name="ce3" table:formula="of:=[.B133]*3.2" office:value-type="float" office:value="8.58993459200003E+097" calcext:value-type="float">
            <text:p>8.58993459200003E+097</text:p>
          </table:table-cell>
          <table:table-cell table:style-name="ce3" table:number-columns-repeated="2"/>
          <table:table-cell table:style-name="ce28" table:formula="of:=[.$B$14]/([.$B$9]*[.B134])" office:value-type="float" office:value="0.00000843193036754456" calcext:value-type="float">
            <text:p>0.00001</text:p>
          </table:table-cell>
          <table:table-cell table:style-name="ce42" table:number-columns-repeated="10"/>
          <table:table-cell table:style-name="ce15" table:number-columns-repeated="1009"/>
        </table:table-row>
        <table:table-row table:style-name="ro1">
          <table:table-cell table:style-name="ce2"/>
          <table:table-cell table:style-name="ce2" table:formula="of:=[.B134]*3.2" office:value-type="float" office:value="2.74877906944001E+098" calcext:value-type="float">
            <text:p>2.74877906944001E+098</text:p>
          </table:table-cell>
          <table:table-cell table:style-name="ce2" table:number-columns-repeated="2"/>
          <table:table-cell table:style-name="ce29" table:formula="of:=[.$B$14]/([.$B$9]*[.B135])" office:value-type="float" office:value="0.00000263497823985767" calcext:value-type="float">
            <text:p>0.00000</text:p>
          </table:table-cell>
          <table:table-cell table:style-name="ce17" table:number-columns-repeated="1019"/>
        </table:table-row>
        <table:table-row table:style-name="ro1">
          <table:table-cell table:style-name="ce9"/>
          <table:table-cell table:style-name="ce3" table:formula="of:=[.B135]*3.2" office:value-type="float" office:value="8.79609302220803E+098" calcext:value-type="float">
            <text:p>8.79609302220803E+098</text:p>
          </table:table-cell>
          <table:table-cell table:style-name="ce3" table:number-columns-repeated="2"/>
          <table:table-cell table:style-name="ce28" table:formula="of:=[.$B$14]/([.$B$9]*[.B136])" office:value-type="float" office:value="0.00000082343069995552" calcext:value-type="float">
            <text:p>0.00000</text:p>
          </table:table-cell>
          <table:table-cell table:style-name="ce42" table:number-columns-repeated="10"/>
          <table:table-cell table:style-name="ce15" table:number-columns-repeated="1009"/>
        </table:table-row>
        <table:table-row table:style-name="ro1">
          <table:table-cell table:style-name="ce9"/>
          <table:table-cell table:style-name="ce3" table:formula="of:=[.B136]*3.2" office:value-type="float" office:value="2.81474976710657E+099" calcext:value-type="float">
            <text:p>2.81474976710657E+099</text:p>
          </table:table-cell>
          <table:table-cell table:style-name="ce3" table:number-columns-repeated="2"/>
          <table:table-cell table:style-name="ce30" table:formula="of:=[.$B$14]/([.$B$9]*[.B137])" office:value-type="float" office:value="0.0000002573220937361" calcext:value-type="float">
            <text:p>0.00000025732209</text:p>
          </table:table-cell>
          <table:table-cell table:style-name="ce42" table:number-columns-repeated="10"/>
          <table:table-cell table:style-name="ce15" table:number-columns-repeated="1009"/>
        </table:table-row>
        <table:table-row table:style-name="ro1">
          <table:table-cell/>
          <table:table-cell table:style-name="ce3" table:formula="of:=[.B137]*3.2" office:value-type="float" office:value="9.00719925474102E+099" calcext:value-type="float">
            <text:p>9.00719925474102E+099</text:p>
          </table:table-cell>
          <table:table-cell table:style-name="ce3" table:number-columns-repeated="2"/>
          <table:table-cell table:style-name="ce30" table:formula="of:=[.$B$14]/([.$B$9]*[.B138])" office:value-type="float" office:value="0.00000008041315429253" calcext:value-type="float">
            <text:p>0.00000008041315</text:p>
          </table:table-cell>
          <table:table-cell table:number-columns-repeated="1019"/>
        </table:table-row>
        <table:table-row table:style-name="ro1">
          <table:table-cell/>
          <table:table-cell table:style-name="ce3" table:formula="of:=[.B138]*3.2" office:value-type="float" office:value="2.88230376151713E+100" calcext:value-type="float">
            <text:p>2.88230376151713E+100</text:p>
          </table:table-cell>
          <table:table-cell table:style-name="ce3" table:number-columns-repeated="2"/>
          <table:table-cell table:style-name="ce30" table:formula="of:=[.$B$14]/([.$B$9]*[.B139])" office:value-type="float" office:value="0.00000002512911071642" calcext:value-type="float">
            <text:p>0.00000002512911</text:p>
          </table:table-cell>
          <table:table-cell table:number-columns-repeated="1019"/>
        </table:table-row>
        <table:table-row table:style-name="ro1">
          <table:table-cell/>
          <table:table-cell table:style-name="ce3" table:formula="of:=[.B139]*3.2" office:value-type="float" office:value="9.22337203685481E+100" calcext:value-type="float">
            <text:p>9.22337203685481E+100</text:p>
          </table:table-cell>
          <table:table-cell table:style-name="ce3" table:number-columns-repeated="2"/>
          <table:table-cell table:style-name="ce30" table:formula="of:=[.$B$14]/([.$B$9]*[.B140])" office:value-type="float" office:value="0.00000000785284709888" calcext:value-type="float">
            <text:p>0.00000000785285</text:p>
          </table:table-cell>
          <table:table-cell table:number-columns-repeated="1019"/>
        </table:table-row>
        <table:table-row table:style-name="ro1">
          <table:table-cell/>
          <table:table-cell table:style-name="ce3" table:formula="of:=[.B140]*3.2" office:value-type="float" office:value="2.95147905179354E+101" calcext:value-type="float">
            <text:p>2.95147905179354E+101</text:p>
          </table:table-cell>
          <table:table-cell table:style-name="ce3" table:number-columns-repeated="2"/>
          <table:table-cell table:style-name="ce30" table:formula="of:=[.$B$14]/([.$B$9]*[.B141])" office:value-type="float" office:value="0.0000000024540147184" calcext:value-type="float">
            <text:p>0.00000000245401</text:p>
          </table:table-cell>
          <table:table-cell table:number-columns-repeated="1019"/>
        </table:table-row>
        <table:table-row table:style-name="ro1">
          <table:table-cell/>
          <table:table-cell table:style-name="ce3" table:formula="of:=[.B141]*3.2" office:value-type="float" office:value="9.44473296573932E+101" calcext:value-type="float">
            <text:p>9.44473296573932E+101</text:p>
          </table:table-cell>
          <table:table-cell table:style-name="ce3" table:number-columns-repeated="2"/>
          <table:table-cell table:style-name="ce30" table:formula="of:=[.$B$14]/([.$B$9]*[.B142])" office:value-type="float" office:value="0.0000000007668795995" calcext:value-type="float">
            <text:p>0.00000000076688</text:p>
          </table:table-cell>
          <table:table-cell table:number-columns-repeated="1019"/>
        </table:table-row>
        <table:table-row table:style-name="ro1">
          <table:table-cell/>
          <table:table-cell table:style-name="ce3" table:formula="of:=[.B142]*3.2" office:value-type="float" office:value="3.02231454903658E+102" calcext:value-type="float">
            <text:p>3.02231454903658E+102</text:p>
          </table:table-cell>
          <table:table-cell table:style-name="ce3" table:number-columns-repeated="2"/>
          <table:table-cell table:style-name="ce30" table:formula="of:=[.$B$14]/([.$B$9]*[.B143])" office:value-type="float" office:value="0.00000000023964987484" calcext:value-type="float">
            <text:p>0.00000000023965</text:p>
          </table:table-cell>
          <table:table-cell table:number-columns-repeated="1019"/>
        </table:table-row>
        <table:table-row table:style-name="ro1">
          <table:table-cell/>
          <table:table-cell table:style-name="ce3" table:formula="of:=[.B143]*3.2" office:value-type="float" office:value="9.67140655691707E+102" calcext:value-type="float">
            <text:p>9.67140655691707E+102</text:p>
          </table:table-cell>
          <table:table-cell table:style-name="ce3" table:number-columns-repeated="2"/>
          <table:table-cell table:style-name="ce30" table:formula="of:=[.$B$14]/([.$B$9]*[.B144])" office:value-type="float" office:value="0.00000000007489058589" calcext:value-type="float">
            <text:p>0.00000000007489</text:p>
          </table:table-cell>
          <table:table-cell table:number-columns-repeated="1019"/>
        </table:table-row>
        <table:table-row table:style-name="ro1">
          <table:table-cell/>
          <table:table-cell table:style-name="ce3" table:formula="of:=[.B144]*3.2" office:value-type="float" office:value="3.09485009821346E+103" calcext:value-type="float">
            <text:p>3.09485009821346E+103</text:p>
          </table:table-cell>
          <table:table-cell table:style-name="ce3" table:number-columns-repeated="2"/>
          <table:table-cell table:style-name="ce30" table:formula="of:=[.$B$14]/([.$B$9]*[.B145])" office:value-type="float" office:value="0.00000000002340330809" calcext:value-type="float">
            <text:p>0.00000000002340</text:p>
          </table:table-cell>
          <table:table-cell table:number-columns-repeated="1019"/>
        </table:table-row>
        <table:table-row table:style-name="ro1">
          <table:table-cell/>
          <table:table-cell table:style-name="ce3" table:formula="of:=[.B145]*3.2" office:value-type="float" office:value="9.90352031428308E+103" calcext:value-type="float">
            <text:p>9.90352031428308E+103</text:p>
          </table:table-cell>
          <table:table-cell table:style-name="ce3" table:number-columns-repeated="2"/>
          <table:table-cell table:style-name="ce30" table:formula="of:=[.$B$14]/([.$B$9]*[.B146])" office:value-type="float" office:value="0.00000000000731353378" calcext:value-type="float">
            <text:p>0.00000000000731</text:p>
          </table:table-cell>
          <table:table-cell table:number-columns-repeated="1019"/>
        </table:table-row>
        <table:table-row table:style-name="ro1">
          <table:table-cell/>
          <table:table-cell table:style-name="ce3" table:formula="of:=[.B146]*3.2" office:value-type="float" office:value="3.16912650057058E+104" calcext:value-type="float">
            <text:p>3.16912650057058E+104</text:p>
          </table:table-cell>
          <table:table-cell table:style-name="ce3" table:number-columns-repeated="2"/>
          <table:table-cell table:style-name="ce30" table:formula="of:=[.$B$14]/([.$B$9]*[.B147])" office:value-type="float" office:value="0.00000000000228547931" calcext:value-type="float">
            <text:p>0.00000000000229</text:p>
          </table:table-cell>
          <table:table-cell table:number-columns-repeated="1019"/>
        </table:table-row>
        <table:table-row table:style-name="ro1">
          <table:table-cell/>
          <table:table-cell table:style-name="ce3" table:formula="of:=[.B147]*3.2" office:value-type="float" office:value="1.01412048018259E+105" calcext:value-type="float">
            <text:p>1.01412048018259E+105</text:p>
          </table:table-cell>
          <table:table-cell table:style-name="ce3" table:number-columns-repeated="2"/>
          <table:table-cell table:style-name="ce30" table:formula="of:=[.$B$14]/([.$B$9]*[.B148])" office:value-type="float" office:value="0.00000000000071421228" calcext:value-type="float">
            <text:p>0.00000000000071</text:p>
          </table:table-cell>
          <table:table-cell table:number-columns-repeated="1019"/>
        </table:table-row>
        <table:table-row table:style-name="ro1">
          <table:table-cell/>
          <table:table-cell table:style-name="ce3" table:formula="of:=[.B148]*3.2" office:value-type="float" office:value="3.24518553658428E+105" calcext:value-type="float">
            <text:p>3.24518553658428E+105</text:p>
          </table:table-cell>
          <table:table-cell table:style-name="ce3" table:number-columns-repeated="2"/>
          <table:table-cell table:style-name="ce30" table:formula="of:=[.$B$14]/([.$B$9]*[.B149])" office:value-type="float" office:value="0.00000000000022319134" calcext:value-type="float">
            <text:p>0.00000000000022</text:p>
          </table:table-cell>
          <table:table-cell table:number-columns-repeated="1019"/>
        </table:table-row>
        <table:table-row table:style-name="ro1">
          <table:table-cell/>
          <table:table-cell table:style-name="ce3" table:formula="of:=[.B149]*3.2" office:value-type="float" office:value="1.03845937170697E+106" calcext:value-type="float">
            <text:p>1.03845937170697E+106</text:p>
          </table:table-cell>
          <table:table-cell table:style-name="ce3" table:number-columns-repeated="2"/>
          <table:table-cell table:style-name="ce30" table:formula="of:=[.$B$14]/([.$B$9]*[.B150])" office:value-type="float" office:value="0.00000000000006974729" calcext:value-type="float">
            <text:p>0.00000000000007</text:p>
          </table:table-cell>
          <table:table-cell table:number-columns-repeated="1019"/>
        </table:table-row>
        <table:table-row table:style-name="ro1">
          <table:table-cell/>
          <table:table-cell table:style-name="ce3" table:formula="of:=[.B150]*3.2" office:value-type="float" office:value="3.3230699894623E+106" calcext:value-type="float">
            <text:p>3.3230699894623E+106</text:p>
          </table:table-cell>
          <table:table-cell table:style-name="ce3" table:number-columns-repeated="2"/>
          <table:table-cell table:style-name="ce30" table:formula="of:=[.$B$14]/([.$B$9]*[.B151])" office:value-type="float" office:value="0.00000000000002179603" calcext:value-type="float">
            <text:p>0.00000000000002</text:p>
          </table:table-cell>
          <table:table-cell table:number-columns-repeated="1019"/>
        </table:table-row>
        <table:table-row table:style-name="ro1">
          <table:table-cell/>
          <table:table-cell table:style-name="ce3" table:formula="of:=[.B151]*3.2" office:value-type="float" office:value="1.06338239662794E+107" calcext:value-type="float">
            <text:p>1.06338239662794E+107</text:p>
          </table:table-cell>
          <table:table-cell table:style-name="ce3" table:number-columns-repeated="2"/>
          <table:table-cell table:style-name="ce30" table:formula="of:=[.$B$14]/([.$B$9]*[.B152])" office:value-type="float" office:value="6.81125910784177E-015" calcext:value-type="float">
            <text:p>0.00000000000001</text:p>
          </table:table-cell>
          <table:table-cell table:number-columns-repeated="1019"/>
        </table:table-row>
        <table:table-row table:style-name="ro1">
          <table:table-cell/>
          <table:table-cell table:style-name="ce3" table:formula="of:=[.B152]*3.2" office:value-type="float" office:value="3.4028236692094E+107" calcext:value-type="float">
            <text:p>3.4028236692094E+107</text:p>
          </table:table-cell>
          <table:table-cell table:style-name="ce3" table:number-columns-repeated="2"/>
          <table:table-cell table:style-name="ce39" table:formula="of:=[.$B$14]/([.$B$9]*[.B153])" office:value-type="float" office:value="2.12851847120055E-015" calcext:value-type="float">
            <text:p>2.13E-15</text:p>
          </table:table-cell>
          <table:table-cell table:number-columns-repeated="1019"/>
        </table:table-row>
        <table:table-row table:style-name="ro1">
          <table:table-cell/>
          <table:table-cell table:style-name="ce3" table:formula="of:=[.B153]*3.2" office:value-type="float" office:value="1.08890357414701E+108" calcext:value-type="float">
            <text:p>1.08890357414701E+108</text:p>
          </table:table-cell>
          <table:table-cell table:style-name="ce3" table:number-columns-repeated="2"/>
          <table:table-cell table:style-name="ce39" table:formula="of:=[.$B$14]/([.$B$9]*[.B154])" office:value-type="float" office:value="6.65162022250173E-016" calcext:value-type="float">
            <text:p>6.65E-16</text:p>
          </table:table-cell>
          <table:table-cell table:number-columns-repeated="1019"/>
        </table:table-row>
        <table:table-row table:style-name="ro1">
          <table:table-cell/>
          <table:table-cell table:style-name="ce3" table:formula="of:=[.B154]*3.2" office:value-type="float" office:value="3.48449143727042E+108" calcext:value-type="float">
            <text:p>3.48449143727042E+108</text:p>
          </table:table-cell>
          <table:table-cell table:style-name="ce3" table:number-columns-repeated="2"/>
          <table:table-cell table:style-name="ce39" table:formula="of:=[.$B$14]/([.$B$9]*[.B155])" office:value-type="float" office:value="2.07863131953179E-016" calcext:value-type="float">
            <text:p>2.08E-16</text:p>
          </table:table-cell>
          <table:table-cell table:number-columns-repeated="1019"/>
        </table:table-row>
        <table:table-row table:style-name="ro1">
          <table:table-cell/>
          <table:table-cell table:style-name="ce3" table:formula="of:=[.B155]*3.2" office:value-type="float" office:value="1.11503725992654E+109" calcext:value-type="float">
            <text:p>1.11503725992654E+109</text:p>
          </table:table-cell>
          <table:table-cell table:style-name="ce3" table:number-columns-repeated="2"/>
          <table:table-cell table:style-name="ce39" table:formula="of:=[.$B$14]/([.$B$9]*[.B156])" office:value-type="float" office:value="6.49572287353685E-017" calcext:value-type="float">
            <text:p>6.50E-17</text:p>
          </table:table-cell>
          <table:table-cell table:number-columns-repeated="1019"/>
        </table:table-row>
        <table:table-row table:style-name="ro1">
          <table:table-cell/>
          <table:table-cell table:style-name="ce3" table:formula="of:=[.B156]*3.2" office:value-type="float" office:value="3.56811923176491E+109" calcext:value-type="float">
            <text:p>3.56811923176491E+109</text:p>
          </table:table-cell>
          <table:table-cell table:style-name="ce3" table:number-columns-repeated="2"/>
          <table:table-cell table:style-name="ce39" table:formula="of:=[.$B$14]/([.$B$9]*[.B157])" office:value-type="float" office:value="2.02991339798026E-017" calcext:value-type="float">
            <text:p>2.03E-17</text:p>
          </table:table-cell>
          <table:table-cell table:number-columns-repeated="1019"/>
        </table:table-row>
        <table:table-row table:style-name="ro1">
          <table:table-cell/>
          <table:table-cell table:style-name="ce3" table:formula="of:=[.B157]*3.2" office:value-type="float" office:value="1.14179815416477E+110" calcext:value-type="float">
            <text:p>1.14179815416477E+110</text:p>
          </table:table-cell>
          <table:table-cell table:style-name="ce3" table:number-columns-repeated="2"/>
          <table:table-cell table:style-name="ce39" table:formula="of:=[.$B$14]/([.$B$9]*[.B158])" office:value-type="float" office:value="6.34347936868832E-018" calcext:value-type="float">
            <text:p>6.34E-18</text:p>
          </table:table-cell>
          <table:table-cell table:number-columns-repeated="1019"/>
        </table:table-row>
        <table:table-row table:style-name="ro1">
          <table:table-cell/>
          <table:table-cell table:style-name="ce3" table:formula="of:=[.B158]*3.2" office:value-type="float" office:value="3.65375409332727E+110" calcext:value-type="float">
            <text:p>3.65375409332727E+110</text:p>
          </table:table-cell>
          <table:table-cell table:style-name="ce3" table:number-columns-repeated="2"/>
          <table:table-cell table:style-name="ce39" table:formula="of:=[.$B$14]/([.$B$9]*[.B159])" office:value-type="float" office:value="1.9823373027151E-018" calcext:value-type="float">
            <text:p>1.98E-18</text:p>
          </table:table-cell>
          <table:table-cell table:number-columns-repeated="1019"/>
        </table:table-row>
        <table:table-row table:style-name="ro1">
          <table:table-cell/>
          <table:table-cell table:style-name="ce3" table:formula="of:=[.B159]*3.2" office:value-type="float" office:value="1.16920130986473E+111" calcext:value-type="float">
            <text:p>1.16920130986473E+111</text:p>
          </table:table-cell>
          <table:table-cell table:style-name="ce3" table:number-columns-repeated="2"/>
          <table:table-cell table:style-name="ce39" table:formula="of:=[.$B$14]/([.$B$9]*[.B160])" office:value-type="float" office:value="6.19480407098469E-019" calcext:value-type="float">
            <text:p>6.19E-19</text:p>
          </table:table-cell>
          <table:table-cell table:number-columns-repeated="1019"/>
        </table:table-row>
        <table:table-row table:style-name="ro1">
          <table:table-cell/>
          <table:table-cell table:style-name="ce3" table:formula="of:=[.B160]*3.2" office:value-type="float" office:value="3.74144419156713E+111" calcext:value-type="float">
            <text:p>3.74144419156713E+111</text:p>
          </table:table-cell>
          <table:table-cell table:style-name="ce3" table:number-columns-repeated="2"/>
          <table:table-cell table:style-name="ce39" table:formula="of:=[.$B$14]/([.$B$9]*[.B161])" office:value-type="float" office:value="1.93587627218272E-019" calcext:value-type="float">
            <text:p>1.94E-19</text:p>
          </table:table-cell>
          <table:table-cell table:number-columns-repeated="1019"/>
        </table:table-row>
        <table:table-row table:style-name="ro1">
          <table:table-cell/>
          <table:table-cell table:style-name="ce3" table:formula="of:=[.B161]*3.2" office:value-type="float" office:value="1.19726214130148E+112" calcext:value-type="float">
            <text:p>1.19726214130148E+112</text:p>
          </table:table-cell>
          <table:table-cell table:style-name="ce3" table:number-columns-repeated="2"/>
          <table:table-cell table:style-name="ce39" table:formula="of:=[.$B$14]/([.$B$9]*[.B162])" office:value-type="float" office:value="6.04961335057099E-020" calcext:value-type="float">
            <text:p>6.05E-20</text:p>
          </table:table-cell>
          <table:table-cell table:number-columns-repeated="1019"/>
        </table:table-row>
        <table:table-row table:style-name="ro1">
          <table:table-cell/>
          <table:table-cell table:style-name="ce3" table:formula="of:=[.B162]*3.2" office:value-type="float" office:value="3.83123885216474E+112" calcext:value-type="float">
            <text:p>3.83123885216474E+112</text:p>
          </table:table-cell>
          <table:table-cell table:style-name="ce3" table:number-columns-repeated="2"/>
          <table:table-cell table:style-name="ce39" table:formula="of:=[.$B$14]/([.$B$9]*[.B163])" office:value-type="float" office:value="1.89050417205343E-020" calcext:value-type="float">
            <text:p>1.89E-20</text:p>
          </table:table-cell>
          <table:table-cell table:number-columns-repeated="1019"/>
        </table:table-row>
        <table:table-row table:style-name="ro1">
          <table:table-cell/>
          <table:table-cell table:style-name="ce3" table:formula="of:=[.B163]*3.2" office:value-type="float" office:value="1.22599643269272E+113" calcext:value-type="float">
            <text:p>1.22599643269272E+113</text:p>
          </table:table-cell>
          <table:table-cell table:style-name="ce3" table:number-columns-repeated="2"/>
          <table:table-cell table:style-name="ce39" table:formula="of:=[.$B$14]/([.$B$9]*[.B164])" office:value-type="float" office:value="5.90782553766698E-021" calcext:value-type="float">
            <text:p>5.91E-21</text:p>
          </table:table-cell>
          <table:table-cell table:number-columns-repeated="1019"/>
        </table:table-row>
        <table:table-row table:style-name="ro1">
          <table:table-cell/>
          <table:table-cell table:style-name="ce3" table:formula="of:=[.B164]*3.2" office:value-type="float" office:value="3.92318858461669E+113" calcext:value-type="float">
            <text:p>3.92318858461669E+113</text:p>
          </table:table-cell>
          <table:table-cell table:style-name="ce3" table:number-columns-repeated="2"/>
          <table:table-cell table:style-name="ce39" table:formula="of:=[.$B$14]/([.$B$9]*[.B165])" office:value-type="float" office:value="1.84619548052093E-021" calcext:value-type="float">
            <text:p>1.85E-21</text:p>
          </table:table-cell>
          <table:table-cell table:number-columns-repeated="1019"/>
        </table:table-row>
        <table:table-row table:style-name="ro1">
          <table:table-cell/>
          <table:table-cell table:style-name="ce3" table:formula="of:=[.B165]*3.2" office:value-type="float" office:value="1.25542034707734E+114" calcext:value-type="float">
            <text:p>1.25542034707734E+114</text:p>
          </table:table-cell>
          <table:table-cell table:style-name="ce3" table:number-columns-repeated="2"/>
          <table:table-cell table:style-name="ce39" table:formula="of:=[.$B$14]/([.$B$9]*[.B166])" office:value-type="float" office:value="5.76936087662791E-022" calcext:value-type="float">
            <text:p>5.77E-22</text:p>
          </table:table-cell>
          <table:table-cell table:number-columns-repeated="1019"/>
        </table:table-row>
        <table:table-row table:style-name="ro1">
          <table:table-cell/>
          <table:table-cell table:style-name="ce3" table:formula="of:=[.B166]*3.2" office:value-type="float" office:value="4.0173451106475E+114" calcext:value-type="float">
            <text:p>4.0173451106475E+114</text:p>
          </table:table-cell>
          <table:table-cell table:style-name="ce3" table:number-columns-repeated="2"/>
          <table:table-cell table:style-name="ce39" table:formula="of:=[.$B$14]/([.$B$9]*[.B167])" office:value-type="float" office:value="1.80292527394622E-022" calcext:value-type="float">
            <text:p>1.80E-22</text:p>
          </table:table-cell>
          <table:table-cell table:number-columns-repeated="1019"/>
        </table:table-row>
        <table:table-row table:style-name="ro1">
          <table:table-cell/>
          <table:table-cell table:style-name="ce3" table:formula="of:=[.B167]*3.2" office:value-type="float" office:value="1.2855504354072E+115" calcext:value-type="float">
            <text:p>1.2855504354072E+115</text:p>
          </table:table-cell>
          <table:table-cell table:style-name="ce3" table:number-columns-repeated="2"/>
          <table:table-cell table:style-name="ce39" table:formula="of:=[.$B$14]/([.$B$9]*[.B168])" office:value-type="float" office:value="5.63414148108194E-023" calcext:value-type="float">
            <text:p>5.63E-23</text:p>
          </table:table-cell>
          <table:table-cell table:number-columns-repeated="1019"/>
        </table:table-row>
        <table:table-row table:style-name="ro1">
          <table:table-cell/>
          <table:table-cell table:style-name="ce3" table:formula="of:=[.B168]*3.2" office:value-type="float" office:value="4.11376139330304E+115" calcext:value-type="float">
            <text:p>4.11376139330304E+115</text:p>
          </table:table-cell>
          <table:table-cell table:style-name="ce3" table:number-columns-repeated="2"/>
          <table:table-cell table:style-name="ce39" table:formula="of:=[.$B$14]/([.$B$9]*[.B169])" office:value-type="float" office:value="1.76066921283811E-023" calcext:value-type="float">
            <text:p>1.76E-23</text:p>
          </table:table-cell>
          <table:table-cell table:number-columns-repeated="1019"/>
        </table:table-row>
        <table:table-row table:style-name="ro1">
          <table:table-cell/>
          <table:table-cell table:style-name="ce3" table:formula="of:=[.B169]*3.2" office:value-type="float" office:value="1.31640364585697E+116" calcext:value-type="float">
            <text:p>1.31640364585697E+116</text:p>
          </table:table-cell>
          <table:table-cell table:style-name="ce3" table:number-columns-repeated="2"/>
          <table:table-cell table:style-name="ce39" table:formula="of:=[.$B$14]/([.$B$9]*[.B170])" office:value-type="float" office:value="5.50209129011908E-024" calcext:value-type="float">
            <text:p>5.50E-24</text:p>
          </table:table-cell>
          <table:table-cell table:number-columns-repeated="1019"/>
        </table:table-row>
        <table:table-row table:style-name="ro1">
          <table:table-cell/>
          <table:table-cell table:style-name="ce3" table:formula="of:=[.B170]*3.2" office:value-type="float" office:value="4.21249166674231E+116" calcext:value-type="float">
            <text:p>4.21249166674231E+116</text:p>
          </table:table-cell>
          <table:table-cell table:style-name="ce3" table:number-columns-repeated="2"/>
          <table:table-cell table:style-name="ce39" table:formula="of:=[.$B$14]/([.$B$9]*[.B171])" office:value-type="float" office:value="1.71940352816221E-024" calcext:value-type="float">
            <text:p>1.72E-24</text:p>
          </table:table-cell>
          <table:table-cell table:number-columns-repeated="1019"/>
        </table:table-row>
        <table:table-row table:style-name="ro1">
          <table:table-cell/>
          <table:table-cell table:style-name="ce3" table:formula="of:=[.B171]*3.2" office:value-type="float" office:value="1.34799733335754E+117" calcext:value-type="float">
            <text:p>1.34799733335754E+117</text:p>
          </table:table-cell>
          <table:table-cell table:style-name="ce3" table:number-columns-repeated="2"/>
          <table:table-cell table:style-name="ce39" table:formula="of:=[.$B$14]/([.$B$9]*[.B172])" office:value-type="float" office:value="5.37313602550692E-025" calcext:value-type="float">
            <text:p>5.37E-25</text:p>
          </table:table-cell>
          <table:table-cell table:number-columns-repeated="1019"/>
        </table:table-row>
        <table:table-row table:style-name="ro1">
          <table:table-cell/>
          <table:table-cell table:style-name="ce3" table:formula="of:=[.B172]*3.2" office:value-type="float" office:value="4.31359146674413E+117" calcext:value-type="float">
            <text:p>4.31359146674413E+117</text:p>
          </table:table-cell>
          <table:table-cell table:style-name="ce3" table:number-columns-repeated="2"/>
          <table:table-cell table:style-name="ce39" table:formula="of:=[.$B$14]/([.$B$9]*[.B173])" office:value-type="float" office:value="1.67910500797091E-025" calcext:value-type="float">
            <text:p>1.68E-25</text:p>
          </table:table-cell>
          <table:table-cell table:number-columns-repeated="1019"/>
        </table:table-row>
        <table:table-row table:style-name="ro1">
          <table:table-cell/>
          <table:table-cell table:style-name="ce3" table:formula="of:=[.B173]*3.2" office:value-type="float" office:value="1.38034926935812E+118" calcext:value-type="float">
            <text:p>1.38034926935812E+118</text:p>
          </table:table-cell>
          <table:table-cell table:style-name="ce3" table:number-columns-repeated="2"/>
          <table:table-cell table:style-name="ce39" table:formula="of:=[.$B$14]/([.$B$9]*[.B174])" office:value-type="float" office:value="5.2472031499091E-026" calcext:value-type="float">
            <text:p>5.25E-26</text:p>
          </table:table-cell>
          <table:table-cell table:number-columns-repeated="1019"/>
        </table:table-row>
        <table:table-row table:style-name="ro1">
          <table:table-cell/>
          <table:table-cell table:style-name="ce3" table:formula="of:=[.B174]*3.2" office:value-type="float" office:value="4.41711766194599E+118" calcext:value-type="float">
            <text:p>4.41711766194599E+118</text:p>
          </table:table-cell>
          <table:table-cell table:style-name="ce3" table:number-columns-repeated="2"/>
          <table:table-cell table:style-name="ce39" table:formula="of:=[.$B$14]/([.$B$9]*[.B175])" office:value-type="float" office:value="1.63975098434659E-026" calcext:value-type="float">
            <text:p>1.64E-26</text:p>
          </table:table-cell>
          <table:table-cell table:number-columns-repeated="1019"/>
        </table:table-row>
        <table:table-row table:style-name="ro1">
          <table:table-cell/>
          <table:table-cell table:style-name="ce3" table:formula="of:=[.B175]*3.2" office:value-type="float" office:value="1.41347765182272E+119" calcext:value-type="float">
            <text:p>1.41347765182272E+119</text:p>
          </table:table-cell>
          <table:table-cell table:style-name="ce3" table:number-columns-repeated="2"/>
          <table:table-cell table:style-name="ce39" table:formula="of:=[.$B$14]/([.$B$9]*[.B176])" office:value-type="float" office:value="5.1242218260831E-027" calcext:value-type="float">
            <text:p>5.12E-27</text:p>
          </table:table-cell>
          <table:table-cell table:number-columns-repeated="1019"/>
        </table:table-row>
        <table:table-row table:style-name="ro1">
          <table:table-cell/>
          <table:table-cell table:style-name="ce3" table:formula="of:=[.B176]*3.2" office:value-type="float" office:value="4.52312848583269E+119" calcext:value-type="float">
            <text:p>4.52312848583269E+119</text:p>
          </table:table-cell>
          <table:table-cell table:style-name="ce3" table:number-columns-repeated="2"/>
          <table:table-cell table:style-name="ce39" table:formula="of:=[.$B$14]/([.$B$9]*[.B177])" office:value-type="float" office:value="1.60131932065097E-027" calcext:value-type="float">
            <text:p>1.60E-27</text:p>
          </table:table-cell>
          <table:table-cell table:number-columns-repeated="1019"/>
        </table:table-row>
        <table:table-row table:style-name="ro1">
          <table:table-cell/>
          <table:table-cell table:style-name="ce3" table:formula="of:=[.B177]*3.2" office:value-type="float" office:value="1.44740111546646E+120" calcext:value-type="float">
            <text:p>1.44740111546646E+120</text:p>
          </table:table-cell>
          <table:table-cell table:style-name="ce3" table:number-columns-repeated="2"/>
          <table:table-cell table:style-name="ce39" table:formula="of:=[.$B$14]/([.$B$9]*[.B178])" office:value-type="float" office:value="5.00412287703428E-028" calcext:value-type="float">
            <text:p>5.00E-28</text:p>
          </table:table-cell>
          <table:table-cell table:number-columns-repeated="1019"/>
        </table:table-row>
        <table:table-row table:style-name="ro1">
          <table:table-cell/>
          <table:table-cell table:style-name="ce3" table:formula="of:=[.B178]*3.2" office:value-type="float" office:value="4.63168356949267E+120" calcext:value-type="float">
            <text:p>4.63168356949267E+120</text:p>
          </table:table-cell>
          <table:table-cell table:style-name="ce3" table:number-columns-repeated="2"/>
          <table:table-cell table:style-name="ce39" table:formula="of:=[.$B$14]/([.$B$9]*[.B179])" office:value-type="float" office:value="1.56378839907321E-028" calcext:value-type="float">
            <text:p>1.56E-28</text:p>
          </table:table-cell>
          <table:table-cell table:number-columns-repeated="1019"/>
        </table:table-row>
        <table:table-row table:style-name="ro1">
          <table:table-cell/>
          <table:table-cell table:style-name="ce3" table:formula="of:=[.B179]*3.2" office:value-type="float" office:value="1.48213874223766E+121" calcext:value-type="float">
            <text:p>1.48213874223766E+121</text:p>
          </table:table-cell>
          <table:table-cell table:style-name="ce3" table:number-columns-repeated="2"/>
          <table:table-cell table:style-name="ce39" table:formula="of:=[.$B$14]/([.$B$9]*[.B180])" office:value-type="float" office:value="4.88683874710379E-029" calcext:value-type="float">
            <text:p>4.89E-29</text:p>
          </table:table-cell>
          <table:table-cell table:number-columns-repeated="1019"/>
        </table:table-row>
        <table:table-row table:style-name="ro1">
          <table:table-cell/>
          <table:table-cell table:style-name="ce3" table:formula="of:=[.B180]*3.2" office:value-type="float" office:value="4.7428439751605E+121" calcext:value-type="float">
            <text:p>4.7428439751605E+121</text:p>
          </table:table-cell>
          <table:table-cell table:style-name="ce3" table:number-columns-repeated="2"/>
          <table:table-cell table:style-name="ce39" table:formula="of:=[.$B$14]/([.$B$9]*[.B181])" office:value-type="float" office:value="1.52713710846993E-029" calcext:value-type="float">
            <text:p>1.53E-29</text:p>
          </table:table-cell>
          <table:table-cell table:number-columns-repeated="1019"/>
        </table:table-row>
        <table:table-row table:style-name="ro1">
          <table:table-cell/>
          <table:table-cell table:style-name="ce3" table:formula="of:=[.B181]*3.2" office:value-type="float" office:value="1.51771007205136E+122" calcext:value-type="float">
            <text:p>1.51771007205136E+122</text:p>
          </table:table-cell>
          <table:table-cell table:style-name="ce3" table:number-columns-repeated="2"/>
          <table:table-cell table:style-name="ce39" table:formula="of:=[.$B$14]/([.$B$9]*[.B182])" office:value-type="float" office:value="4.77230346396854E-030" calcext:value-type="float">
            <text:p>4.77E-30</text:p>
          </table:table-cell>
          <table:table-cell table:number-columns-repeated="1019"/>
        </table:table-row>
        <table:table-row table:style-name="ro1">
          <table:table-cell/>
          <table:table-cell table:style-name="ce3" table:formula="of:=[.B182]*3.2" office:value-type="float" office:value="4.85667223056435E+122" calcext:value-type="float">
            <text:p>4.85667223056435E+122</text:p>
          </table:table-cell>
          <table:table-cell table:style-name="ce3" table:number-columns-repeated="2"/>
          <table:table-cell table:style-name="ce39" table:formula="of:=[.$B$14]/([.$B$9]*[.B183])" office:value-type="float" office:value="1.49134483249017E-030" calcext:value-type="float">
            <text:p>1.49E-30</text:p>
          </table:table-cell>
          <table:table-cell table:number-columns-repeated="1019"/>
        </table:table-row>
        <table:table-row table:style-name="ro1">
          <table:table-cell/>
          <table:table-cell table:style-name="ce3" table:formula="of:=[.B183]*3.2" office:value-type="float" office:value="1.55413511378059E+123" calcext:value-type="float">
            <text:p>1.55413511378059E+123</text:p>
          </table:table-cell>
          <table:table-cell table:style-name="ce3" table:number-columns-repeated="2"/>
          <table:table-cell table:style-name="ce39" table:formula="of:=[.$B$14]/([.$B$9]*[.B184])" office:value-type="float" office:value="4.66045260153178E-031" calcext:value-type="float">
            <text:p>4.66E-31</text:p>
          </table:table-cell>
          <table:table-cell table:number-columns-repeated="1019"/>
        </table:table-row>
        <table:table-row table:style-name="ro1">
          <table:table-cell/>
          <table:table-cell table:style-name="ce3" table:formula="of:=[.B184]*3.2" office:value-type="float" office:value="4.9732323640979E+123" calcext:value-type="float">
            <text:p>4.9732323640979E+123</text:p>
          </table:table-cell>
          <table:table-cell table:style-name="ce3" table:number-columns-repeated="2"/>
          <table:table-cell table:style-name="ce39" table:formula="of:=[.$B$14]/([.$B$9]*[.B185])" office:value-type="float" office:value="1.45639143797868E-031" calcext:value-type="float">
            <text:p>1.46E-31</text:p>
          </table:table-cell>
          <table:table-cell table:number-columns-repeated="1019"/>
        </table:table-row>
        <table:table-row table:style-name="ro1">
          <table:table-cell/>
          <table:table-cell table:style-name="ce3" table:formula="of:=[.B185]*3.2" office:value-type="float" office:value="1.59143435651133E+124" calcext:value-type="float">
            <text:p>1.59143435651133E+124</text:p>
          </table:table-cell>
          <table:table-cell table:style-name="ce3" table:number-columns-repeated="2"/>
          <table:table-cell table:style-name="ce39" table:formula="of:=[.$B$14]/([.$B$9]*[.B186])" office:value-type="float" office:value="4.55122324368338E-032" calcext:value-type="float">
            <text:p>4.55E-32</text:p>
          </table:table-cell>
          <table:table-cell table:number-columns-repeated="1019"/>
        </table:table-row>
        <table:table-row table:style-name="ro1">
          <table:table-cell/>
          <table:table-cell table:style-name="ce3" table:formula="of:=[.B186]*3.2" office:value-type="float" office:value="5.09258994083625E+124" calcext:value-type="float">
            <text:p>5.09258994083625E+124</text:p>
          </table:table-cell>
          <table:table-cell table:style-name="ce3" table:number-columns-repeated="2"/>
          <table:table-cell table:style-name="ce39" table:formula="of:=[.$B$14]/([.$B$9]*[.B187])" office:value-type="float" office:value="1.42225726365106E-032" calcext:value-type="float">
            <text:p>1.42E-32</text:p>
          </table:table-cell>
          <table:table-cell table:number-columns-repeated="1019"/>
        </table:table-row>
        <table:table-row table:style-name="ro1">
          <table:table-cell/>
          <table:table-cell table:style-name="ce3" table:formula="of:=[.B187]*3.2" office:value-type="float" office:value="1.6296287810676E+125" calcext:value-type="float">
            <text:p>1.6296287810676E+125</text:p>
          </table:table-cell>
          <table:table-cell table:style-name="ce3" table:number-columns-repeated="2"/>
          <table:table-cell table:style-name="ce39" table:formula="of:=[.$B$14]/([.$B$9]*[.B188])" office:value-type="float" office:value="4.44455394890955E-033" calcext:value-type="float">
            <text:p>4.44E-33</text:p>
          </table:table-cell>
          <table:table-cell table:number-columns-repeated="1019"/>
        </table:table-row>
        <table:table-row table:style-name="ro1">
          <table:table-cell/>
          <table:table-cell table:style-name="ce3" table:formula="of:=[.B188]*3.2" office:value-type="float" office:value="5.21481209941632E+125" calcext:value-type="float">
            <text:p>5.21481209941632E+125</text:p>
          </table:table-cell>
          <table:table-cell table:style-name="ce3" table:number-columns-repeated="2"/>
          <table:table-cell table:style-name="ce39" table:formula="of:=[.$B$14]/([.$B$9]*[.B189])" office:value-type="float" office:value="1.38892310903423E-033" calcext:value-type="float">
            <text:p>1.39E-33</text:p>
          </table:table-cell>
          <table:table-cell table:number-columns-repeated="1019"/>
        </table:table-row>
        <table:table-row table:style-name="ro1">
          <table:table-cell/>
          <table:table-cell table:style-name="ce3" table:formula="of:=[.B189]*3.2" office:value-type="float" office:value="1.66873987181322E+126" calcext:value-type="float">
            <text:p>1.66873987181322E+126</text:p>
          </table:table-cell>
          <table:table-cell table:style-name="ce3" table:number-columns-repeated="2"/>
          <table:table-cell table:style-name="ce39" table:formula="of:=[.$B$14]/([.$B$9]*[.B190])" office:value-type="float" office:value="4.34038471573198E-034" calcext:value-type="float">
            <text:p>4.34E-34</text:p>
          </table:table-cell>
          <table:table-cell table:number-columns-repeated="1019"/>
        </table:table-row>
        <table:table-row table:style-name="ro1">
          <table:table-cell/>
          <table:table-cell table:style-name="ce3" table:formula="of:=[.B190]*3.2" office:value-type="float" office:value="5.33996758980231E+126" calcext:value-type="float">
            <text:p>5.33996758980231E+126</text:p>
          </table:table-cell>
          <table:table-cell table:style-name="ce3" table:number-columns-repeated="2"/>
          <table:table-cell table:style-name="ce39" table:formula="of:=[.$B$14]/([.$B$9]*[.B191])" office:value-type="float" office:value="1.35637022366624E-034" calcext:value-type="float">
            <text:p>1.36E-34</text:p>
          </table:table-cell>
          <table:table-cell table:number-columns-repeated="1019"/>
        </table:table-row>
        <table:table-row table:style-name="ro1">
          <table:table-cell/>
          <table:table-cell table:style-name="ce3" table:formula="of:=[.B191]*3.2" office:value-type="float" office:value="1.70878962873674E+127" calcext:value-type="float">
            <text:p>1.70878962873674E+127</text:p>
          </table:table-cell>
          <table:table-cell table:style-name="ce3" table:number-columns-repeated="2"/>
          <table:table-cell table:style-name="ce39" table:formula="of:=[.$B$14]/([.$B$9]*[.B192])" office:value-type="float" office:value="4.23865694895701E-035" calcext:value-type="float">
            <text:p>4.24E-35</text:p>
          </table:table-cell>
          <table:table-cell table:number-columns-repeated="1019"/>
        </table:table-row>
        <table:table-row table:style-name="ro1">
          <table:table-cell/>
          <table:table-cell table:style-name="ce3" table:formula="of:=[.B192]*3.2" office:value-type="float" office:value="5.46812681195757E+127" calcext:value-type="float">
            <text:p>5.46812681195757E+127</text:p>
          </table:table-cell>
          <table:table-cell table:style-name="ce3" table:number-columns-repeated="2"/>
          <table:table-cell table:style-name="ce39" table:formula="of:=[.$B$14]/([.$B$9]*[.B193])" office:value-type="float" office:value="1.32458029654907E-035" calcext:value-type="float">
            <text:p>1.32E-35</text:p>
          </table:table-cell>
          <table:table-cell table:number-columns-repeated="1019"/>
        </table:table-row>
        <table:table-row table:style-name="ro1">
          <table:table-cell/>
          <table:table-cell table:style-name="ce3" table:formula="of:=[.B193]*3.2" office:value-type="float" office:value="1.74980057982642E+128" calcext:value-type="float">
            <text:p>1.74980057982642E+128</text:p>
          </table:table-cell>
          <table:table-cell table:style-name="ce3" table:number-columns-repeated="2"/>
          <table:table-cell table:style-name="ce39" table:formula="of:=[.$B$14]/([.$B$9]*[.B194])" office:value-type="float" office:value="4.13931342671583E-036" calcext:value-type="float">
            <text:p>4.14E-36</text:p>
          </table:table-cell>
          <table:table-cell table:number-columns-repeated="1019"/>
        </table:table-row>
        <table:table-row table:style-name="ro1">
          <table:table-cell/>
          <table:table-cell table:style-name="ce3" table:formula="of:=[.B194]*3.2" office:value-type="float" office:value="5.59936185544455E+128" calcext:value-type="float">
            <text:p>5.59936185544455E+128</text:p>
          </table:table-cell>
          <table:table-cell table:style-name="ce3" table:number-columns-repeated="2"/>
          <table:table-cell table:style-name="ce39" table:formula="of:=[.$B$14]/([.$B$9]*[.B195])" office:value-type="float" office:value="1.2935354458487E-036" calcext:value-type="float">
            <text:p>1.29E-36</text:p>
          </table:table-cell>
          <table:table-cell table:number-columns-repeated="1019"/>
        </table:table-row>
        <table:table-row table:style-name="ro1">
          <table:table-cell/>
          <table:table-cell table:style-name="ce3" table:formula="of:=[.B195]*3.2" office:value-type="float" office:value="1.79179579374226E+129" calcext:value-type="float">
            <text:p>1.79179579374226E+129</text:p>
          </table:table-cell>
          <table:table-cell table:style-name="ce3" table:number-columns-repeated="2"/>
          <table:table-cell table:style-name="ce39" table:formula="of:=[.$B$14]/([.$B$9]*[.B196])" office:value-type="float" office:value="4.04229826827718E-037" calcext:value-type="float">
            <text:p>4.04E-37</text:p>
          </table:table-cell>
          <table:table-cell table:number-columns-repeated="1019"/>
        </table:table-row>
        <table:table-row table:style-name="ro1">
          <table:table-cell/>
          <table:table-cell table:style-name="ce3" table:formula="of:=[.B196]*3.2" office:value-type="float" office:value="5.73374653997522E+129" calcext:value-type="float">
            <text:p>5.73374653997522E+129</text:p>
          </table:table-cell>
          <table:table-cell table:style-name="ce3" table:number-columns-repeated="2"/>
          <table:table-cell table:style-name="ce39" table:formula="of:=[.$B$14]/([.$B$9]*[.B197])" office:value-type="float" office:value="1.26321820883662E-037" calcext:value-type="float">
            <text:p>1.26E-37</text:p>
          </table:table-cell>
          <table:table-cell table:number-columns-repeated="1019"/>
        </table:table-row>
        <table:table-row table:style-name="ro1">
          <table:table-cell/>
          <table:table-cell table:style-name="ce3" table:formula="of:=[.B197]*3.2" office:value-type="float" office:value="1.83479889279207E+130" calcext:value-type="float">
            <text:p>1.83479889279207E+130</text:p>
          </table:table-cell>
          <table:table-cell table:style-name="ce3" table:number-columns-repeated="2"/>
          <table:table-cell table:style-name="ce39" table:formula="of:=[.$B$14]/([.$B$9]*[.B198])" office:value-type="float" office:value="3.94755690261443E-038" calcext:value-type="float">
            <text:p>3.95E-38</text:p>
          </table:table-cell>
          <table:table-cell table:number-columns-repeated="1019"/>
        </table:table-row>
        <table:table-row table:style-name="ro1">
          <table:table-cell/>
          <table:table-cell table:style-name="ce3" table:formula="of:=[.B198]*3.2" office:value-type="float" office:value="5.87135645693462E+130" calcext:value-type="float">
            <text:p>5.87135645693462E+130</text:p>
          </table:table-cell>
          <table:table-cell table:style-name="ce3" table:number-columns-repeated="2"/>
          <table:table-cell table:style-name="ce39" table:formula="of:=[.$B$14]/([.$B$9]*[.B199])" office:value-type="float" office:value="1.23361153206701E-038" calcext:value-type="float">
            <text:p>1.23E-38</text:p>
          </table:table-cell>
          <table:table-cell table:number-columns-repeated="1019"/>
        </table:table-row>
        <table:table-row table:style-name="ro1">
          <table:table-cell/>
          <table:table-cell table:style-name="ce3" table:formula="of:=[.B199]*3.2" office:value-type="float" office:value="1.87883406621908E+131" calcext:value-type="float">
            <text:p>1.87883406621908E+131</text:p>
          </table:table-cell>
          <table:table-cell table:style-name="ce3" table:number-columns-repeated="2"/>
          <table:table-cell table:style-name="ce39" table:formula="of:=[.$B$14]/([.$B$9]*[.B200])" office:value-type="float" office:value="3.8550360377094E-039" calcext:value-type="float">
            <text:p>3.86E-39</text:p>
          </table:table-cell>
          <table:table-cell table:number-columns-repeated="1019"/>
        </table:table-row>
        <table:table-row table:style-name="ro1">
          <table:table-cell/>
          <table:table-cell table:style-name="ce3" table:formula="of:=[.B200]*3.2" office:value-type="float" office:value="6.01226901190106E+131" calcext:value-type="float">
            <text:p>6.01226901190106E+131</text:p>
          </table:table-cell>
          <table:table-cell table:style-name="ce3" table:number-columns-repeated="2"/>
          <table:table-cell table:style-name="ce39" table:formula="of:=[.$B$14]/([.$B$9]*[.B201])" office:value-type="float" office:value="1.20469876178419E-039" calcext:value-type="float">
            <text:p>1.20E-39</text:p>
          </table:table-cell>
          <table:table-cell table:number-columns-repeated="1019"/>
        </table:table-row>
        <table:table-row table:style-name="ro1">
          <table:table-cell/>
          <table:table-cell table:style-name="ce3" table:formula="of:=[.B201]*3.2" office:value-type="float" office:value="1.92392608380834E+132" calcext:value-type="float">
            <text:p>1.92392608380834E+132</text:p>
          </table:table-cell>
          <table:table-cell table:style-name="ce3" table:number-columns-repeated="2"/>
          <table:table-cell table:style-name="ce39" table:formula="of:=[.$B$14]/([.$B$9]*[.B202])" office:value-type="float" office:value="3.76468363057559E-040" calcext:value-type="float">
            <text:p>3.76E-40</text:p>
          </table:table-cell>
          <table:table-cell table:number-columns-repeated="1019"/>
        </table:table-row>
        <table:table-row table:style-name="ro1">
          <table:table-cell/>
          <table:table-cell table:style-name="ce3" table:formula="of:=[.B202]*3.2" office:value-type="float" office:value="6.15656346818668E+132" calcext:value-type="float">
            <text:p>6.15656346818668E+132</text:p>
          </table:table-cell>
          <table:table-cell table:style-name="ce3" table:number-columns-repeated="2"/>
          <table:table-cell table:style-name="ce39" table:formula="of:=[.$B$14]/([.$B$9]*[.B203])" office:value-type="float" office:value="1.17646363455487E-040" calcext:value-type="float">
            <text:p>1.18E-40</text:p>
          </table:table-cell>
          <table:table-cell table:number-columns-repeated="1019"/>
        </table:table-row>
        <table:table-row table:style-name="ro1">
          <table:table-cell/>
          <table:table-cell table:style-name="ce3" table:formula="of:=[.B203]*3.2" office:value-type="float" office:value="1.97010030981974E+133" calcext:value-type="float">
            <text:p>1.97010030981974E+133</text:p>
          </table:table-cell>
          <table:table-cell table:style-name="ce3" table:number-columns-repeated="2"/>
          <table:table-cell table:style-name="ce39" table:formula="of:=[.$B$14]/([.$B$9]*[.B204])" office:value-type="float" office:value="3.67644885798397E-041" calcext:value-type="float">
            <text:p>3.68E-41</text:p>
          </table:table-cell>
          <table:table-cell table:number-columns-repeated="1019"/>
        </table:table-row>
        <table:table-row table:style-name="ro1">
          <table:table-cell/>
          <table:table-cell table:style-name="ce3" table:formula="of:=[.B204]*3.2" office:value-type="float" office:value="6.30432099142316E+133" calcext:value-type="float">
            <text:p>6.30432099142316E+133</text:p>
          </table:table-cell>
          <table:table-cell table:style-name="ce3" table:number-columns-repeated="2"/>
          <table:table-cell table:style-name="ce39" table:formula="of:=[.$B$14]/([.$B$9]*[.B205])" office:value-type="float" office:value="1.14889026811999E-041" calcext:value-type="float">
            <text:p>1.15E-41</text:p>
          </table:table-cell>
          <table:table-cell table:number-columns-repeated="1019"/>
        </table:table-row>
        <table:table-row table:style-name="ro1">
          <table:table-cell/>
          <table:table-cell table:style-name="ce3" table:formula="of:=[.B205]*3.2" office:value-type="float" office:value="2.01738271725541E+134" calcext:value-type="float">
            <text:p>2.01738271725541E+134</text:p>
          </table:table-cell>
          <table:table-cell table:style-name="ce3" table:number-columns-repeated="2"/>
          <table:table-cell table:style-name="ce39" table:formula="of:=[.$B$14]/([.$B$9]*[.B206])" office:value-type="float" office:value="3.59028208787497E-042" calcext:value-type="float">
            <text:p>3.59E-42</text:p>
          </table:table-cell>
          <table:table-cell table:number-columns-repeated="1019"/>
        </table:table-row>
        <table:table-row table:style-name="ro1">
          <table:table-cell/>
          <table:table-cell table:style-name="ce3" table:formula="of:=[.B206]*3.2" office:value-type="float" office:value="6.45562469521732E+134" calcext:value-type="float">
            <text:p>6.45562469521732E+134</text:p>
          </table:table-cell>
          <table:table-cell table:style-name="ce3" table:number-columns-repeated="2"/>
          <table:table-cell table:style-name="ce39" table:formula="of:=[.$B$14]/([.$B$9]*[.B207])" office:value-type="float" office:value="1.12196315246093E-042" calcext:value-type="float">
            <text:p>1.12E-42</text:p>
          </table:table-cell>
          <table:table-cell table:number-columns-repeated="1019"/>
        </table:table-row>
        <table:table-row table:style-name="ro1">
          <table:table-cell/>
          <table:table-cell table:style-name="ce3" table:formula="of:=[.B207]*3.2" office:value-type="float" office:value="2.06579990246954E+135" calcext:value-type="float">
            <text:p>2.06579990246954E+135</text:p>
          </table:table-cell>
          <table:table-cell table:style-name="ce3" table:number-columns-repeated="2"/>
          <table:table-cell table:style-name="ce39" table:formula="of:=[.$B$14]/([.$B$9]*[.B208])" office:value-type="float" office:value="3.5061348514404E-043" calcext:value-type="float">
            <text:p>3.51E-43</text:p>
          </table:table-cell>
          <table:table-cell table:number-columns-repeated="1019"/>
        </table:table-row>
        <table:table-row table:style-name="ro1">
          <table:table-cell/>
          <table:table-cell table:style-name="ce3" table:formula="of:=[.B208]*3.2" office:value-type="float" office:value="6.61055968790254E+135" calcext:value-type="float">
            <text:p>6.61055968790254E+135</text:p>
          </table:table-cell>
          <table:table-cell table:style-name="ce3" table:number-columns-repeated="2"/>
          <table:table-cell table:style-name="ce39" table:formula="of:=[.$B$14]/([.$B$9]*[.B209])" office:value-type="float" office:value="1.09566714107513E-043" calcext:value-type="float">
            <text:p>1.10E-43</text:p>
          </table:table-cell>
          <table:table-cell table:number-columns-repeated="1019"/>
        </table:table-row>
        <table:table-row table:style-name="ro1">
          <table:table-cell/>
          <table:table-cell table:style-name="ce3" table:formula="of:=[.B209]*3.2" office:value-type="float" office:value="2.11537910012881E+136" calcext:value-type="float">
            <text:p>2.11537910012881E+136</text:p>
          </table:table-cell>
          <table:table-cell table:style-name="ce3" table:number-columns-repeated="2"/>
          <table:table-cell table:style-name="ce39" table:formula="of:=[.$B$14]/([.$B$9]*[.B210])" office:value-type="float" office:value="3.42395981585977E-044" calcext:value-type="float">
            <text:p>3.42E-44</text:p>
          </table:table-cell>
          <table:table-cell table:number-columns-repeated="1019"/>
        </table:table-row>
        <table:table-row table:style-name="ro1">
          <table:table-cell/>
          <table:table-cell table:style-name="ce3" table:formula="of:=[.B210]*3.2" office:value-type="float" office:value="6.7692131204122E+136" calcext:value-type="float">
            <text:p>6.7692131204122E+136</text:p>
          </table:table-cell>
          <table:table-cell table:style-name="ce3" table:number-columns-repeated="2"/>
          <table:table-cell table:style-name="ce39" table:formula="of:=[.$B$14]/([.$B$9]*[.B211])" office:value-type="float" office:value="1.06998744245618E-044" calcext:value-type="float">
            <text:p>1.07E-44</text:p>
          </table:table-cell>
          <table:table-cell table:number-columns-repeated="1019"/>
        </table:table-row>
        <table:table-row table:style-name="ro1">
          <table:table-cell/>
          <table:table-cell table:style-name="ce3" table:formula="of:=[.B211]*3.2" office:value-type="float" office:value="2.1661481985319E+137" calcext:value-type="float">
            <text:p>2.1661481985319E+137</text:p>
          </table:table-cell>
          <table:table-cell table:style-name="ce3" table:number-columns-repeated="2"/>
          <table:table-cell table:style-name="ce39" table:formula="of:=[.$B$14]/([.$B$9]*[.B212])" office:value-type="float" office:value="3.34371075767556E-045" calcext:value-type="float">
            <text:p>3.34E-45</text:p>
          </table:table-cell>
          <table:table-cell table:number-columns-repeated="1019"/>
        </table:table-row>
        <table:table-row table:style-name="ro1">
          <table:table-cell/>
          <table:table-cell table:style-name="ce3" table:formula="of:=[.B212]*3.2" office:value-type="float" office:value="6.93167423530209E+137" calcext:value-type="float">
            <text:p>6.93167423530209E+137</text:p>
          </table:table-cell>
          <table:table-cell table:style-name="ce3" table:number-columns-repeated="2"/>
          <table:table-cell table:style-name="ce39" table:formula="of:=[.$B$14]/([.$B$9]*[.B213])" office:value-type="float" office:value="1.04490961177361E-045" calcext:value-type="float">
            <text:p>1.04E-45</text:p>
          </table:table-cell>
          <table:table-cell table:number-columns-repeated="1019"/>
        </table:table-row>
        <table:table-row table:style-name="ro1">
          <table:table-cell/>
          <table:table-cell table:style-name="ce3" table:formula="of:=[.B213]*3.2" office:value-type="float" office:value="2.21813575529667E+138" calcext:value-type="float">
            <text:p>2.21813575529667E+138</text:p>
          </table:table-cell>
          <table:table-cell table:style-name="ce3" table:number-columns-repeated="2"/>
          <table:table-cell table:style-name="ce39" table:formula="of:=[.$B$14]/([.$B$9]*[.B214])" office:value-type="float" office:value="3.26534253679253E-046" calcext:value-type="float">
            <text:p>3.27E-46</text:p>
          </table:table-cell>
          <table:table-cell table:number-columns-repeated="1019"/>
        </table:table-row>
        <table:table-row table:style-name="ro1">
          <table:table-cell/>
          <table:table-cell table:style-name="ce3" table:formula="of:=[.B214]*3.2" office:value-type="float" office:value="7.09803441694934E+138" calcext:value-type="float">
            <text:p>7.09803441694934E+138</text:p>
          </table:table-cell>
          <table:table-cell table:style-name="ce3" table:number-columns-repeated="2"/>
          <table:table-cell table:style-name="ce39" table:formula="of:=[.$B$14]/([.$B$9]*[.B215])" office:value-type="float" office:value="1.02041954274767E-046" calcext:value-type="float">
            <text:p>1.02E-46</text:p>
          </table:table-cell>
          <table:table-cell table:number-columns-repeated="1019"/>
        </table:table-row>
        <table:table-row table:style-name="ro1">
          <table:table-cell/>
          <table:table-cell table:style-name="ce3" table:formula="of:=[.B215]*3.2" office:value-type="float" office:value="2.27137101342379E+139" calcext:value-type="float">
            <text:p>2.27137101342379E+139</text:p>
          </table:table-cell>
          <table:table-cell table:style-name="ce3" table:number-columns-repeated="2"/>
          <table:table-cell table:style-name="ce39" table:formula="of:=[.$B$14]/([.$B$9]*[.B216])" office:value-type="float" office:value="3.18881107108646E-047" calcext:value-type="float">
            <text:p>3.19E-47</text:p>
          </table:table-cell>
          <table:table-cell table:number-columns-repeated="1019"/>
        </table:table-row>
        <table:table-row table:style-name="ro1">
          <table:table-cell/>
          <table:table-cell table:style-name="ce3" table:formula="of:=[.B216]*3.2" office:value-type="float" office:value="7.26838724295613E+139" calcext:value-type="float">
            <text:p>7.26838724295613E+139</text:p>
          </table:table-cell>
          <table:table-cell table:style-name="ce3" table:number-columns-repeated="2"/>
          <table:table-cell table:style-name="ce39" table:formula="of:=[.$B$14]/([.$B$9]*[.B217])" office:value-type="float" office:value="9.96503459714518E-048" calcext:value-type="float">
            <text:p>9.97E-48</text:p>
          </table:table-cell>
          <table:table-cell table:number-columns-repeated="1019"/>
        </table:table-row>
        <table:table-row table:style-name="ro1">
          <table:table-cell/>
          <table:table-cell table:style-name="ce3" table:formula="of:=[.B217]*3.2" office:value-type="float" office:value="2.32588391774596E+140" calcext:value-type="float">
            <text:p>2.32588391774596E+140</text:p>
          </table:table-cell>
          <table:table-cell table:style-name="ce3" table:number-columns-repeated="2"/>
          <table:table-cell table:style-name="ce39" table:formula="of:=[.$B$14]/([.$B$9]*[.B218])" office:value-type="float" office:value="3.11407331160787E-048" calcext:value-type="float">
            <text:p>3.11E-48</text:p>
          </table:table-cell>
          <table:table-cell table:number-columns-repeated="1019"/>
        </table:table-row>
        <table:table-row table:style-name="ro1">
          <table:table-cell/>
          <table:table-cell table:style-name="ce3" table:formula="of:=[.B218]*3.2" office:value-type="float" office:value="7.44282853678707E+140" calcext:value-type="float">
            <text:p>7.44282853678707E+140</text:p>
          </table:table-cell>
          <table:table-cell table:style-name="ce3" table:number-columns-repeated="2"/>
          <table:table-cell table:style-name="ce39" table:formula="of:=[.$B$14]/([.$B$9]*[.B219])" office:value-type="float" office:value="9.73147909877459E-049" calcext:value-type="float">
            <text:p>9.73E-49</text:p>
          </table:table-cell>
          <table:table-cell table:number-columns-repeated="1019"/>
        </table:table-row>
        <table:table-row table:style-name="ro1">
          <table:table-cell/>
          <table:table-cell table:style-name="ce3" table:formula="of:=[.B219]*3.2" office:value-type="float" office:value="2.38170513177186E+141" calcext:value-type="float">
            <text:p>2.38170513177186E+141</text:p>
          </table:table-cell>
          <table:table-cell table:style-name="ce3" table:number-columns-repeated="2"/>
          <table:table-cell table:style-name="ce39" table:formula="of:=[.$B$14]/([.$B$9]*[.B220])" office:value-type="float" office:value="3.04108721836706E-049" calcext:value-type="float">
            <text:p>3.04E-49</text:p>
          </table:table-cell>
          <table:table-cell table:number-columns-repeated="1019"/>
        </table:table-row>
        <table:table-row table:style-name="ro1">
          <table:table-cell/>
          <table:table-cell table:style-name="ce3" table:formula="of:=[.B220]*3.2" office:value-type="float" office:value="7.62145642166996E+141" calcext:value-type="float">
            <text:p>7.62145642166996E+141</text:p>
          </table:table-cell>
          <table:table-cell table:style-name="ce3" table:number-columns-repeated="2"/>
          <table:table-cell table:style-name="ce39" table:formula="of:=[.$B$14]/([.$B$9]*[.B221])" office:value-type="float" office:value="9.50339755739706E-050" calcext:value-type="float">
            <text:p>9.50E-50</text:p>
          </table:table-cell>
          <table:table-cell table:number-columns-repeated="1019"/>
        </table:table-row>
        <table:table-row table:style-name="ro1">
          <table:table-cell/>
          <table:table-cell table:style-name="ce3" table:formula="of:=[.B221]*3.2" office:value-type="float" office:value="2.43886605493439E+142" calcext:value-type="float">
            <text:p>2.43886605493439E+142</text:p>
          </table:table-cell>
          <table:table-cell table:style-name="ce3" table:number-columns-repeated="2"/>
          <table:table-cell table:style-name="ce39" table:formula="of:=[.$B$14]/([.$B$9]*[.B222])" office:value-type="float" office:value="2.96981173668658E-050" calcext:value-type="float">
            <text:p>2.97E-50</text:p>
          </table:table-cell>
          <table:table-cell table:number-columns-repeated="1019"/>
        </table:table-row>
        <table:table-row table:style-name="ro1">
          <table:table-cell/>
          <table:table-cell table:style-name="ce3" table:formula="of:=[.B222]*3.2" office:value-type="float" office:value="7.80437137579004E+142" calcext:value-type="float">
            <text:p>7.80437137579004E+142</text:p>
          </table:table-cell>
          <table:table-cell table:style-name="ce3" table:number-columns-repeated="2"/>
          <table:table-cell table:style-name="ce39" table:formula="of:=[.$B$14]/([.$B$9]*[.B223])" office:value-type="float" office:value="9.28066167714557E-051" calcext:value-type="float">
            <text:p>9.28E-51</text:p>
          </table:table-cell>
          <table:table-cell table:number-columns-repeated="1019"/>
        </table:table-row>
        <table:table-row table:style-name="ro1">
          <table:table-cell/>
          <table:table-cell table:style-name="ce3" table:formula="of:=[.B223]*3.2" office:value-type="float" office:value="2.49739884025281E+143" calcext:value-type="float">
            <text:p>2.49739884025281E+143</text:p>
          </table:table-cell>
          <table:table-cell table:style-name="ce3" table:number-columns-repeated="2"/>
          <table:table-cell table:style-name="ce39" table:formula="of:=[.$B$14]/([.$B$9]*[.B224])" office:value-type="float" office:value="2.90020677410799E-051" calcext:value-type="float">
            <text:p>2.90E-51</text:p>
          </table:table-cell>
          <table:table-cell table:number-columns-repeated="1019"/>
        </table:table-row>
        <table:table-row table:style-name="ro1">
          <table:table-cell/>
          <table:table-cell table:style-name="ce3" table:formula="of:=[.B224]*3.2" office:value-type="float" office:value="7.99167628880901E+143" calcext:value-type="float">
            <text:p>7.99167628880901E+143</text:p>
          </table:table-cell>
          <table:table-cell table:style-name="ce3" table:number-columns-repeated="2"/>
          <table:table-cell table:style-name="ce39" table:formula="of:=[.$B$14]/([.$B$9]*[.B225])" office:value-type="float" office:value="9.06314616908747E-052" calcext:value-type="float">
            <text:p>9.06E-52</text:p>
          </table:table-cell>
          <table:table-cell table:number-columns-repeated="1019"/>
        </table:table-row>
        <table:table-row table:style-name="ro1">
          <table:table-cell/>
          <table:table-cell table:style-name="ce3" table:formula="of:=[.B225]*3.2" office:value-type="float" office:value="2.55733641241888E+144" calcext:value-type="float">
            <text:p>2.55733641241888E+144</text:p>
          </table:table-cell>
          <table:table-cell table:style-name="ce3" table:number-columns-repeated="2"/>
          <table:table-cell table:style-name="ce39" table:formula="of:=[.$B$14]/([.$B$9]*[.B226])" office:value-type="float" office:value="2.83223317783983E-052" calcext:value-type="float">
            <text:p>2.83E-52</text:p>
          </table:table-cell>
          <table:table-cell table:number-columns-repeated="1019"/>
        </table:table-row>
        <table:table-row table:style-name="ro1">
          <table:table-cell/>
          <table:table-cell table:style-name="ce3" table:formula="of:=[.B226]*3.2" office:value-type="float" office:value="8.18347651974042E+144" calcext:value-type="float">
            <text:p>8.18347651974042E+144</text:p>
          </table:table-cell>
          <table:table-cell table:style-name="ce3" table:number-columns-repeated="2"/>
          <table:table-cell table:style-name="ce39" table:formula="of:=[.$B$14]/([.$B$9]*[.B227])" office:value-type="float" office:value="8.85072868074948E-053" calcext:value-type="float">
            <text:p>8.85E-53</text:p>
          </table:table-cell>
          <table:table-cell table:number-columns-repeated="1019"/>
        </table:table-row>
        <table:table-row table:style-name="ro1">
          <table:table-cell/>
          <table:table-cell table:style-name="ce3" table:formula="of:=[.B227]*3.2" office:value-type="float" office:value="2.61871248631694E+145" calcext:value-type="float">
            <text:p>2.61871248631694E+145</text:p>
          </table:table-cell>
          <table:table-cell table:style-name="ce3" table:number-columns-repeated="2"/>
          <table:table-cell table:style-name="ce39" table:formula="of:=[.$B$14]/([.$B$9]*[.B228])" office:value-type="float" office:value="2.76585271273421E-053" calcext:value-type="float">
            <text:p>2.77E-53</text:p>
          </table:table-cell>
          <table:table-cell table:number-columns-repeated="1019"/>
        </table:table-row>
        <table:table-row table:style-name="ro1">
          <table:table-cell/>
          <table:table-cell table:style-name="ce3" table:formula="of:=[.B228]*3.2" office:value-type="float" office:value="8.37987995621419E+145" calcext:value-type="float">
            <text:p>8.37987995621419E+145</text:p>
          </table:table-cell>
          <table:table-cell table:style-name="ce3" table:number-columns-repeated="2"/>
          <table:table-cell table:style-name="ce39" table:formula="of:=[.$B$14]/([.$B$9]*[.B229])" office:value-type="float" office:value="8.64328972729441E-054" calcext:value-type="float">
            <text:p>8.64E-54</text:p>
          </table:table-cell>
          <table:table-cell table:number-columns-repeated="1019"/>
        </table:table-row>
        <table:table-row table:style-name="ro1">
          <table:table-cell/>
          <table:table-cell table:style-name="ce3" table:formula="of:=[.B229]*3.2" office:value-type="float" office:value="2.68156158598854E+146" calcext:value-type="float">
            <text:p>2.68156158598854E+146</text:p>
          </table:table-cell>
          <table:table-cell table:style-name="ce3" table:number-columns-repeated="2"/>
          <table:table-cell table:style-name="ce39" table:formula="of:=[.$B$14]/([.$B$9]*[.B230])" office:value-type="float" office:value="2.7010280397795E-054" calcext:value-type="float">
            <text:p>2.70E-54</text:p>
          </table:table-cell>
          <table:table-cell table:number-columns-repeated="1019"/>
        </table:table-row>
        <table:table-row table:style-name="ro1">
          <table:table-cell/>
          <table:table-cell table:style-name="ce3" table:formula="of:=[.B230]*3.2" office:value-type="float" office:value="8.58099707516334E+146" calcext:value-type="float">
            <text:p>8.58099707516334E+146</text:p>
          </table:table-cell>
          <table:table-cell table:style-name="ce3" table:number-columns-repeated="2"/>
          <table:table-cell table:style-name="ce39" table:formula="of:=[.$B$14]/([.$B$9]*[.B231])" office:value-type="float" office:value="8.44071262431095E-055" calcext:value-type="float">
            <text:p>8.44E-55</text:p>
          </table:table-cell>
          <table:table-cell table:number-columns-repeated="1019"/>
        </table:table-row>
        <table:table-row table:style-name="ro1">
          <table:table-cell/>
          <table:table-cell table:style-name="ce3" table:formula="of:=[.B231]*3.2" office:value-type="float" office:value="2.74591906405227E+147" calcext:value-type="float">
            <text:p>2.74591906405227E+147</text:p>
          </table:table-cell>
          <table:table-cell table:style-name="ce3" table:number-columns-repeated="2"/>
          <table:table-cell table:style-name="ce39" table:formula="of:=[.$B$14]/([.$B$9]*[.B232])" office:value-type="float" office:value="2.63772269509717E-055" calcext:value-type="float">
            <text:p>2.64E-55</text:p>
          </table:table-cell>
          <table:table-cell table:number-columns-repeated="1019"/>
        </table:table-row>
        <table:table-row table:style-name="ro1">
          <table:table-cell/>
          <table:table-cell table:style-name="ce3" table:formula="of:=[.B232]*3.2" office:value-type="float" office:value="8.78694100496726E+147" calcext:value-type="float">
            <text:p>8.78694100496726E+147</text:p>
          </table:table-cell>
          <table:table-cell table:style-name="ce3" table:number-columns-repeated="2"/>
          <table:table-cell table:style-name="ce39" table:formula="of:=[.$B$14]/([.$B$9]*[.B233])" office:value-type="float" office:value="8.24288342217866E-056" calcext:value-type="float">
            <text:p>8.24E-56</text:p>
          </table:table-cell>
          <table:table-cell table:number-columns-repeated="1019"/>
        </table:table-row>
        <table:table-row table:style-name="ro1">
          <table:table-cell/>
          <table:table-cell table:style-name="ce3" table:formula="of:=[.B233]*3.2" office:value-type="float" office:value="2.81182112158952E+148" calcext:value-type="float">
            <text:p>2.81182112158952E+148</text:p>
          </table:table-cell>
          <table:table-cell table:style-name="ce3" table:number-columns-repeated="2"/>
          <table:table-cell table:style-name="ce39" table:formula="of:=[.$B$14]/([.$B$9]*[.B234])" office:value-type="float" office:value="2.57590106943083E-056" calcext:value-type="float">
            <text:p>2.58E-56</text:p>
          </table:table-cell>
          <table:table-cell table:number-columns-repeated="1019"/>
        </table:table-row>
        <table:table-row table:style-name="ro1">
          <table:table-cell/>
          <table:table-cell table:style-name="ce3" table:formula="of:=[.B234]*3.2" office:value-type="float" office:value="8.99782758908647E+148" calcext:value-type="float">
            <text:p>8.99782758908647E+148</text:p>
          </table:table-cell>
          <table:table-cell table:style-name="ce3" table:number-columns-repeated="2"/>
          <table:table-cell table:style-name="ce39" table:formula="of:=[.$B$14]/([.$B$9]*[.B235])" office:value-type="float" office:value="8.04969084197135E-057" calcext:value-type="float">
            <text:p>8.05E-57</text:p>
          </table:table-cell>
          <table:table-cell table:number-columns-repeated="1019"/>
        </table:table-row>
        <table:table-row table:style-name="ro1">
          <table:table-cell/>
          <table:table-cell table:style-name="ce3" table:formula="of:=[.B235]*3.2" office:value-type="float" office:value="2.87930482850767E+149" calcext:value-type="float">
            <text:p>2.87930482850767E+149</text:p>
          </table:table-cell>
          <table:table-cell table:style-name="ce3" table:number-columns-repeated="2"/>
          <table:table-cell table:style-name="ce39" table:formula="of:=[.$B$14]/([.$B$9]*[.B236])" office:value-type="float" office:value="2.51552838811605E-057" calcext:value-type="float">
            <text:p>2.52E-57</text:p>
          </table:table-cell>
          <table:table-cell table:number-columns-repeated="1019"/>
        </table:table-row>
        <table:table-row table:style-name="ro1">
          <table:table-cell/>
          <table:table-cell table:style-name="ce3" table:formula="of:=[.B236]*3.2" office:value-type="float" office:value="9.21377545122455E+149" calcext:value-type="float">
            <text:p>9.21377545122455E+149</text:p>
          </table:table-cell>
          <table:table-cell table:style-name="ce3" table:number-columns-repeated="2"/>
          <table:table-cell table:style-name="ce39" table:formula="of:=[.$B$14]/([.$B$9]*[.B237])" office:value-type="float" office:value="7.86102621286264E-058" calcext:value-type="float">
            <text:p>7.86E-58</text:p>
          </table:table-cell>
          <table:table-cell table:number-columns-repeated="1019"/>
        </table:table-row>
        <table:table-row table:style-name="ro1">
          <table:table-cell/>
          <table:table-cell table:style-name="ce3" table:formula="of:=[.B237]*3.2" office:value-type="float" office:value="2.94840814439186E+150" calcext:value-type="float">
            <text:p>2.94840814439186E+150</text:p>
          </table:table-cell>
          <table:table-cell table:style-name="ce3" table:number-columns-repeated="2"/>
          <table:table-cell table:style-name="ce39" table:formula="of:=[.$B$14]/([.$B$9]*[.B238])" office:value-type="float" office:value="2.45657069151957E-058" calcext:value-type="float">
            <text:p>2.46E-58</text:p>
          </table:table-cell>
          <table:table-cell table:number-columns-repeated="1019"/>
        </table:table-row>
        <table:table-row table:style-name="ro1">
          <table:table-cell/>
          <table:table-cell table:style-name="ce3" table:formula="of:=[.B238]*3.2" office:value-type="float" office:value="9.43490606205394E+150" calcext:value-type="float">
            <text:p>9.43490606205394E+150</text:p>
          </table:table-cell>
          <table:table-cell table:style-name="ce3" table:number-columns-repeated="2"/>
          <table:table-cell table:style-name="ce39" table:formula="of:=[.$B$14]/([.$B$9]*[.B239])" office:value-type="float" office:value="7.67678341099867E-059" calcext:value-type="float">
            <text:p>7.68E-59</text:p>
          </table:table-cell>
          <table:table-cell table:number-columns-repeated="1019"/>
        </table:table-row>
        <table:table-row table:style-name="ro1">
          <table:table-cell/>
          <table:table-cell table:style-name="ce3" table:formula="of:=[.B239]*3.2" office:value-type="float" office:value="3.01916993985726E+151" calcext:value-type="float">
            <text:p>3.01916993985726E+151</text:p>
          </table:table-cell>
          <table:table-cell table:style-name="ce3" table:number-columns-repeated="2"/>
          <table:table-cell table:style-name="ce39" table:formula="of:=[.$B$14]/([.$B$9]*[.B240])" office:value-type="float" office:value="2.39899481593708E-059" calcext:value-type="float">
            <text:p>2.40E-59</text:p>
          </table:table-cell>
          <table:table-cell table:number-columns-repeated="1019"/>
        </table:table-row>
        <table:table-row table:style-name="ro1">
          <table:table-cell/>
          <table:table-cell table:style-name="ce3" table:formula="of:=[.B240]*3.2" office:value-type="float" office:value="9.66134380754323E+151" calcext:value-type="float">
            <text:p>9.66134380754323E+151</text:p>
          </table:table-cell>
          <table:table-cell table:style-name="ce3" table:number-columns-repeated="2"/>
          <table:table-cell table:style-name="ce39" table:formula="of:=[.$B$14]/([.$B$9]*[.B241])" office:value-type="float" office:value="7.49685879980339E-060" calcext:value-type="float">
            <text:p>7.50E-60</text:p>
          </table:table-cell>
          <table:table-cell table:number-columns-repeated="1019"/>
        </table:table-row>
        <table:table-row table:style-name="ro1">
          <table:table-cell/>
          <table:table-cell table:style-name="ce3" table:formula="of:=[.B241]*3.2" office:value-type="float" office:value="3.09163001841383E+152" calcext:value-type="float">
            <text:p>3.09163001841383E+152</text:p>
          </table:table-cell>
          <table:table-cell table:style-name="ce3" table:number-columns-repeated="2"/>
          <table:table-cell table:style-name="ce39" table:formula="of:=[.$B$14]/([.$B$9]*[.B242])" office:value-type="float" office:value="2.34276837493856E-060" calcext:value-type="float">
            <text:p>2.34E-60</text:p>
          </table:table-cell>
          <table:table-cell table:number-columns-repeated="1019"/>
        </table:table-row>
        <table:table-row table:style-name="ro1">
          <table:table-cell/>
          <table:table-cell table:style-name="ce3" table:formula="of:=[.B242]*3.2" office:value-type="float" office:value="9.89321605892427E+152" calcext:value-type="float">
            <text:p>9.89321605892427E+152</text:p>
          </table:table-cell>
          <table:table-cell table:style-name="ce3" table:number-columns-repeated="2"/>
          <table:table-cell table:style-name="ce39" table:formula="of:=[.$B$14]/([.$B$9]*[.B243])" office:value-type="float" office:value="7.321151171683E-061" calcext:value-type="float">
            <text:p>7.32E-61</text:p>
          </table:table-cell>
          <table:table-cell table:number-columns-repeated="1019"/>
        </table:table-row>
        <table:table-row table:style-name="ro1">
          <table:table-cell/>
          <table:table-cell table:style-name="ce3" table:formula="of:=[.B243]*3.2" office:value-type="float" office:value="3.16582913885577E+153" calcext:value-type="float">
            <text:p>3.16582913885577E+153</text:p>
          </table:table-cell>
          <table:table-cell table:style-name="ce3" table:number-columns-repeated="2"/>
          <table:table-cell table:style-name="ce39" table:formula="of:=[.$B$14]/([.$B$9]*[.B244])" office:value-type="float" office:value="2.28785974115094E-061" calcext:value-type="float">
            <text:p>2.29E-61</text:p>
          </table:table-cell>
          <table:table-cell table:number-columns-repeated="1019"/>
        </table:table-row>
        <table:table-row table:style-name="ro1">
          <table:table-cell/>
          <table:table-cell table:style-name="ce3" table:formula="of:=[.B244]*3.2" office:value-type="float" office:value="1.01306532443385E+154" calcext:value-type="float">
            <text:p>1.01306532443385E+154</text:p>
          </table:table-cell>
          <table:table-cell table:style-name="ce3" table:number-columns-repeated="2"/>
          <table:table-cell table:style-name="ce39" table:formula="of:=[.$B$14]/([.$B$9]*[.B245])" office:value-type="float" office:value="7.14956169109668E-062" calcext:value-type="float">
            <text:p>7.15E-62</text:p>
          </table:table-cell>
          <table:table-cell table:number-columns-repeated="1019"/>
        </table:table-row>
        <table:table-row table:style-name="ro1">
          <table:table-cell/>
          <table:table-cell table:style-name="ce3" table:formula="of:=[.B245]*3.2" office:value-type="float" office:value="3.24180903818831E+154" calcext:value-type="float">
            <text:p>3.24180903818831E+154</text:p>
          </table:table-cell>
          <table:table-cell table:style-name="ce3" table:number-columns-repeated="2"/>
          <table:table-cell table:style-name="ce39" table:formula="of:=[.$B$14]/([.$B$9]*[.B246])" office:value-type="float" office:value="2.23423802846771E-062" calcext:value-type="float">
            <text:p>2.23E-62</text:p>
          </table:table-cell>
          <table:table-cell table:number-columns-repeated="1019"/>
        </table:table-row>
        <table:table-row table:style-name="ro1">
          <table:table-cell/>
          <table:table-cell table:style-name="ce3" table:formula="of:=[.B246]*3.2" office:value-type="float" office:value="1.03737889222026E+155" calcext:value-type="float">
            <text:p>1.03737889222026E+155</text:p>
          </table:table-cell>
          <table:table-cell table:style-name="ce3" table:number-columns-repeated="2"/>
          <table:table-cell table:style-name="ce39" table:formula="of:=[.$B$14]/([.$B$9]*[.B247])" office:value-type="float" office:value="6.9819938389616E-063" calcext:value-type="float">
            <text:p>6.98E-63</text:p>
          </table:table-cell>
          <table:table-cell table:number-columns-repeated="1019"/>
        </table:table-row>
        <table:table-row table:style-name="ro1">
          <table:table-cell/>
          <table:table-cell table:style-name="ce3" table:formula="of:=[.B247]*3.2" office:value-type="float" office:value="3.31961245510483E+155" calcext:value-type="float">
            <text:p>3.31961245510483E+155</text:p>
          </table:table-cell>
          <table:table-cell table:style-name="ce3" table:number-columns-repeated="2"/>
          <table:table-cell table:style-name="ce39" table:formula="of:=[.$B$14]/([.$B$9]*[.B248])" office:value-type="float" office:value="2.1818730746755E-063" calcext:value-type="float">
            <text:p>2.18E-63</text:p>
          </table:table-cell>
          <table:table-cell table:number-columns-repeated="1019"/>
        </table:table-row>
        <table:table-row table:style-name="ro1">
          <table:table-cell/>
          <table:table-cell table:style-name="ce3" table:formula="of:=[.B248]*3.2" office:value-type="float" office:value="1.06227598563354E+156" calcext:value-type="float">
            <text:p>1.06227598563354E+156</text:p>
          </table:table-cell>
          <table:table-cell table:style-name="ce3" table:number-columns-repeated="2"/>
          <table:table-cell table:style-name="ce39" table:formula="of:=[.$B$14]/([.$B$9]*[.B249])" office:value-type="float" office:value="6.81835335836094E-064" calcext:value-type="float">
            <text:p>6.82E-64</text:p>
          </table:table-cell>
          <table:table-cell table:number-columns-repeated="1019"/>
        </table:table-row>
        <table:table-row table:style-name="ro1">
          <table:table-cell/>
          <table:table-cell table:style-name="ce3" table:formula="of:=[.B249]*3.2" office:value-type="float" office:value="3.39928315402734E+156" calcext:value-type="float">
            <text:p>3.39928315402734E+156</text:p>
          </table:table-cell>
          <table:table-cell table:style-name="ce3" table:number-columns-repeated="2"/>
          <table:table-cell table:style-name="ce39" table:formula="of:=[.$B$14]/([.$B$9]*[.B250])" office:value-type="float" office:value="2.13073542448779E-064" calcext:value-type="float">
            <text:p>2.13E-64</text:p>
          </table:table-cell>
          <table:table-cell table:number-columns-repeated="1019"/>
        </table:table-row>
        <table:table-row table:style-name="ro1">
          <table:table-cell/>
          <table:table-cell table:style-name="ce3" table:formula="of:=[.B250]*3.2" office:value-type="float" office:value="1.08777060928875E+157" calcext:value-type="float">
            <text:p>1.08777060928875E+157</text:p>
          </table:table-cell>
          <table:table-cell table:style-name="ce3" table:number-columns-repeated="2"/>
          <table:table-cell table:style-name="ce39" table:formula="of:=[.$B$14]/([.$B$9]*[.B251])" office:value-type="float" office:value="6.65854820152435E-065" calcext:value-type="float">
            <text:p>6.66E-65</text:p>
          </table:table-cell>
          <table:table-cell table:number-columns-repeated="1019"/>
        </table:table-row>
        <table:table-row table:style-name="ro1">
          <table:table-cell/>
          <table:table-cell table:style-name="ce3" table:formula="of:=[.B251]*3.2" office:value-type="float" office:value="3.480865949724E+157" calcext:value-type="float">
            <text:p>3.480865949724E+157</text:p>
          </table:table-cell>
          <table:table-cell table:style-name="ce3" table:number-columns-repeated="2"/>
          <table:table-cell table:style-name="ce39" table:formula="of:=[.$B$14]/([.$B$9]*[.B252])" office:value-type="float" office:value="2.08079631297636E-065" calcext:value-type="float">
            <text:p>2.08E-65</text:p>
          </table:table-cell>
          <table:table-cell table:number-columns-repeated="1019"/>
        </table:table-row>
        <table:table-row table:style-name="ro1">
          <table:table-cell/>
          <table:table-cell table:style-name="ce3" table:formula="of:=[.B252]*3.2" office:value-type="float" office:value="1.11387710391168E+158" calcext:value-type="float">
            <text:p>1.11387710391168E+158</text:p>
          </table:table-cell>
          <table:table-cell table:style-name="ce3" table:number-columns-repeated="2"/>
          <table:table-cell table:style-name="ce39" table:formula="of:=[.$B$14]/([.$B$9]*[.B253])" office:value-type="float" office:value="6.50248847805112E-066" calcext:value-type="float">
            <text:p>6.50E-66</text:p>
          </table:table-cell>
          <table:table-cell table:number-columns-repeated="1019"/>
        </table:table-row>
        <table:table-row table:style-name="ro1">
          <table:table-cell/>
          <table:table-cell table:style-name="ce3" table:formula="of:=[.B253]*3.2" office:value-type="float" office:value="3.56440673251737E+158" calcext:value-type="float">
            <text:p>3.56440673251737E+158</text:p>
          </table:table-cell>
          <table:table-cell table:style-name="ce3" table:number-columns-repeated="2"/>
          <table:table-cell table:style-name="ce39" table:formula="of:=[.$B$14]/([.$B$9]*[.B254])" office:value-type="float" office:value="2.03202764939098E-066" calcext:value-type="float">
            <text:p>2.03E-66</text:p>
          </table:table-cell>
          <table:table-cell table:number-columns-repeated="1019"/>
        </table:table-row>
        <table:table-row table:style-name="ro1">
          <table:table-cell/>
          <table:table-cell table:style-name="ce3" table:formula="of:=[.B254]*3.2" office:value-type="float" office:value="1.14061015440556E+159" calcext:value-type="float">
            <text:p>1.14061015440556E+159</text:p>
          </table:table-cell>
          <table:table-cell table:style-name="ce3" table:number-columns-repeated="2"/>
          <table:table-cell table:style-name="ce39" table:formula="of:=[.$B$14]/([.$B$9]*[.B255])" office:value-type="float" office:value="6.3500864043468E-067" calcext:value-type="float">
            <text:p>6.35E-67</text:p>
          </table:table-cell>
          <table:table-cell table:number-columns-repeated="1019"/>
        </table:table-row>
        <table:table-row table:style-name="ro1">
          <table:table-cell/>
          <table:table-cell table:style-name="ce3" table:formula="of:=[.B255]*3.2" office:value-type="float" office:value="3.64995249409779E+159" calcext:value-type="float">
            <text:p>3.64995249409779E+159</text:p>
          </table:table-cell>
          <table:table-cell table:style-name="ce3" table:number-columns-repeated="2"/>
          <table:table-cell table:style-name="ce39" table:formula="of:=[.$B$14]/([.$B$9]*[.B256])" office:value-type="float" office:value="1.98440200135837E-067" calcext:value-type="float">
            <text:p>1.98E-67</text:p>
          </table:table-cell>
          <table:table-cell table:number-columns-repeated="1019"/>
        </table:table-row>
        <table:table-row table:style-name="ro1">
          <table:table-cell/>
          <table:table-cell table:style-name="ce3" table:formula="of:=[.B256]*3.2" office:value-type="float" office:value="1.16798479811129E+160" calcext:value-type="float">
            <text:p>1.16798479811129E+160</text:p>
          </table:table-cell>
          <table:table-cell table:style-name="ce3" table:number-columns-repeated="2"/>
          <table:table-cell table:style-name="ce39" table:formula="of:=[.$B$14]/([.$B$9]*[.B257])" office:value-type="float" office:value="6.20125625424492E-068" calcext:value-type="float">
            <text:p>6.20E-68</text:p>
          </table:table-cell>
          <table:table-cell table:number-columns-repeated="1019"/>
        </table:table-row>
        <table:table-row table:style-name="ro1">
          <table:table-cell/>
          <table:table-cell table:style-name="ce3" table:formula="of:=[.B257]*3.2" office:value-type="float" office:value="3.73755135395614E+160" calcext:value-type="float">
            <text:p>3.73755135395614E+160</text:p>
          </table:table-cell>
          <table:table-cell table:style-name="ce3" table:number-columns-repeated="2"/>
          <table:table-cell table:style-name="ce39" table:formula="of:=[.$B$14]/([.$B$9]*[.B258])" office:value-type="float" office:value="1.93789257945154E-068" calcext:value-type="float">
            <text:p>1.94E-68</text:p>
          </table:table-cell>
          <table:table-cell table:number-columns-repeated="1019"/>
        </table:table-row>
        <table:table-row table:style-name="ro1">
          <table:table-cell/>
          <table:table-cell table:style-name="ce3" table:formula="of:=[.B258]*3.2" office:value-type="float" office:value="1.19601643326596E+161" calcext:value-type="float">
            <text:p>1.19601643326596E+161</text:p>
          </table:table-cell>
          <table:table-cell table:style-name="ce3" table:number-columns-repeated="2"/>
          <table:table-cell table:style-name="ce39" table:formula="of:=[.$B$14]/([.$B$9]*[.B259])" office:value-type="float" office:value="6.05591431078605E-069" calcext:value-type="float">
            <text:p>6.06E-69</text:p>
          </table:table-cell>
          <table:table-cell table:number-columns-repeated="1019"/>
        </table:table-row>
        <table:table-row table:style-name="ro1">
          <table:table-cell/>
          <table:table-cell table:style-name="ce3" table:formula="of:=[.B259]*3.2" office:value-type="float" office:value="3.82725258645109E+161" calcext:value-type="float">
            <text:p>3.82725258645109E+161</text:p>
          </table:table-cell>
          <table:table-cell table:style-name="ce3" table:number-columns-repeated="2"/>
          <table:table-cell table:style-name="ce39" table:formula="of:=[.$B$14]/([.$B$9]*[.B260])" office:value-type="float" office:value="1.89247322212064E-069" calcext:value-type="float">
            <text:p>1.89E-69</text:p>
          </table:table-cell>
          <table:table-cell table:number-columns-repeated="1019"/>
        </table:table-row>
        <table:table-row table:style-name="ro1">
          <table:table-cell/>
          <table:table-cell table:style-name="ce3" table:formula="of:=[.B260]*3.2" office:value-type="float" office:value="1.22472082766435E+162" calcext:value-type="float">
            <text:p>1.22472082766435E+162</text:p>
          </table:table-cell>
          <table:table-cell table:style-name="ce3" table:number-columns-repeated="2"/>
          <table:table-cell table:style-name="ce39" table:formula="of:=[.$B$14]/([.$B$9]*[.B261])" office:value-type="float" office:value="5.91397881912701E-070" calcext:value-type="float">
            <text:p>5.91E-70</text:p>
          </table:table-cell>
          <table:table-cell table:number-columns-repeated="1019"/>
        </table:table-row>
        <table:table-row table:style-name="ro1">
          <table:table-cell/>
          <table:table-cell table:style-name="ce3" table:formula="of:=[.B261]*3.2" office:value-type="float" office:value="3.91910664852591E+162" calcext:value-type="float">
            <text:p>3.91910664852591E+162</text:p>
          </table:table-cell>
          <table:table-cell table:style-name="ce3" table:number-columns-repeated="2"/>
          <table:table-cell table:style-name="ce39" table:formula="of:=[.$B$14]/([.$B$9]*[.B262])" office:value-type="float" office:value="1.84811838097719E-070" calcext:value-type="float">
            <text:p>1.85E-70</text:p>
          </table:table-cell>
          <table:table-cell table:number-columns-repeated="1019"/>
        </table:table-row>
        <table:table-row table:style-name="ro1">
          <table:table-cell/>
          <table:table-cell table:style-name="ce3" table:formula="of:=[.B262]*3.2" office:value-type="float" office:value="1.25411412752829E+163" calcext:value-type="float">
            <text:p>1.25411412752829E+163</text:p>
          </table:table-cell>
          <table:table-cell table:style-name="ce3" table:number-columns-repeated="2"/>
          <table:table-cell table:style-name="ce39" table:formula="of:=[.$B$14]/([.$B$9]*[.B263])" office:value-type="float" office:value="5.77536994055372E-071" calcext:value-type="float">
            <text:p>5.78E-71</text:p>
          </table:table-cell>
          <table:table-cell table:number-columns-repeated="1019"/>
        </table:table-row>
        <table:table-row table:style-name="ro1">
          <table:table-cell/>
          <table:table-cell table:style-name="ce3" table:formula="of:=[.B263]*3.2" office:value-type="float" office:value="4.01316520809054E+163" calcext:value-type="float">
            <text:p>4.01316520809054E+163</text:p>
          </table:table-cell>
          <table:table-cell table:style-name="ce3" table:number-columns-repeated="2"/>
          <table:table-cell table:style-name="ce39" table:formula="of:=[.$B$14]/([.$B$9]*[.B264])" office:value-type="float" office:value="1.80480310642304E-071" calcext:value-type="float">
            <text:p>1.80E-71</text:p>
          </table:table-cell>
          <table:table-cell table:number-columns-repeated="1019"/>
        </table:table-row>
        <table:table-row table:style-name="ro1">
          <table:table-cell/>
          <table:table-cell table:style-name="ce3" table:formula="of:=[.B264]*3.2" office:value-type="float" office:value="1.28421286658897E+164" calcext:value-type="float">
            <text:p>1.28421286658897E+164</text:p>
          </table:table-cell>
          <table:table-cell table:style-name="ce3" table:number-columns-repeated="2"/>
          <table:table-cell table:style-name="ce39" table:formula="of:=[.$B$14]/([.$B$9]*[.B265])" office:value-type="float" office:value="5.64000970757199E-072" calcext:value-type="float">
            <text:p>5.64E-72</text:p>
          </table:table-cell>
          <table:table-cell table:number-columns-repeated="1019"/>
        </table:table-row>
        <table:table-row table:style-name="ro1">
          <table:table-cell/>
          <table:table-cell table:style-name="ce3" table:formula="of:=[.B265]*3.2" office:value-type="float" office:value="4.10948117308471E+164" calcext:value-type="float">
            <text:p>4.10948117308471E+164</text:p>
          </table:table-cell>
          <table:table-cell table:style-name="ce3" table:number-columns-repeated="2"/>
          <table:table-cell table:style-name="ce39" table:formula="of:=[.$B$14]/([.$B$9]*[.B266])" office:value-type="float" office:value="1.76250303361625E-072" calcext:value-type="float">
            <text:p>1.76E-72</text:p>
          </table:table-cell>
          <table:table-cell table:number-columns-repeated="1019"/>
        </table:table-row>
        <table:table-row table:style-name="ro1">
          <table:table-cell/>
          <table:table-cell table:style-name="ce3" table:formula="of:=[.B266]*3.2" office:value-type="float" office:value="1.31503397538711E+165" calcext:value-type="float">
            <text:p>1.31503397538711E+165</text:p>
          </table:table-cell>
          <table:table-cell table:style-name="ce3" table:number-columns-repeated="2"/>
          <table:table-cell table:style-name="ce39" table:formula="of:=[.$B$14]/([.$B$9]*[.B267])" office:value-type="float" office:value="5.50782198005077E-073" calcext:value-type="float">
            <text:p>5.51E-73</text:p>
          </table:table-cell>
          <table:table-cell table:number-columns-repeated="1019"/>
        </table:table-row>
        <table:table-row table:style-name="ro1">
          <table:table-cell/>
          <table:table-cell table:style-name="ce3" table:formula="of:=[.B267]*3.2" office:value-type="float" office:value="4.20810872123874E+165" calcext:value-type="float">
            <text:p>4.20810872123874E+165</text:p>
          </table:table-cell>
          <table:table-cell table:style-name="ce3" table:number-columns-repeated="2"/>
          <table:table-cell table:style-name="ce39" table:formula="of:=[.$B$14]/([.$B$9]*[.B268])" office:value-type="float" office:value="1.72119436876587E-073" calcext:value-type="float">
            <text:p>1.72E-73</text:p>
          </table:table-cell>
          <table:table-cell table:number-columns-repeated="1019"/>
        </table:table-row>
        <table:table-row table:style-name="ro1">
          <table:table-cell/>
          <table:table-cell table:style-name="ce3" table:formula="of:=[.B268]*3.2" office:value-type="float" office:value="1.3465947907964E+166" calcext:value-type="float">
            <text:p>1.3465947907964E+166</text:p>
          </table:table-cell>
          <table:table-cell table:style-name="ce3" table:number-columns-repeated="2"/>
          <table:table-cell table:style-name="ce39" table:formula="of:=[.$B$14]/([.$B$9]*[.B269])" office:value-type="float" office:value="5.37873240239333E-074" calcext:value-type="float">
            <text:p>5.38E-74</text:p>
          </table:table-cell>
          <table:table-cell table:number-columns-repeated="1019"/>
        </table:table-row>
        <table:table-row table:style-name="ro1">
          <table:table-cell/>
          <table:table-cell table:style-name="ce3" table:formula="of:=[.B269]*3.2" office:value-type="float" office:value="4.30910333054847E+166" calcext:value-type="float">
            <text:p>4.30910333054847E+166</text:p>
          </table:table-cell>
          <table:table-cell table:style-name="ce3" table:number-columns-repeated="2"/>
          <table:table-cell table:style-name="ce39" table:formula="of:=[.$B$14]/([.$B$9]*[.B270])" office:value-type="float" office:value="1.68085387574792E-074" calcext:value-type="float">
            <text:p>1.68E-74</text:p>
          </table:table-cell>
          <table:table-cell table:number-columns-repeated="1019"/>
        </table:table-row>
        <table:table-row table:style-name="ro1">
          <table:table-cell/>
          <table:table-cell table:style-name="ce3" table:formula="of:=[.B270]*3.2" office:value-type="float" office:value="1.37891306577551E+167" calcext:value-type="float">
            <text:p>1.37891306577551E+167</text:p>
          </table:table-cell>
          <table:table-cell table:style-name="ce3" table:number-columns-repeated="2"/>
          <table:table-cell table:style-name="ce39" table:formula="of:=[.$B$14]/([.$B$9]*[.B271])" office:value-type="float" office:value="5.25266836171223E-075" calcext:value-type="float">
            <text:p>5.25E-75</text:p>
          </table:table-cell>
          <table:table-cell table:number-columns-repeated="1019"/>
        </table:table-row>
        <table:table-row table:style-name="ro1">
          <table:table-cell/>
          <table:table-cell table:style-name="ce3" table:formula="of:=[.B271]*3.2" office:value-type="float" office:value="4.41252181048164E+167" calcext:value-type="float">
            <text:p>4.41252181048164E+167</text:p>
          </table:table-cell>
          <table:table-cell table:style-name="ce3" table:number-columns-repeated="2"/>
          <table:table-cell table:style-name="ce39" table:formula="of:=[.$B$14]/([.$B$9]*[.B272])" office:value-type="float" office:value="1.64145886303507E-075" calcext:value-type="float">
            <text:p>1.64E-75</text:p>
          </table:table-cell>
          <table:table-cell table:number-columns-repeated="1019"/>
        </table:table-row>
        <table:table-row table:style-name="ro1">
          <table:table-cell/>
          <table:table-cell table:style-name="ce3" table:formula="of:=[.B272]*3.2" office:value-type="float" office:value="1.41200697935412E+168" calcext:value-type="float">
            <text:p>1.41200697935412E+168</text:p>
          </table:table-cell>
          <table:table-cell table:style-name="ce3" table:number-columns-repeated="2"/>
          <table:table-cell table:style-name="ce39" table:formula="of:=[.$B$14]/([.$B$9]*[.B273])" office:value-type="float" office:value="5.1295589469846E-076" calcext:value-type="float">
            <text:p>5.13E-76</text:p>
          </table:table-cell>
          <table:table-cell table:number-columns-repeated="1019"/>
        </table:table-row>
        <table:table-row table:style-name="ro1">
          <table:table-cell/>
          <table:table-cell table:style-name="ce3" table:formula="of:=[.B273]*3.2" office:value-type="float" office:value="4.5184223339332E+168" calcext:value-type="float">
            <text:p>4.5184223339332E+168</text:p>
          </table:table-cell>
          <table:table-cell table:style-name="ce3" table:number-columns-repeated="2"/>
          <table:table-cell table:style-name="ce39" table:formula="of:=[.$B$14]/([.$B$9]*[.B274])" office:value-type="float" office:value="1.60298717093269E-076" calcext:value-type="float">
            <text:p>1.60E-76</text:p>
          </table:table-cell>
          <table:table-cell table:number-columns-repeated="1019"/>
        </table:table-row>
        <table:table-row table:style-name="ro1">
          <table:table-cell/>
          <table:table-cell table:style-name="ce3" table:formula="of:=[.B274]*3.2" office:value-type="float" office:value="1.44589514685862E+169" calcext:value-type="float">
            <text:p>1.44589514685862E+169</text:p>
          </table:table-cell>
          <table:table-cell table:style-name="ce3" table:number-columns-repeated="2"/>
          <table:table-cell table:style-name="ce39" table:formula="of:=[.$B$14]/([.$B$9]*[.B275])" office:value-type="float" office:value="5.00933490916465E-077" calcext:value-type="float">
            <text:p>5.01E-77</text:p>
          </table:table-cell>
          <table:table-cell table:number-columns-repeated="1019"/>
        </table:table-row>
        <table:table-row table:style-name="ro1">
          <table:table-cell/>
          <table:table-cell table:style-name="ce3" table:formula="of:=[.B275]*3.2" office:value-type="float" office:value="4.62686446994759E+169" calcext:value-type="float">
            <text:p>4.62686446994759E+169</text:p>
          </table:table-cell>
          <table:table-cell table:style-name="ce3" table:number-columns-repeated="2"/>
          <table:table-cell table:style-name="ce39" table:formula="of:=[.$B$14]/([.$B$9]*[.B276])" office:value-type="float" office:value="1.56541715911395E-077" calcext:value-type="float">
            <text:p>1.57E-77</text:p>
          </table:table-cell>
          <table:table-cell table:number-columns-repeated="1019"/>
        </table:table-row>
        <table:table-row table:style-name="ro1">
          <table:table-cell/>
          <table:table-cell table:style-name="ce3" table:formula="of:=[.B276]*3.2" office:value-type="float" office:value="1.48059663038323E+170" calcext:value-type="float">
            <text:p>1.48059663038323E+170</text:p>
          </table:table-cell>
          <table:table-cell table:style-name="ce3" table:number-columns-repeated="2"/>
          <table:table-cell table:style-name="ce39" table:formula="of:=[.$B$14]/([.$B$9]*[.B277])" office:value-type="float" office:value="4.8919286222311E-078" calcext:value-type="float">
            <text:p>4.89E-78</text:p>
          </table:table-cell>
          <table:table-cell table:number-columns-repeated="1019"/>
        </table:table-row>
        <table:table-row table:style-name="ro1">
          <table:table-cell/>
          <table:table-cell table:style-name="ce3" table:formula="of:=[.B277]*3.2" office:value-type="float" office:value="4.73790921722634E+170" calcext:value-type="float">
            <text:p>4.73790921722634E+170</text:p>
          </table:table-cell>
          <table:table-cell table:style-name="ce3" table:number-columns-repeated="2"/>
          <table:table-cell table:style-name="ce39" table:formula="of:=[.$B$14]/([.$B$9]*[.B278])" office:value-type="float" office:value="1.52872769444722E-078" calcext:value-type="float">
            <text:p>1.53E-78</text:p>
          </table:table-cell>
          <table:table-cell table:number-columns-repeated="1019"/>
        </table:table-row>
        <table:table-row table:style-name="ro1">
          <table:table-cell/>
          <table:table-cell table:style-name="ce3" table:formula="of:=[.B278]*3.2" office:value-type="float" office:value="1.51613094951243E+171" calcext:value-type="float">
            <text:p>1.51613094951243E+171</text:p>
          </table:table-cell>
          <table:table-cell table:style-name="ce3" table:number-columns-repeated="2"/>
          <table:table-cell table:style-name="ce39" table:formula="of:=[.$B$14]/([.$B$9]*[.B279])" office:value-type="float" office:value="4.77727404514756E-079" calcext:value-type="float">
            <text:p>4.78E-79</text:p>
          </table:table-cell>
          <table:table-cell table:number-columns-repeated="1019"/>
        </table:table-row>
        <table:table-row table:style-name="ro1">
          <table:table-cell/>
          <table:table-cell table:style-name="ce3" table:formula="of:=[.B279]*3.2" office:value-type="float" office:value="4.85161903843977E+171" calcext:value-type="float">
            <text:p>4.85161903843977E+171</text:p>
          </table:table-cell>
          <table:table-cell table:style-name="ce3" table:number-columns-repeated="2"/>
          <table:table-cell table:style-name="ce39" table:formula="of:=[.$B$14]/([.$B$9]*[.B280])" office:value-type="float" office:value="1.49289813910861E-079" calcext:value-type="float">
            <text:p>1.49E-79</text:p>
          </table:table-cell>
          <table:table-cell table:number-columns-repeated="1019"/>
        </table:table-row>
        <table:table-row table:style-name="ro1">
          <table:table-cell/>
          <table:table-cell table:style-name="ce3" table:formula="of:=[.B280]*3.2" office:value-type="float" office:value="1.55251809230073E+172" calcext:value-type="float">
            <text:p>1.55251809230073E+172</text:p>
          </table:table-cell>
          <table:table-cell table:style-name="ce3" table:number-columns-repeated="2"/>
          <table:table-cell table:style-name="ce39" table:formula="of:=[.$B$14]/([.$B$9]*[.B281])" office:value-type="float" office:value="4.66530668471442E-080" calcext:value-type="float">
            <text:p>4.67E-80</text:p>
          </table:table-cell>
          <table:table-cell table:number-columns-repeated="1019"/>
        </table:table-row>
        <table:table-row table:style-name="ro1">
          <table:table-cell/>
          <table:table-cell table:style-name="ce3" table:formula="of:=[.B281]*3.2" office:value-type="float" office:value="4.96805789536232E+172" calcext:value-type="float">
            <text:p>4.96805789536232E+172</text:p>
          </table:table-cell>
          <table:table-cell table:style-name="ce3" table:number-columns-repeated="2"/>
          <table:table-cell table:style-name="ce39" table:formula="of:=[.$B$14]/([.$B$9]*[.B282])" office:value-type="float" office:value="1.45790833897325E-080" calcext:value-type="float">
            <text:p>1.46E-80</text:p>
          </table:table-cell>
          <table:table-cell table:number-columns-repeated="1019"/>
        </table:table-row>
        <table:table-row table:style-name="ro1">
          <table:table-cell/>
          <table:table-cell table:style-name="ce3" table:formula="of:=[.B282]*3.2" office:value-type="float" office:value="1.58977852651594E+173" calcext:value-type="float">
            <text:p>1.58977852651594E+173</text:p>
          </table:table-cell>
          <table:table-cell table:style-name="ce3" table:number-columns-repeated="2"/>
          <table:table-cell table:style-name="ce39" table:formula="of:=[.$B$14]/([.$B$9]*[.B283])" office:value-type="float" office:value="4.55596355929142E-081" calcext:value-type="float">
            <text:p>4.56E-81</text:p>
          </table:table-cell>
          <table:table-cell table:number-columns-repeated="1019"/>
        </table:table-row>
        <table:table-row table:style-name="ro1">
          <table:table-cell/>
          <table:table-cell table:style-name="ce3" table:formula="of:=[.B283]*3.2" office:value-type="float" office:value="5.08729128485102E+173" calcext:value-type="float">
            <text:p>5.08729128485102E+173</text:p>
          </table:table-cell>
          <table:table-cell table:style-name="ce3" table:number-columns-repeated="2"/>
          <table:table-cell table:style-name="ce39" table:formula="of:=[.$B$14]/([.$B$9]*[.B284])" office:value-type="float" office:value="1.42373861227857E-081" calcext:value-type="float">
            <text:p>1.42E-81</text:p>
          </table:table-cell>
          <table:table-cell table:number-columns-repeated="1019"/>
        </table:table-row>
        <table:table-row table:style-name="ro1">
          <table:table-cell/>
          <table:table-cell table:style-name="ce3" table:formula="of:=[.B284]*3.2" office:value-type="float" office:value="1.62793321115233E+174" calcext:value-type="float">
            <text:p>1.62793321115233E+174</text:p>
          </table:table-cell>
          <table:table-cell table:style-name="ce3" table:number-columns-repeated="2"/>
          <table:table-cell table:style-name="ce39" table:formula="of:=[.$B$14]/([.$B$9]*[.B285])" office:value-type="float" office:value="4.44918316337053E-082" calcext:value-type="float">
            <text:p>4.45E-82</text:p>
          </table:table-cell>
          <table:table-cell table:number-columns-repeated="1019"/>
        </table:table-row>
        <table:table-row table:style-name="ro1">
          <table:table-cell/>
          <table:table-cell table:style-name="ce3" table:formula="of:=[.B285]*3.2" office:value-type="float" office:value="5.20938627568745E+174" calcext:value-type="float">
            <text:p>5.20938627568745E+174</text:p>
          </table:table-cell>
          <table:table-cell table:style-name="ce3" table:number-columns-repeated="2"/>
          <table:table-cell table:style-name="ce39" table:formula="of:=[.$B$14]/([.$B$9]*[.B286])" office:value-type="float" office:value="1.39036973855329E-082" calcext:value-type="float">
            <text:p>1.39E-82</text:p>
          </table:table-cell>
          <table:table-cell table:number-columns-repeated="1019"/>
        </table:table-row>
        <table:table-row table:style-name="ro1">
          <table:table-cell/>
          <table:table-cell table:style-name="ce3" table:formula="of:=[.B286]*3.2" office:value-type="float" office:value="1.66700360821998E+175" calcext:value-type="float">
            <text:p>1.66700360821998E+175</text:p>
          </table:table-cell>
          <table:table-cell table:style-name="ce3" table:number-columns-repeated="2"/>
          <table:table-cell table:style-name="ce39" table:formula="of:=[.$B$14]/([.$B$9]*[.B287])" office:value-type="float" office:value="4.34490543297903E-083" calcext:value-type="float">
            <text:p>4.34E-83</text:p>
          </table:table-cell>
          <table:table-cell table:number-columns-repeated="1019"/>
        </table:table-row>
        <table:table-row table:style-name="ro1">
          <table:table-cell/>
          <table:table-cell table:style-name="ce3" table:formula="of:=[.B287]*3.2" office:value-type="float" office:value="5.33441154630394E+175" calcext:value-type="float">
            <text:p>5.33441154630394E+175</text:p>
          </table:table-cell>
          <table:table-cell table:style-name="ce3" table:number-columns-repeated="2"/>
          <table:table-cell table:style-name="ce39" table:formula="of:=[.$B$14]/([.$B$9]*[.B288])" office:value-type="float" office:value="1.35778294780595E-083" calcext:value-type="float">
            <text:p>1.36E-83</text:p>
          </table:table-cell>
          <table:table-cell table:number-columns-repeated="1019"/>
        </table:table-row>
        <table:table-row table:style-name="ro1">
          <table:table-cell/>
          <table:table-cell table:style-name="ce3" table:formula="of:=[.B288]*3.2" office:value-type="float" office:value="1.70701169481726E+176" calcext:value-type="float">
            <text:p>1.70701169481726E+176</text:p>
          </table:table-cell>
          <table:table-cell table:style-name="ce3" table:number-columns-repeated="2"/>
          <table:table-cell table:style-name="ce39" table:formula="of:=[.$B$14]/([.$B$9]*[.B289])" office:value-type="float" office:value="4.24307171189358E-084" calcext:value-type="float">
            <text:p>4.24E-84</text:p>
          </table:table-cell>
          <table:table-cell table:number-columns-repeated="1019"/>
        </table:table-row>
        <table:table-row table:style-name="ro1">
          <table:table-cell/>
          <table:table-cell table:style-name="ce3" table:formula="of:=[.B289]*3.2" office:value-type="float" office:value="5.46243742341524E+176" calcext:value-type="float">
            <text:p>5.46243742341524E+176</text:p>
          </table:table-cell>
          <table:table-cell table:style-name="ce3" table:number-columns-repeated="2"/>
          <table:table-cell table:style-name="ce39" table:formula="of:=[.$B$14]/([.$B$9]*[.B290])" office:value-type="float" office:value="1.32595990996675E-084" calcext:value-type="float">
            <text:p>1.33E-84</text:p>
          </table:table-cell>
          <table:table-cell table:number-columns-repeated="1019"/>
        </table:table-row>
        <table:table-row table:style-name="ro1">
          <table:table-cell/>
          <table:table-cell table:style-name="ce3" table:formula="of:=[.B290]*3.2" office:value-type="float" office:value="1.74797997549288E+177" calcext:value-type="float">
            <text:p>1.74797997549288E+177</text:p>
          </table:table-cell>
          <table:table-cell table:style-name="ce3" table:number-columns-repeated="2"/>
          <table:table-cell table:style-name="ce39" table:formula="of:=[.$B$14]/([.$B$9]*[.B291])" office:value-type="float" office:value="4.14362471864608E-085" calcext:value-type="float">
            <text:p>4.14E-85</text:p>
          </table:table-cell>
          <table:table-cell table:number-columns-repeated="1019"/>
        </table:table-row>
        <table:table-row table:style-name="ro1">
          <table:table-cell/>
          <table:table-cell table:style-name="ce3" table:formula="of:=[.B291]*3.2" office:value-type="float" office:value="5.59353592157721E+177" calcext:value-type="float">
            <text:p>5.59353592157721E+177</text:p>
          </table:table-cell>
          <table:table-cell table:style-name="ce3" table:number-columns-repeated="2"/>
          <table:table-cell table:style-name="ce39" table:formula="of:=[.$B$14]/([.$B$9]*[.B292])" office:value-type="float" office:value="1.2948827245769E-085" calcext:value-type="float">
            <text:p>1.29E-85</text:p>
          </table:table-cell>
          <table:table-cell table:number-columns-repeated="1019"/>
        </table:table-row>
        <table:table-row table:style-name="ro1">
          <table:table-cell/>
          <table:table-cell table:style-name="ce3" table:formula="of:=[.B292]*3.2" office:value-type="float" office:value="1.78993149490471E+178" calcext:value-type="float">
            <text:p>1.78993149490471E+178</text:p>
          </table:table-cell>
          <table:table-cell table:style-name="ce3" table:number-columns-repeated="2"/>
          <table:table-cell table:style-name="ce39" table:formula="of:=[.$B$14]/([.$B$9]*[.B293])" office:value-type="float" office:value="4.04650851430281E-086" calcext:value-type="float">
            <text:p>4.05E-86</text:p>
          </table:table-cell>
          <table:table-cell table:number-columns-repeated="1019"/>
        </table:table-row>
        <table:table-row table:style-name="ro1">
          <table:table-cell/>
          <table:table-cell table:style-name="ce3" table:formula="of:=[.B293]*3.2" office:value-type="float" office:value="5.72778078369506E+178" calcext:value-type="float">
            <text:p>5.72778078369506E+178</text:p>
          </table:table-cell>
          <table:table-cell table:style-name="ce3" table:number-columns-repeated="2"/>
          <table:table-cell table:style-name="ce39" table:formula="of:=[.$B$14]/([.$B$9]*[.B294])" office:value-type="float" office:value="1.26453391071963E-086" calcext:value-type="float">
            <text:p>1.26E-86</text:p>
          </table:table-cell>
          <table:table-cell table:number-columns-repeated="1019"/>
        </table:table-row>
        <table:table-row table:style-name="ro1">
          <table:table-cell/>
          <table:table-cell table:style-name="ce3" table:formula="of:=[.B294]*3.2" office:value-type="float" office:value="1.83288985078242E+179" calcext:value-type="float">
            <text:p>1.83288985078242E+179</text:p>
          </table:table-cell>
          <table:table-cell table:style-name="ce3" table:number-columns-repeated="2"/>
          <table:table-cell table:style-name="ce39" table:formula="of:=[.$B$14]/([.$B$9]*[.B295])" office:value-type="float" office:value="3.95166847099884E-087" calcext:value-type="float">
            <text:p>3.95E-87</text:p>
          </table:table-cell>
          <table:table-cell table:number-columns-repeated="1019"/>
        </table:table-row>
        <table:table-row table:style-name="ro1">
          <table:table-cell/>
          <table:table-cell table:style-name="ce3" table:formula="of:=[.B295]*3.2" office:value-type="float" office:value="5.86524752250374E+179" calcext:value-type="float">
            <text:p>5.86524752250374E+179</text:p>
          </table:table-cell>
          <table:table-cell table:style-name="ce3" table:number-columns-repeated="2"/>
          <table:table-cell table:style-name="ce39" table:formula="of:=[.$B$14]/([.$B$9]*[.B296])" office:value-type="float" office:value="1.23489639718714E-087" calcext:value-type="float">
            <text:p>1.23E-87</text:p>
          </table:table-cell>
          <table:table-cell table:number-columns-repeated="1019"/>
        </table:table-row>
        <table:table-row table:style-name="ro1">
          <table:table-cell/>
          <table:table-cell table:style-name="ce3" table:formula="of:=[.B296]*3.2" office:value-type="float" office:value="1.8768792072012E+180" calcext:value-type="float">
            <text:p>1.8768792072012E+180</text:p>
          </table:table-cell>
          <table:table-cell table:style-name="ce3" table:number-columns-repeated="2"/>
          <table:table-cell table:style-name="ce39" table:formula="of:=[.$B$14]/([.$B$9]*[.B297])" office:value-type="float" office:value="3.8590512412098E-088" calcext:value-type="float">
            <text:p>3.86E-88</text:p>
          </table:table-cell>
          <table:table-cell table:number-columns-repeated="1019"/>
        </table:table-row>
        <table:table-row table:style-name="ro1">
          <table:table-cell/>
          <table:table-cell table:style-name="ce3" table:formula="of:=[.B297]*3.2" office:value-type="float" office:value="6.00601346304383E+180" calcext:value-type="float">
            <text:p>6.00601346304383E+180</text:p>
          </table:table-cell>
          <table:table-cell table:style-name="ce3" table:number-columns-repeated="2"/>
          <table:table-cell table:style-name="ce39" table:formula="of:=[.$B$14]/([.$B$9]*[.B298])" office:value-type="float" office:value="1.20595351287806E-088" calcext:value-type="float">
            <text:p>1.21E-88</text:p>
          </table:table-cell>
          <table:table-cell table:number-columns-repeated="1019"/>
        </table:table-row>
        <table:table-row table:style-name="ro1">
          <table:table-cell/>
          <table:table-cell table:style-name="ce3" table:formula="of:=[.B298]*3.2" office:value-type="float" office:value="1.92192430817403E+181" calcext:value-type="float">
            <text:p>1.92192430817403E+181</text:p>
          </table:table-cell>
          <table:table-cell table:style-name="ce3" table:number-columns-repeated="2"/>
          <table:table-cell table:style-name="ce39" table:formula="of:=[.$B$14]/([.$B$9]*[.B299])" office:value-type="float" office:value="3.76860472774395E-089" calcext:value-type="float">
            <text:p>3.77E-89</text:p>
          </table:table-cell>
          <table:table-cell table:number-columns-repeated="1019"/>
        </table:table-row>
        <table:table-row table:style-name="ro1">
          <table:table-cell/>
          <table:table-cell table:style-name="ce3" table:formula="of:=[.B299]*3.2" office:value-type="float" office:value="6.15015778615688E+181" calcext:value-type="float">
            <text:p>6.15015778615688E+181</text:p>
          </table:table-cell>
          <table:table-cell table:style-name="ce3" table:number-columns-repeated="2"/>
          <table:table-cell table:style-name="ce39" table:formula="of:=[.$B$14]/([.$B$9]*[.B300])" office:value-type="float" office:value="1.17768897741998E-089" calcext:value-type="float">
            <text:p>1.18E-89</text:p>
          </table:table-cell>
          <table:table-cell table:number-columns-repeated="1019"/>
        </table:table-row>
        <table:table-row table:style-name="ro1">
          <table:table-cell/>
          <table:table-cell table:style-name="ce3" table:formula="of:=[.B300]*3.2" office:value-type="float" office:value="1.9680504915702E+182" calcext:value-type="float">
            <text:p>1.9680504915702E+182</text:p>
          </table:table-cell>
          <table:table-cell table:style-name="ce3" table:number-columns-repeated="2"/>
          <table:table-cell table:style-name="ce39" table:formula="of:=[.$B$14]/([.$B$9]*[.B301])" office:value-type="float" office:value="3.68027805443745E-090" calcext:value-type="float">
            <text:p>3.68E-90</text:p>
          </table:table-cell>
          <table:table-cell table:number-columns-repeated="1019"/>
        </table:table-row>
        <table:table-row table:style-name="ro1">
          <table:table-cell/>
          <table:table-cell table:style-name="ce3" table:formula="of:=[.B301]*3.2" office:value-type="float" office:value="6.29776157302465E+182" calcext:value-type="float">
            <text:p>6.29776157302465E+182</text:p>
          </table:table-cell>
          <table:table-cell table:style-name="ce3" table:number-columns-repeated="2"/>
          <table:table-cell table:style-name="ce39" table:formula="of:=[.$B$14]/([.$B$9]*[.B302])" office:value-type="float" office:value="1.1500868920117E-090" calcext:value-type="float">
            <text:p>1.15E-90</text:p>
          </table:table-cell>
          <table:table-cell table:number-columns-repeated="1019"/>
        </table:table-row>
        <table:table-row table:style-name="ro1">
          <table:table-cell/>
          <table:table-cell table:style-name="ce3" table:formula="of:=[.B302]*3.2" office:value-type="float" office:value="2.01528370336789E+183" calcext:value-type="float">
            <text:p>2.01528370336789E+183</text:p>
          </table:table-cell>
          <table:table-cell table:style-name="ce3" table:number-columns-repeated="2"/>
          <table:table-cell table:style-name="ce39" table:formula="of:=[.$B$14]/([.$B$9]*[.B303])" office:value-type="float" office:value="3.59402153753657E-091" calcext:value-type="float">
            <text:p>3.59E-91</text:p>
          </table:table-cell>
          <table:table-cell table:number-columns-repeated="1019"/>
        </table:table-row>
        <table:table-row table:style-name="ro1">
          <table:table-cell/>
          <table:table-cell table:style-name="ce3" table:formula="of:=[.B303]*3.2" office:value-type="float" office:value="6.44890785077724E+183" calcext:value-type="float">
            <text:p>6.44890785077724E+183</text:p>
          </table:table-cell>
          <table:table-cell table:style-name="ce3" table:number-columns-repeated="2"/>
          <table:table-cell table:style-name="ce39" table:formula="of:=[.$B$14]/([.$B$9]*[.B304])" office:value-type="float" office:value="1.12313173048018E-091" calcext:value-type="float">
            <text:p>1.12E-91</text:p>
          </table:table-cell>
          <table:table-cell table:number-columns-repeated="1019"/>
        </table:table-row>
        <table:table-row table:style-name="ro1">
          <table:table-cell/>
          <table:table-cell table:style-name="ce3" table:formula="of:=[.B304]*3.2" office:value-type="float" office:value="2.06365051224872E+184" calcext:value-type="float">
            <text:p>2.06365051224872E+184</text:p>
          </table:table-cell>
          <table:table-cell table:style-name="ce3" table:number-columns-repeated="2"/>
          <table:table-cell table:style-name="ce39" table:formula="of:=[.$B$14]/([.$B$9]*[.B305])" office:value-type="float" office:value="3.50978665775056E-092" calcext:value-type="float">
            <text:p>3.51E-92</text:p>
          </table:table-cell>
          <table:table-cell table:number-columns-repeated="1019"/>
        </table:table-row>
        <table:table-row table:style-name="ro1">
          <table:table-cell/>
          <table:table-cell table:style-name="ce3" table:formula="of:=[.B305]*3.2" office:value-type="float" office:value="6.6036816391959E+184" calcext:value-type="float">
            <text:p>6.6036816391959E+184</text:p>
          </table:table-cell>
          <table:table-cell table:style-name="ce3" table:number-columns-repeated="2"/>
          <table:table-cell table:style-name="ce39" table:formula="of:=[.$B$14]/([.$B$9]*[.B306])" office:value-type="float" office:value="1.09680833054705E-092" calcext:value-type="float">
            <text:p>1.10E-92</text:p>
          </table:table-cell>
          <table:table-cell table:number-columns-repeated="1019"/>
        </table:table-row>
        <table:table-row table:style-name="ro1">
          <table:table-cell/>
          <table:table-cell table:style-name="ce3" table:formula="of:=[.B306]*3.2" office:value-type="float" office:value="2.11317812454269E+185" calcext:value-type="float">
            <text:p>2.11317812454269E+185</text:p>
          </table:table-cell>
          <table:table-cell table:style-name="ce3" table:number-columns-repeated="2"/>
          <table:table-cell table:style-name="ce39" table:formula="of:=[.$B$14]/([.$B$9]*[.B307])" office:value-type="float" office:value="3.42752603295953E-093" calcext:value-type="float">
            <text:p>3.43E-93</text:p>
          </table:table-cell>
          <table:table-cell table:number-columns-repeated="1019"/>
        </table:table-row>
        <table:table-row table:style-name="ro1">
          <table:table-cell/>
          <table:table-cell table:style-name="ce3" table:formula="of:=[.B307]*3.2" office:value-type="float" office:value="6.7621699985366E+185" calcext:value-type="float">
            <text:p>6.7621699985366E+185</text:p>
          </table:table-cell>
          <table:table-cell table:style-name="ce3" table:number-columns-repeated="2"/>
          <table:table-cell table:style-name="ce39" table:formula="of:=[.$B$14]/([.$B$9]*[.B308])" office:value-type="float" office:value="1.07110188529985E-093" calcext:value-type="float">
            <text:p>1.07E-93</text:p>
          </table:table-cell>
          <table:table-cell table:number-columns-repeated="1019"/>
        </table:table-row>
        <table:table-row table:style-name="ro1">
          <table:table-cell/>
          <table:table-cell table:style-name="ce3" table:formula="of:=[.B308]*3.2" office:value-type="float" office:value="2.16389439953171E+186" calcext:value-type="float">
            <text:p>2.16389439953171E+186</text:p>
          </table:table-cell>
          <table:table-cell table:style-name="ce3" table:number-columns-repeated="2"/>
          <table:table-cell table:style-name="ce39" table:formula="of:=[.$B$14]/([.$B$9]*[.B309])" office:value-type="float" office:value="3.34719339156204E-094" calcext:value-type="float">
            <text:p>3.35E-94</text:p>
          </table:table-cell>
          <table:table-cell table:number-columns-repeated="1019"/>
        </table:table-row>
        <table:table-row table:style-name="ro1">
          <table:table-cell/>
          <table:table-cell table:style-name="ce3" table:formula="of:=[.B309]*3.2" office:value-type="float" office:value="6.92446207850148E+186" calcext:value-type="float">
            <text:p>6.92446207850148E+186</text:p>
          </table:table-cell>
          <table:table-cell table:style-name="ce3" table:number-columns-repeated="2"/>
          <table:table-cell table:style-name="ce39" table:formula="of:=[.$B$14]/([.$B$9]*[.B310])" office:value-type="float" office:value="1.04599793486314E-094" calcext:value-type="float">
            <text:p>1.05E-94</text:p>
          </table:table-cell>
          <table:table-cell table:number-columns-repeated="1019"/>
        </table:table-row>
        <table:table-row table:style-name="ro1">
          <table:table-cell/>
          <table:table-cell table:style-name="ce3" table:formula="of:=[.B310]*3.2" office:value-type="float" office:value="2.21582786512047E+187" calcext:value-type="float">
            <text:p>2.21582786512047E+187</text:p>
          </table:table-cell>
          <table:table-cell table:style-name="ce3" table:number-columns-repeated="2"/>
          <table:table-cell table:style-name="ce39" table:formula="of:=[.$B$14]/([.$B$9]*[.B311])" office:value-type="float" office:value="3.2687435464473E-095" calcext:value-type="float">
            <text:p>3.27E-95</text:p>
          </table:table-cell>
          <table:table-cell table:number-columns-repeated="1019"/>
        </table:table-row>
        <table:table-row table:style-name="ro1">
          <table:table-cell/>
          <table:table-cell table:style-name="ce3" table:formula="of:=[.B311]*3.2" office:value-type="float" office:value="7.09064916838552E+187" calcext:value-type="float">
            <text:p>7.09064916838552E+187</text:p>
          </table:table-cell>
          <table:table-cell table:style-name="ce3" table:number-columns-repeated="2"/>
          <table:table-cell table:style-name="ce39" table:formula="of:=[.$B$14]/([.$B$9]*[.B312])" office:value-type="float" office:value="1.02148235826478E-095" calcext:value-type="float">
            <text:p>1.02E-95</text:p>
          </table:table-cell>
          <table:table-cell table:number-columns-repeated="1019"/>
        </table:table-row>
        <table:table-row table:style-name="ro1">
          <table:table-cell/>
          <table:table-cell table:style-name="ce3" table:formula="of:=[.B312]*3.2" office:value-type="float" office:value="2.26900773388336E+188" calcext:value-type="float">
            <text:p>2.26900773388336E+188</text:p>
          </table:table-cell>
          <table:table-cell table:style-name="ce3" table:number-columns-repeated="2"/>
          <table:table-cell table:style-name="ce39" table:formula="of:=[.$B$14]/([.$B$9]*[.B313])" office:value-type="float" office:value="3.19213236957744E-096" calcext:value-type="float">
            <text:p>3.19E-96</text:p>
          </table:table-cell>
          <table:table-cell table:number-columns-repeated="1019"/>
        </table:table-row>
        <table:table-row table:style-name="ro1">
          <table:table-cell/>
          <table:table-cell table:style-name="ce3" table:formula="of:=[.B313]*3.2" office:value-type="float" office:value="7.26082474842677E+188" calcext:value-type="float">
            <text:p>7.26082474842677E+188</text:p>
          </table:table-cell>
          <table:table-cell table:style-name="ce3" table:number-columns-repeated="2"/>
          <table:table-cell table:style-name="ce39" table:formula="of:=[.$B$14]/([.$B$9]*[.B314])" office:value-type="float" office:value="9.97541365492951E-097" calcext:value-type="float">
            <text:p>9.98E-97</text:p>
          </table:table-cell>
          <table:table-cell table:number-columns-repeated="1019"/>
        </table:table-row>
        <table:table-row table:style-name="ro1">
          <table:table-cell/>
          <table:table-cell table:style-name="ce3" table:formula="of:=[.B314]*3.2" office:value-type="float" office:value="2.32346391949657E+189" calcext:value-type="float">
            <text:p>2.32346391949657E+189</text:p>
          </table:table-cell>
          <table:table-cell table:style-name="ce3" table:number-columns-repeated="2"/>
          <table:table-cell table:style-name="ce39" table:formula="of:=[.$B$14]/([.$B$9]*[.B315])" office:value-type="float" office:value="3.11731676716547E-097" calcext:value-type="float">
            <text:p>3.12E-97</text:p>
          </table:table-cell>
          <table:table-cell table:number-columns-repeated="1019"/>
        </table:table-row>
        <table:table-row table:style-name="ro1">
          <table:table-cell/>
          <table:table-cell table:style-name="ce3" table:formula="of:=[.B315]*3.2" office:value-type="float" office:value="7.43508454238901E+189" calcext:value-type="float">
            <text:p>7.43508454238901E+189</text:p>
          </table:table-cell>
          <table:table-cell table:style-name="ce3" table:number-columns-repeated="2"/>
          <table:table-cell table:style-name="ce39" table:formula="of:=[.$B$14]/([.$B$9]*[.B316])" office:value-type="float" office:value="9.7416148973921E-098" calcext:value-type="float">
            <text:p>9.74E-98</text:p>
          </table:table-cell>
          <table:table-cell table:number-columns-repeated="1019"/>
        </table:table-row>
        <table:table-row table:style-name="ro1">
          <table:table-cell/>
          <table:table-cell table:style-name="ce3" table:formula="of:=[.B316]*3.2" office:value-type="float" office:value="2.37922705356448E+190" calcext:value-type="float">
            <text:p>2.37922705356448E+190</text:p>
          </table:table-cell>
          <table:table-cell table:style-name="ce3" table:number-columns-repeated="2"/>
          <table:table-cell table:style-name="ce39" table:formula="of:=[.$B$14]/([.$B$9]*[.B317])" office:value-type="float" office:value="3.04425465543503E-098" calcext:value-type="float">
            <text:p>3.04E-98</text:p>
          </table:table-cell>
          <table:table-cell table:number-columns-repeated="1019"/>
        </table:table-row>
        <table:table-row table:style-name="ro1">
          <table:table-cell/>
          <table:table-cell table:style-name="ce3" table:formula="of:=[.B317]*3.2" office:value-type="float" office:value="7.61352657140635E+190" calcext:value-type="float">
            <text:p>7.61352657140635E+190</text:p>
          </table:table-cell>
          <table:table-cell table:style-name="ce3" table:number-columns-repeated="2"/>
          <table:table-cell table:style-name="ce39" table:formula="of:=[.$B$14]/([.$B$9]*[.B318])" office:value-type="float" office:value="9.51329579823447E-099" calcext:value-type="float">
            <text:p>9.51E-99</text:p>
          </table:table-cell>
          <table:table-cell table:number-columns-repeated="1019"/>
        </table:table-row>
        <table:table-row table:style-name="ro1">
          <table:table-cell/>
          <table:table-cell table:style-name="ce3" table:formula="of:=[.B318]*3.2" office:value-type="float" office:value="2.43632850285003E+191" calcext:value-type="float">
            <text:p>2.43632850285003E+191</text:p>
          </table:table-cell>
          <table:table-cell table:style-name="ce3" table:number-columns-repeated="2"/>
          <table:table-cell table:style-name="ce39" table:formula="of:=[.$B$14]/([.$B$9]*[.B319])" office:value-type="float" office:value="2.97290493694827E-099" calcext:value-type="float">
            <text:p>2.97E-99</text:p>
          </table:table-cell>
          <table:table-cell table:number-columns-repeated="1019"/>
        </table:table-row>
        <table:table-row table:style-name="ro1">
          <table:table-cell/>
          <table:table-cell table:style-name="ce3" table:formula="of:=[.B319]*3.2" office:value-type="float" office:value="7.7962512091201E+191" calcext:value-type="float">
            <text:p>7.7962512091201E+191</text:p>
          </table:table-cell>
          <table:table-cell table:style-name="ce3" table:number-columns-repeated="2"/>
          <table:table-cell table:style-name="ce39" table:formula="of:=[.$B$14]/([.$B$9]*[.B320])" office:value-type="float" office:value="9.29032792796334E-100" calcext:value-type="float">
            <text:p>9.29E-100</text:p>
          </table:table-cell>
          <table:table-cell table:number-columns-repeated="1019"/>
        </table:table-row>
        <table:table-row table:style-name="ro1">
          <table:table-cell/>
          <table:table-cell table:style-name="ce3" table:formula="of:=[.B320]*3.2" office:value-type="float" office:value="2.49480038691843E+192" calcext:value-type="float">
            <text:p>2.49480038691843E+192</text:p>
          </table:table-cell>
          <table:table-cell table:style-name="ce3" table:number-columns-repeated="2"/>
          <table:table-cell table:style-name="ce39" table:formula="of:=[.$B$14]/([.$B$9]*[.B321])" office:value-type="float" office:value="2.90322747748854E-100" calcext:value-type="float">
            <text:p>2.90E-100</text:p>
          </table:table-cell>
          <table:table-cell table:number-columns-repeated="1019"/>
        </table:table-row>
        <table:table-row table:style-name="ro1">
          <table:table-cell/>
          <table:table-cell table:style-name="ce3" table:formula="of:=[.B321]*3.2" office:value-type="float" office:value="7.98336123813899E+192" calcext:value-type="float">
            <text:p>7.98336123813899E+192</text:p>
          </table:table-cell>
          <table:table-cell table:style-name="ce3" table:number-columns-repeated="2"/>
          <table:table-cell table:style-name="ce39" table:formula="of:=[.$B$14]/([.$B$9]*[.B322])" office:value-type="float" office:value="9.0725858671517E-101" calcext:value-type="float">
            <text:p>9.07E-101</text:p>
          </table:table-cell>
          <table:table-cell table:number-columns-repeated="1019"/>
        </table:table-row>
        <table:table-row table:style-name="ro1">
          <table:table-cell/>
          <table:table-cell table:style-name="ce3" table:formula="of:=[.B322]*3.2" office:value-type="float" office:value="2.55467559620448E+193" calcext:value-type="float">
            <text:p>2.55467559620448E+193</text:p>
          </table:table-cell>
          <table:table-cell table:style-name="ce3" table:number-columns-repeated="2"/>
          <table:table-cell table:style-name="ce39" table:formula="of:=[.$B$14]/([.$B$9]*[.B323])" office:value-type="float" office:value="2.83518308348491E-101" calcext:value-type="float">
            <text:p>2.84E-101</text:p>
          </table:table-cell>
          <table:table-cell table:number-columns-repeated="1019"/>
        </table:table-row>
        <table:table-row table:style-name="ro1">
          <table:table-cell/>
          <table:table-cell table:style-name="ce3" table:formula="of:=[.B323]*3.2" office:value-type="float" office:value="8.17496190785432E+193" calcext:value-type="float">
            <text:p>8.17496190785432E+193</text:p>
          </table:table-cell>
          <table:table-cell table:style-name="ce3" table:number-columns-repeated="2"/>
          <table:table-cell table:style-name="ce39" table:formula="of:=[.$B$14]/([.$B$9]*[.B324])" office:value-type="float" office:value="8.85994713589033E-102" calcext:value-type="float">
            <text:p>8.86E-102</text:p>
          </table:table-cell>
          <table:table-cell table:number-columns-repeated="1019"/>
        </table:table-row>
        <table:table-row table:style-name="ro1">
          <table:table-cell/>
          <table:table-cell table:style-name="ce3" table:formula="of:=[.B324]*3.2" office:value-type="float" office:value="2.61598781051338E+194" calcext:value-type="float">
            <text:p>2.61598781051338E+194</text:p>
          </table:table-cell>
          <table:table-cell table:style-name="ce3" table:number-columns-repeated="2"/>
          <table:table-cell table:style-name="ce39" table:formula="of:=[.$B$14]/([.$B$9]*[.B325])" office:value-type="float" office:value="2.76873347996573E-102" calcext:value-type="float">
            <text:p>2.77E-102</text:p>
          </table:table-cell>
          <table:table-cell table:number-columns-repeated="1019"/>
        </table:table-row>
        <table:table-row table:style-name="ro1">
          <table:table-cell/>
          <table:table-cell table:style-name="ce3" table:formula="of:=[.B325]*3.2" office:value-type="float" office:value="8.37116099364283E+194" calcext:value-type="float">
            <text:p>8.37116099364283E+194</text:p>
          </table:table-cell>
          <table:table-cell table:style-name="ce3" table:number-columns-repeated="2"/>
          <table:table-cell table:style-name="ce39" table:formula="of:=[.$B$14]/([.$B$9]*[.B326])" office:value-type="float" office:value="8.6522921248929E-103" calcext:value-type="float">
            <text:p>8.65E-103</text:p>
          </table:table-cell>
          <table:table-cell table:number-columns-repeated="1019"/>
        </table:table-row>
        <table:table-row table:style-name="ro1">
          <table:table-cell/>
          <table:table-cell table:style-name="ce3" table:formula="of:=[.B326]*3.2" office:value-type="float" office:value="2.67877151796571E+195" calcext:value-type="float">
            <text:p>2.67877151796571E+195</text:p>
          </table:table-cell>
          <table:table-cell table:style-name="ce3" table:number-columns-repeated="2"/>
          <table:table-cell table:style-name="ce39" table:formula="of:=[.$B$14]/([.$B$9]*[.B327])" office:value-type="float" office:value="2.70384128902903E-103" calcext:value-type="float">
            <text:p>2.70E-103</text:p>
          </table:table-cell>
          <table:table-cell table:number-columns-repeated="1019"/>
        </table:table-row>
        <table:table-row table:style-name="ro1">
          <table:table-cell/>
          <table:table-cell table:style-name="ce3" table:formula="of:=[.B327]*3.2" office:value-type="float" office:value="8.57206885749026E+195" calcext:value-type="float">
            <text:p>8.57206885749026E+195</text:p>
          </table:table-cell>
          <table:table-cell table:style-name="ce3" table:number-columns-repeated="2"/>
          <table:table-cell table:style-name="ce39" table:formula="of:=[.$B$14]/([.$B$9]*[.B328])" office:value-type="float" office:value="8.44950402821572E-104" calcext:value-type="float">
            <text:p>8.45E-104</text:p>
          </table:table-cell>
          <table:table-cell table:number-columns-repeated="1019"/>
        </table:table-row>
        <table:table-row table:style-name="ro1">
          <table:table-cell/>
          <table:table-cell table:style-name="ce3" table:formula="of:=[.B328]*3.2" office:value-type="float" office:value="2.74306203439688E+196" calcext:value-type="float">
            <text:p>2.74306203439688E+196</text:p>
          </table:table-cell>
          <table:table-cell table:style-name="ce3" table:number-columns-repeated="2"/>
          <table:table-cell table:style-name="ce39" table:formula="of:=[.$B$14]/([.$B$9]*[.B329])" office:value-type="float" office:value="2.64047000881741E-104" calcext:value-type="float">
            <text:p>2.64E-104</text:p>
          </table:table-cell>
          <table:table-cell table:number-columns-repeated="1019"/>
        </table:table-row>
        <table:table-row table:style-name="ro1">
          <table:table-cell/>
          <table:table-cell table:style-name="ce3" table:formula="of:=[.B329]*3.2" office:value-type="float" office:value="8.77779851007002E+196" calcext:value-type="float">
            <text:p>8.77779851007002E+196</text:p>
          </table:table-cell>
          <table:table-cell table:style-name="ce3" table:number-columns-repeated="2"/>
          <table:table-cell table:style-name="ce39" table:formula="of:=[.$B$14]/([.$B$9]*[.B330])" office:value-type="float" office:value="8.25146877755442E-105" calcext:value-type="float">
            <text:p>8.25E-105</text:p>
          </table:table-cell>
          <table:table-cell table:number-columns-repeated="1019"/>
        </table:table-row>
        <table:table-row table:style-name="ro1">
          <table:table-cell/>
          <table:table-cell table:style-name="ce3" table:formula="of:=[.B330]*3.2" office:value-type="float" office:value="2.80889552322241E+197" calcext:value-type="float">
            <text:p>2.80889552322241E+197</text:p>
          </table:table-cell>
          <table:table-cell table:style-name="ce3" table:number-columns-repeated="2"/>
          <table:table-cell table:style-name="ce39" table:formula="of:=[.$B$14]/([.$B$9]*[.B331])" office:value-type="float" office:value="2.57858399298575E-105" calcext:value-type="float">
            <text:p>2.58E-105</text:p>
          </table:table-cell>
          <table:table-cell table:number-columns-repeated="1019"/>
        </table:table-row>
        <table:table-row table:style-name="ro1">
          <table:table-cell/>
          <table:table-cell table:style-name="ce3" table:formula="of:=[.B331]*3.2" office:value-type="float" office:value="8.98846567431171E+197" calcext:value-type="float">
            <text:p>8.98846567431171E+197</text:p>
          </table:table-cell>
          <table:table-cell table:style-name="ce3" table:number-columns-repeated="2"/>
          <table:table-cell table:style-name="ce39" table:formula="of:=[.$B$14]/([.$B$9]*[.B332])" office:value-type="float" office:value="8.05807497808049E-106" calcext:value-type="float">
            <text:p>8.06E-106</text:p>
          </table:table-cell>
          <table:table-cell table:number-columns-repeated="1019"/>
        </table:table-row>
        <table:table-row table:style-name="ro1">
          <table:table-cell/>
          <table:table-cell table:style-name="ce3" table:formula="of:=[.B332]*3.2" office:value-type="float" office:value="2.87630901577975E+198" calcext:value-type="float">
            <text:p>2.87630901577975E+198</text:p>
          </table:table-cell>
          <table:table-cell table:style-name="ce3" table:number-columns-repeated="2"/>
          <table:table-cell table:style-name="ce39" table:formula="of:=[.$B$14]/([.$B$9]*[.B333])" office:value-type="float" office:value="2.51814843065015E-106" calcext:value-type="float">
            <text:p>2.52E-106</text:p>
          </table:table-cell>
          <table:table-cell table:number-columns-repeated="1019"/>
        </table:table-row>
        <table:table-row table:style-name="ro1">
          <table:table-cell/>
          <table:table-cell table:style-name="ce3" table:formula="of:=[.B333]*3.2" office:value-type="float" office:value="9.20418885049519E+198" calcext:value-type="float">
            <text:p>9.20418885049519E+198</text:p>
          </table:table-cell>
          <table:table-cell table:style-name="ce3" table:number-columns-repeated="2"/>
          <table:table-cell table:style-name="ce39" table:formula="of:=[.$B$14]/([.$B$9]*[.B334])" office:value-type="float" office:value="7.86921384578172E-107" calcext:value-type="float">
            <text:p>7.87E-107</text:p>
          </table:table-cell>
          <table:table-cell table:number-columns-repeated="1019"/>
        </table:table-row>
        <table:table-row table:style-name="ro1">
          <table:table-cell/>
          <table:table-cell table:style-name="ce3" table:formula="of:=[.B334]*3.2" office:value-type="float" office:value="2.94534043215846E+199" calcext:value-type="float">
            <text:p>2.94534043215846E+199</text:p>
          </table:table-cell>
          <table:table-cell table:style-name="ce3" table:number-columns-repeated="2"/>
          <table:table-cell table:style-name="ce39" table:formula="of:=[.$B$14]/([.$B$9]*[.B335])" office:value-type="float" office:value="2.45912932680679E-107" calcext:value-type="float">
            <text:p>2.46E-107</text:p>
          </table:table-cell>
          <table:table-cell table:number-columns-repeated="1019"/>
        </table:table-row>
        <table:table-row table:style-name="ro1">
          <table:table-cell/>
          <table:table-cell table:style-name="ce3" table:formula="of:=[.B335]*3.2" office:value-type="float" office:value="9.42508938290707E+199" calcext:value-type="float">
            <text:p>9.42508938290707E+199</text:p>
          </table:table-cell>
          <table:table-cell table:style-name="ce3" table:number-columns-repeated="2"/>
          <table:table-cell table:style-name="ce39" table:formula="of:=[.$B$14]/([.$B$9]*[.B336])" office:value-type="float" office:value="7.68477914627121E-108" calcext:value-type="float">
            <text:p>7.68E-108</text:p>
          </table:table-cell>
          <table:table-cell table:number-columns-repeated="1019"/>
        </table:table-row>
        <table:table-row table:style-name="ro1">
          <table:table-cell/>
          <table:table-cell table:style-name="ce3" table:formula="of:=[.B336]*3.2" office:value-type="float" office:value="3.01602860253026E+200" calcext:value-type="float">
            <text:p>3.01602860253026E+200</text:p>
          </table:table-cell>
          <table:table-cell table:style-name="ce3" table:number-columns-repeated="2"/>
          <table:table-cell table:style-name="ce39" table:formula="of:=[.$B$14]/([.$B$9]*[.B337])" office:value-type="float" office:value="2.40149348320975E-108" calcext:value-type="float">
            <text:p>2.40E-108</text:p>
          </table:table-cell>
          <table:table-cell table:number-columns-repeated="1019"/>
        </table:table-row>
        <table:table-row table:style-name="ro1">
          <table:table-cell/>
          <table:table-cell table:style-name="ce3" table:formula="of:=[.B337]*3.2" office:value-type="float" office:value="9.65129152809684E+200" calcext:value-type="float">
            <text:p>9.65129152809684E+200</text:p>
          </table:table-cell>
          <table:table-cell table:style-name="ce3" table:number-columns-repeated="2"/>
          <table:table-cell table:style-name="ce39" table:formula="of:=[.$B$14]/([.$B$9]*[.B338])" office:value-type="float" office:value="7.50466713503048E-109" calcext:value-type="float">
            <text:p>7.50E-109</text:p>
          </table:table-cell>
          <table:table-cell table:number-columns-repeated="1019"/>
        </table:table-row>
        <table:table-row table:style-name="ro1">
          <table:table-cell/>
          <table:table-cell table:style-name="ce3" table:formula="of:=[.B338]*3.2" office:value-type="float" office:value="3.08841328899099E+201" calcext:value-type="float">
            <text:p>3.08841328899099E+201</text:p>
          </table:table-cell>
          <table:table-cell table:style-name="ce3" table:number-columns-repeated="2"/>
          <table:table-cell table:style-name="ce39" table:formula="of:=[.$B$14]/([.$B$9]*[.B339])" office:value-type="float" office:value="2.34520847969703E-109" calcext:value-type="float">
            <text:p>2.35E-109</text:p>
          </table:table-cell>
          <table:table-cell table:number-columns-repeated="1019"/>
        </table:table-row>
        <table:table-row table:style-name="ro1">
          <table:table-cell/>
          <table:table-cell table:style-name="ce3" table:formula="of:=[.B339]*3.2" office:value-type="float" office:value="9.88292252477117E+201" calcext:value-type="float">
            <text:p>9.88292252477117E+201</text:p>
          </table:table-cell>
          <table:table-cell table:style-name="ce3" table:number-columns-repeated="2"/>
          <table:table-cell table:style-name="ce39" table:formula="of:=[.$B$14]/([.$B$9]*[.B340])" office:value-type="float" office:value="7.3287764990532E-110" calcext:value-type="float">
            <text:p>7.33E-110</text:p>
          </table:table-cell>
          <table:table-cell table:number-columns-repeated="1019"/>
        </table:table-row>
        <table:table-row table:style-name="ro1">
          <table:table-cell/>
          <table:table-cell table:style-name="ce3" table:formula="of:=[.B340]*3.2" office:value-type="float" office:value="3.16253520792677E+202" calcext:value-type="float">
            <text:p>3.16253520792677E+202</text:p>
          </table:table-cell>
          <table:table-cell table:style-name="ce3" table:number-columns-repeated="2"/>
          <table:table-cell table:style-name="ce39" table:formula="of:=[.$B$14]/([.$B$9]*[.B341])" office:value-type="float" office:value="2.29024265595413E-110" calcext:value-type="float">
            <text:p>2.29E-110</text:p>
          </table:table-cell>
          <table:table-cell table:number-columns-repeated="1019"/>
        </table:table-row>
        <table:table-row table:style-name="ro1">
          <table:table-cell/>
          <table:table-cell table:style-name="ce3" table:formula="of:=[.B341]*3.2" office:value-type="float" office:value="1.01201126653657E+203" calcext:value-type="float">
            <text:p>1.01201126653657E+203</text:p>
          </table:table-cell>
          <table:table-cell table:style-name="ce3" table:number-columns-repeated="2"/>
          <table:table-cell table:style-name="ce39" table:formula="of:=[.$B$14]/([.$B$9]*[.B342])" office:value-type="float" office:value="7.15700829985664E-111" calcext:value-type="float">
            <text:p>7.16E-111</text:p>
          </table:table-cell>
          <table:table-cell table:number-columns-repeated="1019"/>
        </table:table-row>
        <table:table-row table:style-name="ro1">
          <table:table-cell/>
          <table:table-cell table:style-name="ce3" table:formula="of:=[.B342]*3.2" office:value-type="float" office:value="3.23843605291702E+203" calcext:value-type="float">
            <text:p>3.23843605291702E+203</text:p>
          </table:table-cell>
          <table:table-cell table:style-name="ce3" table:number-columns-repeated="2"/>
          <table:table-cell table:style-name="ce39" table:formula="of:=[.$B$14]/([.$B$9]*[.B343])" office:value-type="float" office:value="2.2365650937052E-111" calcext:value-type="float">
            <text:p>2.24E-111</text:p>
          </table:table-cell>
          <table:table-cell table:number-columns-repeated="1019"/>
        </table:table-row>
        <table:table-row table:style-name="ro1">
          <table:table-cell/>
          <table:table-cell table:style-name="ce3" table:formula="of:=[.B343]*3.2" office:value-type="float" office:value="1.03629953693345E+204" calcext:value-type="float">
            <text:p>1.03629953693345E+204</text:p>
          </table:table-cell>
          <table:table-cell table:style-name="ce3" table:number-columns-repeated="2"/>
          <table:table-cell table:style-name="ce39" table:formula="of:=[.$B$14]/([.$B$9]*[.B344])" office:value-type="float" office:value="6.98926591782875E-112" calcext:value-type="float">
            <text:p>6.99E-112</text:p>
          </table:table-cell>
          <table:table-cell table:number-columns-repeated="1019"/>
        </table:table-row>
        <table:table-row table:style-name="ro1">
          <table:table-cell/>
          <table:table-cell table:style-name="ce3" table:formula="of:=[.B344]*3.2" office:value-type="float" office:value="3.31615851818703E+204" calcext:value-type="float">
            <text:p>3.31615851818703E+204</text:p>
          </table:table-cell>
          <table:table-cell table:style-name="ce3" table:number-columns-repeated="2"/>
          <table:table-cell table:style-name="ce39" table:formula="of:=[.$B$14]/([.$B$9]*[.B345])" office:value-type="float" office:value="2.18414559932148E-112" calcext:value-type="float">
            <text:p>2.18E-112</text:p>
          </table:table-cell>
          <table:table-cell table:number-columns-repeated="1019"/>
        </table:table-row>
        <table:table-row table:style-name="ro1">
          <table:table-cell/>
          <table:table-cell table:style-name="ce3" table:formula="of:=[.B345]*3.2" office:value-type="float" office:value="1.06117072581985E+205" calcext:value-type="float">
            <text:p>1.06117072581985E+205</text:p>
          </table:table-cell>
          <table:table-cell table:style-name="ce3" table:number-columns-repeated="2"/>
          <table:table-cell table:style-name="ce39" table:formula="of:=[.$B$14]/([.$B$9]*[.B346])" office:value-type="float" office:value="6.82545499787964E-113" calcext:value-type="float">
            <text:p>6.83E-113</text:p>
          </table:table-cell>
          <table:table-cell table:number-columns-repeated="1019"/>
        </table:table-row>
        <table:table-row table:style-name="ro1">
          <table:table-cell/>
          <table:table-cell table:style-name="ce3" table:formula="of:=[.B346]*3.2" office:value-type="float" office:value="3.39574632262351E+205" calcext:value-type="float">
            <text:p>3.39574632262351E+205</text:p>
          </table:table-cell>
          <table:table-cell table:style-name="ce3" table:number-columns-repeated="2"/>
          <table:table-cell table:style-name="ce39" table:formula="of:=[.$B$14]/([.$B$9]*[.B347])" office:value-type="float" office:value="2.13295468683739E-113" calcext:value-type="float">
            <text:p>2.13E-113</text:p>
          </table:table-cell>
          <table:table-cell table:number-columns-repeated="1019"/>
        </table:table-row>
        <table:table-row table:style-name="ro1">
          <table:table-cell/>
          <table:table-cell table:style-name="ce3" table:formula="of:=[.B347]*3.2" office:value-type="float" office:value="1.08663882323952E+206" calcext:value-type="float">
            <text:p>1.08663882323952E+206</text:p>
          </table:table-cell>
          <table:table-cell table:style-name="ce3" table:number-columns-repeated="2"/>
          <table:table-cell table:style-name="ce39" table:formula="of:=[.$B$14]/([.$B$9]*[.B348])" office:value-type="float" office:value="6.66548339636684E-114" calcext:value-type="float">
            <text:p>6.67E-114</text:p>
          </table:table-cell>
          <table:table-cell table:number-columns-repeated="1019"/>
        </table:table-row>
        <table:table-row table:style-name="ro1">
          <table:table-cell/>
          <table:table-cell table:style-name="ce3" table:formula="of:=[.B348]*3.2" office:value-type="float" office:value="3.47724423436648E+206" calcext:value-type="float">
            <text:p>3.47724423436648E+206</text:p>
          </table:table-cell>
          <table:table-cell table:style-name="ce3" table:number-columns-repeated="2"/>
          <table:table-cell table:style-name="ce39" table:formula="of:=[.$B$14]/([.$B$9]*[.B349])" office:value-type="float" office:value="2.08296356136464E-114" calcext:value-type="float">
            <text:p>2.08E-114</text:p>
          </table:table-cell>
          <table:table-cell table:number-columns-repeated="1019"/>
        </table:table-row>
        <table:table-row table:style-name="ro1">
          <table:table-cell/>
          <table:table-cell table:style-name="ce3" table:formula="of:=[.B349]*3.2" office:value-type="float" office:value="1.11271815499727E+207" calcext:value-type="float">
            <text:p>1.11271815499727E+207</text:p>
          </table:table-cell>
          <table:table-cell table:style-name="ce3" table:number-columns-repeated="2"/>
          <table:table-cell table:style-name="ce39" table:formula="of:=[.$B$14]/([.$B$9]*[.B350])" office:value-type="float" office:value="6.50926112926449E-115" calcext:value-type="float">
            <text:p>6.51E-115</text:p>
          </table:table-cell>
          <table:table-cell table:number-columns-repeated="1019"/>
        </table:table-row>
        <table:table-row table:style-name="ro1">
          <table:table-cell/>
          <table:table-cell table:style-name="ce3" table:formula="of:=[.B350]*3.2" office:value-type="float" office:value="3.56069809599127E+207" calcext:value-type="float">
            <text:p>3.56069809599127E+207</text:p>
          </table:table-cell>
          <table:table-cell table:style-name="ce3" table:number-columns-repeated="2"/>
          <table:table-cell table:style-name="ce39" table:formula="of:=[.$B$14]/([.$B$9]*[.B351])" office:value-type="float" office:value="2.03414410289515E-115" calcext:value-type="float">
            <text:p>2.03E-115</text:p>
          </table:table-cell>
          <table:table-cell table:number-columns-repeated="1019"/>
        </table:table-row>
        <table:table-row table:style-name="ro1">
          <table:table-cell/>
          <table:table-cell table:style-name="ce3" table:formula="of:=[.B351]*3.2" office:value-type="float" office:value="1.13942339071721E+208" calcext:value-type="float">
            <text:p>1.13942339071721E+208</text:p>
          </table:table-cell>
          <table:table-cell table:style-name="ce3" table:number-columns-repeated="2"/>
          <table:table-cell table:style-name="ce39" table:formula="of:=[.$B$14]/([.$B$9]*[.B352])" office:value-type="float" office:value="6.35670032154735E-116" calcext:value-type="float">
            <text:p>6.36E-116</text:p>
          </table:table-cell>
          <table:table-cell table:number-columns-repeated="1019"/>
        </table:table-row>
        <table:table-row table:style-name="ro1">
          <table:table-cell/>
          <table:table-cell table:style-name="ce3" table:formula="of:=[.B352]*3.2" office:value-type="float" office:value="3.64615485029507E+208" calcext:value-type="float">
            <text:p>3.64615485029507E+208</text:p>
          </table:table-cell>
          <table:table-cell table:style-name="ce3" table:number-columns-repeated="2"/>
          <table:table-cell table:style-name="ce39" table:formula="of:=[.$B$14]/([.$B$9]*[.B353])" office:value-type="float" office:value="1.98646885048355E-116" calcext:value-type="float">
            <text:p>1.99E-116</text:p>
          </table:table-cell>
          <table:table-cell table:number-columns-repeated="1019"/>
        </table:table-row>
        <table:table-row table:style-name="ro1">
          <table:table-cell/>
          <table:table-cell table:style-name="ce3" table:formula="of:=[.B353]*3.2" office:value-type="float" office:value="1.16676955209442E+209" calcext:value-type="float">
            <text:p>1.16676955209442E+209</text:p>
          </table:table-cell>
          <table:table-cell table:style-name="ce3" table:number-columns-repeated="2"/>
          <table:table-cell table:style-name="ce39" table:formula="of:=[.$B$14]/([.$B$9]*[.B354])" office:value-type="float" office:value="6.20771515776108E-117" calcext:value-type="float">
            <text:p>6.21E-117</text:p>
          </table:table-cell>
          <table:table-cell table:number-columns-repeated="1019"/>
        </table:table-row>
        <table:table-row table:style-name="ro1">
          <table:table-cell/>
          <table:table-cell table:style-name="ce3" table:formula="of:=[.B354]*3.2" office:value-type="float" office:value="3.73366256670215E+209" calcext:value-type="float">
            <text:p>3.73366256670215E+209</text:p>
          </table:table-cell>
          <table:table-cell table:style-name="ce3" table:number-columns-repeated="2"/>
          <table:table-cell table:style-name="ce39" table:formula="of:=[.$B$14]/([.$B$9]*[.B355])" office:value-type="float" office:value="1.93991098680034E-117" calcext:value-type="float">
            <text:p>1.94E-117</text:p>
          </table:table-cell>
          <table:table-cell table:number-columns-repeated="1019"/>
        </table:table-row>
        <table:table-row table:style-name="ro1">
          <table:table-cell/>
          <table:table-cell table:style-name="ce3" table:formula="of:=[.B355]*3.2" office:value-type="float" office:value="1.19477202134469E+210" calcext:value-type="float">
            <text:p>1.19477202134469E+210</text:p>
          </table:table-cell>
          <table:table-cell table:style-name="ce3" table:number-columns-repeated="2"/>
          <table:table-cell table:style-name="ce39" table:formula="of:=[.$B$14]/([.$B$9]*[.B356])" office:value-type="float" office:value="6.06222183375106E-118" calcext:value-type="float">
            <text:p>6.06E-118</text:p>
          </table:table-cell>
          <table:table-cell table:number-columns-repeated="1019"/>
        </table:table-row>
        <table:table-row table:style-name="ro1">
          <table:table-cell/>
          <table:table-cell table:style-name="ce3" table:formula="of:=[.B356]*3.2" office:value-type="float" office:value="3.823270468303E+210" calcext:value-type="float">
            <text:p>3.823270468303E+210</text:p>
          </table:table-cell>
          <table:table-cell table:style-name="ce3" table:number-columns-repeated="2"/>
          <table:table-cell table:style-name="ce39" table:formula="of:=[.$B$14]/([.$B$9]*[.B357])" office:value-type="float" office:value="1.89444432304721E-118" calcext:value-type="float">
            <text:p>1.89E-118</text:p>
          </table:table-cell>
          <table:table-cell table:number-columns-repeated="1019"/>
        </table:table-row>
        <table:table-row table:style-name="ro1">
          <table:table-cell/>
          <table:table-cell table:style-name="ce3" table:formula="of:=[.B357]*3.2" office:value-type="float" office:value="1.22344654985696E+211" calcext:value-type="float">
            <text:p>1.22344654985696E+211</text:p>
          </table:table-cell>
          <table:table-cell table:style-name="ce3" table:number-columns-repeated="2"/>
          <table:table-cell table:style-name="ce39" table:formula="of:=[.$B$14]/([.$B$9]*[.B358])" office:value-type="float" office:value="5.92013850952252E-119" calcext:value-type="float">
            <text:p>5.92E-119</text:p>
          </table:table-cell>
          <table:table-cell table:number-columns-repeated="1019"/>
        </table:table-row>
        <table:table-row table:style-name="ro1">
          <table:table-cell/>
          <table:table-cell table:style-name="ce3" table:formula="of:=[.B358]*3.2" office:value-type="float" office:value="3.91502895954227E+211" calcext:value-type="float">
            <text:p>3.91502895954227E+211</text:p>
          </table:table-cell>
          <table:table-cell table:style-name="ce3" table:number-columns-repeated="2"/>
          <table:table-cell table:style-name="ce39" table:formula="of:=[.$B$14]/([.$B$9]*[.B359])" office:value-type="float" office:value="1.85004328422579E-119" calcext:value-type="float">
            <text:p>1.85E-119</text:p>
          </table:table-cell>
          <table:table-cell table:number-columns-repeated="1019"/>
        </table:table-row>
        <table:table-row table:style-name="ro1">
          <table:table-cell/>
          <table:table-cell table:style-name="ce3" table:formula="of:=[.B359]*3.2" office:value-type="float" office:value="1.25280926705353E+212" calcext:value-type="float">
            <text:p>1.25280926705353E+212</text:p>
          </table:table-cell>
          <table:table-cell table:style-name="ce3" table:number-columns-repeated="2"/>
          <table:table-cell table:style-name="ce39" table:formula="of:=[.$B$14]/([.$B$9]*[.B360])" office:value-type="float" office:value="5.78138526320558E-120" calcext:value-type="float">
            <text:p>5.78E-120</text:p>
          </table:table-cell>
          <table:table-cell table:number-columns-repeated="1019"/>
        </table:table-row>
        <table:table-row table:style-name="ro1">
          <table:table-cell/>
          <table:table-cell table:style-name="ce3" table:formula="of:=[.B360]*3.2" office:value-type="float" office:value="4.00898965457129E+212" calcext:value-type="float">
            <text:p>4.00898965457129E+212</text:p>
          </table:table-cell>
          <table:table-cell table:style-name="ce3" table:number-columns-repeated="2"/>
          <table:table-cell table:style-name="ce39" table:formula="of:=[.$B$14]/([.$B$9]*[.B361])" office:value-type="float" office:value="1.80668289475174E-120" calcext:value-type="float">
            <text:p>1.81E-120</text:p>
          </table:table-cell>
          <table:table-cell table:number-columns-repeated="1019"/>
        </table:table-row>
        <table:table-row table:style-name="ro1">
          <table:table-cell/>
          <table:table-cell table:style-name="ce3" table:formula="of:=[.B361]*3.2" office:value-type="float" office:value="1.28287668946281E+213" calcext:value-type="float">
            <text:p>1.28287668946281E+213</text:p>
          </table:table-cell>
          <table:table-cell table:style-name="ce3" table:number-columns-repeated="2"/>
          <table:table-cell table:style-name="ce39" table:formula="of:=[.$B$14]/([.$B$9]*[.B362])" office:value-type="float" office:value="5.6458840460992E-121" calcext:value-type="float">
            <text:p>5.65E-121</text:p>
          </table:table-cell>
          <table:table-cell table:number-columns-repeated="1019"/>
        </table:table-row>
        <table:table-row table:style-name="ro1">
          <table:table-cell/>
          <table:table-cell table:style-name="ce3" table:formula="of:=[.B362]*3.2" office:value-type="float" office:value="4.105205406281E+213" calcext:value-type="float">
            <text:p>4.105205406281E+213</text:p>
          </table:table-cell>
          <table:table-cell table:style-name="ce3" table:number-columns-repeated="2"/>
          <table:table-cell table:style-name="ce39" table:formula="of:=[.$B$14]/([.$B$9]*[.B363])" office:value-type="float" office:value="1.764338764406E-121" calcext:value-type="float">
            <text:p>1.76E-121</text:p>
          </table:table-cell>
          <table:table-cell table:number-columns-repeated="1019"/>
        </table:table-row>
        <table:table-row table:style-name="ro1">
          <table:table-cell/>
          <table:table-cell table:style-name="ce3" table:formula="of:=[.B363]*3.2" office:value-type="float" office:value="1.31366573000992E+214" calcext:value-type="float">
            <text:p>1.31366573000992E+214</text:p>
          </table:table-cell>
          <table:table-cell table:style-name="ce3" table:number-columns-repeated="2"/>
          <table:table-cell table:style-name="ce39" table:formula="of:=[.$B$14]/([.$B$9]*[.B364])" office:value-type="float" office:value="5.51355863876875E-122" calcext:value-type="float">
            <text:p>5.51E-122</text:p>
          </table:table-cell>
          <table:table-cell table:number-columns-repeated="1019"/>
        </table:table-row>
        <table:table-row table:style-name="ro1">
          <table:table-cell/>
          <table:table-cell table:style-name="ce3" table:formula="of:=[.B364]*3.2" office:value-type="float" office:value="4.20373033603174E+214" calcext:value-type="float">
            <text:p>4.20373033603174E+214</text:p>
          </table:table-cell>
          <table:table-cell table:style-name="ce3" table:number-columns-repeated="2"/>
          <table:table-cell table:style-name="ce39" table:formula="of:=[.$B$14]/([.$B$9]*[.B365])" office:value-type="float" office:value="1.72298707461523E-122" calcext:value-type="float">
            <text:p>1.72E-122</text:p>
          </table:table-cell>
          <table:table-cell table:number-columns-repeated="1019"/>
        </table:table-row>
        <table:table-row table:style-name="ro1">
          <table:table-cell/>
          <table:table-cell table:style-name="ce3" table:formula="of:=[.B365]*3.2" office:value-type="float" office:value="1.34519370753016E+215" calcext:value-type="float">
            <text:p>1.34519370753016E+215</text:p>
          </table:table-cell>
          <table:table-cell table:style-name="ce3" table:number-columns-repeated="2"/>
          <table:table-cell table:style-name="ce39" table:formula="of:=[.$B$14]/([.$B$9]*[.B366])" office:value-type="float" office:value="5.38433460817261E-123" calcext:value-type="float">
            <text:p>5.38E-123</text:p>
          </table:table-cell>
          <table:table-cell table:number-columns-repeated="1019"/>
        </table:table-row>
        <table:table-row table:style-name="ro1">
          <table:table-cell/>
          <table:table-cell table:style-name="ce3" table:formula="of:=[.B366]*3.2" office:value-type="float" office:value="4.30461986409651E+215" calcext:value-type="float">
            <text:p>4.30461986409651E+215</text:p>
          </table:table-cell>
          <table:table-cell table:style-name="ce3" table:number-columns-repeated="2"/>
          <table:table-cell table:style-name="ce39" table:formula="of:=[.$B$14]/([.$B$9]*[.B367])" office:value-type="float" office:value="1.68260456505394E-123" calcext:value-type="float">
            <text:p>1.68E-123</text:p>
          </table:table-cell>
          <table:table-cell table:number-columns-repeated="1019"/>
        </table:table-row>
        <table:table-row table:style-name="ro1">
          <table:table-cell/>
          <table:table-cell table:style-name="ce3" table:formula="of:=[.B367]*3.2" office:value-type="float" office:value="1.37747835651088E+216" calcext:value-type="float">
            <text:p>1.37747835651088E+216</text:p>
          </table:table-cell>
          <table:table-cell table:style-name="ce3" table:number-columns-repeated="2"/>
          <table:table-cell table:style-name="ce39" table:formula="of:=[.$B$14]/([.$B$9]*[.B368])" office:value-type="float" office:value="5.25813926579356E-124" calcext:value-type="float">
            <text:p>5.26E-124</text:p>
          </table:table-cell>
          <table:table-cell table:number-columns-repeated="1019"/>
        </table:table-row>
        <table:table-row table:style-name="ro1">
          <table:table-cell/>
          <table:table-cell table:style-name="ce3" table:formula="of:=[.B368]*3.2" office:value-type="float" office:value="4.40793074083482E+216" calcext:value-type="float">
            <text:p>4.40793074083482E+216</text:p>
          </table:table-cell>
          <table:table-cell table:style-name="ce3" table:number-columns-repeated="2"/>
          <table:table-cell table:style-name="ce39" table:formula="of:=[.$B$14]/([.$B$9]*[.B369])" office:value-type="float" office:value="1.64316852056049E-124" calcext:value-type="float">
            <text:p>1.64E-124</text:p>
          </table:table-cell>
          <table:table-cell table:number-columns-repeated="1019"/>
        </table:table-row>
        <table:table-row table:style-name="ro1">
          <table:table-cell/>
          <table:table-cell table:style-name="ce3" table:formula="of:=[.B369]*3.2" office:value-type="float" office:value="1.41053783706714E+217" calcext:value-type="float">
            <text:p>1.41053783706714E+217</text:p>
          </table:table-cell>
          <table:table-cell table:style-name="ce3" table:number-columns-repeated="2"/>
          <table:table-cell table:style-name="ce39" table:formula="of:=[.$B$14]/([.$B$9]*[.B370])" office:value-type="float" office:value="5.13490162675152E-125" calcext:value-type="float">
            <text:p>5.13E-125</text:p>
          </table:table-cell>
          <table:table-cell table:number-columns-repeated="1019"/>
        </table:table-row>
        <table:table-row table:style-name="ro1">
          <table:table-cell/>
          <table:table-cell table:style-name="ce3" table:formula="of:=[.B370]*3.2" office:value-type="float" office:value="4.51372107861486E+217" calcext:value-type="float">
            <text:p>4.51372107861486E+217</text:p>
          </table:table-cell>
          <table:table-cell table:style-name="ce3" table:number-columns-repeated="2"/>
          <table:table-cell table:style-name="ce39" table:formula="of:=[.$B$14]/([.$B$9]*[.B371])" office:value-type="float" office:value="1.60465675835985E-125" calcext:value-type="float">
            <text:p>1.60E-125</text:p>
          </table:table-cell>
          <table:table-cell table:number-columns-repeated="1019"/>
        </table:table-row>
        <table:table-row table:style-name="ro1">
          <table:table-cell/>
          <table:table-cell table:style-name="ce3" table:formula="of:=[.B371]*3.2" office:value-type="float" office:value="1.44439074515675E+218" calcext:value-type="float">
            <text:p>1.44439074515675E+218</text:p>
          </table:table-cell>
          <table:table-cell table:style-name="ce3" table:number-columns-repeated="2"/>
          <table:table-cell table:style-name="ce39" table:formula="of:=[.$B$14]/([.$B$9]*[.B372])" office:value-type="float" office:value="5.01455236987453E-126" calcext:value-type="float">
            <text:p>5.01E-126</text:p>
          </table:table-cell>
          <table:table-cell table:number-columns-repeated="1019"/>
        </table:table-row>
        <table:table-row table:style-name="ro1">
          <table:table-cell/>
          <table:table-cell table:style-name="ce3" table:formula="of:=[.B372]*3.2" office:value-type="float" office:value="4.62205038450162E+218" calcext:value-type="float">
            <text:p>4.62205038450162E+218</text:p>
          </table:table-cell>
          <table:table-cell table:style-name="ce3" table:number-columns-repeated="2"/>
          <table:table-cell table:style-name="ce39" table:formula="of:=[.$B$14]/([.$B$9]*[.B373])" office:value-type="float" office:value="1.56704761558579E-126" calcext:value-type="float">
            <text:p>1.57E-126</text:p>
          </table:table-cell>
          <table:table-cell table:number-columns-repeated="1019"/>
        </table:table-row>
        <table:table-row table:style-name="ro1">
          <table:table-cell/>
          <table:table-cell table:style-name="ce3" table:formula="of:=[.B373]*3.2" office:value-type="float" office:value="1.47905612304052E+219" calcext:value-type="float">
            <text:p>1.47905612304052E+219</text:p>
          </table:table-cell>
          <table:table-cell table:style-name="ce3" table:number-columns-repeated="2"/>
          <table:table-cell table:style-name="ce39" table:formula="of:=[.$B$14]/([.$B$9]*[.B374])" office:value-type="float" office:value="4.8970237987056E-127" calcext:value-type="float">
            <text:p>4.90E-127</text:p>
          </table:table-cell>
          <table:table-cell table:number-columns-repeated="1019"/>
        </table:table-row>
        <table:table-row table:style-name="ro1">
          <table:table-cell/>
          <table:table-cell table:style-name="ce3" table:formula="of:=[.B374]*3.2" office:value-type="float" office:value="4.73297959372966E+219" calcext:value-type="float">
            <text:p>4.73297959372966E+219</text:p>
          </table:table-cell>
          <table:table-cell table:style-name="ce3" table:number-columns-repeated="2"/>
          <table:table-cell table:style-name="ce39" table:formula="of:=[.$B$14]/([.$B$9]*[.B375])" office:value-type="float" office:value="1.5303199370955E-127" calcext:value-type="float">
            <text:p>1.53E-127</text:p>
          </table:table-cell>
          <table:table-cell table:number-columns-repeated="1019"/>
        </table:table-row>
        <table:table-row table:style-name="ro1">
          <table:table-cell/>
          <table:table-cell table:style-name="ce3" table:formula="of:=[.B375]*3.2" office:value-type="float" office:value="1.51455346999349E+220" calcext:value-type="float">
            <text:p>1.51455346999349E+220</text:p>
          </table:table-cell>
          <table:table-cell table:style-name="ce3" table:number-columns-repeated="2"/>
          <table:table-cell table:style-name="ce39" table:formula="of:=[.$B$14]/([.$B$9]*[.B376])" office:value-type="float" office:value="4.78224980342344E-128" calcext:value-type="float">
            <text:p>4.78E-128</text:p>
          </table:table-cell>
          <table:table-cell table:number-columns-repeated="1019"/>
        </table:table-row>
        <table:table-row table:style-name="ro1">
          <table:table-cell/>
          <table:table-cell table:style-name="ce3" table:formula="of:=[.B376]*3.2" office:value-type="float" office:value="4.84657110397917E+220" calcext:value-type="float">
            <text:p>4.84657110397917E+220</text:p>
          </table:table-cell>
          <table:table-cell table:style-name="ce3" table:number-columns-repeated="2"/>
          <table:table-cell table:style-name="ce39" table:formula="of:=[.$B$14]/([.$B$9]*[.B377])" office:value-type="float" office:value="1.49445306356982E-128" calcext:value-type="float">
            <text:p>1.49E-128</text:p>
          </table:table-cell>
          <table:table-cell table:number-columns-repeated="1019"/>
        </table:table-row>
        <table:table-row table:style-name="ro1">
          <table:table-cell/>
          <table:table-cell table:style-name="ce3" table:formula="of:=[.B377]*3.2" office:value-type="float" office:value="1.55090275327333E+221" calcext:value-type="float">
            <text:p>1.55090275327333E+221</text:p>
          </table:table-cell>
          <table:table-cell table:style-name="ce3" table:number-columns-repeated="2"/>
          <table:table-cell table:style-name="ce39" table:formula="of:=[.$B$14]/([.$B$9]*[.B378])" office:value-type="float" office:value="4.6701658236557E-129" calcext:value-type="float">
            <text:p>4.67E-129</text:p>
          </table:table-cell>
          <table:table-cell table:number-columns-repeated="1019"/>
        </table:table-row>
        <table:table-row table:style-name="ro1">
          <table:table-cell/>
          <table:table-cell table:style-name="ce3" table:formula="of:=[.B378]*3.2" office:value-type="float" office:value="4.96288881047467E+221" calcext:value-type="float">
            <text:p>4.96288881047467E+221</text:p>
          </table:table-cell>
          <table:table-cell table:style-name="ce3" table:number-columns-repeated="2"/>
          <table:table-cell table:style-name="ce39" table:formula="of:=[.$B$14]/([.$B$9]*[.B379])" office:value-type="float" office:value="1.45942681989241E-129" calcext:value-type="float">
            <text:p>1.46E-129</text:p>
          </table:table-cell>
          <table:table-cell table:number-columns-repeated="1019"/>
        </table:table-row>
        <table:table-row table:style-name="ro1">
          <table:table-cell/>
          <table:table-cell table:style-name="ce3" table:formula="of:=[.B379]*3.2" office:value-type="float" office:value="1.58812441935189E+222" calcext:value-type="float">
            <text:p>1.58812441935189E+222</text:p>
          </table:table-cell>
          <table:table-cell table:style-name="ce3" table:number-columns-repeated="2"/>
          <table:table-cell table:style-name="ce39" table:formula="of:=[.$B$14]/([.$B$9]*[.B380])" office:value-type="float" office:value="4.56070881216377E-130" calcext:value-type="float">
            <text:p>4.56E-130</text:p>
          </table:table-cell>
          <table:table-cell table:number-columns-repeated="1019"/>
        </table:table-row>
        <table:table-row table:style-name="ro1">
          <table:table-cell/>
          <table:table-cell table:style-name="ce3" table:formula="of:=[.B380]*3.2" office:value-type="float" office:value="5.08199814192606E+222" calcext:value-type="float">
            <text:p>5.08199814192606E+222</text:p>
          </table:table-cell>
          <table:table-cell table:style-name="ce3" table:number-columns-repeated="2"/>
          <table:table-cell table:style-name="ce39" table:formula="of:=[.$B$14]/([.$B$9]*[.B381])" office:value-type="float" office:value="1.42522150380118E-130" calcext:value-type="float">
            <text:p>1.43E-130</text:p>
          </table:table-cell>
          <table:table-cell table:number-columns-repeated="1019"/>
        </table:table-row>
        <table:table-row table:style-name="ro1">
          <table:table-cell/>
          <table:table-cell table:style-name="ce3" table:formula="of:=[.B381]*3.2" office:value-type="float" office:value="1.62623940541634E+223" calcext:value-type="float">
            <text:p>1.62623940541634E+223</text:p>
          </table:table-cell>
          <table:table-cell table:style-name="ce3" table:number-columns-repeated="2"/>
          <table:table-cell table:style-name="ce39" table:formula="of:=[.$B$14]/([.$B$9]*[.B382])" office:value-type="float" office:value="4.45381719937868E-131" calcext:value-type="float">
            <text:p>4.45E-131</text:p>
          </table:table-cell>
          <table:table-cell table:number-columns-repeated="1019"/>
        </table:table-row>
        <table:table-row table:style-name="ro1">
          <table:table-cell/>
          <table:table-cell table:style-name="ce3" table:formula="of:=[.B382]*3.2" office:value-type="float" office:value="5.20396609733229E+223" calcext:value-type="float">
            <text:p>5.20396609733229E+223</text:p>
          </table:table-cell>
          <table:table-cell table:style-name="ce3" table:number-columns-repeated="2"/>
          <table:table-cell table:style-name="ce39" table:formula="of:=[.$B$14]/([.$B$9]*[.B383])" office:value-type="float" office:value="1.39181787480584E-131" calcext:value-type="float">
            <text:p>1.39E-131</text:p>
          </table:table-cell>
          <table:table-cell table:number-columns-repeated="1019"/>
        </table:table-row>
        <table:table-row table:style-name="ro1">
          <table:table-cell/>
          <table:table-cell table:style-name="ce3" table:formula="of:=[.B383]*3.2" office:value-type="float" office:value="1.66526915114633E+224" calcext:value-type="float">
            <text:p>1.66526915114633E+224</text:p>
          </table:table-cell>
          <table:table-cell table:style-name="ce3" table:number-columns-repeated="2"/>
          <table:table-cell table:style-name="ce39" table:formula="of:=[.$B$14]/([.$B$9]*[.B384])" office:value-type="float" office:value="4.34943085876824E-132" calcext:value-type="float">
            <text:p>4.35E-132</text:p>
          </table:table-cell>
          <table:table-cell table:number-columns-repeated="1019"/>
        </table:table-row>
        <table:table-row table:style-name="ro1">
          <table:table-cell/>
          <table:table-cell table:style-name="ce3" table:formula="of:=[.B384]*3.2" office:value-type="float" office:value="5.32886128366826E+224" calcext:value-type="float">
            <text:p>5.32886128366826E+224</text:p>
          </table:table-cell>
          <table:table-cell table:style-name="ce3" table:number-columns-repeated="2"/>
          <table:table-cell table:style-name="ce39" table:formula="of:=[.$B$14]/([.$B$9]*[.B385])" office:value-type="float" office:value="1.35919714336508E-132" calcext:value-type="float">
            <text:p>1.36E-132</text:p>
          </table:table-cell>
          <table:table-cell table:number-columns-repeated="1019"/>
        </table:table-row>
        <table:table-row table:style-name="ro1">
          <table:table-cell/>
          <table:table-cell table:style-name="ce3" table:formula="of:=[.B385]*3.2" office:value-type="float" office:value="1.70523561077384E+225" calcext:value-type="float">
            <text:p>1.70523561077384E+225</text:p>
          </table:table-cell>
          <table:table-cell table:style-name="ce3" table:number-columns-repeated="2"/>
          <table:table-cell table:style-name="ce39" table:formula="of:=[.$B$14]/([.$B$9]*[.B386])" office:value-type="float" office:value="4.24749107301586E-133" calcext:value-type="float">
            <text:p>4.25E-133</text:p>
          </table:table-cell>
          <table:table-cell table:number-columns-repeated="1019"/>
        </table:table-row>
        <table:table-row table:style-name="ro1">
          <table:table-cell/>
          <table:table-cell table:style-name="ce3" table:formula="of:=[.B386]*3.2" office:value-type="float" office:value="5.4567539544763E+225" calcext:value-type="float">
            <text:p>5.4567539544763E+225</text:p>
          </table:table-cell>
          <table:table-cell table:style-name="ce3" table:number-columns-repeated="2"/>
          <table:table-cell table:style-name="ce39" table:formula="of:=[.$B$14]/([.$B$9]*[.B387])" office:value-type="float" office:value="1.32734096031746E-133" calcext:value-type="float">
            <text:p>1.33E-133</text:p>
          </table:table-cell>
          <table:table-cell table:number-columns-repeated="1019"/>
        </table:table-row>
        <table:table-row table:style-name="ro1">
          <table:table-cell/>
          <table:table-cell table:style-name="ce3" table:formula="of:=[.B387]*3.2" office:value-type="float" office:value="1.74616126543242E+226" calcext:value-type="float">
            <text:p>1.74616126543242E+226</text:p>
          </table:table-cell>
          <table:table-cell table:style-name="ce3" table:number-columns-repeated="2"/>
          <table:table-cell table:style-name="ce39" table:formula="of:=[.$B$14]/([.$B$9]*[.B388])" office:value-type="float" office:value="4.14794050099205E-134" calcext:value-type="float">
            <text:p>4.15E-134</text:p>
          </table:table-cell>
          <table:table-cell table:number-columns-repeated="1019"/>
        </table:table-row>
        <table:table-row table:style-name="ro1">
          <table:table-cell/>
          <table:table-cell table:style-name="ce3" table:formula="of:=[.B388]*3.2" office:value-type="float" office:value="5.58771604938373E+226" calcext:value-type="float">
            <text:p>5.58771604938373E+226</text:p>
          </table:table-cell>
          <table:table-cell table:style-name="ce3" table:number-columns-repeated="2"/>
          <table:table-cell table:style-name="ce39" table:formula="of:=[.$B$14]/([.$B$9]*[.B389])" office:value-type="float" office:value="1.29623140656002E-134" calcext:value-type="float">
            <text:p>1.30E-134</text:p>
          </table:table-cell>
          <table:table-cell table:number-columns-repeated="1019"/>
        </table:table-row>
        <table:table-row table:style-name="ro1">
          <table:table-cell/>
          <table:table-cell table:style-name="ce3" table:formula="of:=[.B389]*3.2" office:value-type="float" office:value="1.78806913580279E+227" calcext:value-type="float">
            <text:p>1.78806913580279E+227</text:p>
          </table:table-cell>
          <table:table-cell table:style-name="ce3" table:number-columns-repeated="2"/>
          <table:table-cell table:style-name="ce39" table:formula="of:=[.$B$14]/([.$B$9]*[.B390])" office:value-type="float" office:value="4.05072314550005E-135" calcext:value-type="float">
            <text:p>4.05E-135</text:p>
          </table:table-cell>
          <table:table-cell table:number-columns-repeated="1019"/>
        </table:table-row>
        <table:table-row table:style-name="ro1">
          <table:table-cell/>
          <table:table-cell table:style-name="ce3" table:formula="of:=[.B390]*3.2" office:value-type="float" office:value="5.72182123456894E+227" calcext:value-type="float">
            <text:p>5.72182123456894E+227</text:p>
          </table:table-cell>
          <table:table-cell table:style-name="ce3" table:number-columns-repeated="2"/>
          <table:table-cell table:style-name="ce39" table:formula="of:=[.$B$14]/([.$B$9]*[.B391])" office:value-type="float" office:value="1.26585098296877E-135" calcext:value-type="float">
            <text:p>1.27E-135</text:p>
          </table:table-cell>
          <table:table-cell table:number-columns-repeated="1019"/>
        </table:table-row>
        <table:table-row table:style-name="ro1">
          <table:table-cell/>
          <table:table-cell table:style-name="ce3" table:formula="of:=[.B391]*3.2" office:value-type="float" office:value="1.83098279506206E+228" calcext:value-type="float">
            <text:p>1.83098279506206E+228</text:p>
          </table:table-cell>
          <table:table-cell table:style-name="ce3" table:number-columns-repeated="2"/>
          <table:table-cell table:style-name="ce39" table:formula="of:=[.$B$14]/([.$B$9]*[.B392])" office:value-type="float" office:value="3.95578432177739E-136" calcext:value-type="float">
            <text:p>3.96E-136</text:p>
          </table:table-cell>
          <table:table-cell table:number-columns-repeated="1019"/>
        </table:table-row>
        <table:table-row table:style-name="ro1">
          <table:table-cell/>
          <table:table-cell table:style-name="ce3" table:formula="of:=[.B392]*3.2" office:value-type="float" office:value="5.8591449441986E+228" calcext:value-type="float">
            <text:p>5.8591449441986E+228</text:p>
          </table:table-cell>
          <table:table-cell table:style-name="ce3" table:number-columns-repeated="2"/>
          <table:table-cell table:style-name="ce39" table:formula="of:=[.$B$14]/([.$B$9]*[.B393])" office:value-type="float" office:value="1.23618260055543E-136" calcext:value-type="float">
            <text:p>1.24E-136</text:p>
          </table:table-cell>
          <table:table-cell table:number-columns-repeated="1019"/>
        </table:table-row>
        <table:table-row table:style-name="ro1">
          <table:table-cell/>
          <table:table-cell table:style-name="ce3" table:formula="of:=[.B393]*3.2" office:value-type="float" office:value="1.87492638214355E+229" calcext:value-type="float">
            <text:p>1.87492638214355E+229</text:p>
          </table:table-cell>
          <table:table-cell table:style-name="ce3" table:number-columns-repeated="2"/>
          <table:table-cell table:style-name="ce39" table:formula="of:=[.$B$14]/([.$B$9]*[.B394])" office:value-type="float" office:value="3.86307062673573E-137" calcext:value-type="float">
            <text:p>3.86E-137</text:p>
          </table:table-cell>
          <table:table-cell table:number-columns-repeated="1019"/>
        </table:table-row>
        <table:table-row table:style-name="ro1">
          <table:table-cell/>
          <table:table-cell table:style-name="ce3" table:formula="of:=[.B394]*3.2" office:value-type="float" office:value="5.99976442285936E+229" calcext:value-type="float">
            <text:p>5.99976442285936E+229</text:p>
          </table:table-cell>
          <table:table-cell table:style-name="ce3" table:number-columns-repeated="2"/>
          <table:table-cell table:style-name="ce39" table:formula="of:=[.$B$14]/([.$B$9]*[.B395])" office:value-type="float" office:value="1.20720957085492E-137" calcext:value-type="float">
            <text:p>1.21E-137</text:p>
          </table:table-cell>
          <table:table-cell table:number-columns-repeated="1019"/>
        </table:table-row>
        <table:table-row table:style-name="ro1">
          <table:table-cell/>
          <table:table-cell table:style-name="ce3" table:formula="of:=[.B395]*3.2" office:value-type="float" office:value="1.919924615315E+230" calcext:value-type="float">
            <text:p>1.919924615315E+230</text:p>
          </table:table-cell>
          <table:table-cell table:style-name="ce3" table:number-columns-repeated="2"/>
          <table:table-cell table:style-name="ce39" table:formula="of:=[.$B$14]/([.$B$9]*[.B396])" office:value-type="float" office:value="3.77252990892161E-138" calcext:value-type="float">
            <text:p>3.77E-138</text:p>
          </table:table-cell>
          <table:table-cell table:number-columns-repeated="1019"/>
        </table:table-row>
        <table:table-row table:style-name="ro1">
          <table:table-cell/>
          <table:table-cell table:style-name="ce3" table:formula="of:=[.B396]*3.2" office:value-type="float" office:value="6.14375876900799E+230" calcext:value-type="float">
            <text:p>6.14375876900799E+230</text:p>
          </table:table-cell>
          <table:table-cell table:style-name="ce3" table:number-columns-repeated="2"/>
          <table:table-cell table:style-name="ce39" table:formula="of:=[.$B$14]/([.$B$9]*[.B397])" office:value-type="float" office:value="1.178915596538E-138" calcext:value-type="float">
            <text:p>1.18E-138</text:p>
          </table:table-cell>
          <table:table-cell table:number-columns-repeated="1019"/>
        </table:table-row>
        <table:table-row table:style-name="ro1">
          <table:table-cell/>
          <table:table-cell table:style-name="ce3" table:formula="of:=[.B397]*3.2" office:value-type="float" office:value="1.96600280608256E+231" calcext:value-type="float">
            <text:p>1.96600280608256E+231</text:p>
          </table:table-cell>
          <table:table-cell table:style-name="ce3" table:number-columns-repeated="2"/>
          <table:table-cell table:style-name="ce39" table:formula="of:=[.$B$14]/([.$B$9]*[.B398])" office:value-type="float" office:value="3.68411123918126E-139" calcext:value-type="float">
            <text:p>3.68E-139</text:p>
          </table:table-cell>
          <table:table-cell table:number-columns-repeated="1019"/>
        </table:table-row>
        <table:table-row table:style-name="ro1">
          <table:table-cell/>
          <table:table-cell table:style-name="ce3" table:formula="of:=[.B398]*3.2" office:value-type="float" office:value="6.29120897946418E+231" calcext:value-type="float">
            <text:p>6.29120897946418E+231</text:p>
          </table:table-cell>
          <table:table-cell table:style-name="ce3" table:number-columns-repeated="2"/>
          <table:table-cell table:style-name="ce39" table:formula="of:=[.$B$14]/([.$B$9]*[.B399])" office:value-type="float" office:value="1.15128476224414E-139" calcext:value-type="float">
            <text:p>1.15E-139</text:p>
          </table:table-cell>
          <table:table-cell table:number-columns-repeated="1019"/>
        </table:table-row>
        <table:table-row table:style-name="ro1">
          <table:table-cell/>
          <table:table-cell table:style-name="ce3" table:formula="of:=[.B399]*3.2" office:value-type="float" office:value="2.01318687342854E+232" calcext:value-type="float">
            <text:p>2.01318687342854E+232</text:p>
          </table:table-cell>
          <table:table-cell table:style-name="ce3" table:number-columns-repeated="2"/>
          <table:table-cell table:style-name="ce39" table:formula="of:=[.$B$14]/([.$B$9]*[.B400])" office:value-type="float" office:value="3.59776488201295E-140" calcext:value-type="float">
            <text:p>3.60E-140</text:p>
          </table:table-cell>
          <table:table-cell table:number-columns-repeated="1019"/>
        </table:table-row>
        <table:table-row table:style-name="ro1">
          <table:table-cell/>
          <table:table-cell table:style-name="ce3" table:formula="of:=[.B400]*3.2" office:value-type="float" office:value="6.44219799497132E+232" calcext:value-type="float">
            <text:p>6.44219799497132E+232</text:p>
          </table:table-cell>
          <table:table-cell table:style-name="ce3" table:number-columns-repeated="2"/>
          <table:table-cell table:style-name="ce39" table:formula="of:=[.$B$14]/([.$B$9]*[.B401])" office:value-type="float" office:value="1.12430152562905E-140" calcext:value-type="float">
            <text:p>1.12E-140</text:p>
          </table:table-cell>
          <table:table-cell table:number-columns-repeated="1019"/>
        </table:table-row>
        <table:table-row table:style-name="ro1">
          <table:table-cell/>
          <table:table-cell table:style-name="ce3" table:formula="of:=[.B401]*3.2" office:value-type="float" office:value="2.06150335839082E+233" calcext:value-type="float">
            <text:p>2.06150335839082E+233</text:p>
          </table:table-cell>
          <table:table-cell table:style-name="ce3" table:number-columns-repeated="2"/>
          <table:table-cell table:style-name="ce39" table:formula="of:=[.$B$14]/([.$B$9]*[.B402])" office:value-type="float" office:value="3.51344226759077E-141" calcext:value-type="float">
            <text:p>3.51E-141</text:p>
          </table:table-cell>
          <table:table-cell table:number-columns-repeated="1019"/>
        </table:table-row>
        <table:table-row table:style-name="ro1">
          <table:table-cell/>
          <table:table-cell table:style-name="ce3" table:formula="of:=[.B402]*3.2" office:value-type="float" office:value="6.59681074685064E+233" calcext:value-type="float">
            <text:p>6.59681074685064E+233</text:p>
          </table:table-cell>
          <table:table-cell table:style-name="ce3" table:number-columns-repeated="2"/>
          <table:table-cell table:style-name="ce39" table:formula="of:=[.$B$14]/([.$B$9]*[.B403])" office:value-type="float" office:value="1.09795070862212E-141" calcext:value-type="float">
            <text:p>1.10E-141</text:p>
          </table:table-cell>
          <table:table-cell table:number-columns-repeated="1019"/>
        </table:table-row>
        <table:table-row table:style-name="ro1">
          <table:table-cell/>
          <table:table-cell table:style-name="ce3" table:formula="of:=[.B403]*3.2" office:value-type="float" office:value="2.1109794389922E+234" calcext:value-type="float">
            <text:p>2.1109794389922E+234</text:p>
          </table:table-cell>
          <table:table-cell table:style-name="ce3" table:number-columns-repeated="2"/>
          <table:table-cell table:style-name="ce39" table:formula="of:=[.$B$14]/([.$B$9]*[.B404])" office:value-type="float" office:value="3.43109596444411E-142" calcext:value-type="float">
            <text:p>3.43E-142</text:p>
          </table:table-cell>
          <table:table-cell table:number-columns-repeated="1019"/>
        </table:table-row>
        <table:table-row table:style-name="ro1">
          <table:table-cell/>
          <table:table-cell table:style-name="ce3" table:formula="of:=[.B404]*3.2" office:value-type="float" office:value="6.75513420477505E+234" calcext:value-type="float">
            <text:p>6.75513420477505E+234</text:p>
          </table:table-cell>
          <table:table-cell table:style-name="ce3" table:number-columns-repeated="2"/>
          <table:table-cell table:style-name="ce39" table:formula="of:=[.$B$14]/([.$B$9]*[.B405])" office:value-type="float" office:value="1.07221748888879E-142" calcext:value-type="float">
            <text:p>1.07E-142</text:p>
          </table:table-cell>
          <table:table-cell table:number-columns-repeated="1019"/>
        </table:table-row>
        <table:table-row table:style-name="ro1">
          <table:table-cell/>
          <table:table-cell table:style-name="ce3" table:formula="of:=[.B405]*3.2" office:value-type="float" office:value="2.16164294552802E+235" calcext:value-type="float">
            <text:p>2.16164294552802E+235</text:p>
          </table:table-cell>
          <table:table-cell table:style-name="ce3" table:number-columns-repeated="2"/>
          <table:table-cell table:style-name="ce39" table:formula="of:=[.$B$14]/([.$B$9]*[.B406])" office:value-type="float" office:value="3.35067965277746E-143" calcext:value-type="float">
            <text:p>3.35E-143</text:p>
          </table:table-cell>
          <table:table-cell table:number-columns-repeated="1019"/>
        </table:table-row>
        <table:table-row table:style-name="ro1">
          <table:table-cell/>
          <table:table-cell table:style-name="ce3" table:formula="of:=[.B406]*3.2" office:value-type="float" office:value="6.91725742568965E+235" calcext:value-type="float">
            <text:p>6.91725742568965E+235</text:p>
          </table:table-cell>
          <table:table-cell table:style-name="ce3" table:number-columns-repeated="2"/>
          <table:table-cell table:style-name="ce39" table:formula="of:=[.$B$14]/([.$B$9]*[.B407])" office:value-type="float" office:value="1.04708739149295E-143" calcext:value-type="float">
            <text:p>1.05E-143</text:p>
          </table:table-cell>
          <table:table-cell table:number-columns-repeated="1019"/>
        </table:table-row>
        <table:table-row table:style-name="ro1">
          <table:table-cell/>
          <table:table-cell table:style-name="ce3" table:formula="of:=[.B407]*3.2" office:value-type="float" office:value="2.21352237622069E+236" calcext:value-type="float">
            <text:p>2.21352237622069E+236</text:p>
          </table:table-cell>
          <table:table-cell table:style-name="ce3" table:number-columns-repeated="2"/>
          <table:table-cell table:style-name="ce39" table:formula="of:=[.$B$14]/([.$B$9]*[.B408])" office:value-type="float" office:value="3.27214809841548E-144" calcext:value-type="float">
            <text:p>3.27E-144</text:p>
          </table:table-cell>
          <table:table-cell table:number-columns-repeated="1019"/>
        </table:table-row>
        <table:table-row table:style-name="ro1">
          <table:table-cell/>
          <table:table-cell table:style-name="ce3" table:formula="of:=[.B408]*3.2" office:value-type="float" office:value="7.0832716039062E+236" calcext:value-type="float">
            <text:p>7.0832716039062E+236</text:p>
          </table:table-cell>
          <table:table-cell table:style-name="ce3" table:number-columns-repeated="2"/>
          <table:table-cell table:style-name="ce39" table:formula="of:=[.$B$14]/([.$B$9]*[.B409])" office:value-type="float" office:value="1.02254628075484E-144" calcext:value-type="float">
            <text:p>1.02E-144</text:p>
          </table:table-cell>
          <table:table-cell table:number-columns-repeated="1019"/>
        </table:table-row>
        <table:table-row table:style-name="ro1">
          <table:table-cell/>
          <table:table-cell table:style-name="ce3" table:formula="of:=[.B409]*3.2" office:value-type="float" office:value="2.26664691324999E+237" calcext:value-type="float">
            <text:p>2.26664691324999E+237</text:p>
          </table:table-cell>
          <table:table-cell table:style-name="ce3" table:number-columns-repeated="2"/>
          <table:table-cell table:style-name="ce39" table:formula="of:=[.$B$14]/([.$B$9]*[.B410])" office:value-type="float" office:value="3.19545712735887E-145" calcext:value-type="float">
            <text:p>3.20E-145</text:p>
          </table:table-cell>
          <table:table-cell table:number-columns-repeated="1019"/>
        </table:table-row>
        <table:table-row table:style-name="ro1">
          <table:table-cell/>
          <table:table-cell table:style-name="ce3" table:formula="of:=[.B410]*3.2" office:value-type="float" office:value="7.25327012239995E+237" calcext:value-type="float">
            <text:p>7.25327012239995E+237</text:p>
          </table:table-cell>
          <table:table-cell table:style-name="ce3" table:number-columns-repeated="2"/>
          <table:table-cell table:style-name="ce39" table:formula="of:=[.$B$14]/([.$B$9]*[.B411])" office:value-type="float" office:value="9.98580352299647E-146" calcext:value-type="float">
            <text:p>9.99E-146</text:p>
          </table:table-cell>
          <table:table-cell table:number-columns-repeated="1019"/>
        </table:table-row>
        <table:table-row table:style-name="ro1">
          <table:table-cell/>
          <table:table-cell table:style-name="ce3" table:formula="of:=[.B411]*3.2" office:value-type="float" office:value="2.32104643916798E+238" calcext:value-type="float">
            <text:p>2.32104643916798E+238</text:p>
          </table:table-cell>
          <table:table-cell table:style-name="ce3" table:number-columns-repeated="2"/>
          <table:table-cell table:style-name="ce39" table:formula="of:=[.$B$14]/([.$B$9]*[.B412])" office:value-type="float" office:value="3.1205636009364E-146" calcext:value-type="float">
            <text:p>3.12E-146</text:p>
          </table:table-cell>
          <table:table-cell table:number-columns-repeated="1019"/>
        </table:table-row>
        <table:table-row table:style-name="ro1">
          <table:table-cell/>
          <table:table-cell table:style-name="ce3" table:formula="of:=[.B412]*3.2" office:value-type="float" office:value="7.42734860533755E+238" calcext:value-type="float">
            <text:p>7.42734860533755E+238</text:p>
          </table:table-cell>
          <table:table-cell table:style-name="ce3" table:number-columns-repeated="2"/>
          <table:table-cell table:style-name="ce39" table:formula="of:=[.$B$14]/([.$B$9]*[.B413])" office:value-type="float" office:value="9.75176125292624E-147" calcext:value-type="float">
            <text:p>9.75E-147</text:p>
          </table:table-cell>
          <table:table-cell table:number-columns-repeated="1019"/>
        </table:table-row>
        <table:table-row table:style-name="ro1">
          <table:table-cell/>
          <table:table-cell table:style-name="ce3" table:formula="of:=[.B413]*3.2" office:value-type="float" office:value="2.37675155370802E+239" calcext:value-type="float">
            <text:p>2.37675155370802E+239</text:p>
          </table:table-cell>
          <table:table-cell table:style-name="ce3" table:number-columns-repeated="2"/>
          <table:table-cell table:style-name="ce39" table:formula="of:=[.$B$14]/([.$B$9]*[.B414])" office:value-type="float" office:value="3.04742539153945E-147" calcext:value-type="float">
            <text:p>3.05E-147</text:p>
          </table:table-cell>
          <table:table-cell table:number-columns-repeated="1019"/>
        </table:table-row>
        <table:table-row table:style-name="ro1">
          <table:table-cell/>
          <table:table-cell table:style-name="ce3" table:formula="of:=[.B414]*3.2" office:value-type="float" office:value="7.60560497186566E+239" calcext:value-type="float">
            <text:p>7.60560497186566E+239</text:p>
          </table:table-cell>
          <table:table-cell table:style-name="ce3" table:number-columns-repeated="2"/>
          <table:table-cell table:style-name="ce39" table:formula="of:=[.$B$14]/([.$B$9]*[.B415])" office:value-type="float" office:value="9.52320434856078E-148" calcext:value-type="float">
            <text:p>9.52E-148</text:p>
          </table:table-cell>
          <table:table-cell table:number-columns-repeated="1019"/>
        </table:table-row>
        <table:table-row table:style-name="ro1">
          <table:table-cell/>
          <table:table-cell table:style-name="ce3" table:formula="of:=[.B415]*3.2" office:value-type="float" office:value="2.43379359099701E+240" calcext:value-type="float">
            <text:p>2.43379359099701E+240</text:p>
          </table:table-cell>
          <table:table-cell table:style-name="ce3" table:number-columns-repeated="2"/>
          <table:table-cell table:style-name="ce39" table:formula="of:=[.$B$14]/([.$B$9]*[.B416])" office:value-type="float" office:value="2.97600135892524E-148" calcext:value-type="float">
            <text:p>2.98E-148</text:p>
          </table:table-cell>
          <table:table-cell table:number-columns-repeated="1019"/>
        </table:table-row>
        <table:table-row table:style-name="ro1">
          <table:table-cell/>
          <table:table-cell table:style-name="ce3" table:formula="of:=[.B416]*3.2" office:value-type="float" office:value="7.78813949119043E+240" calcext:value-type="float">
            <text:p>7.78813949119043E+240</text:p>
          </table:table-cell>
          <table:table-cell table:style-name="ce3" table:number-columns-repeated="2"/>
          <table:table-cell table:style-name="ce39" table:formula="of:=[.$B$14]/([.$B$9]*[.B417])" office:value-type="float" office:value="9.30000424664138E-149" calcext:value-type="float">
            <text:p>9.30E-149</text:p>
          </table:table-cell>
          <table:table-cell table:number-columns-repeated="1019"/>
        </table:table-row>
        <table:table-row table:style-name="ro1">
          <table:table-cell/>
          <table:table-cell table:style-name="ce3" table:formula="of:=[.B417]*3.2" office:value-type="float" office:value="2.49220463718094E+241" calcext:value-type="float">
            <text:p>2.49220463718094E+241</text:p>
          </table:table-cell>
          <table:table-cell table:style-name="ce3" table:number-columns-repeated="2"/>
          <table:table-cell table:style-name="ce39" table:formula="of:=[.$B$14]/([.$B$9]*[.B418])" office:value-type="float" office:value="2.90625132707543E-149" calcext:value-type="float">
            <text:p>2.91E-149</text:p>
          </table:table-cell>
          <table:table-cell table:number-columns-repeated="1019"/>
        </table:table-row>
        <table:table-row table:style-name="ro1">
          <table:table-cell/>
          <table:table-cell table:style-name="ce3" table:formula="of:=[.B418]*3.2" office:value-type="float" office:value="7.975054838979E+241" calcext:value-type="float">
            <text:p>7.975054838979E+241</text:p>
          </table:table-cell>
          <table:table-cell table:style-name="ce3" table:number-columns-repeated="2"/>
          <table:table-cell table:style-name="ce39" table:formula="of:=[.$B$14]/([.$B$9]*[.B419])" office:value-type="float" office:value="9.08203539711072E-150" calcext:value-type="float">
            <text:p>9.08E-150</text:p>
          </table:table-cell>
          <table:table-cell table:number-columns-repeated="1019"/>
        </table:table-row>
        <table:table-row table:style-name="ro1">
          <table:table-cell/>
          <table:table-cell table:style-name="ce3" table:formula="of:=[.B419]*3.2" office:value-type="float" office:value="2.55201754847328E+242" calcext:value-type="float">
            <text:p>2.55201754847328E+242</text:p>
          </table:table-cell>
          <table:table-cell table:style-name="ce3" table:number-columns-repeated="2"/>
          <table:table-cell table:style-name="ce39" table:formula="of:=[.$B$14]/([.$B$9]*[.B420])" office:value-type="float" office:value="2.8381360615971E-150" calcext:value-type="float">
            <text:p>2.84E-150</text:p>
          </table:table-cell>
          <table:table-cell table:number-columns-repeated="1019"/>
        </table:table-row>
        <table:table-row table:style-name="ro1">
          <table:table-cell/>
          <table:table-cell table:style-name="ce3" table:formula="of:=[.B420]*3.2" office:value-type="float" office:value="8.1664561551145E+242" calcext:value-type="float">
            <text:p>8.1664561551145E+242</text:p>
          </table:table-cell>
          <table:table-cell table:style-name="ce3" table:number-columns-repeated="2"/>
          <table:table-cell table:style-name="ce39" table:formula="of:=[.$B$14]/([.$B$9]*[.B421])" office:value-type="float" office:value="8.86917519249094E-151" calcext:value-type="float">
            <text:p>8.87E-151</text:p>
          </table:table-cell>
          <table:table-cell table:number-columns-repeated="1019"/>
        </table:table-row>
        <table:table-row table:style-name="ro1">
          <table:table-cell/>
          <table:table-cell table:style-name="ce3" table:formula="of:=[.B421]*3.2" office:value-type="float" office:value="2.61326596963664E+243" calcext:value-type="float">
            <text:p>2.61326596963664E+243</text:p>
          </table:table-cell>
          <table:table-cell table:style-name="ce3" table:number-columns-repeated="2"/>
          <table:table-cell table:style-name="ce39" table:formula="of:=[.$B$14]/([.$B$9]*[.B422])" office:value-type="float" office:value="2.77161724765342E-151" calcext:value-type="float">
            <text:p>2.77E-151</text:p>
          </table:table-cell>
          <table:table-cell table:number-columns-repeated="1019"/>
        </table:table-row>
        <table:table-row table:style-name="ro1">
          <table:table-cell/>
          <table:table-cell table:style-name="ce3" table:formula="of:=[.B422]*3.2" office:value-type="float" office:value="8.36245110283725E+243" calcext:value-type="float">
            <text:p>8.36245110283725E+243</text:p>
          </table:table-cell>
          <table:table-cell table:style-name="ce3" table:number-columns-repeated="2"/>
          <table:table-cell table:style-name="ce39" table:formula="of:=[.$B$14]/([.$B$9]*[.B423])" office:value-type="float" office:value="8.66130389891693E-152" calcext:value-type="float">
            <text:p>8.66E-152</text:p>
          </table:table-cell>
          <table:table-cell table:number-columns-repeated="1019"/>
        </table:table-row>
        <table:table-row table:style-name="ro1">
          <table:table-cell/>
          <table:table-cell table:style-name="ce3" table:formula="of:=[.B423]*3.2" office:value-type="float" office:value="2.67598435290792E+244" calcext:value-type="float">
            <text:p>2.67598435290792E+244</text:p>
          </table:table-cell>
          <table:table-cell table:style-name="ce3" table:number-columns-repeated="2"/>
          <table:table-cell table:style-name="ce39" table:formula="of:=[.$B$14]/([.$B$9]*[.B424])" office:value-type="float" office:value="2.70665746841154E-152" calcext:value-type="float">
            <text:p>2.71E-152</text:p>
          </table:table-cell>
          <table:table-cell table:number-columns-repeated="1019"/>
        </table:table-row>
        <table:table-row table:style-name="ro1">
          <table:table-cell/>
          <table:table-cell table:style-name="ce3" table:formula="of:=[.B424]*3.2" office:value-type="float" office:value="8.56314992930534E+244" calcext:value-type="float">
            <text:p>8.56314992930534E+244</text:p>
          </table:table-cell>
          <table:table-cell table:style-name="ce3" table:number-columns-repeated="2"/>
          <table:table-cell table:style-name="ce39" table:formula="of:=[.$B$14]/([.$B$9]*[.B425])" office:value-type="float" office:value="8.45830458878607E-153" calcext:value-type="float">
            <text:p>8.46E-153</text:p>
          </table:table-cell>
          <table:table-cell table:number-columns-repeated="1019"/>
        </table:table-row>
        <table:table-row table:style-name="ro1">
          <table:table-cell/>
          <table:table-cell table:style-name="ce3" table:formula="of:=[.B425]*3.2" office:value-type="float" office:value="2.74020797737771E+245" calcext:value-type="float">
            <text:p>2.74020797737771E+245</text:p>
          </table:table-cell>
          <table:table-cell table:style-name="ce3" table:number-columns-repeated="2"/>
          <table:table-cell table:style-name="ce39" table:formula="of:=[.$B$14]/([.$B$9]*[.B426])" office:value-type="float" office:value="2.64322018399565E-153" calcext:value-type="float">
            <text:p>2.64E-153</text:p>
          </table:table-cell>
          <table:table-cell table:number-columns-repeated="1019"/>
        </table:table-row>
        <table:table-row table:style-name="ro1">
          <table:table-cell/>
          <table:table-cell table:style-name="ce3" table:formula="of:=[.B426]*3.2" office:value-type="float" office:value="8.76866552760867E+245" calcext:value-type="float">
            <text:p>8.76866552760867E+245</text:p>
          </table:table-cell>
          <table:table-cell table:style-name="ce3" table:number-columns-repeated="2"/>
          <table:table-cell table:style-name="ce39" table:formula="of:=[.$B$14]/([.$B$9]*[.B427])" office:value-type="float" office:value="8.26006307498639E-154" calcext:value-type="float">
            <text:p>8.26E-154</text:p>
          </table:table-cell>
          <table:table-cell table:number-columns-repeated="1019"/>
        </table:table-row>
        <table:table-row table:style-name="ro1">
          <table:table-cell/>
          <table:table-cell table:style-name="ce3" table:formula="of:=[.B427]*3.2" office:value-type="float" office:value="2.80597296883478E+246" calcext:value-type="float">
            <text:p>2.80597296883478E+246</text:p>
          </table:table-cell>
          <table:table-cell table:style-name="ce3" table:number-columns-repeated="2"/>
          <table:table-cell table:style-name="ce39" table:formula="of:=[.$B$14]/([.$B$9]*[.B428])" office:value-type="float" office:value="2.58126971093325E-154" calcext:value-type="float">
            <text:p>2.58E-154</text:p>
          </table:table-cell>
          <table:table-cell table:number-columns-repeated="1019"/>
        </table:table-row>
        <table:table-row table:style-name="ro1">
          <table:table-cell/>
          <table:table-cell table:style-name="ce3" table:formula="of:=[.B428]*3.2" office:value-type="float" office:value="8.97911350027128E+246" calcext:value-type="float">
            <text:p>8.97911350027128E+246</text:p>
          </table:table-cell>
          <table:table-cell table:style-name="ce3" table:number-columns-repeated="2"/>
          <table:table-cell table:style-name="ce39" table:formula="of:=[.$B$14]/([.$B$9]*[.B429])" office:value-type="float" office:value="8.0664678466664E-155" calcext:value-type="float">
            <text:p>8.07E-155</text:p>
          </table:table-cell>
          <table:table-cell table:number-columns-repeated="1019"/>
        </table:table-row>
        <table:table-row table:style-name="ro1">
          <table:table-cell/>
          <table:table-cell table:style-name="ce3" table:formula="of:=[.B429]*3.2" office:value-type="float" office:value="2.87331632008681E+247" calcext:value-type="float">
            <text:p>2.87331632008681E+247</text:p>
          </table:table-cell>
          <table:table-cell table:style-name="ce3" table:number-columns-repeated="2"/>
          <table:table-cell table:style-name="ce39" table:formula="of:=[.$B$14]/([.$B$9]*[.B430])" office:value-type="float" office:value="2.52077120208325E-155" calcext:value-type="float">
            <text:p>2.52E-155</text:p>
          </table:table-cell>
          <table:table-cell table:number-columns-repeated="1019"/>
        </table:table-row>
        <table:table-row table:style-name="ro1">
          <table:table-cell/>
          <table:table-cell table:style-name="ce3" table:formula="of:=[.B430]*3.2" office:value-type="float" office:value="9.1946122242778E+247" calcext:value-type="float">
            <text:p>9.1946122242778E+247</text:p>
          </table:table-cell>
          <table:table-cell table:style-name="ce3" table:number-columns-repeated="2"/>
          <table:table-cell table:style-name="ce39" table:formula="of:=[.$B$14]/([.$B$9]*[.B431])" office:value-type="float" office:value="7.87741000651015E-156" calcext:value-type="float">
            <text:p>7.88E-156</text:p>
          </table:table-cell>
          <table:table-cell table:number-columns-repeated="1019"/>
        </table:table-row>
        <table:table-row table:style-name="ro1">
          <table:table-cell/>
          <table:table-cell table:style-name="ce3" table:formula="of:=[.B431]*3.2" office:value-type="float" office:value="2.94227591176889E+248" calcext:value-type="float">
            <text:p>2.94227591176889E+248</text:p>
          </table:table-cell>
          <table:table-cell table:style-name="ce3" table:number-columns-repeated="2"/>
          <table:table-cell table:style-name="ce39" table:formula="of:=[.$B$14]/([.$B$9]*[.B432])" office:value-type="float" office:value="2.46169062703442E-156" calcext:value-type="float">
            <text:p>2.46E-156</text:p>
          </table:table-cell>
          <table:table-cell table:number-columns-repeated="1019"/>
        </table:table-row>
        <table:table-row table:style-name="ro1">
          <table:table-cell/>
          <table:table-cell table:style-name="ce3" table:formula="of:=[.B432]*3.2" office:value-type="float" office:value="9.41528291766046E+248" calcext:value-type="float">
            <text:p>9.41528291766046E+248</text:p>
          </table:table-cell>
          <table:table-cell table:style-name="ce3" table:number-columns-repeated="2"/>
          <table:table-cell table:style-name="ce39" table:formula="of:=[.$B$14]/([.$B$9]*[.B433])" office:value-type="float" office:value="7.69278320948257E-157" calcext:value-type="float">
            <text:p>7.69E-157</text:p>
          </table:table-cell>
          <table:table-cell table:number-columns-repeated="1019"/>
        </table:table-row>
        <table:table-row table:style-name="ro1">
          <table:table-cell/>
          <table:table-cell table:style-name="ce3" table:formula="of:=[.B433]*3.2" office:value-type="float" office:value="3.01289053365135E+249" calcext:value-type="float">
            <text:p>3.01289053365135E+249</text:p>
          </table:table-cell>
          <table:table-cell table:style-name="ce3" table:number-columns-repeated="2"/>
          <table:table-cell table:style-name="ce39" table:formula="of:=[.$B$14]/([.$B$9]*[.B434])" office:value-type="float" office:value="2.4039947529633E-157" calcext:value-type="float">
            <text:p>2.40E-157</text:p>
          </table:table-cell>
          <table:table-cell table:number-columns-repeated="1019"/>
        </table:table-row>
        <table:table-row table:style-name="ro1">
          <table:table-cell/>
          <table:table-cell table:style-name="ce3" table:formula="of:=[.B434]*3.2" office:value-type="float" office:value="9.64124970768432E+249" calcext:value-type="float">
            <text:p>9.64124970768432E+249</text:p>
          </table:table-cell>
          <table:table-cell table:style-name="ce3" table:number-columns-repeated="2"/>
          <table:table-cell table:style-name="ce39" table:formula="of:=[.$B$14]/([.$B$9]*[.B435])" office:value-type="float" office:value="7.51248360301032E-158" calcext:value-type="float">
            <text:p>7.51E-158</text:p>
          </table:table-cell>
          <table:table-cell table:number-columns-repeated="1019"/>
        </table:table-row>
        <table:table-row table:style-name="ro1">
          <table:table-cell/>
          <table:table-cell table:style-name="ce3" table:formula="of:=[.B435]*3.2" office:value-type="float" office:value="3.08519990645898E+250" calcext:value-type="float">
            <text:p>3.08519990645898E+250</text:p>
          </table:table-cell>
          <table:table-cell table:style-name="ce3" table:number-columns-repeated="2"/>
          <table:table-cell table:style-name="ce39" table:formula="of:=[.$B$14]/([.$B$9]*[.B436])" office:value-type="float" office:value="2.34765112594073E-158" calcext:value-type="float">
            <text:p>2.35E-158</text:p>
          </table:table-cell>
          <table:table-cell table:number-columns-repeated="1019"/>
        </table:table-row>
        <table:table-row table:style-name="ro1">
          <table:table-cell/>
          <table:table-cell table:style-name="ce3" table:formula="of:=[.B436]*3.2" office:value-type="float" office:value="9.87263970066874E+250" calcext:value-type="float">
            <text:p>9.87263970066874E+250</text:p>
          </table:table-cell>
          <table:table-cell table:style-name="ce3" table:number-columns-repeated="2"/>
          <table:table-cell table:style-name="ce39" table:formula="of:=[.$B$14]/([.$B$9]*[.B437])" office:value-type="float" office:value="7.33640976856477E-159" calcext:value-type="float">
            <text:p>7.34E-159</text:p>
          </table:table-cell>
          <table:table-cell table:number-columns-repeated="1019"/>
        </table:table-row>
        <table:table-row table:style-name="ro1">
          <table:table-cell/>
          <table:table-cell table:style-name="ce3" table:formula="of:=[.B437]*3.2" office:value-type="float" office:value="3.159244704214E+251" calcext:value-type="float">
            <text:p>3.159244704214E+251</text:p>
          </table:table-cell>
          <table:table-cell table:style-name="ce3" table:number-columns-repeated="2"/>
          <table:table-cell table:style-name="ce39" table:formula="of:=[.$B$14]/([.$B$9]*[.B438])" office:value-type="float" office:value="2.29262805267649E-159" calcext:value-type="float">
            <text:p>2.29E-159</text:p>
          </table:table-cell>
          <table:table-cell table:number-columns-repeated="1019"/>
        </table:table-row>
        <table:table-row table:style-name="ro1">
          <table:table-cell/>
          <table:table-cell table:style-name="ce3" table:formula="of:=[.B438]*3.2" office:value-type="float" office:value="1.01095830534848E+252" calcext:value-type="float">
            <text:p>1.01095830534848E+252</text:p>
          </table:table-cell>
          <table:table-cell table:style-name="ce3" table:number-columns-repeated="2"/>
          <table:table-cell table:style-name="ce39" table:formula="of:=[.$B$14]/([.$B$9]*[.B439])" office:value-type="float" office:value="7.16446266461403E-160" calcext:value-type="float">
            <text:p>7.16E-160</text:p>
          </table:table-cell>
          <table:table-cell table:number-columns-repeated="1019"/>
        </table:table-row>
        <table:table-row table:style-name="ro1">
          <table:table-cell/>
          <table:table-cell table:style-name="ce3" table:formula="of:=[.B439]*3.2" office:value-type="float" office:value="3.23506657711513E+252" calcext:value-type="float">
            <text:p>3.23506657711513E+252</text:p>
          </table:table-cell>
          <table:table-cell table:style-name="ce3" table:number-columns-repeated="2"/>
          <table:table-cell table:style-name="ce39" table:formula="of:=[.$B$14]/([.$B$9]*[.B440])" office:value-type="float" office:value="2.23889458269188E-160" calcext:value-type="float">
            <text:p>2.24E-160</text:p>
          </table:table-cell>
          <table:table-cell table:number-columns-repeated="1019"/>
        </table:table-row>
        <table:table-row table:style-name="ro1">
          <table:table-cell/>
          <table:table-cell table:style-name="ce3" table:formula="of:=[.B440]*3.2" office:value-type="float" office:value="1.03522130467684E+253" calcext:value-type="float">
            <text:p>1.03522130467684E+253</text:p>
          </table:table-cell>
          <table:table-cell table:style-name="ce3" table:number-columns-repeated="2"/>
          <table:table-cell table:style-name="ce39" table:formula="of:=[.$B$14]/([.$B$9]*[.B441])" office:value-type="float" office:value="6.99654557091214E-161" calcext:value-type="float">
            <text:p>7.00E-161</text:p>
          </table:table-cell>
          <table:table-cell table:number-columns-repeated="1019"/>
        </table:table-row>
        <table:table-row table:style-name="ro1">
          <table:table-cell/>
          <table:table-cell table:style-name="ce3" table:formula="of:=[.B441]*3.2" office:value-type="float" office:value="3.3127081749659E+253" calcext:value-type="float">
            <text:p>3.3127081749659E+253</text:p>
          </table:table-cell>
          <table:table-cell table:style-name="ce3" table:number-columns-repeated="2"/>
          <table:table-cell table:style-name="ce39" table:formula="of:=[.$B$14]/([.$B$9]*[.B442])" office:value-type="float" office:value="2.18642049091004E-161" calcext:value-type="float">
            <text:p>2.19E-161</text:p>
          </table:table-cell>
          <table:table-cell table:number-columns-repeated="1019"/>
        </table:table-row>
        <table:table-row table:style-name="ro1">
          <table:table-cell/>
          <table:table-cell table:style-name="ce3" table:formula="of:=[.B442]*3.2" office:value-type="float" office:value="1.06006661598909E+254" calcext:value-type="float">
            <text:p>1.06006661598909E+254</text:p>
          </table:table-cell>
          <table:table-cell table:style-name="ce3" table:number-columns-repeated="2"/>
          <table:table-cell table:style-name="ce39" table:formula="of:=[.$B$14]/([.$B$9]*[.B443])" office:value-type="float" office:value="6.83256403409389E-162" calcext:value-type="float">
            <text:p>6.83E-162</text:p>
          </table:table-cell>
          <table:table-cell table:number-columns-repeated="1019"/>
        </table:table-row>
        <table:table-row table:style-name="ro1">
          <table:table-cell/>
          <table:table-cell table:style-name="ce3" table:formula="of:=[.B443]*3.2" office:value-type="float" office:value="3.39221317116508E+254" calcext:value-type="float">
            <text:p>3.39221317116508E+254</text:p>
          </table:table-cell>
          <table:table-cell table:style-name="ce3" table:number-columns-repeated="2"/>
          <table:table-cell table:style-name="ce39" table:formula="of:=[.$B$14]/([.$B$9]*[.B444])" office:value-type="float" office:value="2.13517626065434E-162" calcext:value-type="float">
            <text:p>2.14E-162</text:p>
          </table:table-cell>
          <table:table-cell table:number-columns-repeated="1019"/>
        </table:table-row>
        <table:table-row table:style-name="ro1">
          <table:table-cell/>
          <table:table-cell table:style-name="ce3" table:formula="of:=[.B444]*3.2" office:value-type="float" office:value="1.08550821477283E+255" calcext:value-type="float">
            <text:p>1.08550821477283E+255</text:p>
          </table:table-cell>
          <table:table-cell table:style-name="ce3" table:number-columns-repeated="2"/>
          <table:table-cell table:style-name="ce39" table:formula="of:=[.$B$14]/([.$B$9]*[.B445])" office:value-type="float" office:value="6.67242581454481E-163" calcext:value-type="float">
            <text:p>6.67E-163</text:p>
          </table:table-cell>
          <table:table-cell table:number-columns-repeated="1019"/>
        </table:table-row>
        <table:table-row table:style-name="ro1">
          <table:table-cell/>
          <table:table-cell table:style-name="ce3" table:formula="of:=[.B445]*3.2" office:value-type="float" office:value="3.47362628727304E+255" calcext:value-type="float">
            <text:p>3.47362628727304E+255</text:p>
          </table:table-cell>
          <table:table-cell table:style-name="ce3" table:number-columns-repeated="2"/>
          <table:table-cell table:style-name="ce39" table:formula="of:=[.$B$14]/([.$B$9]*[.B446])" office:value-type="float" office:value="2.08513306704525E-163" calcext:value-type="float">
            <text:p>2.09E-163</text:p>
          </table:table-cell>
          <table:table-cell table:number-columns-repeated="1019"/>
        </table:table-row>
        <table:table-row table:style-name="ro1">
          <table:table-cell/>
          <table:table-cell table:style-name="ce3" table:formula="of:=[.B446]*3.2" office:value-type="float" office:value="1.11156041192737E+256" calcext:value-type="float">
            <text:p>1.11156041192737E+256</text:p>
          </table:table-cell>
          <table:table-cell table:style-name="ce3" table:number-columns-repeated="2"/>
          <table:table-cell table:style-name="ce39" table:formula="of:=[.$B$14]/([.$B$9]*[.B447])" office:value-type="float" office:value="6.51604083451641E-164" calcext:value-type="float">
            <text:p>6.52E-164</text:p>
          </table:table-cell>
          <table:table-cell table:number-columns-repeated="1019"/>
        </table:table-row>
        <table:table-row table:style-name="ro1">
          <table:table-cell/>
          <table:table-cell table:style-name="ce3" table:formula="of:=[.B447]*3.2" office:value-type="float" office:value="3.55699331816759E+256" calcext:value-type="float">
            <text:p>3.55699331816759E+256</text:p>
          </table:table-cell>
          <table:table-cell table:style-name="ce3" table:number-columns-repeated="2"/>
          <table:table-cell table:style-name="ce39" table:formula="of:=[.$B$14]/([.$B$9]*[.B448])" office:value-type="float" office:value="2.03626276078638E-164" calcext:value-type="float">
            <text:p>2.04E-164</text:p>
          </table:table-cell>
          <table:table-cell table:number-columns-repeated="1019"/>
        </table:table-row>
        <table:table-row table:style-name="ro1">
          <table:table-cell/>
          <table:table-cell table:style-name="ce3" table:formula="of:=[.B448]*3.2" office:value-type="float" office:value="1.13823786181363E+257" calcext:value-type="float">
            <text:p>1.13823786181363E+257</text:p>
          </table:table-cell>
          <table:table-cell table:style-name="ce3" table:number-columns-repeated="2"/>
          <table:table-cell table:style-name="ce39" table:formula="of:=[.$B$14]/([.$B$9]*[.B449])" office:value-type="float" office:value="6.36332112745744E-165" calcext:value-type="float">
            <text:p>6.36E-165</text:p>
          </table:table-cell>
          <table:table-cell table:number-columns-repeated="1019"/>
        </table:table-row>
        <table:table-row table:style-name="ro1">
          <table:table-cell/>
          <table:table-cell table:style-name="ce3" table:formula="of:=[.B449]*3.2" office:value-type="float" office:value="3.64236115780362E+257" calcext:value-type="float">
            <text:p>3.64236115780362E+257</text:p>
          </table:table-cell>
          <table:table-cell table:style-name="ce3" table:number-columns-repeated="2"/>
          <table:table-cell table:style-name="ce39" table:formula="of:=[.$B$14]/([.$B$9]*[.B450])" office:value-type="float" office:value="1.98853785233045E-165" calcext:value-type="float">
            <text:p>1.99E-165</text:p>
          </table:table-cell>
          <table:table-cell table:number-columns-repeated="1019"/>
        </table:table-row>
        <table:table-row table:style-name="ro1">
          <table:table-cell/>
          <table:table-cell table:style-name="ce3" table:formula="of:=[.B450]*3.2" office:value-type="float" office:value="1.16555557049716E+258" calcext:value-type="float">
            <text:p>1.16555557049716E+258</text:p>
          </table:table-cell>
          <table:table-cell table:style-name="ce3" table:number-columns-repeated="2"/>
          <table:table-cell table:style-name="ce39" table:formula="of:=[.$B$14]/([.$B$9]*[.B451])" office:value-type="float" office:value="6.21418078853265E-166" calcext:value-type="float">
            <text:p>6.21E-166</text:p>
          </table:table-cell>
          <table:table-cell table:number-columns-repeated="1019"/>
        </table:table-row>
        <table:table-row table:style-name="ro1">
          <table:table-cell/>
          <table:table-cell table:style-name="ce3" table:formula="of:=[.B451]*3.2" office:value-type="float" office:value="3.7297778255909E+258" calcext:value-type="float">
            <text:p>3.7297778255909E+258</text:p>
          </table:table-cell>
          <table:table-cell table:style-name="ce3" table:number-columns-repeated="2"/>
          <table:table-cell table:style-name="ce39" table:formula="of:=[.$B$14]/([.$B$9]*[.B452])" office:value-type="float" office:value="1.94193149641645E-166" calcext:value-type="float">
            <text:p>1.94E-166</text:p>
          </table:table-cell>
          <table:table-cell table:number-columns-repeated="1019"/>
        </table:table-row>
        <table:table-row table:style-name="ro1">
          <table:table-cell/>
          <table:table-cell table:style-name="ce3" table:formula="of:=[.B452]*3.2" office:value-type="float" office:value="1.19352890418909E+259" calcext:value-type="float">
            <text:p>1.19352890418909E+259</text:p>
          </table:table-cell>
          <table:table-cell table:style-name="ce3" table:number-columns-repeated="2"/>
          <table:table-cell table:style-name="ce39" table:formula="of:=[.$B$14]/([.$B$9]*[.B453])" office:value-type="float" office:value="6.06853592630142E-167" calcext:value-type="float">
            <text:p>6.07E-167</text:p>
          </table:table-cell>
          <table:table-cell table:number-columns-repeated="1019"/>
        </table:table-row>
        <table:table-row table:style-name="ro1">
          <table:table-cell/>
          <table:table-cell table:style-name="ce3" table:formula="of:=[.B453]*3.2" office:value-type="float" office:value="3.81929249340509E+259" calcext:value-type="float">
            <text:p>3.81929249340509E+259</text:p>
          </table:table-cell>
          <table:table-cell table:style-name="ce3" table:number-columns-repeated="2"/>
          <table:table-cell table:style-name="ce39" table:formula="of:=[.$B$14]/([.$B$9]*[.B454])" office:value-type="float" office:value="1.89641747696919E-167" calcext:value-type="float">
            <text:p>1.90E-167</text:p>
          </table:table-cell>
          <table:table-cell table:number-columns-repeated="1019"/>
        </table:table-row>
        <table:table-row table:style-name="ro1">
          <table:table-cell/>
          <table:table-cell table:style-name="ce3" table:formula="of:=[.B454]*3.2" office:value-type="float" office:value="1.22217359788963E+260" calcext:value-type="float">
            <text:p>1.22217359788963E+260</text:p>
          </table:table-cell>
          <table:table-cell table:style-name="ce3" table:number-columns-repeated="2"/>
          <table:table-cell table:style-name="ce39" table:formula="of:=[.$B$14]/([.$B$9]*[.B455])" office:value-type="float" office:value="5.92630461552873E-168" calcext:value-type="float">
            <text:p>5.93E-168</text:p>
          </table:table-cell>
          <table:table-cell table:number-columns-repeated="1019"/>
        </table:table-row>
        <table:table-row table:style-name="ro1">
          <table:table-cell/>
          <table:table-cell table:style-name="ce3" table:formula="of:=[.B455]*3.2" office:value-type="float" office:value="3.91095551324681E+260" calcext:value-type="float">
            <text:p>3.91095551324681E+260</text:p>
          </table:table-cell>
          <table:table-cell table:style-name="ce3" table:number-columns-repeated="2"/>
          <table:table-cell table:style-name="ce39" table:formula="of:=[.$B$14]/([.$B$9]*[.B456])" office:value-type="float" office:value="1.85197019235273E-168" calcext:value-type="float">
            <text:p>1.85E-168</text:p>
          </table:table-cell>
          <table:table-cell table:number-columns-repeated="1019"/>
        </table:table-row>
        <table:table-row table:style-name="ro1">
          <table:table-cell/>
          <table:table-cell table:style-name="ce3" table:formula="of:=[.B456]*3.2" office:value-type="float" office:value="1.25150576423898E+261" calcext:value-type="float">
            <text:p>1.25150576423898E+261</text:p>
          </table:table-cell>
          <table:table-cell table:style-name="ce3" table:number-columns-repeated="2"/>
          <table:table-cell table:style-name="ce39" table:formula="of:=[.$B$14]/([.$B$9]*[.B457])" office:value-type="float" office:value="5.78740685110227E-169" calcext:value-type="float">
            <text:p>5.79E-169</text:p>
          </table:table-cell>
          <table:table-cell table:number-columns-repeated="1019"/>
        </table:table-row>
        <table:table-row table:style-name="ro1">
          <table:table-cell/>
          <table:table-cell table:style-name="ce3" table:formula="of:=[.B457]*3.2" office:value-type="float" office:value="4.00481844556473E+261" calcext:value-type="float">
            <text:p>4.00481844556473E+261</text:p>
          </table:table-cell>
          <table:table-cell table:style-name="ce3" table:number-columns-repeated="2"/>
          <table:table-cell table:style-name="ce39" table:formula="of:=[.$B$14]/([.$B$9]*[.B458])" office:value-type="float" office:value="1.80856464096946E-169" calcext:value-type="float">
            <text:p>1.81E-169</text:p>
          </table:table-cell>
          <table:table-cell table:number-columns-repeated="1019"/>
        </table:table-row>
        <table:table-row table:style-name="ro1">
          <table:table-cell/>
          <table:table-cell table:style-name="ce3" table:formula="of:=[.B458]*3.2" office:value-type="float" office:value="1.28154190258071E+262" calcext:value-type="float">
            <text:p>1.28154190258071E+262</text:p>
          </table:table-cell>
          <table:table-cell table:style-name="ce3" table:number-columns-repeated="2"/>
          <table:table-cell table:style-name="ce39" table:formula="of:=[.$B$14]/([.$B$9]*[.B459])" office:value-type="float" office:value="5.65176450302956E-170" calcext:value-type="float">
            <text:p>5.65E-170</text:p>
          </table:table-cell>
          <table:table-cell table:number-columns-repeated="1019"/>
        </table:table-row>
        <table:table-row table:style-name="ro1">
          <table:table-cell/>
          <table:table-cell table:style-name="ce3" table:formula="of:=[.B459]*3.2" office:value-type="float" office:value="4.10093408825829E+262" calcext:value-type="float">
            <text:p>4.10093408825829E+262</text:p>
          </table:table-cell>
          <table:table-cell table:style-name="ce3" table:number-columns-repeated="2"/>
          <table:table-cell table:style-name="ce39" table:formula="of:=[.$B$14]/([.$B$9]*[.B460])" office:value-type="float" office:value="1.76617640719674E-170" calcext:value-type="float">
            <text:p>1.77E-170</text:p>
          </table:table-cell>
          <table:table-cell table:number-columns-repeated="1019"/>
        </table:table-row>
        <table:table-row table:style-name="ro1">
          <table:table-cell/>
          <table:table-cell table:style-name="ce3" table:formula="of:=[.B460]*3.2" office:value-type="float" office:value="1.31229890824265E+263" calcext:value-type="float">
            <text:p>1.31229890824265E+263</text:p>
          </table:table-cell>
          <table:table-cell table:style-name="ce3" table:number-columns-repeated="2"/>
          <table:table-cell table:style-name="ce39" table:formula="of:=[.$B$14]/([.$B$9]*[.B461])" office:value-type="float" office:value="5.5193012724898E-171" calcext:value-type="float">
            <text:p>5.52E-171</text:p>
          </table:table-cell>
          <table:table-cell table:number-columns-repeated="1019"/>
        </table:table-row>
        <table:table-row table:style-name="ro1">
          <table:table-cell/>
          <table:table-cell table:style-name="ce3" table:formula="of:=[.B461]*3.2" office:value-type="float" office:value="4.19935650637649E+263" calcext:value-type="float">
            <text:p>4.19935650637649E+263</text:p>
          </table:table-cell>
          <table:table-cell table:style-name="ce3" table:number-columns-repeated="2"/>
          <table:table-cell table:style-name="ce39" table:formula="of:=[.$B$14]/([.$B$9]*[.B462])" office:value-type="float" office:value="1.72478164765306E-171" calcext:value-type="float">
            <text:p>1.72E-171</text:p>
          </table:table-cell>
          <table:table-cell table:number-columns-repeated="1019"/>
        </table:table-row>
        <table:table-row table:style-name="ro1">
          <table:table-cell/>
          <table:table-cell table:style-name="ce3" table:formula="of:=[.B462]*3.2" office:value-type="float" office:value="1.34379408204048E+264" calcext:value-type="float">
            <text:p>1.34379408204048E+264</text:p>
          </table:table-cell>
          <table:table-cell table:style-name="ce3" table:number-columns-repeated="2"/>
          <table:table-cell table:style-name="ce39" table:formula="of:=[.$B$14]/([.$B$9]*[.B463])" office:value-type="float" office:value="5.38994264891582E-172" calcext:value-type="float">
            <text:p>5.39E-172</text:p>
          </table:table-cell>
          <table:table-cell table:number-columns-repeated="1019"/>
        </table:table-row>
        <table:table-row table:style-name="ro1">
          <table:table-cell/>
          <table:table-cell table:style-name="ce3" table:formula="of:=[.B463]*3.2" office:value-type="float" office:value="4.30014106252952E+264" calcext:value-type="float">
            <text:p>4.30014106252952E+264</text:p>
          </table:table-cell>
          <table:table-cell table:style-name="ce3" table:number-columns-repeated="2"/>
          <table:table-cell table:style-name="ce39" table:formula="of:=[.$B$14]/([.$B$9]*[.B464])" office:value-type="float" office:value="1.6843570777862E-172" calcext:value-type="float">
            <text:p>1.68E-172</text:p>
          </table:table-cell>
          <table:table-cell table:number-columns-repeated="1019"/>
        </table:table-row>
        <table:table-row table:style-name="ro1">
          <table:table-cell/>
          <table:table-cell table:style-name="ce3" table:formula="of:=[.B464]*3.2" office:value-type="float" office:value="1.37604514000945E+265" calcext:value-type="float">
            <text:p>1.37604514000945E+265</text:p>
          </table:table-cell>
          <table:table-cell table:style-name="ce3" table:number-columns-repeated="2"/>
          <table:table-cell table:style-name="ce39" table:formula="of:=[.$B$14]/([.$B$9]*[.B465])" office:value-type="float" office:value="5.26361586808186E-173" calcext:value-type="float">
            <text:p>5.26E-173</text:p>
          </table:table-cell>
          <table:table-cell table:number-columns-repeated="1019"/>
        </table:table-row>
        <table:table-row table:style-name="ro1">
          <table:table-cell/>
          <table:table-cell table:style-name="ce3" table:formula="of:=[.B465]*3.2" office:value-type="float" office:value="4.40334444803023E+265" calcext:value-type="float">
            <text:p>4.40334444803023E+265</text:p>
          </table:table-cell>
          <table:table-cell table:style-name="ce3" table:number-columns-repeated="2"/>
          <table:table-cell table:style-name="ce39" table:formula="of:=[.$B$14]/([.$B$9]*[.B466])" office:value-type="float" office:value="1.64487995877558E-173" calcext:value-type="float">
            <text:p>1.64E-173</text:p>
          </table:table-cell>
          <table:table-cell table:number-columns-repeated="1019"/>
        </table:table-row>
        <table:table-row table:style-name="ro1">
          <table:table-cell/>
          <table:table-cell table:style-name="ce3" table:formula="of:=[.B466]*3.2" office:value-type="float" office:value="1.40907022336967E+266" calcext:value-type="float">
            <text:p>1.40907022336967E+266</text:p>
          </table:table-cell>
          <table:table-cell table:style-name="ce3" table:number-columns-repeated="2"/>
          <table:table-cell table:style-name="ce39" table:formula="of:=[.$B$14]/([.$B$9]*[.B467])" office:value-type="float" office:value="5.14024987117369E-174" calcext:value-type="float">
            <text:p>5.14E-174</text:p>
          </table:table-cell>
          <table:table-cell table:number-columns-repeated="1019"/>
        </table:table-row>
        <table:table-row table:style-name="ro1">
          <table:table-cell/>
          <table:table-cell table:style-name="ce3" table:formula="of:=[.B467]*3.2" office:value-type="float" office:value="4.50902471478296E+266" calcext:value-type="float">
            <text:p>4.50902471478296E+266</text:p>
          </table:table-cell>
          <table:table-cell table:style-name="ce3" table:number-columns-repeated="2"/>
          <table:table-cell table:style-name="ce39" table:formula="of:=[.$B$14]/([.$B$9]*[.B468])" office:value-type="float" office:value="1.60632808474178E-174" calcext:value-type="float">
            <text:p>1.61E-174</text:p>
          </table:table-cell>
          <table:table-cell table:number-columns-repeated="1019"/>
        </table:table-row>
        <table:table-row table:style-name="ro1">
          <table:table-cell/>
          <table:table-cell table:style-name="ce3" table:formula="of:=[.B468]*3.2" office:value-type="float" office:value="1.44288790873055E+267" calcext:value-type="float">
            <text:p>1.44288790873055E+267</text:p>
          </table:table-cell>
          <table:table-cell table:style-name="ce3" table:number-columns-repeated="2"/>
          <table:table-cell table:style-name="ce39" table:formula="of:=[.$B$14]/([.$B$9]*[.B469])" office:value-type="float" office:value="5.01977526481806E-175" calcext:value-type="float">
            <text:p>5.02E-175</text:p>
          </table:table-cell>
          <table:table-cell table:number-columns-repeated="1019"/>
        </table:table-row>
        <table:table-row table:style-name="ro1">
          <table:table-cell/>
          <table:table-cell table:style-name="ce3" table:formula="of:=[.B469]*3.2" office:value-type="float" office:value="4.61724130793775E+267" calcext:value-type="float">
            <text:p>4.61724130793775E+267</text:p>
          </table:table-cell>
          <table:table-cell table:style-name="ce3" table:number-columns-repeated="2"/>
          <table:table-cell table:style-name="ce39" table:formula="of:=[.$B$14]/([.$B$9]*[.B470])" office:value-type="float" office:value="1.56867977025564E-175" calcext:value-type="float">
            <text:p>1.57E-175</text:p>
          </table:table-cell>
          <table:table-cell table:number-columns-repeated="1019"/>
        </table:table-row>
        <table:table-row table:style-name="ro1">
          <table:table-cell/>
          <table:table-cell table:style-name="ce3" table:formula="of:=[.B470]*3.2" office:value-type="float" office:value="1.47751721854008E+268" calcext:value-type="float">
            <text:p>1.47751721854008E+268</text:p>
          </table:table-cell>
          <table:table-cell table:style-name="ce3" table:number-columns-repeated="2"/>
          <table:table-cell table:style-name="ce39" table:formula="of:=[.$B$14]/([.$B$9]*[.B471])" office:value-type="float" office:value="4.90212428204888E-176" calcext:value-type="float">
            <text:p>4.90E-176</text:p>
          </table:table-cell>
          <table:table-cell table:number-columns-repeated="1019"/>
        </table:table-row>
        <table:table-row table:style-name="ro1">
          <table:table-cell/>
          <table:table-cell table:style-name="ce3" table:formula="of:=[.B471]*3.2" office:value-type="float" office:value="4.72805509932826E+268" calcext:value-type="float">
            <text:p>4.72805509932826E+268</text:p>
          </table:table-cell>
          <table:table-cell table:style-name="ce3" table:number-columns-repeated="2"/>
          <table:table-cell table:style-name="ce39" table:formula="of:=[.$B$14]/([.$B$9]*[.B472])" office:value-type="float" office:value="1.53191383814028E-176" calcext:value-type="float">
            <text:p>1.53E-176</text:p>
          </table:table-cell>
          <table:table-cell table:number-columns-repeated="1019"/>
        </table:table-row>
        <table:table-row table:style-name="ro1">
          <table:table-cell/>
          <table:table-cell table:style-name="ce3" table:formula="of:=[.B472]*3.2" office:value-type="float" office:value="1.51297763178504E+269" calcext:value-type="float">
            <text:p>1.51297763178504E+269</text:p>
          </table:table-cell>
          <table:table-cell table:style-name="ce3" table:number-columns-repeated="2"/>
          <table:table-cell table:style-name="ce39" table:formula="of:=[.$B$14]/([.$B$9]*[.B473])" office:value-type="float" office:value="4.78723074418836E-177" calcext:value-type="float">
            <text:p>4.79E-177</text:p>
          </table:table-cell>
          <table:table-cell table:number-columns-repeated="1019"/>
        </table:table-row>
        <table:table-row table:style-name="ro1">
          <table:table-cell/>
          <table:table-cell table:style-name="ce3" table:formula="of:=[.B473]*3.2" office:value-type="float" office:value="4.84152842171213E+269" calcext:value-type="float">
            <text:p>4.84152842171213E+269</text:p>
          </table:table-cell>
          <table:table-cell table:style-name="ce3" table:number-columns-repeated="2"/>
          <table:table-cell table:style-name="ce39" table:formula="of:=[.$B$14]/([.$B$9]*[.B474])" office:value-type="float" office:value="1.49600960755886E-177" calcext:value-type="float">
            <text:p>1.50E-177</text:p>
          </table:table-cell>
          <table:table-cell table:number-columns-repeated="1019"/>
        </table:table-row>
        <table:table-row table:style-name="ro1">
          <table:table-cell/>
          <table:table-cell table:style-name="ce3" table:formula="of:=[.B474]*3.2" office:value-type="float" office:value="1.54928909494788E+270" calcext:value-type="float">
            <text:p>1.54928909494788E+270</text:p>
          </table:table-cell>
          <table:table-cell table:style-name="ce3" table:number-columns-repeated="2"/>
          <table:table-cell table:style-name="ce39" table:formula="of:=[.$B$14]/([.$B$9]*[.B475])" office:value-type="float" office:value="4.67503002362145E-178" calcext:value-type="float">
            <text:p>4.68E-178</text:p>
          </table:table-cell>
          <table:table-cell table:number-columns-repeated="1019"/>
        </table:table-row>
        <table:table-row table:style-name="ro1">
          <table:table-cell/>
          <table:table-cell table:style-name="ce3" table:formula="of:=[.B475]*3.2" office:value-type="float" office:value="4.95772510383322E+270" calcext:value-type="float">
            <text:p>4.95772510383322E+270</text:p>
          </table:table-cell>
          <table:table-cell table:style-name="ce3" table:number-columns-repeated="2"/>
          <table:table-cell table:style-name="ce39" table:formula="of:=[.$B$14]/([.$B$9]*[.B476])" office:value-type="float" office:value="1.4609468823817E-178" calcext:value-type="float">
            <text:p>1.46E-178</text:p>
          </table:table-cell>
          <table:table-cell table:number-columns-repeated="1019"/>
        </table:table-row>
        <table:table-row table:style-name="ro1">
          <table:table-cell/>
          <table:table-cell table:style-name="ce3" table:formula="of:=[.B476]*3.2" office:value-type="float" office:value="1.58647203322663E+271" calcext:value-type="float">
            <text:p>1.58647203322663E+271</text:p>
          </table:table-cell>
          <table:table-cell table:style-name="ce3" table:number-columns-repeated="2"/>
          <table:table-cell table:style-name="ce39" table:formula="of:=[.$B$14]/([.$B$9]*[.B477])" office:value-type="float" office:value="4.56545900744282E-179" calcext:value-type="float">
            <text:p>4.57E-179</text:p>
          </table:table-cell>
          <table:table-cell table:number-columns-repeated="1019"/>
        </table:table-row>
        <table:table-row table:style-name="ro1">
          <table:table-cell/>
          <table:table-cell table:style-name="ce3" table:formula="of:=[.B477]*3.2" office:value-type="float" office:value="5.07671050632522E+271" calcext:value-type="float">
            <text:p>5.07671050632522E+271</text:p>
          </table:table-cell>
          <table:table-cell table:style-name="ce3" table:number-columns-repeated="2"/>
          <table:table-cell table:style-name="ce39" table:formula="of:=[.$B$14]/([.$B$9]*[.B478])" office:value-type="float" office:value="1.42670593982588E-179" calcext:value-type="float">
            <text:p>1.43E-179</text:p>
          </table:table-cell>
          <table:table-cell table:number-columns-repeated="1019"/>
        </table:table-row>
        <table:table-row table:style-name="ro1">
          <table:table-cell/>
          <table:table-cell table:style-name="ce3" table:formula="of:=[.B478]*3.2" office:value-type="float" office:value="1.62454736202407E+272" calcext:value-type="float">
            <text:p>1.62454736202407E+272</text:p>
          </table:table-cell>
          <table:table-cell table:style-name="ce3" table:number-columns-repeated="2"/>
          <table:table-cell table:style-name="ce39" table:formula="of:=[.$B$14]/([.$B$9]*[.B479])" office:value-type="float" office:value="4.45845606195588E-180" calcext:value-type="float">
            <text:p>4.46E-180</text:p>
          </table:table-cell>
          <table:table-cell table:number-columns-repeated="1019"/>
        </table:table-row>
        <table:table-row table:style-name="ro1">
          <table:table-cell/>
          <table:table-cell table:style-name="ce3" table:formula="of:=[.B479]*3.2" office:value-type="float" office:value="5.19855155847703E+272" calcext:value-type="float">
            <text:p>5.19855155847703E+272</text:p>
          </table:table-cell>
          <table:table-cell table:style-name="ce3" table:number-columns-repeated="2"/>
          <table:table-cell table:style-name="ce39" table:formula="of:=[.$B$14]/([.$B$9]*[.B480])" office:value-type="float" office:value="1.39326751936121E-180" calcext:value-type="float">
            <text:p>1.39E-180</text:p>
          </table:table-cell>
          <table:table-cell table:number-columns-repeated="1019"/>
        </table:table-row>
        <table:table-row table:style-name="ro1">
          <table:table-cell/>
          <table:table-cell table:style-name="ce3" table:formula="of:=[.B480]*3.2" office:value-type="float" office:value="1.66353649871265E+273" calcext:value-type="float">
            <text:p>1.66353649871265E+273</text:p>
          </table:table-cell>
          <table:table-cell table:style-name="ce3" table:number-columns-repeated="2"/>
          <table:table-cell table:style-name="ce39" table:formula="of:=[.$B$14]/([.$B$9]*[.B481])" office:value-type="float" office:value="4.35396099800378E-181" calcext:value-type="float">
            <text:p>4.35E-181</text:p>
          </table:table-cell>
          <table:table-cell table:number-columns-repeated="1019"/>
        </table:table-row>
        <table:table-row table:style-name="ro1">
          <table:table-cell/>
          <table:table-cell table:style-name="ce3" table:formula="of:=[.B481]*3.2" office:value-type="float" office:value="5.32331679588048E+273" calcext:value-type="float">
            <text:p>5.32331679588048E+273</text:p>
          </table:table-cell>
          <table:table-cell table:style-name="ce3" table:number-columns-repeated="2"/>
          <table:table-cell table:style-name="ce39" table:formula="of:=[.$B$14]/([.$B$9]*[.B482])" office:value-type="float" office:value="1.36061281187618E-181" calcext:value-type="float">
            <text:p>1.36E-181</text:p>
          </table:table-cell>
          <table:table-cell table:number-columns-repeated="1019"/>
        </table:table-row>
        <table:table-row table:style-name="ro1">
          <table:table-cell/>
          <table:table-cell table:style-name="ce3" table:formula="of:=[.B482]*3.2" office:value-type="float" office:value="1.70346137468175E+274" calcext:value-type="float">
            <text:p>1.70346137468175E+274</text:p>
          </table:table-cell>
          <table:table-cell table:style-name="ce3" table:number-columns-repeated="2"/>
          <table:table-cell table:style-name="ce39" table:formula="of:=[.$B$14]/([.$B$9]*[.B483])" office:value-type="float" office:value="4.25191503711307E-182" calcext:value-type="float">
            <text:p>4.25E-182</text:p>
          </table:table-cell>
          <table:table-cell table:number-columns-repeated="1019"/>
        </table:table-row>
        <table:table-row table:style-name="ro1">
          <table:table-cell/>
          <table:table-cell table:style-name="ce3" table:formula="of:=[.B483]*3.2" office:value-type="float" office:value="5.45107639898161E+274" calcext:value-type="float">
            <text:p>5.45107639898161E+274</text:p>
          </table:table-cell>
          <table:table-cell table:style-name="ce3" table:number-columns-repeated="2"/>
          <table:table-cell table:style-name="ce39" table:formula="of:=[.$B$14]/([.$B$9]*[.B484])" office:value-type="float" office:value="1.32872344909783E-182" calcext:value-type="float">
            <text:p>1.33E-182</text:p>
          </table:table-cell>
          <table:table-cell table:number-columns-repeated="1019"/>
        </table:table-row>
        <table:table-row table:style-name="ro1">
          <table:table-cell/>
          <table:table-cell table:style-name="ce3" table:formula="of:=[.B484]*3.2" office:value-type="float" office:value="1.74434444767412E+275" calcext:value-type="float">
            <text:p>1.74434444767412E+275</text:p>
          </table:table-cell>
          <table:table-cell table:style-name="ce3" table:number-columns-repeated="2"/>
          <table:table-cell table:style-name="ce39" table:formula="of:=[.$B$14]/([.$B$9]*[.B485])" office:value-type="float" office:value="4.15226077843073E-183" calcext:value-type="float">
            <text:p>4.15E-183</text:p>
          </table:table-cell>
          <table:table-cell table:number-columns-repeated="1019"/>
        </table:table-row>
        <table:table-row table:style-name="ro1">
          <table:table-cell/>
          <table:table-cell table:style-name="ce3" table:formula="of:=[.B485]*3.2" office:value-type="float" office:value="5.58190223255717E+275" calcext:value-type="float">
            <text:p>5.58190223255717E+275</text:p>
          </table:table-cell>
          <table:table-cell table:style-name="ce3" table:number-columns-repeated="2"/>
          <table:table-cell table:style-name="ce39" table:formula="of:=[.$B$14]/([.$B$9]*[.B486])" office:value-type="float" office:value="1.2975814932596E-183" calcext:value-type="float">
            <text:p>1.30E-183</text:p>
          </table:table-cell>
          <table:table-cell table:number-columns-repeated="1019"/>
        </table:table-row>
        <table:table-row table:style-name="ro1">
          <table:table-cell/>
          <table:table-cell table:style-name="ce3" table:formula="of:=[.B486]*3.2" office:value-type="float" office:value="1.78620871441829E+276" calcext:value-type="float">
            <text:p>1.78620871441829E+276</text:p>
          </table:table-cell>
          <table:table-cell table:style-name="ce3" table:number-columns-repeated="2"/>
          <table:table-cell table:style-name="ce39" table:formula="of:=[.$B$14]/([.$B$9]*[.B487])" office:value-type="float" office:value="4.05494216643626E-184" calcext:value-type="float">
            <text:p>4.05E-184</text:p>
          </table:table-cell>
          <table:table-cell table:number-columns-repeated="1019"/>
        </table:table-row>
        <table:table-row table:style-name="ro1">
          <table:table-cell/>
          <table:table-cell table:style-name="ce3" table:formula="of:=[.B487]*3.2" office:value-type="float" office:value="5.71586788613854E+276" calcext:value-type="float">
            <text:p>5.71586788613854E+276</text:p>
          </table:table-cell>
          <table:table-cell table:style-name="ce3" table:number-columns-repeated="2"/>
          <table:table-cell table:style-name="ce39" table:formula="of:=[.$B$14]/([.$B$9]*[.B488])" office:value-type="float" office:value="1.26716942701133E-184" calcext:value-type="float">
            <text:p>1.27E-184</text:p>
          </table:table-cell>
          <table:table-cell table:number-columns-repeated="1019"/>
        </table:table-row>
        <table:table-row table:style-name="ro1">
          <table:table-cell/>
          <table:table-cell table:style-name="ce3" table:formula="of:=[.B488]*3.2" office:value-type="float" office:value="1.82907772356433E+277" calcext:value-type="float">
            <text:p>1.82907772356433E+277</text:p>
          </table:table-cell>
          <table:table-cell table:style-name="ce3" table:number-columns-repeated="2"/>
          <table:table-cell table:style-name="ce39" table:formula="of:=[.$B$14]/([.$B$9]*[.B489])" office:value-type="float" office:value="3.95990445941041E-185" calcext:value-type="float">
            <text:p>3.96E-185</text:p>
          </table:table-cell>
          <table:table-cell table:number-columns-repeated="1019"/>
        </table:table-row>
        <table:table-row table:style-name="ro1">
          <table:table-cell/>
          <table:table-cell table:style-name="ce3" table:formula="of:=[.B489]*3.2" office:value-type="float" office:value="5.85304871540587E+277" calcext:value-type="float">
            <text:p>5.85304871540587E+277</text:p>
          </table:table-cell>
          <table:table-cell table:style-name="ce3" table:number-columns-repeated="2"/>
          <table:table-cell table:style-name="ce39" table:formula="of:=[.$B$14]/([.$B$9]*[.B490])" office:value-type="float" office:value="1.23747014356575E-185" calcext:value-type="float">
            <text:p>1.24E-185</text:p>
          </table:table-cell>
          <table:table-cell table:number-columns-repeated="1019"/>
        </table:table-row>
        <table:table-row table:style-name="ro1">
          <table:table-cell/>
          <table:table-cell table:style-name="ce3" table:formula="of:=[.B490]*3.2" office:value-type="float" office:value="1.87297558892988E+278" calcext:value-type="float">
            <text:p>1.87297558892988E+278</text:p>
          </table:table-cell>
          <table:table-cell table:style-name="ce3" table:number-columns-repeated="2"/>
          <table:table-cell table:style-name="ce39" table:formula="of:=[.$B$14]/([.$B$9]*[.B491])" office:value-type="float" office:value="3.86709419864298E-186" calcext:value-type="float">
            <text:p>3.87E-186</text:p>
          </table:table-cell>
          <table:table-cell table:number-columns-repeated="1019"/>
        </table:table-row>
        <table:table-row table:style-name="ro1">
          <table:table-cell/>
          <table:table-cell table:style-name="ce3" table:formula="of:=[.B491]*3.2" office:value-type="float" office:value="5.99352188457561E+278" calcext:value-type="float">
            <text:p>5.99352188457561E+278</text:p>
          </table:table-cell>
          <table:table-cell table:style-name="ce3" table:number-columns-repeated="2"/>
          <table:table-cell table:style-name="ce39" table:formula="of:=[.$B$14]/([.$B$9]*[.B492])" office:value-type="float" office:value="1.20846693707593E-186" calcext:value-type="float">
            <text:p>1.21E-186</text:p>
          </table:table-cell>
          <table:table-cell table:number-columns-repeated="1019"/>
        </table:table-row>
        <table:table-row table:style-name="ro1">
          <table:table-cell/>
          <table:table-cell table:style-name="ce3" table:formula="of:=[.B492]*3.2" office:value-type="float" office:value="1.91792700306419E+279" calcext:value-type="float">
            <text:p>1.91792700306419E+279</text:p>
          </table:table-cell>
          <table:table-cell table:style-name="ce3" table:number-columns-repeated="2"/>
          <table:table-cell table:style-name="ce39" table:formula="of:=[.$B$14]/([.$B$9]*[.B493])" office:value-type="float" office:value="3.77645917836228E-187" calcext:value-type="float">
            <text:p>3.78E-187</text:p>
          </table:table-cell>
          <table:table-cell table:number-columns-repeated="1019"/>
        </table:table-row>
        <table:table-row table:style-name="ro1">
          <table:table-cell/>
          <table:table-cell table:style-name="ce3" table:formula="of:=[.B493]*3.2" office:value-type="float" office:value="6.13736640980542E+279" calcext:value-type="float">
            <text:p>6.13736640980542E+279</text:p>
          </table:table-cell>
          <table:table-cell table:style-name="ce3" table:number-columns-repeated="2"/>
          <table:table-cell table:style-name="ce39" table:formula="of:=[.$B$14]/([.$B$9]*[.B494])" office:value-type="float" office:value="1.18014349323821E-187" calcext:value-type="float">
            <text:p>1.18E-187</text:p>
          </table:table-cell>
          <table:table-cell table:number-columns-repeated="1019"/>
        </table:table-row>
        <table:table-row table:style-name="ro1">
          <table:table-cell/>
          <table:table-cell table:style-name="ce3" table:formula="of:=[.B494]*3.2" office:value-type="float" office:value="1.96395725113774E+280" calcext:value-type="float">
            <text:p>1.96395725113774E+280</text:p>
          </table:table-cell>
          <table:table-cell table:style-name="ce3" table:number-columns-repeated="2"/>
          <table:table-cell table:style-name="ce39" table:formula="of:=[.$B$14]/([.$B$9]*[.B495])" office:value-type="float" office:value="3.68794841636942E-188" calcext:value-type="float">
            <text:p>3.69E-188</text:p>
          </table:table-cell>
          <table:table-cell table:number-columns-repeated="1019"/>
        </table:table-row>
        <table:table-row table:style-name="ro1">
          <table:table-cell/>
          <table:table-cell table:style-name="ce3" table:formula="of:=[.B495]*3.2" office:value-type="float" office:value="6.28466320364075E+280" calcext:value-type="float">
            <text:p>6.28466320364075E+280</text:p>
          </table:table-cell>
          <table:table-cell table:style-name="ce3" table:number-columns-repeated="2"/>
          <table:table-cell table:style-name="ce39" table:formula="of:=[.$B$14]/([.$B$9]*[.B496])" office:value-type="float" office:value="1.15248388011544E-188" calcext:value-type="float">
            <text:p>1.15E-188</text:p>
          </table:table-cell>
          <table:table-cell table:number-columns-repeated="1019"/>
        </table:table-row>
        <table:table-row table:style-name="ro1">
          <table:table-cell/>
          <table:table-cell table:style-name="ce3" table:formula="of:=[.B496]*3.2" office:value-type="float" office:value="2.01109222516504E+281" calcext:value-type="float">
            <text:p>2.01109222516504E+281</text:p>
          </table:table-cell>
          <table:table-cell table:style-name="ce3" table:number-columns-repeated="2"/>
          <table:table-cell table:style-name="ce39" table:formula="of:=[.$B$14]/([.$B$9]*[.B497])" office:value-type="float" office:value="3.60151212536076E-189" calcext:value-type="float">
            <text:p>3.60E-189</text:p>
          </table:table-cell>
          <table:table-cell table:number-columns-repeated="1019"/>
        </table:table-row>
        <table:table-row table:style-name="ro1">
          <table:table-cell/>
          <table:table-cell table:style-name="ce3" table:formula="of:=[.B497]*3.2" office:value-type="float" office:value="6.43549512052813E+281" calcext:value-type="float">
            <text:p>6.43549512052813E+281</text:p>
          </table:table-cell>
          <table:table-cell table:style-name="ce3" table:number-columns-repeated="2"/>
          <table:table-cell table:style-name="ce39" table:formula="of:=[.$B$14]/([.$B$9]*[.B498])" office:value-type="float" office:value="1.12547253917524E-189" calcext:value-type="float">
            <text:p>1.13E-189</text:p>
          </table:table-cell>
          <table:table-cell table:number-columns-repeated="1019"/>
        </table:table-row>
        <table:table-row table:style-name="ro1">
          <table:table-cell/>
          <table:table-cell table:style-name="ce3" table:formula="of:=[.B498]*3.2" office:value-type="float" office:value="2.059358438569E+282" calcext:value-type="float">
            <text:p>2.059358438569E+282</text:p>
          </table:table-cell>
          <table:table-cell table:style-name="ce3" table:number-columns-repeated="2"/>
          <table:table-cell table:style-name="ce39" table:formula="of:=[.$B$14]/([.$B$9]*[.B499])" office:value-type="float" office:value="3.51710168492262E-190" calcext:value-type="float">
            <text:p>3.52E-190</text:p>
          </table:table-cell>
          <table:table-cell table:number-columns-repeated="1019"/>
        </table:table-row>
        <table:table-row table:style-name="ro1">
          <table:table-cell/>
          <table:table-cell table:style-name="ce3" table:formula="of:=[.B499]*3.2" office:value-type="float" office:value="6.58994700342081E+282" calcext:value-type="float">
            <text:p>6.58994700342081E+282</text:p>
          </table:table-cell>
          <table:table-cell table:style-name="ce3" table:number-columns-repeated="2"/>
          <table:table-cell table:style-name="ce39" table:formula="of:=[.$B$14]/([.$B$9]*[.B500])" office:value-type="float" office:value="1.09909427653832E-190" calcext:value-type="float">
            <text:p>1.10E-190</text:p>
          </table:table-cell>
          <table:table-cell table:number-columns-repeated="1019"/>
        </table:table-row>
        <table:table-row table:style-name="ro1">
          <table:table-cell/>
          <table:table-cell table:style-name="ce3" table:formula="of:=[.B500]*3.2" office:value-type="float" office:value="2.10878304109466E+283" calcext:value-type="float">
            <text:p>2.10878304109466E+283</text:p>
          </table:table-cell>
          <table:table-cell table:style-name="ce3" table:number-columns-repeated="2"/>
          <table:table-cell table:style-name="ce39" table:formula="of:=[.$B$14]/([.$B$9]*[.B501])" office:value-type="float" office:value="3.43466961418224E-191" calcext:value-type="float">
            <text:p>3.43E-191</text:p>
          </table:table-cell>
          <table:table-cell table:number-columns-repeated="1019"/>
        </table:table-row>
        <table:table-row table:style-name="ro1">
          <table:table-cell/>
          <table:table-cell table:style-name="ce3" table:formula="of:=[.B501]*3.2" office:value-type="float" office:value="6.74810573150291E+283" calcext:value-type="float">
            <text:p>6.74810573150291E+283</text:p>
          </table:table-cell>
          <table:table-cell table:style-name="ce3" table:number-columns-repeated="2"/>
          <table:table-cell table:style-name="ce39" table:formula="of:=[.$B$14]/([.$B$9]*[.B502])" office:value-type="float" office:value="1.07333425443195E-191" calcext:value-type="float">
            <text:p>1.07E-191</text:p>
          </table:table-cell>
          <table:table-cell table:number-columns-repeated="1019"/>
        </table:table-row>
        <table:table-row table:style-name="ro1">
          <table:table-cell/>
          <table:table-cell table:style-name="ce3" table:formula="of:=[.B502]*3.2" office:value-type="float" office:value="2.15939383408093E+284" calcext:value-type="float">
            <text:p>2.15939383408093E+284</text:p>
          </table:table-cell>
          <table:table-cell table:style-name="ce3" table:number-columns-repeated="2"/>
          <table:table-cell table:style-name="ce39" table:formula="of:=[.$B$14]/([.$B$9]*[.B503])" office:value-type="float" office:value="3.35416954509984E-192" calcext:value-type="float">
            <text:p>3.35E-192</text:p>
          </table:table-cell>
          <table:table-cell table:number-columns-repeated="1019"/>
        </table:table-row>
        <table:table-row table:style-name="ro1">
          <table:table-cell/>
          <table:table-cell table:style-name="ce3" table:formula="of:=[.B503]*3.2" office:value-type="float" office:value="6.91006026905898E+284" calcext:value-type="float">
            <text:p>6.91006026905898E+284</text:p>
          </table:table-cell>
          <table:table-cell table:style-name="ce3" table:number-columns-repeated="2"/>
          <table:table-cell table:style-name="ce39" table:formula="of:=[.$B$14]/([.$B$9]*[.B504])" office:value-type="float" office:value="1.0481779828437E-192" calcext:value-type="float">
            <text:p>1.05E-192</text:p>
          </table:table-cell>
          <table:table-cell table:number-columns-repeated="1019"/>
        </table:table-row>
        <table:table-row table:style-name="ro1">
          <table:table-cell/>
          <table:table-cell table:style-name="ce3" table:formula="of:=[.B504]*3.2" office:value-type="float" office:value="2.21121928609887E+285" calcext:value-type="float">
            <text:p>2.21121928609887E+285</text:p>
          </table:table-cell>
          <table:table-cell table:style-name="ce3" table:number-columns-repeated="2"/>
          <table:table-cell table:style-name="ce39" table:formula="of:=[.$B$14]/([.$B$9]*[.B505])" office:value-type="float" office:value="3.27555619638657E-193" calcext:value-type="float">
            <text:p>3.28E-193</text:p>
          </table:table-cell>
          <table:table-cell table:number-columns-repeated="1019"/>
        </table:table-row>
        <table:table-row table:style-name="ro1">
          <table:table-cell/>
          <table:table-cell table:style-name="ce3" table:formula="of:=[.B505]*3.2" office:value-type="float" office:value="7.0759017155164E+285" calcext:value-type="float">
            <text:p>7.0759017155164E+285</text:p>
          </table:table-cell>
          <table:table-cell table:style-name="ce3" table:number-columns-repeated="2"/>
          <table:table-cell table:style-name="ce39" table:formula="of:=[.$B$14]/([.$B$9]*[.B506])" office:value-type="float" office:value="1.0236113113708E-193" calcext:value-type="float">
            <text:p>1.02E-193</text:p>
          </table:table-cell>
          <table:table-cell table:number-columns-repeated="1019"/>
        </table:table-row>
        <table:table-row table:style-name="ro1">
          <table:table-cell/>
          <table:table-cell table:style-name="ce3" table:formula="of:=[.B506]*3.2" office:value-type="float" office:value="2.26428854896525E+286" calcext:value-type="float">
            <text:p>2.26428854896525E+286</text:p>
          </table:table-cell>
          <table:table-cell table:style-name="ce3" table:number-columns-repeated="2"/>
          <table:table-cell table:style-name="ce39" table:formula="of:=[.$B$14]/([.$B$9]*[.B507])" office:value-type="float" office:value="3.19878534803376E-194" calcext:value-type="float">
            <text:p>3.20E-194</text:p>
          </table:table-cell>
          <table:table-cell table:number-columns-repeated="1019"/>
        </table:table-row>
        <table:table-row table:style-name="ro1">
          <table:table-cell/>
          <table:table-cell table:style-name="ce3" table:formula="of:=[.B507]*3.2" office:value-type="float" office:value="7.24572335668879E+286" calcext:value-type="float">
            <text:p>7.24572335668879E+286</text:p>
          </table:table-cell>
          <table:table-cell table:style-name="ce3" table:number-columns-repeated="2"/>
          <table:table-cell table:style-name="ce39" table:formula="of:=[.$B$14]/([.$B$9]*[.B508])" office:value-type="float" office:value="9.99620421260549E-195" calcext:value-type="float">
            <text:p>1.00E-194</text:p>
          </table:table-cell>
          <table:table-cell table:number-columns-repeated="1019"/>
        </table:table-row>
        <table:table-row table:style-name="ro1">
          <table:table-cell/>
          <table:table-cell table:style-name="ce3" table:formula="of:=[.B508]*3.2" office:value-type="float" office:value="2.31863147414041E+287" calcext:value-type="float">
            <text:p>2.31863147414041E+287</text:p>
          </table:table-cell>
          <table:table-cell table:style-name="ce3" table:number-columns-repeated="2"/>
          <table:table-cell table:style-name="ce39" table:formula="of:=[.$B$14]/([.$B$9]*[.B509])" office:value-type="float" office:value="3.12381381643921E-195" calcext:value-type="float">
            <text:p>3.12E-195</text:p>
          </table:table-cell>
          <table:table-cell table:number-columns-repeated="1019"/>
        </table:table-row>
        <table:table-row table:style-name="ro1">
          <table:table-cell/>
          <table:table-cell table:style-name="ce3" table:formula="of:=[.B509]*3.2" office:value-type="float" office:value="7.41962071724932E+287" calcext:value-type="float">
            <text:p>7.41962071724932E+287</text:p>
          </table:table-cell>
          <table:table-cell table:style-name="ce3" table:number-columns-repeated="2"/>
          <table:table-cell table:style-name="ce39" table:formula="of:=[.$B$14]/([.$B$9]*[.B510])" office:value-type="float" office:value="9.76191817637255E-196" calcext:value-type="float">
            <text:p>9.76E-196</text:p>
          </table:table-cell>
          <table:table-cell table:number-columns-repeated="1019"/>
        </table:table-row>
        <table:table-row table:style-name="ro1">
          <table:table-cell/>
          <table:table-cell table:style-name="ce3" table:formula="of:=[.B510]*3.2" office:value-type="float" office:value="2.37427862951978E+288" calcext:value-type="float">
            <text:p>2.37427862951978E+288</text:p>
          </table:table-cell>
          <table:table-cell table:style-name="ce3" table:number-columns-repeated="2"/>
          <table:table-cell table:style-name="ce39" table:formula="of:=[.$B$14]/([.$B$9]*[.B511])" office:value-type="float" office:value="3.05059943011642E-196" calcext:value-type="float">
            <text:p>3.05E-196</text:p>
          </table:table-cell>
          <table:table-cell table:number-columns-repeated="1019"/>
        </table:table-row>
        <table:table-row table:style-name="ro1">
          <table:table-cell/>
          <table:table-cell table:style-name="ce3" table:formula="of:=[.B511]*3.2" office:value-type="float" office:value="7.59769161446331E+288" calcext:value-type="float">
            <text:p>7.59769161446331E+288</text:p>
          </table:table-cell>
          <table:table-cell table:style-name="ce3" table:number-columns-repeated="2"/>
          <table:table-cell table:style-name="ce39" table:formula="of:=[.$B$14]/([.$B$9]*[.B512])" office:value-type="float" office:value="9.53312321911382E-197" calcext:value-type="float">
            <text:p>9.53E-197</text:p>
          </table:table-cell>
          <table:table-cell table:number-columns-repeated="1019"/>
        </table:table-row>
        <table:table-row table:style-name="ro1">
          <table:table-cell/>
          <table:table-cell table:style-name="ce3" table:formula="of:=[.B512]*3.2" office:value-type="float" office:value="2.43126131662826E+289" calcext:value-type="float">
            <text:p>2.43126131662826E+289</text:p>
          </table:table-cell>
          <table:table-cell table:style-name="ce3" table:number-columns-repeated="2"/>
          <table:table-cell table:style-name="ce39" table:formula="of:=[.$B$14]/([.$B$9]*[.B513])" office:value-type="float" office:value="2.97910100597307E-197" calcext:value-type="float">
            <text:p>2.98E-197</text:p>
          </table:table-cell>
          <table:table-cell table:number-columns-repeated="1019"/>
        </table:table-row>
        <table:table-row table:style-name="ro1">
          <table:table-cell/>
          <table:table-cell table:style-name="ce3" table:formula="of:=[.B513]*3.2" office:value-type="float" office:value="7.78003621321043E+289" calcext:value-type="float">
            <text:p>7.78003621321043E+289</text:p>
          </table:table-cell>
          <table:table-cell table:style-name="ce3" table:number-columns-repeated="2"/>
          <table:table-cell table:style-name="ce39" table:formula="of:=[.$B$14]/([.$B$9]*[.B514])" office:value-type="float" office:value="9.30969064366583E-198" calcext:value-type="float">
            <text:p>9.31E-198</text:p>
          </table:table-cell>
          <table:table-cell table:number-columns-repeated="1019"/>
        </table:table-row>
        <table:table-row table:style-name="ro1">
          <table:table-cell/>
          <table:table-cell table:style-name="ce3" table:formula="of:=[.B514]*3.2" office:value-type="float" office:value="2.48961158822734E+290" calcext:value-type="float">
            <text:p>2.48961158822734E+290</text:p>
          </table:table-cell>
          <table:table-cell table:style-name="ce3" table:number-columns-repeated="2"/>
          <table:table-cell table:style-name="ce39" table:formula="of:=[.$B$14]/([.$B$9]*[.B515])" office:value-type="float" office:value="2.90927832614557E-198" calcext:value-type="float">
            <text:p>2.91E-198</text:p>
          </table:table-cell>
          <table:table-cell table:number-columns-repeated="1019"/>
        </table:table-row>
        <table:table-row table:style-name="ro1">
          <table:table-cell/>
          <table:table-cell table:style-name="ce3" table:formula="of:=[.B515]*3.2" office:value-type="float" office:value="7.96675708232748E+290" calcext:value-type="float">
            <text:p>7.96675708232748E+290</text:p>
          </table:table-cell>
          <table:table-cell table:style-name="ce3" table:number-columns-repeated="2"/>
          <table:table-cell table:style-name="ce39" table:formula="of:=[.$B$14]/([.$B$9]*[.B516])" office:value-type="float" office:value="9.09149476920491E-199" calcext:value-type="float">
            <text:p>9.09E-199</text:p>
          </table:table-cell>
          <table:table-cell table:number-columns-repeated="1019"/>
        </table:table-row>
        <table:table-row table:style-name="ro1">
          <table:table-cell/>
          <table:table-cell table:style-name="ce3" table:formula="of:=[.B516]*3.2" office:value-type="float" office:value="2.54936226634479E+291" calcext:value-type="float">
            <text:p>2.54936226634479E+291</text:p>
          </table:table-cell>
          <table:table-cell table:style-name="ce3" table:number-columns-repeated="2"/>
          <table:table-cell table:style-name="ce39" table:formula="of:=[.$B$14]/([.$B$9]*[.B517])" office:value-type="float" office:value="2.84109211537654E-199" calcext:value-type="float">
            <text:p>2.84E-199</text:p>
          </table:table-cell>
          <table:table-cell table:number-columns-repeated="1019"/>
        </table:table-row>
        <table:table-row table:style-name="ro1">
          <table:table-cell/>
          <table:table-cell table:style-name="ce3" table:formula="of:=[.B517]*3.2" office:value-type="float" office:value="8.15795925230334E+291" calcext:value-type="float">
            <text:p>8.15795925230334E+291</text:p>
          </table:table-cell>
          <table:table-cell table:style-name="ce3" table:number-columns-repeated="2"/>
          <table:table-cell table:style-name="ce39" table:formula="of:=[.$B$14]/([.$B$9]*[.B518])" office:value-type="float" office:value="8.87841286055167E-200" calcext:value-type="float">
            <text:p>8.88E-200</text:p>
          </table:table-cell>
          <table:table-cell table:number-columns-repeated="1019"/>
        </table:table-row>
        <table:table-row table:style-name="ro1">
          <table:table-cell/>
          <table:table-cell table:style-name="ce3" table:formula="of:=[.B518]*3.2" office:value-type="float" office:value="2.61054696073707E+292" calcext:value-type="float">
            <text:p>2.61054696073707E+292</text:p>
          </table:table-cell>
          <table:table-cell table:style-name="ce3" table:number-columns-repeated="2"/>
          <table:table-cell table:style-name="ce39" table:formula="of:=[.$B$14]/([.$B$9]*[.B519])" office:value-type="float" office:value="2.7745040189224E-200" calcext:value-type="float">
            <text:p>2.77E-200</text:p>
          </table:table-cell>
          <table:table-cell table:number-columns-repeated="1019"/>
        </table:table-row>
        <table:table-row table:style-name="ro1">
          <table:table-cell/>
          <table:table-cell table:style-name="ce3" table:formula="of:=[.B519]*3.2" office:value-type="float" office:value="8.35375027435862E+292" calcext:value-type="float">
            <text:p>8.35375027435862E+292</text:p>
          </table:table-cell>
          <table:table-cell table:style-name="ce3" table:number-columns-repeated="2"/>
          <table:table-cell table:style-name="ce39" table:formula="of:=[.$B$14]/([.$B$9]*[.B520])" office:value-type="float" office:value="8.67032505913249E-201" calcext:value-type="float">
            <text:p>8.67E-201</text:p>
          </table:table-cell>
          <table:table-cell table:number-columns-repeated="1019"/>
        </table:table-row>
        <table:table-row table:style-name="ro1">
          <table:table-cell/>
          <table:table-cell table:style-name="ce3" table:formula="of:=[.B520]*3.2" office:value-type="float" office:value="2.67320008779476E+293" calcext:value-type="float">
            <text:p>2.67320008779476E+293</text:p>
          </table:table-cell>
          <table:table-cell table:style-name="ce3" table:number-columns-repeated="2"/>
          <table:table-cell table:style-name="ce39" table:formula="of:=[.$B$14]/([.$B$9]*[.B521])" office:value-type="float" office:value="2.7094765809789E-201" calcext:value-type="float">
            <text:p>2.71E-201</text:p>
          </table:table-cell>
          <table:table-cell table:number-columns-repeated="1019"/>
        </table:table-row>
        <table:table-row table:style-name="ro1">
          <table:table-cell/>
          <table:table-cell table:style-name="ce3" table:formula="of:=[.B521]*3.2" office:value-type="float" office:value="8.55424028094323E+293" calcext:value-type="float">
            <text:p>8.55424028094323E+293</text:p>
          </table:table-cell>
          <table:table-cell table:style-name="ce3" table:number-columns-repeated="2"/>
          <table:table-cell table:style-name="ce39" table:formula="of:=[.$B$14]/([.$B$9]*[.B522])" office:value-type="float" office:value="8.46711431555907E-202" calcext:value-type="float">
            <text:p>8.47E-202</text:p>
          </table:table-cell>
          <table:table-cell table:number-columns-repeated="1019"/>
        </table:table-row>
        <table:table-row table:style-name="ro1">
          <table:table-cell/>
          <table:table-cell table:style-name="ce3" table:formula="of:=[.B522]*3.2" office:value-type="float" office:value="2.73735688990183E+294" calcext:value-type="float">
            <text:p>2.73735688990183E+294</text:p>
          </table:table-cell>
          <table:table-cell table:style-name="ce3" table:number-columns-repeated="2"/>
          <table:table-cell table:style-name="ce39" table:formula="of:=[.$B$14]/([.$B$9]*[.B523])" office:value-type="float" office:value="2.64597322361221E-202" calcext:value-type="float">
            <text:p>2.65E-202</text:p>
          </table:table-cell>
          <table:table-cell table:number-columns-repeated="1019"/>
        </table:table-row>
        <table:table-row table:style-name="ro1">
          <table:table-cell/>
          <table:table-cell table:style-name="ce3" table:formula="of:=[.B523]*3.2" office:value-type="float" office:value="8.75954204768587E+294" calcext:value-type="float">
            <text:p>8.75954204768587E+294</text:p>
          </table:table-cell>
          <table:table-cell table:style-name="ce3" table:number-columns-repeated="2"/>
          <table:table-cell table:style-name="ce39" table:formula="of:=[.$B$14]/([.$B$9]*[.B524])" office:value-type="float" office:value="8.26866632378816E-203" calcext:value-type="float">
            <text:p>8.27E-203</text:p>
          </table:table-cell>
          <table:table-cell table:number-columns-repeated="1019"/>
        </table:table-row>
        <table:table-row table:style-name="ro1">
          <table:table-cell/>
          <table:table-cell table:style-name="ce3" table:formula="of:=[.B524]*3.2" office:value-type="float" office:value="2.80305345525948E+295" calcext:value-type="float">
            <text:p>2.80305345525948E+295</text:p>
          </table:table-cell>
          <table:table-cell table:style-name="ce3" table:number-columns-repeated="2"/>
          <table:table-cell table:style-name="ce39" table:formula="of:=[.$B$14]/([.$B$9]*[.B525])" office:value-type="float" office:value="2.5839582261838E-203" calcext:value-type="float">
            <text:p>2.58E-203</text:p>
          </table:table-cell>
          <table:table-cell table:number-columns-repeated="1019"/>
        </table:table-row>
        <table:table-row table:style-name="ro1">
          <table:table-cell/>
          <table:table-cell table:style-name="ce3" table:formula="of:=[.B525]*3.2" office:value-type="float" office:value="8.96977105683033E+295" calcext:value-type="float">
            <text:p>8.96977105683033E+295</text:p>
          </table:table-cell>
          <table:table-cell table:style-name="ce3" table:number-columns-repeated="2"/>
          <table:table-cell table:style-name="ce39" table:formula="of:=[.$B$14]/([.$B$9]*[.B526])" office:value-type="float" office:value="8.07486945682437E-204" calcext:value-type="float">
            <text:p>8.07E-204</text:p>
          </table:table-cell>
          <table:table-cell table:number-columns-repeated="1019"/>
        </table:table-row>
        <table:table-row table:style-name="ro1">
          <table:table-cell/>
          <table:table-cell table:style-name="ce3" table:formula="of:=[.B526]*3.2" office:value-type="float" office:value="2.8703267381857E+296" calcext:value-type="float">
            <text:p>2.8703267381857E+296</text:p>
          </table:table-cell>
          <table:table-cell table:style-name="ce3" table:number-columns-repeated="2"/>
          <table:table-cell table:style-name="ce39" table:formula="of:=[.$B$14]/([.$B$9]*[.B527])" office:value-type="float" office:value="2.52339670525762E-204" calcext:value-type="float">
            <text:p>2.52E-204</text:p>
          </table:table-cell>
          <table:table-cell table:number-columns-repeated="1019"/>
        </table:table-row>
        <table:table-row table:style-name="ro1">
          <table:table-cell/>
          <table:table-cell table:style-name="ce3" table:formula="of:=[.B527]*3.2" office:value-type="float" office:value="9.18504556219426E+296" calcext:value-type="float">
            <text:p>9.18504556219426E+296</text:p>
          </table:table-cell>
          <table:table-cell table:style-name="ce3" table:number-columns-repeated="2"/>
          <table:table-cell table:style-name="ce39" table:formula="of:=[.$B$14]/([.$B$9]*[.B528])" office:value-type="float" office:value="7.88561470393005E-205" calcext:value-type="float">
            <text:p>7.89E-205</text:p>
          </table:table-cell>
          <table:table-cell table:number-columns-repeated="1019"/>
        </table:table-row>
        <table:table-row table:style-name="ro1">
          <table:table-cell/>
          <table:table-cell table:style-name="ce3" table:formula="of:=[.B528]*3.2" office:value-type="float" office:value="2.93921457990216E+297" calcext:value-type="float">
            <text:p>2.93921457990216E+297</text:p>
          </table:table-cell>
          <table:table-cell table:style-name="ce3" table:number-columns-repeated="2"/>
          <table:table-cell table:style-name="ce39" table:formula="of:=[.$B$14]/([.$B$9]*[.B529])" office:value-type="float" office:value="2.46425459497814E-205" calcext:value-type="float">
            <text:p>2.46E-205</text:p>
          </table:table-cell>
          <table:table-cell table:number-columns-repeated="1019"/>
        </table:table-row>
        <table:table-row table:style-name="ro1">
          <table:table-cell/>
          <table:table-cell table:style-name="ce3" table:formula="of:=[.B529]*3.2" office:value-type="float" office:value="9.40548665568692E+297" calcext:value-type="float">
            <text:p>9.40548665568692E+297</text:p>
          </table:table-cell>
          <table:table-cell table:style-name="ce3" table:number-columns-repeated="2"/>
          <table:table-cell table:style-name="ce39" table:formula="of:=[.$B$14]/([.$B$9]*[.B530])" office:value-type="float" office:value="7.70079560930669E-206" calcext:value-type="float">
            <text:p>7.70E-206</text:p>
          </table:table-cell>
          <table:table-cell table:number-columns-repeated="1019"/>
        </table:table-row>
        <table:table-row table:style-name="ro1">
          <table:table-cell/>
          <table:table-cell table:style-name="ce3" table:formula="of:=[.B530]*3.2" office:value-type="float" office:value="3.00975572981981E+298" calcext:value-type="float">
            <text:p>3.00975572981981E+298</text:p>
          </table:table-cell>
          <table:table-cell table:style-name="ce3" table:number-columns-repeated="2"/>
          <table:table-cell table:style-name="ce39" table:formula="of:=[.$B$14]/([.$B$9]*[.B531])" office:value-type="float" office:value="2.40649862790834E-206" calcext:value-type="float">
            <text:p>2.41E-206</text:p>
          </table:table-cell>
          <table:table-cell table:number-columns-repeated="1019"/>
        </table:table-row>
        <table:table-row table:style-name="ro1">
          <table:table-cell/>
          <table:table-cell table:style-name="ce3" table:formula="of:=[.B531]*3.2" office:value-type="float" office:value="9.63121833542341E+298" calcext:value-type="float">
            <text:p>9.63121833542341E+298</text:p>
          </table:table-cell>
          <table:table-cell table:style-name="ce3" table:number-columns-repeated="2"/>
          <table:table-cell table:style-name="ce39" table:formula="of:=[.$B$14]/([.$B$9]*[.B532])" office:value-type="float" office:value="7.52030821221356E-207" calcext:value-type="float">
            <text:p>7.52E-207</text:p>
          </table:table-cell>
          <table:table-cell table:number-columns-repeated="1019"/>
        </table:table-row>
        <table:table-row table:style-name="ro1">
          <table:table-cell/>
          <table:table-cell table:style-name="ce3" table:formula="of:=[.B532]*3.2" office:value-type="float" office:value="3.08198986733549E+299" calcext:value-type="float">
            <text:p>3.08198986733549E+299</text:p>
          </table:table-cell>
          <table:table-cell table:style-name="ce3" table:number-columns-repeated="2"/>
          <table:table-cell table:style-name="ce39" table:formula="of:=[.$B$14]/([.$B$9]*[.B533])" office:value-type="float" office:value="2.35009631631674E-207" calcext:value-type="float">
            <text:p>2.35E-207</text:p>
          </table:table-cell>
          <table:table-cell table:number-columns-repeated="1019"/>
        </table:table-row>
        <table:table-row table:style-name="ro1">
          <table:table-cell/>
          <table:table-cell table:style-name="ce3" table:formula="of:=[.B533]*3.2" office:value-type="float" office:value="9.86236757547357E+299" calcext:value-type="float">
            <text:p>9.86236757547357E+299</text:p>
          </table:table-cell>
          <table:table-cell table:style-name="ce3" table:number-columns-repeated="2"/>
          <table:table-cell table:style-name="ce39" table:formula="of:=[.$B$14]/([.$B$9]*[.B534])" office:value-type="float" office:value="7.34405098848981E-208" calcext:value-type="float">
            <text:p>7.34E-208</text:p>
          </table:table-cell>
          <table:table-cell table:number-columns-repeated="1019"/>
        </table:table-row>
        <table:table-row table:style-name="ro1">
          <table:table-cell/>
          <table:table-cell table:style-name="ce3" table:formula="of:=[.B534]*3.2" office:value-type="float" office:value="3.15595762415154E+300" calcext:value-type="float">
            <text:p>3.15595762415154E+300</text:p>
          </table:table-cell>
          <table:table-cell table:style-name="ce3" table:number-columns-repeated="2"/>
          <table:table-cell table:style-name="ce39" table:formula="of:=[.$B$14]/([.$B$9]*[.B535])" office:value-type="float" office:value="2.29501593390306E-208" calcext:value-type="float">
            <text:p>2.30E-208</text:p>
          </table:table-cell>
          <table:table-cell table:number-columns-repeated="1019"/>
        </table:table-row>
        <table:table-row table:style-name="ro1">
          <table:table-cell/>
          <table:table-cell table:style-name="ce3" table:formula="of:=[.B535]*3.2" office:value-type="float" office:value="1.00990643972849E+301" calcext:value-type="float">
            <text:p>1.00990643972849E+301</text:p>
          </table:table-cell>
          <table:table-cell table:style-name="ce3" table:number-columns-repeated="2"/>
          <table:table-cell table:style-name="ce39" table:formula="of:=[.$B$14]/([.$B$9]*[.B536])" office:value-type="float" office:value="7.17192479344707E-209" calcext:value-type="float">
            <text:p>7.17E-209</text:p>
          </table:table-cell>
          <table:table-cell table:number-columns-repeated="1019"/>
        </table:table-row>
        <table:table-row table:style-name="ro1">
          <table:table-cell/>
          <table:table-cell table:style-name="ce3" table:formula="of:=[.B536]*3.2" office:value-type="float" office:value="3.23170060713118E+301" calcext:value-type="float">
            <text:p>3.23170060713118E+301</text:p>
          </table:table-cell>
          <table:table-cell table:style-name="ce3" table:number-columns-repeated="2"/>
          <table:table-cell table:style-name="ce39" table:formula="of:=[.$B$14]/([.$B$9]*[.B537])" office:value-type="float" office:value="2.24122649795221E-209" calcext:value-type="float">
            <text:p>2.24E-209</text:p>
          </table:table-cell>
          <table:table-cell table:number-columns-repeated="1019"/>
        </table:table-row>
        <table:table-row table:style-name="ro1">
          <table:table-cell/>
          <table:table-cell table:style-name="ce3" table:formula="of:=[.B537]*3.2" office:value-type="float" office:value="1.03414419428198E+302" calcext:value-type="float">
            <text:p>1.03414419428198E+302</text:p>
          </table:table-cell>
          <table:table-cell table:style-name="ce3" table:number-columns-repeated="2"/>
          <table:table-cell table:style-name="ce39" table:formula="of:=[.$B$14]/([.$B$9]*[.B538])" office:value-type="float" office:value="7.00383280610066E-210" calcext:value-type="float">
            <text:p>7.00E-210</text:p>
          </table:table-cell>
          <table:table-cell table:number-columns-repeated="1019"/>
        </table:table-row>
        <table:table-row table:style-name="ro1">
          <table:table-cell/>
          <table:table-cell table:style-name="ce3" table:formula="of:=[.B538]*3.2" office:value-type="float" office:value="3.30926142170233E+302" calcext:value-type="float">
            <text:p>3.30926142170233E+302</text:p>
          </table:table-cell>
          <table:table-cell table:style-name="ce3" table:number-columns-repeated="2"/>
          <table:table-cell table:style-name="ce39" table:formula="of:=[.$B$14]/([.$B$9]*[.B539])" office:value-type="float" office:value="2.18869775190646E-210" calcext:value-type="float">
            <text:p>2.19E-210</text:p>
          </table:table-cell>
          <table:table-cell table:number-columns-repeated="1019"/>
        </table:table-row>
        <table:table-row table:style-name="ro1">
          <table:table-cell/>
          <table:table-cell table:style-name="ce3" table:formula="of:=[.B539]*3.2" office:value-type="float" office:value="1.05896365494475E+303" calcext:value-type="float">
            <text:p>1.05896365494475E+303</text:p>
          </table:table-cell>
          <table:table-cell table:style-name="ce3" table:number-columns-repeated="2"/>
          <table:table-cell table:style-name="ce39" table:formula="of:=[.$B$14]/([.$B$9]*[.B540])" office:value-type="float" office:value="6.83968047470767E-211" calcext:value-type="float">
            <text:p>6.84E-211</text:p>
          </table:table-cell>
          <table:table-cell table:number-columns-repeated="1019"/>
        </table:table-row>
        <table:table-row table:style-name="ro1">
          <table:table-cell/>
          <table:table-cell table:style-name="ce3" table:formula="of:=[.B540]*3.2" office:value-type="float" office:value="3.38868369582319E+303" calcext:value-type="float">
            <text:p>3.38868369582319E+303</text:p>
          </table:table-cell>
          <table:table-cell table:style-name="ce3" table:number-columns-repeated="2"/>
          <table:table-cell table:style-name="ce39" table:formula="of:=[.$B$14]/([.$B$9]*[.B541])" office:value-type="float" office:value="2.13740014834615E-211" calcext:value-type="float">
            <text:p>2.14E-211</text:p>
          </table:table-cell>
          <table:table-cell table:number-columns-repeated="1019"/>
        </table:table-row>
        <table:table-row table:style-name="ro1">
          <table:table-cell/>
          <table:table-cell table:style-name="ce3" table:formula="of:=[.B541]*3.2" office:value-type="float" office:value="1.08437878266342E+304" calcext:value-type="float">
            <text:p>1.08437878266342E+304</text:p>
          </table:table-cell>
          <table:table-cell table:style-name="ce3" table:number-columns-repeated="2"/>
          <table:table-cell table:style-name="ce39" table:formula="of:=[.$B$14]/([.$B$9]*[.B542])" office:value-type="float" office:value="6.67937546358171E-212" calcext:value-type="float">
            <text:p>6.68E-212</text:p>
          </table:table-cell>
          <table:table-cell table:number-columns-repeated="1019"/>
        </table:table-row>
        <table:table-row table:style-name="ro1">
          <table:table-cell/>
          <table:table-cell table:style-name="ce3" table:formula="of:=[.B542]*3.2" office:value-type="float" office:value="3.47001210452294E+304" calcext:value-type="float">
            <text:p>3.47001210452294E+304</text:p>
          </table:table-cell>
          <table:table-cell table:style-name="ce3" table:number-columns-repeated="2"/>
          <table:table-cell table:style-name="ce39" table:formula="of:=[.$B$14]/([.$B$9]*[.B543])" office:value-type="float" office:value="2.08730483236928E-212" calcext:value-type="float">
            <text:p>2.09E-212</text:p>
          </table:table-cell>
          <table:table-cell table:number-columns-repeated="1019"/>
        </table:table-row>
        <table:table-row table:style-name="ro1">
          <table:table-cell/>
          <table:table-cell table:style-name="ce3" table:formula="of:=[.B543]*3.2" office:value-type="float" office:value="1.11040387344734E+305" calcext:value-type="float">
            <text:p>1.11040387344734E+305</text:p>
          </table:table-cell>
          <table:table-cell table:style-name="ce3" table:number-columns-repeated="2"/>
          <table:table-cell table:style-name="ce39" table:formula="of:=[.$B$14]/([.$B$9]*[.B544])" office:value-type="float" office:value="6.52282760115401E-213" calcext:value-type="float">
            <text:p>6.52E-213</text:p>
          </table:table-cell>
          <table:table-cell table:number-columns-repeated="1019"/>
        </table:table-row>
        <table:table-row table:style-name="ro1">
          <table:table-cell/>
          <table:table-cell table:style-name="ce3" table:formula="of:=[.B544]*3.2" office:value-type="float" office:value="3.55329239503149E+305" calcext:value-type="float">
            <text:p>3.55329239503149E+305</text:p>
          </table:table-cell>
          <table:table-cell table:style-name="ce3" table:number-columns-repeated="2"/>
          <table:table-cell table:style-name="ce39" table:formula="of:=[.$B$14]/([.$B$9]*[.B545])" office:value-type="float" office:value="2.03838362536063E-213" calcext:value-type="float">
            <text:p>2.04E-213</text:p>
          </table:table-cell>
          <table:table-cell table:number-columns-repeated="1019"/>
        </table:table-row>
        <table:table-row table:style-name="ro1">
          <table:table-cell/>
          <table:table-cell table:style-name="ce3" table:formula="of:=[.B545]*3.2" office:value-type="float" office:value="1.13705356641008E+306" calcext:value-type="float">
            <text:p>1.13705356641008E+306</text:p>
          </table:table-cell>
          <table:table-cell table:style-name="ce3" table:number-columns-repeated="2"/>
          <table:table-cell table:style-name="ce39" table:formula="of:=[.$B$14]/([.$B$9]*[.B546])" office:value-type="float" office:value="6.36994882925197E-214" calcext:value-type="float">
            <text:p>6.37E-214</text:p>
          </table:table-cell>
          <table:table-cell table:number-columns-repeated="1019"/>
        </table:table-row>
        <table:table-row table:style-name="ro1">
          <table:table-cell/>
          <table:table-cell table:style-name="ce3" table:formula="of:=[.B546]*3.2" office:value-type="float" office:value="3.63857141251225E+306" calcext:value-type="float">
            <text:p>3.63857141251225E+306</text:p>
          </table:table-cell>
          <table:table-cell table:style-name="ce3" table:number-columns-repeated="2"/>
          <table:table-cell table:style-name="ce39" table:formula="of:=[.$B$14]/([.$B$9]*[.B547])" office:value-type="float" office:value="1.99060900914124E-214" calcext:value-type="float">
            <text:p>1.99E-214</text:p>
          </table:table-cell>
          <table:table-cell table:number-columns-repeated="1019"/>
        </table:table-row>
        <table:table-row table:style-name="ro1">
          <table:table-cell/>
          <table:table-cell table:style-name="ce3" table:formula="of:=[.B547]*3.2" office:value-type="float" office:value="1.16434285200392E+307" calcext:value-type="float">
            <text:p>1.16434285200392E+307</text:p>
          </table:table-cell>
          <table:table-cell table:style-name="ce3" table:number-columns-repeated="2"/>
          <table:table-cell table:style-name="ce39" table:formula="of:=[.$B$14]/([.$B$9]*[.B548])" office:value-type="float" office:value="6.22065315356637E-215" calcext:value-type="float">
            <text:p>6.22E-215</text:p>
          </table:table-cell>
          <table:table-cell table:number-columns-repeated="1019"/>
        </table:table-row>
        <table:table-row table:style-name="ro1">
          <table:table-cell/>
          <table:table-cell table:style-name="ce3" table:formula="of:=[.B548]*3.2" office:value-type="float" office:value="3.72589712641254E+307" calcext:value-type="float">
            <text:p>3.72589712641254E+307</text:p>
          </table:table-cell>
          <table:table-cell table:style-name="ce3" table:number-columns-repeated="2"/>
          <table:table-cell table:style-name="ce39" table:formula="of:=[.$B$14]/([.$B$9]*[.B549])" office:value-type="float" office:value="1.94395411048949E-215" calcext:value-type="float">
            <text:p>1.94E-215</text:p>
          </table:table-cell>
          <table:table-cell table:number-columns-repeated="1019"/>
        </table:table-row>
        <table:table-row table:style-name="ro1">
          <table:table-cell/>
          <table:table-cell table:style-name="ce3" table:formula="of:=[.B549]*3.2" office:value-type="float" office:value="1.19228708045201E+308" calcext:value-type="float">
            <text:p>1.19228708045201E+308</text:p>
          </table:table-cell>
          <table:table-cell table:style-name="ce3" table:number-columns-repeated="2"/>
          <table:table-cell table:style-name="ce39" table:formula="of:=[.$B$14]/([.$B$9]*[.B550])" office:value-type="float" office:value="6.07485659527966E-216" calcext:value-type="float">
            <text:p>6.07E-216</text:p>
          </table:table-cell>
          <table:table-cell table:number-columns-repeated="1019"/>
        </table:table-row>
        <table:table-row table:style-name="ro1">
          <table:table-cell/>
          <table:table-cell table:style-name="ce3" table:formula="of:=[.B550]*3.2" office:value-type="string" office:string-value="" calcext:value-type="error">
            <text:p>#NUM!</text:p>
          </table:table-cell>
          <table:table-cell table:style-name="ce3" table:number-columns-repeated="2"/>
          <table:table-cell table:style-name="ce39" table:formula="of:=[.$B$14]/([.$B$9]*[.B551])" office:value-type="string" office:string-value="" calcext:value-type="error">
            <text:p>#NUM!</text:p>
          </table:table-cell>
          <table:table-cell table:number-columns-repeated="1019"/>
        </table:table-row>
        <table:table-row table:style-name="ro1">
          <table:table-cell/>
          <table:table-cell table:style-name="ce3" table:formula="of:=[.B551]*3.2" office:value-type="string" office:string-value="" calcext:value-type="error">
            <text:p>#NUM!</text:p>
          </table:table-cell>
          <table:table-cell table:style-name="ce3" table:number-columns-repeated="2"/>
          <table:table-cell table:style-name="ce39" table:formula="of:=[.$B$14]/([.$B$9]*[.B552])" office:value-type="string" office:string-value="" calcext:value-type="error">
            <text:p>#NUM!</text:p>
          </table:table-cell>
          <table:table-cell table:number-columns-repeated="1019"/>
        </table:table-row>
        <table:table-row table:style-name="ro1" table:number-rows-repeated="1048023">
          <table:table-cell table:number-columns-repeated="1024"/>
        </table:table-row>
        <table:table-row table:style-name="ro1">
          <table:table-cell table:number-columns-repeated="1024"/>
        </table:table-row>
      </table:table>
      <table:table table:name="ゼロポイントエネルギーでのメモリ" table:style-name="ta1">
        <table:table-column table:style-name="co2" table:number-columns-repeated="8" table:default-cell-style-name="Default"/>
        <table:table-row table:style-name="ro1">
          <table:table-cell table:number-columns-repeated="8"/>
        </table:table-row>
        <table:table-row table:style-name="ro2">
          <table:table-cell/>
          <table:table-cell office:value-type="string" calcext:value-type="string">
            <text:p>ゼロポイントエネルギーは何クビットの情報なんだろうか？ ===&gt;　1qubit</text:p>
          </table:table-cell>
          <table:table-cell table:number-columns-repeated="6"/>
        </table:table-row>
        <table:table-row table:style-name="ro1">
          <table:table-cell table:number-columns-repeated="8"/>
        </table:table-row>
        <table:table-row table:style-name="ro2">
          <table:table-cell/>
          <table:table-cell office:value-type="string" calcext:value-type="string">
            <text:p>ゼロ点エネルギーE0</text:p>
          </table:table-cell>
          <table:table-cell table:number-columns-repeated="6"/>
        </table:table-row>
        <table:table-row table:style-name="ro2">
          <table:table-cell/>
          <table:table-cell office:value-type="string" calcext:value-type="string">
            <text:p>Wビットあたり E0 = kT lnW</text:p>
          </table:table-cell>
          <table:table-cell table:number-columns-repeated="6"/>
        </table:table-row>
        <table:table-row table:style-name="ro1">
          <table:table-cell/>
          <table:table-cell office:value-type="string" calcext:value-type="string">
            <text:p>lnW=E0/(kT)</text:p>
          </table:table-cell>
          <table:table-cell table:number-columns-repeated="6"/>
        </table:table-row>
        <table:table-row table:style-name="ro1">
          <table:table-cell/>
          <table:table-cell office:value-type="string" calcext:value-type="string">
            <text:p>W = exp( E0/kT) [ qubit ]</text:p>
          </table:table-cell>
          <table:table-cell table:number-columns-repeated="6"/>
        </table:table-row>
        <table:table-row table:style-name="ro1">
          <table:table-cell table:number-columns-repeated="6"/>
          <table:table-cell office:value-type="string" calcext:value-type="string">
            <text:p>西沢温度</text:p>
          </table:table-cell>
          <table:table-cell/>
        </table:table-row>
        <table:table-row table:style-name="ro2">
          <table:table-cell/>
          <table:table-cell office:value-type="string" calcext:value-type="string">
            <text:p>k=ボルツマン乗数 <text:s/></text:p>
          </table:table-cell>
          <table:table-cell table:number-columns-repeated="4"/>
          <table:table-cell office:value-type="float" office:value="2.08592483976651E+093" calcext:value-type="float">
            <text:p>2.08592483976651E+093</text:p>
          </table:table-cell>
          <table:table-cell office:value-type="string" calcext:value-type="string">
            <text:p>[K]</text:p>
          </table:table-cell>
        </table:table-row>
        <table:table-row table:style-name="ro1">
          <table:table-cell/>
          <table:table-cell table:formula="of:=1.38064852 * 10^-23" office:value-type="float" office:value="1.38064852E-023" calcext:value-type="float">
            <text:p>1.38064852E-23</text:p>
          </table:table-cell>
          <table:table-cell table:number-columns-repeated="6"/>
        </table:table-row>
        <table:table-row table:style-name="ro1">
          <table:table-cell/>
          <table:table-cell office:value-type="string" calcext:value-type="string">
            <text:p>Ｔ絶対温度</text:p>
          </table:table-cell>
          <table:table-cell table:number-columns-repeated="6"/>
        </table:table-row>
        <table:table-row table:style-name="ro1">
          <table:table-cell/>
          <table:table-cell table:formula="of:=[.G9]" office:value-type="float" office:value="2.08592483976651E+093" calcext:value-type="float">
            <text:p>2.08592483976651E+093</text:p>
          </table:table-cell>
          <table:table-cell table:number-columns-repeated="6"/>
        </table:table-row>
        <table:table-row table:style-name="ro1" table:number-rows-repeated="3">
          <table:table-cell table:number-columns-repeated="8"/>
        </table:table-row>
        <table:table-row table:style-name="ro2">
          <table:table-cell/>
          <table:table-cell office:value-type="string" calcext:value-type="string">
            <text:p>宇宙の年齢＝138億年、そのうち一回揺れたならば振動数は1/138億年</text:p>
          </table:table-cell>
          <table:table-cell table:number-columns-repeated="6"/>
        </table:table-row>
        <table:table-row table:style-name="ro2">
          <table:table-cell/>
          <table:table-cell office:value-type="string" calcext:value-type="string">
            <text:p>138億年</text:p>
          </table:table-cell>
          <table:table-cell table:formula="of:=138*10000*10000*365*24*60*60" office:value-type="float" office:value="4.351968E+017" calcext:value-type="float">
            <text:p>4.351968E+017</text:p>
          </table:table-cell>
          <table:table-cell office:value-type="string" calcext:value-type="string">
            <text:p>sec</text:p>
          </table:table-cell>
          <table:table-cell table:number-columns-repeated="4"/>
        </table:table-row>
        <table:table-row table:style-name="ro1">
          <table:table-cell/>
          <table:table-cell office:value-type="string" calcext:value-type="string">
            <text:p>ν</text:p>
          </table:table-cell>
          <table:table-cell table:formula="of:=1/[.C17]" office:value-type="float" office:value="2.29781101331627E-018" calcext:value-type="float">
            <text:p>2.29781101331627E-18</text:p>
          </table:table-cell>
          <table:table-cell office:value-type="string" calcext:value-type="string">
            <text:p>Sec-1</text:p>
          </table:table-cell>
          <table:table-cell table:number-columns-repeated="4"/>
        </table:table-row>
        <table:table-row table:style-name="ro1">
          <table:table-cell table:number-columns-repeated="8"/>
        </table:table-row>
        <table:table-row table:style-name="ro2">
          <table:table-cell/>
          <table:table-cell office:value-type="string" calcext:value-type="string">
            <text:p>調和振動子</text:p>
          </table:table-cell>
          <table:table-cell table:style-name="ce20" office:value-type="string" calcext:value-type="string">
            <text:p> ゼロポイントエネルギー E0= (1/2)hν  </text:p>
          </table:table-cell>
          <table:table-cell table:number-columns-repeated="5"/>
        </table:table-row>
        <table:table-row table:style-name="ro1">
          <table:table-cell/>
          <table:table-cell table:formula="of:=1/2*6.626*10^-34*[.C18]" office:value-type="float" office:value="7.61264788711682E-052" calcext:value-type="float">
            <text:p>7.61264788711682E-52</text:p>
          </table:table-cell>
          <table:table-cell table:style-name="ce20" office:value-type="string" calcext:value-type="string">
            <text:p>J</text:p>
          </table:table-cell>
          <table:table-cell table:number-columns-repeated="5"/>
        </table:table-row>
        <table:table-row table:style-name="ro4">
          <table:table-cell/>
          <table:table-cell table:style-name="ce19" office:value-type="string" calcext:value-type="string">
            <text:p>h;プランク定数</text:p>
          </table:table-cell>
          <table:table-cell office:value-type="string" calcext:value-type="string">
            <text:p>6.626×10^-34</text:p>
          </table:table-cell>
          <table:table-cell table:number-columns-repeated="5"/>
        </table:table-row>
        <table:table-row table:style-name="ro1" table:number-rows-repeated="3">
          <table:table-cell table:number-columns-repeated="8"/>
        </table:table-row>
        <table:table-row table:style-name="ro1">
          <table:table-cell/>
          <table:table-cell office:value-type="string" calcext:value-type="string">
            <text:p>E0=</text:p>
          </table:table-cell>
          <table:table-cell table:number-columns-repeated="6"/>
        </table:table-row>
        <table:table-row table:style-name="ro1">
          <table:table-cell table:number-columns-repeated="8"/>
        </table:table-row>
        <table:table-row table:style-name="ro1">
          <table:table-cell/>
          <table:table-cell office:value-type="string" calcext:value-type="string">
            <text:p>W = exp( E0/kT) [ qubit ]</text:p>
          </table:table-cell>
          <table:table-cell table:number-columns-repeated="6"/>
        </table:table-row>
        <table:table-row table:style-name="ro1">
          <table:table-cell/>
          <table:table-cell office:value-type="string" calcext:value-type="string">
            <text:p>W=</text:p>
          </table:table-cell>
          <table:table-cell table:style-name="ce21" table:formula="of:=EXP([.B21]/([.B10]*[.B12]))" office:value-type="float" office:value="1" calcext:value-type="float">
            <text:p>1.00</text:p>
          </table:table-cell>
          <table:table-cell office:value-type="string" calcext:value-type="string">
            <text:p>qubit</text:p>
          </table:table-cell>
          <table:table-cell table:number-columns-repeated="4"/>
        </table:table-row>
        <table:table-row table:style-name="ro1">
          <table:table-cell table:number-columns-repeated="8"/>
        </table:table-row>
        <table:table-row table:style-name="ro2">
          <table:table-cell/>
          <table:table-cell office:value-type="string" calcext:value-type="string">
            <text:p>宇宙の始まりの時、その温度は10の93乗に迫り、その状態は1qubitなのかもしれない。</text:p>
          </table:table-cell>
          <table:table-cell table:number-columns-repeated="6"/>
        </table:table-row>
      </table:table>
      <table:table table:name="宇宙の情報量" table:style-name="ta1">
        <table:table-column table:style-name="co2" table:number-columns-repeated="26" table:default-cell-style-name="Default"/>
        <table:table-row table:style-name="ro1" table:number-rows-repeated="2">
          <table:table-cell table:number-columns-repeated="26"/>
        </table:table-row>
        <table:table-row table:style-name="ro2">
          <table:table-cell table:number-columns-repeated="16"/>
          <table:table-cell office:value-type="string" calcext:value-type="string">
            <text:p>データ量∝エネルギー量[J]</text:p>
          </table:table-cell>
          <table:table-cell table:number-columns-repeated="9"/>
        </table:table-row>
        <table:table-row table:style-name="ro1">
          <table:table-cell table:number-columns-repeated="26"/>
        </table:table-row>
        <table:table-row table:style-name="ro2">
          <table:table-cell table:number-columns-repeated="16"/>
          <table:table-cell office:value-type="string" calcext:value-type="string">
            <text:p>1bit、1シャノンのエネルギ</text:p>
          </table:table-cell>
          <table:table-cell table:number-columns-repeated="2"/>
          <table:table-cell office:value-type="string" calcext:value-type="string">
            <text:p>E=kTlnW</text:p>
          </table:table-cell>
          <table:table-cell table:number-columns-repeated="6"/>
        </table:table-row>
        <table:table-row table:style-name="ro2">
          <table:table-cell table:number-columns-repeated="16"/>
          <table:table-cell office:value-type="string" calcext:value-type="string">
            <text:p>1 ビットあたり kT ln 2 </text:p>
          </table:table-cell>
          <table:table-cell table:number-columns-repeated="9"/>
        </table:table-row>
        <table:table-row table:style-name="ro1">
          <table:table-cell table:number-columns-repeated="26"/>
        </table:table-row>
        <table:table-row table:style-name="ro2">
          <table:table-cell table:number-columns-repeated="16"/>
          <table:table-cell office:value-type="string" calcext:value-type="string">
            <text:p>k=ボルツマン乗数 <text:s/></text:p>
          </table:table-cell>
          <table:table-cell table:number-columns-repeated="9"/>
        </table:table-row>
        <table:table-row table:style-name="ro1">
          <table:table-cell table:number-columns-repeated="16"/>
          <table:table-cell table:formula="of:=1.38064852 * 10^-23" office:value-type="float" office:value="1.38064852E-023" calcext:value-type="float">
            <text:p>1.38064852E-23</text:p>
          </table:table-cell>
          <table:table-cell table:number-columns-repeated="9"/>
        </table:table-row>
        <table:table-row table:style-name="ro2">
          <table:table-cell table:number-columns-repeated="16"/>
          <table:table-cell office:value-type="string" calcext:value-type="string">
            <text:p>Ｔ＝絶対温度</text:p>
          </table:table-cell>
          <table:table-cell office:value-type="string" calcext:value-type="string">
            <text:p>-270℃、宇宙の温度</text:p>
          </table:table-cell>
          <table:table-cell table:number-columns-repeated="5"/>
          <table:table-cell table:style-name="ce15" table:number-columns-repeated="3"/>
        </table:table-row>
        <table:table-row table:style-name="ro1">
          <table:table-cell table:number-columns-repeated="16"/>
          <table:table-cell table:formula="of:=273-270" office:value-type="float" office:value="3" calcext:value-type="float">
            <text:p>3</text:p>
          </table:table-cell>
          <table:table-cell table:number-columns-repeated="9"/>
        </table:table-row>
        <table:table-row table:style-name="ro1">
          <table:table-cell table:number-columns-repeated="21"/>
          <table:table-cell office:value-type="string" calcext:value-type="string">
            <text:p>西沢温度</text:p>
          </table:table-cell>
          <table:table-cell table:number-columns-repeated="4"/>
        </table:table-row>
        <table:table-row table:style-name="ro2">
          <table:table-cell table:number-columns-repeated="16"/>
          <table:table-cell office:value-type="string" calcext:value-type="string">
            <text:p>bitあたりエネルギー、情報量子のエネルギー、クアンタムビット</text:p>
          </table:table-cell>
          <table:table-cell table:number-columns-repeated="4"/>
          <table:table-cell office:value-type="float" office:value="2.08592483976651E+093" calcext:value-type="float">
            <text:p>2.08592483976651E+093</text:p>
          </table:table-cell>
          <table:table-cell table:number-columns-repeated="4"/>
        </table:table-row>
        <table:table-row table:style-name="ro1">
          <table:table-cell table:number-columns-repeated="16"/>
          <table:table-cell table:formula="of:=[.Q9]*[.Q11]*LN(2)" office:value-type="float" office:value="2.87097788694678E-023" calcext:value-type="float">
            <text:p>2.87097788694678E-23</text:p>
          </table:table-cell>
          <table:table-cell office:value-type="string" calcext:value-type="string">
            <text:p>J</text:p>
          </table:table-cell>
          <table:table-cell table:number-columns-repeated="8"/>
        </table:table-row>
        <table:table-row table:style-name="ro2">
          <table:table-cell table:number-columns-repeated="16"/>
          <table:table-cell office:value-type="string" calcext:value-type="string">
            <text:p>Byteあたりエネルギ</text:p>
          </table:table-cell>
          <table:table-cell table:number-columns-repeated="9"/>
        </table:table-row>
        <table:table-row table:style-name="ro1">
          <table:table-cell table:number-columns-repeated="16"/>
          <table:table-cell table:formula="of:=[.Q14]*8" office:value-type="float" office:value="2.29678230955743E-022" calcext:value-type="float">
            <text:p>2.29678230955743E-22</text:p>
          </table:table-cell>
          <table:table-cell office:value-type="string" calcext:value-type="string">
            <text:p>J</text:p>
          </table:table-cell>
          <table:table-cell table:number-columns-repeated="8"/>
        </table:table-row>
        <table:table-row table:style-name="ro1" table:number-rows-repeated="2">
          <table:table-cell table:number-columns-repeated="26"/>
        </table:table-row>
        <table:table-row table:style-name="ro2">
          <table:table-cell table:number-columns-repeated="16"/>
          <table:table-cell office:value-type="string" calcext:value-type="string">
            <text:p>この宇宙の情報は何クビット？ ===&gt;</text:p>
          </table:table-cell>
          <table:table-cell table:number-columns-repeated="9"/>
        </table:table-row>
        <table:table-row table:style-name="ro1">
          <table:table-cell table:number-columns-repeated="26"/>
        </table:table-row>
        <table:table-row table:style-name="ro2">
          <table:table-cell table:number-columns-repeated="16"/>
          <table:table-cell office:value-type="string" calcext:value-type="string">
            <text:p>ゼロ点エネルギーE0</text:p>
          </table:table-cell>
          <table:table-cell table:number-columns-repeated="9"/>
        </table:table-row>
        <table:table-row table:style-name="ro2">
          <table:table-cell table:number-columns-repeated="16"/>
          <table:table-cell office:value-type="string" calcext:value-type="string">
            <text:p>Wビットあたり E0 = kT lnW</text:p>
          </table:table-cell>
          <table:table-cell table:number-columns-repeated="9"/>
        </table:table-row>
        <table:table-row table:style-name="ro1">
          <table:table-cell table:number-columns-repeated="16"/>
          <table:table-cell office:value-type="string" calcext:value-type="string">
            <text:p>lnW=E0/(kT)</text:p>
          </table:table-cell>
          <table:table-cell table:number-columns-repeated="9"/>
        </table:table-row>
        <table:table-row table:style-name="ro1">
          <table:table-cell table:number-columns-repeated="16"/>
          <table:table-cell office:value-type="string" calcext:value-type="string">
            <text:p>W = exp( E0/kT) [ qubit ]</text:p>
          </table:table-cell>
          <table:table-cell table:number-columns-repeated="9"/>
        </table:table-row>
        <table:table-row table:style-name="ro1">
          <table:table-cell table:number-columns-repeated="26"/>
        </table:table-row>
        <table:table-row table:style-name="ro2">
          <table:table-cell table:number-columns-repeated="16"/>
          <table:table-cell office:value-type="string" calcext:value-type="string">
            <text:p>k=ボルツマン乗数 <text:s/></text:p>
          </table:table-cell>
          <table:table-cell table:number-columns-repeated="2"/>
          <table:table-cell table:formula="of:=[.Q33]" office:value-type="float" office:value="1E+070" calcext:value-type="float">
            <text:p>1E+070</text:p>
          </table:table-cell>
          <table:table-cell table:number-columns-repeated="6"/>
        </table:table-row>
        <table:table-row table:style-name="ro1">
          <table:table-cell table:number-columns-repeated="16"/>
          <table:table-cell table:formula="of:=1.38064852 * 10^-23" office:value-type="float" office:value="1.38064852E-023" calcext:value-type="float">
            <text:p>1.38064852E-23</text:p>
          </table:table-cell>
          <table:table-cell table:number-columns-repeated="2"/>
          <table:table-cell table:formula="of:=[.Q27]*[.Q29]" office:value-type="float" office:value="4.14194556E-023" calcext:value-type="float">
            <text:p>4.14194556E-23</text:p>
          </table:table-cell>
          <table:table-cell table:number-columns-repeated="6"/>
        </table:table-row>
        <table:table-row table:style-name="ro1">
          <table:table-cell table:number-columns-repeated="16"/>
          <table:table-cell office:value-type="string" calcext:value-type="string">
            <text:p>Ｔ絶対温度</text:p>
          </table:table-cell>
          <table:table-cell table:number-columns-repeated="2"/>
          <table:table-cell table:formula="of:=[.T26]/[.T27]" office:value-type="float" office:value="2.41432434471688E+092" calcext:value-type="float">
            <text:p>2.41432434471688E+092</text:p>
          </table:table-cell>
          <table:table-cell table:number-columns-repeated="6"/>
        </table:table-row>
        <table:table-row table:style-name="ro1">
          <table:table-cell table:number-columns-repeated="16"/>
          <table:table-cell table:formula="of:=[.Q11]" office:value-type="float" office:value="3" calcext:value-type="float">
            <text:p>3</text:p>
          </table:table-cell>
          <table:table-cell table:number-columns-repeated="9"/>
        </table:table-row>
        <table:table-row table:style-name="ro1" table:number-rows-repeated="2">
          <table:table-cell table:number-columns-repeated="26"/>
        </table:table-row>
        <table:table-row table:style-name="ro1">
          <table:table-cell table:number-columns-repeated="16"/>
          <table:table-cell office:value-type="string" calcext:value-type="string">
            <text:p>宇宙のエネルギ</text:p>
          </table:table-cell>
          <table:table-cell table:style-name="ce20"/>
          <table:table-cell table:number-columns-repeated="8"/>
        </table:table-row>
        <table:table-row table:style-name="ro1">
          <table:table-cell table:number-columns-repeated="15"/>
          <table:table-cell office:value-type="string" calcext:value-type="string">
            <text:p>E0=</text:p>
          </table:table-cell>
          <table:table-cell table:formula="of:=1*10^70" office:value-type="float" office:value="1E+070" calcext:value-type="float">
            <text:p>1E+070</text:p>
          </table:table-cell>
          <table:table-cell table:style-name="ce20" office:value-type="string" calcext:value-type="string">
            <text:p>J</text:p>
          </table:table-cell>
          <table:table-cell table:number-columns-repeated="8"/>
        </table:table-row>
        <table:table-row table:style-name="ro1" table:number-rows-repeated="2">
          <table:table-cell table:number-columns-repeated="26"/>
        </table:table-row>
        <table:table-row table:style-name="ro1">
          <table:table-cell table:number-columns-repeated="16"/>
          <table:table-cell office:value-type="string" calcext:value-type="string">
            <text:p>W = exp( E0/kT) [ qubit ]</text:p>
          </table:table-cell>
          <table:table-cell table:number-columns-repeated="2"/>
          <table:table-cell office:value-type="string" calcext:value-type="string">
            <text:p>ビット数を求めようとしたら限界になったぞ。</text:p>
          </table:table-cell>
          <table:table-cell table:number-columns-repeated="6"/>
        </table:table-row>
        <table:table-row table:style-name="ro1">
          <table:table-cell table:number-columns-repeated="16"/>
          <table:table-cell office:value-type="string" calcext:value-type="string">
            <text:p>W=</text:p>
          </table:table-cell>
          <table:table-cell table:style-name="ce21" table:formula="of:=EXP([.Q33]/([.Q27]*[.Q29]))" office:value-type="string" office:string-value="" calcext:value-type="error">
            <text:p>#NUM!</text:p>
          </table:table-cell>
          <table:table-cell office:value-type="string" calcext:value-type="string">
            <text:p>qubit</text:p>
          </table:table-cell>
          <table:table-cell table:number-columns-repeated="7"/>
        </table:table-row>
        <table:table-row table:style-name="ro1">
          <table:table-cell table:number-columns-repeated="16"/>
          <table:table-cell office:value-type="string" calcext:value-type="string">
            <text:p>e=</text:p>
          </table:table-cell>
          <table:table-cell table:formula="of:=2.71828182846" office:value-type="float" office:value="2.71828182846" calcext:value-type="float">
            <text:p>2.71828182846</text:p>
          </table:table-cell>
          <table:table-cell table:number-columns-repeated="8"/>
        </table:table-row>
        <table:table-row table:style-name="ro1">
          <table:table-cell table:number-columns-repeated="16"/>
          <table:table-cell office:value-type="string" calcext:value-type="string">
            <text:p>W = </text:p>
          </table:table-cell>
          <table:table-cell table:formula="of:=[.R38]" office:value-type="float" office:value="2.71828182846" calcext:value-type="float">
            <text:p>2.71828182846</text:p>
          </table:table-cell>
          <table:table-cell office:value-type="string" calcext:value-type="string">
            <text:p>^</text:p>
          </table:table-cell>
          <table:table-cell table:formula="of:=[.T28]" office:value-type="float" office:value="2.41432434471688E+092" calcext:value-type="float">
            <text:p>2.41432434471688E+092</text:p>
          </table:table-cell>
          <table:table-cell table:number-columns-repeated="6"/>
        </table:table-row>
        <table:table-row table:style-name="ro1" table:number-rows-repeated="2">
          <table:table-cell table:number-columns-repeated="26"/>
        </table:table-row>
        <table:table-row table:style-name="ro2">
          <table:table-cell table:number-columns-repeated="17"/>
          <table:table-cell office:value-type="string" calcext:value-type="string">
            <text:p>W <text:s/>= <text:s/>Exp(2.41*10^92) <text:s/>qubitがこの世界にある量子情報量</text:p>
          </table:table-cell>
          <table:table-cell table:number-columns-repeated="8"/>
        </table:table-row>
        <table:table-row table:style-name="ro1">
          <table:table-cell table:number-columns-repeated="26"/>
        </table:table-row>
        <table:table-row table:style-name="ro1">
          <table:table-cell table:number-columns-repeated="17"/>
          <table:table-cell office:value-type="string" calcext:value-type="string">
            <text:p>この数を西沢数とでもいおうか。</text:p>
          </table:table-cell>
          <table:table-cell table:number-columns-repeated="8"/>
        </table:table-row>
        <table:table-row table:style-name="ro1">
          <table:table-cell table:number-columns-repeated="26"/>
        </table:table-row>
        <table:table-row table:style-name="ro1">
          <table:table-cell table:number-columns-repeated="17"/>
          <table:table-cell office:value-type="string" calcext:value-type="string">
            <text:p>ちなみに</text:p>
          </table:table-cell>
          <table:table-cell table:number-columns-repeated="8"/>
        </table:table-row>
        <table:table-row table:style-name="ro1" table:number-rows-repeated="2">
          <table:table-cell table:number-columns-repeated="26"/>
        </table:table-row>
        <table:table-row table:style-name="ro2">
          <table:table-cell table:number-columns-repeated="17"/>
          <table:table-cell office:value-type="string" calcext:value-type="string">
            <text:p>W <text:s/>= <text:s/>Exp(2.41*10^2)のとき</text:p>
          </table:table-cell>
          <table:table-cell table:number-columns-repeated="8"/>
        </table:table-row>
        <table:table-row table:style-name="ro1">
          <table:table-cell table:number-columns-repeated="17"/>
          <table:table-cell table:formula="of:=EXP(2.41*10^2)" office:value-type="float" office:value="4.62349229995411E+104" calcext:value-type="float">
            <text:p>4.62349229995411E+104</text:p>
          </table:table-cell>
          <table:table-cell office:value-type="string" calcext:value-type="string">
            <text:p>qubit</text:p>
          </table:table-cell>
          <table:table-cell table:number-columns-repeated="7"/>
        </table:table-row>
        <table:table-row table:style-name="ro2">
          <table:table-cell table:number-columns-repeated="17"/>
          <table:table-cell office:value-type="string" calcext:value-type="string">
            <text:p>であって、のこり90乗も残っているが、この段階で</text:p>
          </table:table-cell>
          <table:table-cell table:number-columns-repeated="8"/>
        </table:table-row>
        <table:table-row table:style-name="ro2">
          <table:table-cell table:number-columns-repeated="17"/>
          <table:table-cell office:value-type="string" calcext:value-type="string">
            <text:p>無量対数bitを軽く超え、グーゴルbit相当である。</text:p>
          </table:table-cell>
          <table:table-cell table:number-columns-repeated="8"/>
        </table:table-row>
        <table:table-row table:style-name="ro1">
          <table:table-cell table:number-columns-repeated="26"/>
        </table:table-row>
        <table:table-row table:style-name="ro1">
          <table:table-cell table:number-columns-repeated="17"/>
          <table:table-cell office:value-type="string" calcext:value-type="string">
            <text:p>テラバイト、ペタバイト、、、、、そんな規模ではないのだ。</text:p>
          </table:table-cell>
          <table:table-cell table:number-columns-repeated="8"/>
        </table:table-row>
        <table:table-row table:style-name="ro1">
          <table:table-cell table:number-columns-repeated="17"/>
          <table:table-cell office:value-type="string" calcext:value-type="string">
            <text:p>今手元にあるちっぽけな電子計算機では計算できないことは明白である。</text:p>
          </table:table-cell>
          <table:table-cell table:number-columns-repeated="8"/>
        </table:table-row>
      </table:table>
      <table:table table:name="ブラックホールの情報量" table:style-name="ta1">
        <table:table-column table:style-name="co2" table:number-columns-repeated="26" table:default-cell-style-name="Default"/>
        <table:table-row table:style-name="ro1" table:number-rows-repeated="2">
          <table:table-cell table:number-columns-repeated="26"/>
        </table:table-row>
        <table:table-row table:style-name="ro2">
          <table:table-cell table:number-columns-repeated="16"/>
          <table:table-cell office:value-type="string" calcext:value-type="string">
            <text:p>データ量∝エネルギー量[J]</text:p>
          </table:table-cell>
          <table:table-cell table:number-columns-repeated="9"/>
        </table:table-row>
        <table:table-row table:style-name="ro1">
          <table:table-cell table:number-columns-repeated="26"/>
        </table:table-row>
        <table:table-row table:style-name="ro2">
          <table:table-cell table:number-columns-repeated="16"/>
          <table:table-cell office:value-type="string" calcext:value-type="string">
            <text:p>1bit、1シャノンのエネルギ</text:p>
          </table:table-cell>
          <table:table-cell table:number-columns-repeated="2"/>
          <table:table-cell office:value-type="string" calcext:value-type="string">
            <text:p>E=kTlnW</text:p>
          </table:table-cell>
          <table:table-cell table:number-columns-repeated="6"/>
        </table:table-row>
        <table:table-row table:style-name="ro2">
          <table:table-cell table:number-columns-repeated="16"/>
          <table:table-cell office:value-type="string" calcext:value-type="string">
            <text:p>1 ビットあたり kT ln 2 </text:p>
          </table:table-cell>
          <table:table-cell table:number-columns-repeated="9"/>
        </table:table-row>
        <table:table-row table:style-name="ro1">
          <table:table-cell table:number-columns-repeated="26"/>
        </table:table-row>
        <table:table-row table:style-name="ro2">
          <table:table-cell table:number-columns-repeated="16"/>
          <table:table-cell office:value-type="string" calcext:value-type="string">
            <text:p>k=ボルツマン乗数 <text:s/></text:p>
          </table:table-cell>
          <table:table-cell table:number-columns-repeated="9"/>
        </table:table-row>
        <table:table-row table:style-name="ro1">
          <table:table-cell table:number-columns-repeated="16"/>
          <table:table-cell table:formula="of:=1.38064852 * 10^-23" office:value-type="float" office:value="1.38064852E-023" calcext:value-type="float">
            <text:p>1.38064852E-23</text:p>
          </table:table-cell>
          <table:table-cell table:number-columns-repeated="9"/>
        </table:table-row>
        <table:table-row table:style-name="ro2">
          <table:table-cell table:number-columns-repeated="16"/>
          <table:table-cell office:value-type="string" calcext:value-type="string">
            <text:p>Ｔ＝絶対温度</text:p>
          </table:table-cell>
          <table:table-cell office:value-type="string" calcext:value-type="string">
            <text:p>-270℃、宇宙の温度</text:p>
          </table:table-cell>
          <table:table-cell table:number-columns-repeated="5"/>
          <table:table-cell table:style-name="ce15" table:number-columns-repeated="3"/>
        </table:table-row>
        <table:table-row table:style-name="ro1">
          <table:table-cell table:number-columns-repeated="16"/>
          <table:table-cell table:formula="of:=273-270" office:value-type="float" office:value="3" calcext:value-type="float">
            <text:p>3</text:p>
          </table:table-cell>
          <table:table-cell table:number-columns-repeated="9"/>
        </table:table-row>
        <table:table-row table:style-name="ro1">
          <table:table-cell table:number-columns-repeated="21"/>
          <table:table-cell office:value-type="string" calcext:value-type="string">
            <text:p>西沢温度</text:p>
          </table:table-cell>
          <table:table-cell table:number-columns-repeated="4"/>
        </table:table-row>
        <table:table-row table:style-name="ro2">
          <table:table-cell table:number-columns-repeated="16"/>
          <table:table-cell office:value-type="string" calcext:value-type="string">
            <text:p>bitあたりエネルギー、情報量子のエネルギー、クアンタムビット</text:p>
          </table:table-cell>
          <table:table-cell table:number-columns-repeated="4"/>
          <table:table-cell office:value-type="float" office:value="2.08592483976651E+093" calcext:value-type="float">
            <text:p>2.08592483976651E+093</text:p>
          </table:table-cell>
          <table:table-cell table:number-columns-repeated="4"/>
        </table:table-row>
        <table:table-row table:style-name="ro1">
          <table:table-cell table:number-columns-repeated="16"/>
          <table:table-cell table:formula="of:=[.Q9]*[.Q11]*LN(2)" office:value-type="float" office:value="2.87097788694678E-023" calcext:value-type="float">
            <text:p>2.87097788694678E-23</text:p>
          </table:table-cell>
          <table:table-cell office:value-type="string" calcext:value-type="string">
            <text:p>J</text:p>
          </table:table-cell>
          <table:table-cell table:number-columns-repeated="8"/>
        </table:table-row>
        <table:table-row table:style-name="ro2">
          <table:table-cell table:number-columns-repeated="16"/>
          <table:table-cell office:value-type="string" calcext:value-type="string">
            <text:p>Byteあたりエネルギ</text:p>
          </table:table-cell>
          <table:table-cell table:number-columns-repeated="9"/>
        </table:table-row>
        <table:table-row table:style-name="ro1">
          <table:table-cell table:number-columns-repeated="16"/>
          <table:table-cell table:formula="of:=[.Q14]*8" office:value-type="float" office:value="2.29678230955743E-022" calcext:value-type="float">
            <text:p>2.29678230955743E-22</text:p>
          </table:table-cell>
          <table:table-cell office:value-type="string" calcext:value-type="string">
            <text:p>J</text:p>
          </table:table-cell>
          <table:table-cell table:number-columns-repeated="8"/>
        </table:table-row>
        <table:table-row table:style-name="ro1" table:number-rows-repeated="2">
          <table:table-cell table:number-columns-repeated="26"/>
        </table:table-row>
        <table:table-row table:style-name="ro2">
          <table:table-cell table:number-columns-repeated="16"/>
          <table:table-cell office:value-type="string" calcext:value-type="string">
            <text:p>この宇宙の情報は何クビット？ ===&gt;</text:p>
          </table:table-cell>
          <table:table-cell table:number-columns-repeated="9"/>
        </table:table-row>
        <table:table-row table:style-name="ro1">
          <table:table-cell table:number-columns-repeated="26"/>
        </table:table-row>
        <table:table-row table:style-name="ro2">
          <table:table-cell table:number-columns-repeated="16"/>
          <table:table-cell office:value-type="string" calcext:value-type="string">
            <text:p>ゼロ点エネルギーE0</text:p>
          </table:table-cell>
          <table:table-cell table:number-columns-repeated="9"/>
        </table:table-row>
        <table:table-row table:style-name="ro2">
          <table:table-cell table:number-columns-repeated="16"/>
          <table:table-cell office:value-type="string" calcext:value-type="string">
            <text:p>Wビットあたり E0 = kT lnW</text:p>
          </table:table-cell>
          <table:table-cell table:number-columns-repeated="9"/>
        </table:table-row>
        <table:table-row table:style-name="ro1">
          <table:table-cell table:number-columns-repeated="16"/>
          <table:table-cell office:value-type="string" calcext:value-type="string">
            <text:p>lnW=E0/(kT)</text:p>
          </table:table-cell>
          <table:table-cell table:number-columns-repeated="9"/>
        </table:table-row>
        <table:table-row table:style-name="ro1">
          <table:table-cell table:number-columns-repeated="16"/>
          <table:table-cell office:value-type="string" calcext:value-type="string">
            <text:p>W = exp( E0/kT) [ qubit ]</text:p>
          </table:table-cell>
          <table:table-cell table:number-columns-repeated="9"/>
        </table:table-row>
        <table:table-row table:style-name="ro1">
          <table:table-cell table:number-columns-repeated="26"/>
        </table:table-row>
        <table:table-row table:style-name="ro2">
          <table:table-cell table:number-columns-repeated="16"/>
          <table:table-cell office:value-type="string" calcext:value-type="string">
            <text:p>k=ボルツマン乗数 <text:s/></text:p>
          </table:table-cell>
          <table:table-cell table:number-columns-repeated="2"/>
          <table:table-cell table:formula="of:=[.Q33]" office:value-type="float" office:value="1E+070" calcext:value-type="float">
            <text:p>1E+070</text:p>
          </table:table-cell>
          <table:table-cell table:number-columns-repeated="6"/>
        </table:table-row>
        <table:table-row table:style-name="ro1">
          <table:table-cell table:number-columns-repeated="16"/>
          <table:table-cell table:formula="of:=1.38064852 * 10^-23" office:value-type="float" office:value="1.38064852E-023" calcext:value-type="float">
            <text:p>1.38064852E-23</text:p>
          </table:table-cell>
          <table:table-cell table:number-columns-repeated="2"/>
          <table:table-cell table:formula="of:=[.Q27]*[.Q29]" office:value-type="float" office:value="4.14194556E-023" calcext:value-type="float">
            <text:p>4.14194556E-23</text:p>
          </table:table-cell>
          <table:table-cell table:number-columns-repeated="6"/>
        </table:table-row>
        <table:table-row table:style-name="ro1">
          <table:table-cell table:number-columns-repeated="16"/>
          <table:table-cell office:value-type="string" calcext:value-type="string">
            <text:p>Ｔ絶対温度</text:p>
          </table:table-cell>
          <table:table-cell table:number-columns-repeated="2"/>
          <table:table-cell table:formula="of:=[.T26]/[.T27]" office:value-type="float" office:value="2.41432434471688E+092" calcext:value-type="float">
            <text:p>2.41432434471688E+092</text:p>
          </table:table-cell>
          <table:table-cell table:number-columns-repeated="6"/>
        </table:table-row>
        <table:table-row table:style-name="ro1">
          <table:table-cell table:number-columns-repeated="16"/>
          <table:table-cell table:formula="of:=[.Q11]" office:value-type="float" office:value="3" calcext:value-type="float">
            <text:p>3</text:p>
          </table:table-cell>
          <table:table-cell table:number-columns-repeated="9"/>
        </table:table-row>
        <table:table-row table:style-name="ro1" table:number-rows-repeated="2">
          <table:table-cell table:number-columns-repeated="26"/>
        </table:table-row>
        <table:table-row table:style-name="ro1">
          <table:table-cell table:number-columns-repeated="16"/>
          <table:table-cell office:value-type="string" calcext:value-type="string">
            <text:p>宇宙のエネルギ</text:p>
          </table:table-cell>
          <table:table-cell table:style-name="ce20"/>
          <table:table-cell table:number-columns-repeated="8"/>
        </table:table-row>
        <table:table-row table:style-name="ro1">
          <table:table-cell table:number-columns-repeated="15"/>
          <table:table-cell office:value-type="string" calcext:value-type="string">
            <text:p>E0=</text:p>
          </table:table-cell>
          <table:table-cell table:formula="of:=1*10^70" office:value-type="float" office:value="1E+070" calcext:value-type="float">
            <text:p>1E+070</text:p>
          </table:table-cell>
          <table:table-cell table:style-name="ce20" office:value-type="string" calcext:value-type="string">
            <text:p>J</text:p>
          </table:table-cell>
          <table:table-cell table:number-columns-repeated="8"/>
        </table:table-row>
        <table:table-row table:style-name="ro1" table:number-rows-repeated="2">
          <table:table-cell table:number-columns-repeated="26"/>
        </table:table-row>
        <table:table-row table:style-name="ro2">
          <table:table-cell/>
          <table:table-cell office:value-type="string" calcext:value-type="string">
            <text:p>データ量∝エネルギー量[J]</text:p>
          </table:table-cell>
          <table:table-cell table:number-columns-repeated="14"/>
          <table:table-cell office:value-type="string" calcext:value-type="string">
            <text:p>W = exp( E0/kT) [ qubit ]</text:p>
          </table:table-cell>
          <table:table-cell table:number-columns-repeated="2"/>
          <table:table-cell office:value-type="string" calcext:value-type="string">
            <text:p>ビット数を求めようとしたら限界になったぞ。</text:p>
          </table:table-cell>
          <table:table-cell table:number-columns-repeated="6"/>
        </table:table-row>
        <table:table-row table:style-name="ro1">
          <table:table-cell table:number-columns-repeated="16"/>
          <table:table-cell office:value-type="string" calcext:value-type="string">
            <text:p>W=</text:p>
          </table:table-cell>
          <table:table-cell table:style-name="ce21" table:formula="of:=EXP([.Q33]/([.Q27]*[.Q29]))" office:value-type="string" office:string-value="" calcext:value-type="error">
            <text:p>#NUM!</text:p>
          </table:table-cell>
          <table:table-cell office:value-type="string" calcext:value-type="string">
            <text:p>qubit</text:p>
          </table:table-cell>
          <table:table-cell table:number-columns-repeated="7"/>
        </table:table-row>
        <table:table-row table:style-name="ro2">
          <table:table-cell/>
          <table:table-cell office:value-type="string" calcext:value-type="string">
            <text:p>1bit、1シャノンのエネルギ</text:p>
          </table:table-cell>
          <table:table-cell table:number-columns-repeated="2"/>
          <table:table-cell office:value-type="string" calcext:value-type="string">
            <text:p>E=kTlnW</text:p>
          </table:table-cell>
          <table:table-cell table:number-columns-repeated="11"/>
          <table:table-cell office:value-type="string" calcext:value-type="string">
            <text:p>e=</text:p>
          </table:table-cell>
          <table:table-cell table:formula="of:=2.71828182846" office:value-type="float" office:value="2.71828182846" calcext:value-type="float">
            <text:p>2.71828182846</text:p>
          </table:table-cell>
          <table:table-cell table:number-columns-repeated="8"/>
        </table:table-row>
        <table:table-row table:style-name="ro2">
          <table:table-cell/>
          <table:table-cell office:value-type="string" calcext:value-type="string">
            <text:p>1 ビットあたり kT ln 2 </text:p>
          </table:table-cell>
          <table:table-cell table:number-columns-repeated="14"/>
          <table:table-cell office:value-type="string" calcext:value-type="string">
            <text:p>W = </text:p>
          </table:table-cell>
          <table:table-cell table:formula="of:=[.R38]" office:value-type="float" office:value="2.71828182846" calcext:value-type="float">
            <text:p>2.71828182846</text:p>
          </table:table-cell>
          <table:table-cell office:value-type="string" calcext:value-type="string">
            <text:p>^</text:p>
          </table:table-cell>
          <table:table-cell table:formula="of:=[.T28]" office:value-type="float" office:value="2.41432434471688E+092" calcext:value-type="float">
            <text:p>2.41432434471688E+092</text:p>
          </table:table-cell>
          <table:table-cell table:number-columns-repeated="6"/>
        </table:table-row>
        <table:table-row table:style-name="ro1">
          <table:table-cell table:number-columns-repeated="26"/>
        </table:table-row>
        <table:table-row table:style-name="ro2">
          <table:table-cell/>
          <table:table-cell office:value-type="string" calcext:value-type="string">
            <text:p>k=ボルツマン乗数 <text:s/></text:p>
          </table:table-cell>
          <table:table-cell table:number-columns-repeated="24"/>
        </table:table-row>
        <table:table-row table:style-name="ro2">
          <table:table-cell/>
          <table:table-cell table:formula="of:=1.38064852 * 10^-23" office:value-type="float" office:value="1.38064852E-023" calcext:value-type="float">
            <text:p>1.38064852E-23</text:p>
          </table:table-cell>
          <table:table-cell table:number-columns-repeated="15"/>
          <table:table-cell office:value-type="string" calcext:value-type="string">
            <text:p>W <text:s/>= <text:s/>Exp(2.41*10^92) <text:s/>qubitがこの世界にある量子情報量</text:p>
          </table:table-cell>
          <table:table-cell table:number-columns-repeated="8"/>
        </table:table-row>
        <table:table-row table:style-name="ro2">
          <table:table-cell/>
          <table:table-cell office:value-type="string" calcext:value-type="string">
            <text:p>Ｔ＝絶対温度</text:p>
          </table:table-cell>
          <table:table-cell office:value-type="string" calcext:value-type="string">
            <text:p>-270℃、宇宙の温度</text:p>
          </table:table-cell>
          <table:table-cell table:number-columns-repeated="5"/>
          <table:table-cell table:style-name="ce15"/>
          <table:table-cell table:number-columns-repeated="17"/>
        </table:table-row>
        <table:table-row table:style-name="ro1">
          <table:table-cell/>
          <table:table-cell table:formula="of:=273-270" office:value-type="float" office:value="3" calcext:value-type="float">
            <text:p>3</text:p>
          </table:table-cell>
          <table:table-cell table:number-columns-repeated="15"/>
          <table:table-cell office:value-type="string" calcext:value-type="string">
            <text:p>この数を西沢数とでもいおうか。</text:p>
          </table:table-cell>
          <table:table-cell table:number-columns-repeated="8"/>
        </table:table-row>
        <table:table-row table:style-name="ro1">
          <table:table-cell table:number-columns-repeated="6"/>
          <table:table-cell office:value-type="string" calcext:value-type="string">
            <text:p>西沢温度</text:p>
          </table:table-cell>
          <table:table-cell table:number-columns-repeated="19"/>
        </table:table-row>
        <table:table-row table:style-name="ro2">
          <table:table-cell/>
          <table:table-cell office:value-type="string" calcext:value-type="string">
            <text:p>bitあたりエネルギー、情報量子のエネルギー、クアンタムビット</text:p>
          </table:table-cell>
          <table:table-cell table:number-columns-repeated="4"/>
          <table:table-cell office:value-type="float" office:value="2.08592483976651E+093" calcext:value-type="float">
            <text:p>2.08592483976651E+093</text:p>
          </table:table-cell>
          <table:table-cell table:number-columns-repeated="10"/>
          <table:table-cell office:value-type="string" calcext:value-type="string">
            <text:p>ちなみに</text:p>
          </table:table-cell>
          <table:table-cell table:number-columns-repeated="8"/>
        </table:table-row>
        <table:table-row table:style-name="ro1">
          <table:table-cell/>
          <table:table-cell table:formula="of:=[.B42]*[.B44]*LN(2)" office:value-type="float" office:value="2.87097788694678E-023" calcext:value-type="float">
            <text:p>2.87097788694678E-23</text:p>
          </table:table-cell>
          <table:table-cell office:value-type="string" calcext:value-type="string">
            <text:p>J</text:p>
          </table:table-cell>
          <table:table-cell table:number-columns-repeated="23"/>
        </table:table-row>
        <table:table-row table:style-name="ro2">
          <table:table-cell/>
          <table:table-cell office:value-type="string" calcext:value-type="string">
            <text:p>Byteあたりエネルギ</text:p>
          </table:table-cell>
          <table:table-cell table:number-columns-repeated="24"/>
        </table:table-row>
        <table:table-row table:style-name="ro2">
          <table:table-cell/>
          <table:table-cell table:formula="of:=[.B47]*8" office:value-type="float" office:value="2.29678230955743E-022" calcext:value-type="float">
            <text:p>2.29678230955743E-22</text:p>
          </table:table-cell>
          <table:table-cell office:value-type="string" calcext:value-type="string">
            <text:p>J</text:p>
          </table:table-cell>
          <table:table-cell table:number-columns-repeated="14"/>
          <table:table-cell office:value-type="string" calcext:value-type="string">
            <text:p>W <text:s/>= <text:s/>Exp(2.41*10^2)のとき</text:p>
          </table:table-cell>
          <table:table-cell table:number-columns-repeated="8"/>
        </table:table-row>
        <table:table-row table:style-name="ro1">
          <table:table-cell table:number-columns-repeated="17"/>
          <table:table-cell table:formula="of:=EXP(2.41*10^2)" office:value-type="float" office:value="4.62349229995411E+104" calcext:value-type="float">
            <text:p>4.62349229995411E+104</text:p>
          </table:table-cell>
          <table:table-cell office:value-type="string" calcext:value-type="string">
            <text:p>qubit</text:p>
          </table:table-cell>
          <table:table-cell table:number-columns-repeated="7"/>
        </table:table-row>
        <table:table-row table:style-name="ro2">
          <table:table-cell table:number-columns-repeated="17"/>
          <table:table-cell office:value-type="string" calcext:value-type="string">
            <text:p>であって、のこり90乗も残っているが、この段階で</text:p>
          </table:table-cell>
          <table:table-cell table:number-columns-repeated="8"/>
        </table:table-row>
        <table:table-row table:style-name="ro2">
          <table:table-cell/>
          <table:table-cell office:value-type="string" calcext:value-type="string">
            <text:p>この宇宙の情報は何クビット？ ===&gt;</text:p>
          </table:table-cell>
          <table:table-cell table:number-columns-repeated="15"/>
          <table:table-cell office:value-type="string" calcext:value-type="string">
            <text:p>無量対数bitを軽く超え、グーゴルbit相当である。</text:p>
          </table:table-cell>
          <table:table-cell table:number-columns-repeated="8"/>
        </table:table-row>
        <table:table-row table:style-name="ro1">
          <table:table-cell table:number-columns-repeated="26"/>
        </table:table-row>
        <table:table-row table:style-name="ro2">
          <table:table-cell/>
          <table:table-cell office:value-type="string" calcext:value-type="string">
            <text:p>ゼロ点エネルギーE0</text:p>
          </table:table-cell>
          <table:table-cell table:number-columns-repeated="15"/>
          <table:table-cell office:value-type="string" calcext:value-type="string">
            <text:p>テラバイト、ペタバイト、、、、、そんな規模ではないのだ。</text:p>
          </table:table-cell>
          <table:table-cell table:number-columns-repeated="8"/>
        </table:table-row>
        <table:table-row table:style-name="ro2">
          <table:table-cell/>
          <table:table-cell office:value-type="string" calcext:value-type="string">
            <text:p>Wビットあたり E0 = kT lnW</text:p>
          </table:table-cell>
          <table:table-cell table:number-columns-repeated="15"/>
          <table:table-cell office:value-type="string" calcext:value-type="string">
            <text:p>今手元にあるちっぽけな電子計算機では計算できないことは明白である。</text:p>
          </table:table-cell>
          <table:table-cell table:number-columns-repeated="8"/>
        </table:table-row>
        <table:table-row table:style-name="ro1">
          <table:table-cell/>
          <table:table-cell office:value-type="string" calcext:value-type="string">
            <text:p>lnW=E0/(kT)</text:p>
          </table:table-cell>
          <table:table-cell table:number-columns-repeated="24"/>
        </table:table-row>
        <table:table-row table:style-name="ro1">
          <table:table-cell/>
          <table:table-cell office:value-type="string" calcext:value-type="string">
            <text:p>W = exp( E0/kT) [ qubit ]</text:p>
          </table:table-cell>
          <table:table-cell table:number-columns-repeated="24"/>
        </table:table-row>
        <table:table-row table:style-name="ro1">
          <table:table-cell table:number-columns-repeated="26"/>
        </table:table-row>
        <table:table-row table:style-name="ro2">
          <table:table-cell/>
          <table:table-cell office:value-type="string" calcext:value-type="string">
            <text:p>k=ボルツマン乗数 <text:s/></text:p>
          </table:table-cell>
          <table:table-cell table:number-columns-repeated="2"/>
          <table:table-cell table:formula="of:=[.B66]" office:value-type="float" office:value="1E+070" calcext:value-type="float">
            <text:p>1E+070</text:p>
          </table:table-cell>
          <table:table-cell table:number-columns-repeated="21"/>
        </table:table-row>
        <table:table-row table:style-name="ro1">
          <table:table-cell/>
          <table:table-cell table:formula="of:=1.38064852 * 10^-23" office:value-type="float" office:value="1.38064852E-023" calcext:value-type="float">
            <text:p>1.38064852E-23</text:p>
          </table:table-cell>
          <table:table-cell table:number-columns-repeated="2"/>
          <table:table-cell table:formula="of:=[.B60]*[.B62]" office:value-type="float" office:value="4.14194556E-023" calcext:value-type="float">
            <text:p>4.14194556E-23</text:p>
          </table:table-cell>
          <table:table-cell table:number-columns-repeated="21"/>
        </table:table-row>
        <table:table-row table:style-name="ro1">
          <table:table-cell/>
          <table:table-cell office:value-type="string" calcext:value-type="string">
            <text:p>Ｔ絶対温度</text:p>
          </table:table-cell>
          <table:table-cell table:number-columns-repeated="2"/>
          <table:table-cell table:formula="of:=[.E59]/[.E60]" office:value-type="float" office:value="2.41432434471688E+092" calcext:value-type="float">
            <text:p>2.41432434471688E+092</text:p>
          </table:table-cell>
          <table:table-cell table:number-columns-repeated="21"/>
        </table:table-row>
        <table:table-row table:style-name="ro1">
          <table:table-cell/>
          <table:table-cell table:formula="of:=[.B44]" office:value-type="float" office:value="3" calcext:value-type="float">
            <text:p>3</text:p>
          </table:table-cell>
          <table:table-cell table:number-columns-repeated="24"/>
        </table:table-row>
        <table:table-row table:style-name="ro1" table:number-rows-repeated="2">
          <table:table-cell table:number-columns-repeated="26"/>
        </table:table-row>
        <table:table-row table:style-name="ro1">
          <table:table-cell/>
          <table:table-cell office:value-type="string" calcext:value-type="string">
            <text:p>宇宙のエネルギ</text:p>
          </table:table-cell>
          <table:table-cell table:style-name="ce20"/>
          <table:table-cell table:number-columns-repeated="23"/>
        </table:table-row>
        <table:table-row table:style-name="ro1">
          <table:table-cell office:value-type="string" calcext:value-type="string">
            <text:p>E0=</text:p>
          </table:table-cell>
          <table:table-cell table:formula="of:=1*10^70" office:value-type="float" office:value="1E+070" calcext:value-type="float">
            <text:p>1E+070</text:p>
          </table:table-cell>
          <table:table-cell table:style-name="ce20" office:value-type="string" calcext:value-type="string">
            <text:p>J</text:p>
          </table:table-cell>
          <table:table-cell table:number-columns-repeated="23"/>
        </table:table-row>
        <table:table-row table:style-name="ro1" table:number-rows-repeated="2">
          <table:table-cell table:number-columns-repeated="26"/>
        </table:table-row>
        <table:table-row table:style-name="ro1">
          <table:table-cell/>
          <table:table-cell office:value-type="string" calcext:value-type="string">
            <text:p>W = exp( E0/kT) [ qubit ]</text:p>
          </table:table-cell>
          <table:table-cell table:number-columns-repeated="2"/>
          <table:table-cell office:value-type="string" calcext:value-type="string">
            <text:p>ビット数を求めようとしたら限界になったぞ。</text:p>
          </table:table-cell>
          <table:table-cell table:number-columns-repeated="21"/>
        </table:table-row>
        <table:table-row table:style-name="ro1">
          <table:table-cell/>
          <table:table-cell office:value-type="string" calcext:value-type="string">
            <text:p>W=</text:p>
          </table:table-cell>
          <table:table-cell table:style-name="ce21" table:formula="of:=EXP([.B66]/([.B60]*[.B62]))" office:value-type="string" office:string-value="" calcext:value-type="error">
            <text:p>#NUM!</text:p>
          </table:table-cell>
          <table:table-cell office:value-type="string" calcext:value-type="string">
            <text:p>qubit</text:p>
          </table:table-cell>
          <table:table-cell table:number-columns-repeated="22"/>
        </table:table-row>
        <table:table-row table:style-name="ro1">
          <table:table-cell/>
          <table:table-cell office:value-type="string" calcext:value-type="string">
            <text:p>e=</text:p>
          </table:table-cell>
          <table:table-cell table:formula="of:=2.71828182846" office:value-type="float" office:value="2.71828182846" calcext:value-type="float">
            <text:p>2.71828182846</text:p>
          </table:table-cell>
          <table:table-cell table:number-columns-repeated="23"/>
        </table:table-row>
        <table:table-row table:style-name="ro1">
          <table:table-cell/>
          <table:table-cell office:value-type="string" calcext:value-type="string">
            <text:p>W = </text:p>
          </table:table-cell>
          <table:table-cell table:formula="of:=[.C71]" office:value-type="float" office:value="2.71828182846" calcext:value-type="float">
            <text:p>2.71828182846</text:p>
          </table:table-cell>
          <table:table-cell office:value-type="string" calcext:value-type="string">
            <text:p>^</text:p>
          </table:table-cell>
          <table:table-cell table:formula="of:=[.E61]" office:value-type="float" office:value="2.41432434471688E+092" calcext:value-type="float">
            <text:p>2.41432434471688E+092</text:p>
          </table:table-cell>
          <table:table-cell table:number-columns-repeated="21"/>
        </table:table-row>
        <table:table-row table:style-name="ro1" table:number-rows-repeated="2">
          <table:table-cell table:number-columns-repeated="26"/>
        </table:table-row>
        <table:table-row table:style-name="ro2">
          <table:table-cell table:number-columns-repeated="2"/>
          <table:table-cell office:value-type="string" calcext:value-type="string">
            <text:p>W <text:s/>= <text:s/>Exp(2.41*10^92) <text:s/>qubitがこの世界にある量子情報量</text:p>
          </table:table-cell>
          <table:table-cell table:number-columns-repeated="23"/>
        </table:table-row>
        <table:table-row table:style-name="ro1">
          <table:table-cell table:number-columns-repeated="26"/>
        </table:table-row>
        <table:table-row table:style-name="ro1">
          <table:table-cell table:number-columns-repeated="2"/>
          <table:table-cell office:value-type="string" calcext:value-type="string">
            <text:p>この数を西沢数とでもいおうか。</text:p>
          </table:table-cell>
          <table:table-cell table:number-columns-repeated="23"/>
        </table:table-row>
        <table:table-row table:style-name="ro1">
          <table:table-cell table:number-columns-repeated="26"/>
        </table:table-row>
        <table:table-row table:style-name="ro1">
          <table:table-cell table:number-columns-repeated="2"/>
          <table:table-cell office:value-type="string" calcext:value-type="string">
            <text:p>ちなみに</text:p>
          </table:table-cell>
          <table:table-cell table:number-columns-repeated="23"/>
        </table:table-row>
        <table:table-row table:style-name="ro1" table:number-rows-repeated="2">
          <table:table-cell table:number-columns-repeated="26"/>
        </table:table-row>
        <table:table-row table:style-name="ro2">
          <table:table-cell table:number-columns-repeated="2"/>
          <table:table-cell office:value-type="string" calcext:value-type="string">
            <text:p>W <text:s/>= <text:s/>Exp(2.41*10^2)のとき</text:p>
          </table:table-cell>
          <table:table-cell table:number-columns-repeated="23"/>
        </table:table-row>
        <table:table-row table:style-name="ro1">
          <table:table-cell table:number-columns-repeated="2"/>
          <table:table-cell table:formula="of:=EXP(2.41*10^2)" office:value-type="float" office:value="4.62349229995411E+104" calcext:value-type="float">
            <text:p>4.62349229995411E+104</text:p>
          </table:table-cell>
          <table:table-cell office:value-type="string" calcext:value-type="string">
            <text:p>qubit</text:p>
          </table:table-cell>
          <table:table-cell table:number-columns-repeated="22"/>
        </table:table-row>
        <table:table-row table:style-name="ro2">
          <table:table-cell table:number-columns-repeated="2"/>
          <table:table-cell office:value-type="string" calcext:value-type="string">
            <text:p>であって、のこり90乗も残っているが、この段階で</text:p>
          </table:table-cell>
          <table:table-cell table:number-columns-repeated="23"/>
        </table:table-row>
        <table:table-row table:style-name="ro2">
          <table:table-cell table:number-columns-repeated="2"/>
          <table:table-cell office:value-type="string" calcext:value-type="string">
            <text:p>無量対数bitを軽く超え、グーゴルbit相当である。</text:p>
          </table:table-cell>
          <table:table-cell table:number-columns-repeated="23"/>
        </table:table-row>
        <table:table-row table:style-name="ro1">
          <table:table-cell table:number-columns-repeated="26"/>
        </table:table-row>
        <table:table-row table:style-name="ro1">
          <table:table-cell table:number-columns-repeated="2"/>
          <table:table-cell office:value-type="string" calcext:value-type="string">
            <text:p>テラバイト、ペタバイト、、、、、そんな規模ではないのだ。</text:p>
          </table:table-cell>
          <table:table-cell table:number-columns-repeated="23"/>
        </table:table-row>
        <table:table-row table:style-name="ro1">
          <table:table-cell table:number-columns-repeated="2"/>
          <table:table-cell office:value-type="string" calcext:value-type="string">
            <text:p>今手元にあるちっぽけな電子計算機では計算できないことは明白である。</text:p>
          </table:table-cell>
          <table:table-cell table:number-columns-repeated="2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Serif" svg:font-family="Liberation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style:default-style style:family="table-cell">
      <style:paragraph-properties style:tab-stop-distance="1.27c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0">
      <number:number number:decimal-places="3" number:min-decimal-places="3" number:min-integer-digits="1" number:grouping="true"/>
    </number:number-style>
    <number:number-style style:name="N111">
      <number:scientific-number number:decimal-places="20" number:min-decimal-places="20" number:min-integer-digits="1" number:min-exponent-digits="2" number:exponent-interval="1" number:forced-exponent-sign="true"/>
    </number:number-style>
    <number:number-style style:name="N112">
      <number:scientific-number number:decimal-places="15" number:min-decimal-places="15" number:min-integer-digits="1" number:min-exponent-digits="3" number:exponent-interval="1" number:forced-exponent-sign="true"/>
    </number:number-style>
    <number:number-style style:name="N113">
      <number:scientific-number number:decimal-places="16" number:min-decimal-places="16" number:min-integer-digits="1" number:min-exponent-digits="3" number:exponent-interval="1" number:forced-exponent-sign="true"/>
    </number:number-style>
    <number:number-style style:name="N114">
      <number:scientific-number number:decimal-places="17" number:min-decimal-places="17" number:min-integer-digits="1" number:min-exponent-digits="3" number:exponent-interval="1" number:forced-exponent-sign="true"/>
    </number:number-style>
    <number:number-style style:name="N115">
      <number:number number:decimal-places="14" number:min-decimal-places="14" number:min-integer-digits="1"/>
    </number:number-style>
    <number:number-style style:name="N116">
      <number:number number:decimal-places="13" number:min-decimal-places="13" number:min-integer-digits="1"/>
    </number:number-style>
    <number:number-style style:name="N117">
      <number:number number:decimal-places="12" number:min-decimal-places="12" number:min-integer-digits="1"/>
    </number:number-style>
    <number:number-style style:name="N118">
      <number:number number:decimal-places="11" number:min-decimal-places="11" number:min-integer-digits="1"/>
    </number:number-style>
    <number:number-style style:name="N119">
      <number:number number:decimal-places="10" number:min-decimal-places="10" number:min-integer-digits="1"/>
    </number:number-style>
    <number:number-style style:name="N120">
      <number:number number:decimal-places="9" number:min-decimal-places="9" number:min-integer-digits="1"/>
    </number:number-style>
    <number:number-style style:name="N121">
      <number:number number:decimal-places="8" number:min-decimal-places="8" number:min-integer-digits="1"/>
    </number:number-style>
    <number:number-style style:name="N122">
      <number:number number:decimal-places="7" number:min-decimal-places="7" number:min-integer-digits="1"/>
    </number:number-style>
    <number:number-style style:name="N123">
      <number:number number:decimal-places="6" number:min-decimal-places="6" number:min-integer-digits="1"/>
    </number:number-style>
    <number:number-style style:name="N124">
      <number:number number:decimal-places="5" number:min-decimal-places="5" number:min-integer-digits="1"/>
    </number:number-style>
    <number:number-style style:name="N125">
      <number:number number:decimal-places="4" number:min-decimal-places="4" number:min-integer-digits="1"/>
    </number:number-style>
    <number:number-style style:name="N126">
      <number:number number:decimal-places="3" number:min-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4">0000/00/00</text:date>, <text:time style:data-style-name="N2" text:time-value="15:05:27.82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1:04.964000000</meta:creation-date>
    <meta:generator>LibreOffice/7.0.4.2$Windows_X86_64 LibreOffice_project/dcf040e67528d9187c66b2379df5ea4407429775</meta:generator>
    <dc:date>2021-02-14T17:17:34.717000000</dc:date>
    <meta:editing-duration>PT11H33M11S</meta:editing-duration>
    <meta:editing-cycles>58</meta:editing-cycles>
    <dc:creator>Katsuya</dc:creator>
    <meta:document-statistic meta:table-count="4" meta:cell-count="1374" meta:object-count="0"/>
  </office:meta>
</office:document-meta>
</file>

<file path=META-INF/documentsignatures.xml><?xml version="1.0" encoding="utf-8"?>
<document-signatures xmlns="urn:oasis:names:tc:opendocument:xmlns:digitalsignature:1.0">
  <Signature xmlns="http://www.w3.org/2000/09/xmldsig#" Id="ID_0059005d0097007400e100ee004d00cd00b20055004b00c00097003a00e400cd">
    <SignedInfo>
      <CanonicalizationMethod Algorithm="http://www.w3.org/TR/2001/REC-xml-c14n-20010315"/>
      <SignatureMethod Algorithm="http://www.w3.org/2001/04/xmldsig-more#rsa-sha512"/>
      <Reference URI="mimetype">
        <DigestMethod Algorithm="http://www.w3.org/2001/04/xmlenc#sha512"/>
        <DigestValue>hhyN1uwwUWzhO2pRt1XgBHr+I25gYT7yvGWp6k4QW/oYyACi/SsV7ONaJ/3w+buX
armPkgHHUo25yl0bn87NGg==</DigestValue>
      </Reference>
      <Reference URI="manifest.rdf">
        <DigestMethod Algorithm="http://www.w3.org/2001/04/xmlenc#sha512"/>
        <DigestValue>6iP77BBEQ4K42qdmBZzh+p1tjUaik95dYnaKfZjNJxZbSuLNMU/g8YhI5BigEk+C
KyA8FgiOvLpZfnw5zW/q8A==</DigestValue>
      </Reference>
      <Reference URI="styles.xml">
        <Transforms>
          <Transform Algorithm="http://www.w3.org/TR/2001/REC-xml-c14n-20010315"/>
        </Transforms>
        <DigestMethod Algorithm="http://www.w3.org/2001/04/xmlenc#sha512"/>
        <DigestValue>kgzF+iY//ntZvIaqxRaWYwI1UQPGKJ5FXLHPxrgvoq4EmFzD9PqiJR/iun03RcUs
VsiKN2vW0Tk6mowm4hlPeg==</DigestValue>
      </Reference>
      <Reference URI="meta.xml">
        <Transforms>
          <Transform Algorithm="http://www.w3.org/TR/2001/REC-xml-c14n-20010315"/>
        </Transforms>
        <DigestMethod Algorithm="http://www.w3.org/2001/04/xmlenc#sha512"/>
        <DigestValue>Xu6GyOURbso2tgnvxUUlNkzy74Pd++82+Q3QHR1uRBgZh1uFXRO5s7LaW0brQ8RN
vNE4OZ+/VGkNHY/VugF2UA==</DigestValue>
      </Reference>
      <Reference URI="Thumbnails/thumbnail.png">
        <DigestMethod Algorithm="http://www.w3.org/2001/04/xmlenc#sha512"/>
        <DigestValue>WbjzFCs3P6yCZVQBVNqDqdD+uR4NH8vDBjt4XmwJza0QOsJA0AFNpdp6wx70zxZT
nwHb3mtEF8e5yFR69ewJFg==</DigestValue>
      </Reference>
      <Reference URI="META-INF/manifest.xml">
        <Transforms>
          <Transform Algorithm="http://www.w3.org/TR/2001/REC-xml-c14n-20010315"/>
        </Transforms>
        <DigestMethod Algorithm="http://www.w3.org/2001/04/xmlenc#sha512"/>
        <DigestValue>lmB7CDjz9clvjPfJ6LmUJbEQciY53UGOBAS5ZwStWwE9q72kpQ9vB+wm6GS+s7Z3
jdvPIvmol832hGWutTx4gw==</DigestValue>
      </Reference>
      <Reference URI="settings.xml">
        <Transforms>
          <Transform Algorithm="http://www.w3.org/TR/2001/REC-xml-c14n-20010315"/>
        </Transforms>
        <DigestMethod Algorithm="http://www.w3.org/2001/04/xmlenc#sha512"/>
        <DigestValue>YdGBT7ukBeWtpPIgPyI9PH/yrtigbmz9ySPRd6rFA7ZXvXymHxsNRgcpzMT9vX9F
u5sQTFOh5XSZbEss32GV/A==</DigestValue>
      </Reference>
      <Reference URI="content.xml">
        <Transforms>
          <Transform Algorithm="http://www.w3.org/TR/2001/REC-xml-c14n-20010315"/>
        </Transforms>
        <DigestMethod Algorithm="http://www.w3.org/2001/04/xmlenc#sha512"/>
        <DigestValue>mOhKXq9ulZHI7dR1LJ35dotsfhKx8+QP/CChAR+2JvaSB2Ic0211h69NrrIgTQ7w
nwRVAg3rctnCufb7/EP9rQ==</DigestValue>
      </Reference>
      <Reference URI="#ID_002b00c6002300f1008b0037004f000f00a800aa0096007300a4000500570026">
        <DigestMethod Algorithm="http://www.w3.org/2001/04/xmlenc#sha512"/>
        <DigestValue>LqRsx4Q4fJMBCgBrcd6j6NuEMYCTA23CzK3FIVP8XYf1vgPcgblpyv3NGWYhUicy
cI3PwPG7K0HedHelcI8M8A==</DigestValue>
      </Reference>
      <Reference URI="#idSignedProperties" Type="http://uri.etsi.org/01903#SignedProperties">
        <DigestMethod Algorithm="http://www.w3.org/2001/04/xmlenc#sha512"/>
        <DigestValue>IHwTH175k9eW+6+J/Kmac+EPDeuFXzZwZea6M0KHkouz+g2xPbqQu3jXYZu7xbpg
n72eQJql6RAfqFkisEoOkw==</DigestValue>
      </Reference>
    </SignedInfo>
    <SignatureValue>iQGzBAABCAAdFiEENEE+pqz3GTdejMURKd26jmYtew4FAmAo3K0ACgkQKd26jmYtew7TTAv/WfS/qgV
y7ovqB26rrO8bsV9XlJtY5ISs2IPrdSApc0sZ7vOww0EUBSD2JyXPMS3tF5L3fIRzKJEsqf99PGeamJ
e3rOVmb+w2087aqs1XN0xG1RfEYOc6KwEOgD4Ts6cHRWSznTxsFJ79Uo0iopbQ5jf/8xVGiwG9037pe
uZAmSG6nVqWwNsA3mbyTBrMaP7ZQvAikkSBvDGuv5Y2/6GDe4CNRl+sMkYkzAsu+10nSceZQyDhnwL+
C7vZ3K0A5yHLyGxs2Wjsx+t41hjs0KxD65aW78JC2aONFhtGdcech9ElrawRR/pqvv22qrFlNhMgPwc
CWERNn6zEuY+Z8CwzhFH4BQLOrEcJC+yQZYbhG4gK0hr+Jt+zV+8XvcX+qp/JhS+WxqNh0Tv53j5mRu
rjc6qSo4RSWbqPakz3957PnslgHTMUQhsuHIiFOK63u5DNe/YsBb3oy6imjWC4so65kmp/67BsX3bUa
p+9AZfWFl5ugTdaYWXTGrfNCLt+9Xv6</SignatureValue>
    <KeyInfo>
      <PGPData xmlns:loext="urn:org:documentfoundation:names:experimental:office:xmlns:loext:1.0">
        <PGPKeyID>MzQ0MTNFQTZBQ0Y3MTkzNzVFOENDNTExMjlEREJBOEU2NjJEN0IwRQA=</PGPKeyID>
        <PGPKeyPacket>mQGNBGAhSwABDAC4Fbn+bDsfiH/n87p0IOLKUmmn9BbbvUsvoIu+Uxm3Efg1vHK3XmbnHekdlKD/JHM+Fyt+X8xjO4FWfzrHxCUnsxq3+wwcC+QRiBp2xkU/Hj9Fw2W/OeaejPl6cO0BSyKTxFWwGjyUKVx+gUbb/RkijDCARqC+Wsakz7uTuIFOB+sr+iEd0JmaMM2W3yyDvJVuARvW3SGvNz5t9rqZUCEgwQ7nUPU2j66lLwdYy3jRRzdF3gtF8Fu6Sf9TFq6PEU9kaOfAN2AtWZooP/dniMYOozvR9u7N+x1sBevU5A5mOM9GstuKYeMeCGN+Tcoh4PUlntoSB4B15+VbkYdKBHiGYnvHnnWUVPD48P1K3pS4tvcwc/wcJ5nYG/dFgac+m0fWtv6P86LsBIqdiCyhsG4zyZ+IP02MyAjKhe0SSTUjbaZ7yMW6nyGeY6MVPJIbOLTATdPNqHud93jxya8fC9dzy+oT45KDrFgP+YUczt954c4BXrBR+JB1HSFHfixmw1EAEQEAAbQj6KW/5rKi5YWL5bylIDxuenJpMDAwMGtuQGdtYWlsLmNvbT6JAdQEEwEIAD4WIQQ0QT6mrPcZN16MxREp3bqOZi17DgUCYCFLAAIbAwUJA8HFMAULCQgHAgYVCgkICwIEFgIDAQIeAQIXgAAKCRAp3bqOZi17DovhDACvRD4geGBI5qkYa9qnMRth71npvVsyDVZ9sstRJzILN+wk0ff8/BYFmoC14LuNIUY9jqWJzwltSba8yhG0j07Pj0d8VWyk9j0XM7diBcGuXuWbryamFiXyxFqy30OPYifcBzrd0pdQmUvz6DhpvFxNzCKU0y8V6osiJAKVcFerBO90lPkf0r9QJYvpVFNus7QSpxH2yBuf4iSWguAXzV2lW12VrZKAUQK3L7E5NWMmvl5Gira3zVA8OvXT1/sBSvnjlZwksCyglfv5YUfWgxFGSDmnbBgSxJQXS3JsIOTJ02hYJdHWCF45W2vBW750Q1DOzzoCuS5eU66koo9cBipIn+QoFJqNdG36jKiTnFOmEQT/djOb/YbO34d3LZN33MZsQ9L0v5tliKMUA6m8KzRav+Q7Gax1J4SszvoMeQXcecdF8ahnets1DqsMVNQ6V6dwRIKIgicYV6xXWnE5aWUUCioOpimd/EUxAPnaQ+OGOe3t+fLjlVs9d1zilhqMJCu5AY0EYCFLAAEMAKoJuiz39Hc+N0+0Rl8CJXR3mA4Ihji+QX1fGeqG+FNqAi4ZThpKRPyCsQsAkCPINQCVvwYomoGpNqgX4iwCUhCnW2vXoYVMZXG4vC26bH3kC9JvMiwrF4t7idVHnZefxg3rdSZif9tyWGp8UR62StGsX4h73IYH7QMAdNb9XosHX73C4VhYhzIyvXp997/lXzFZFcibAkSl5gNwJVDXUVfRvtPst8EW4jntXm5Xvzg3dHVoOmr6nuB6cQQT0yZqCigeN8Q9baVn/CwnWv/eVlk1haU+YHW85xXMKhQgz0UJSSvvGFrpCssTkJgubMuC9kOO7xdM8yVTWMFfBxCosFL4UZy50gO+ApPWucK5nabQNEwCORO4LMNZ699A0/F70UkexXQQmF64RahsYbCP1YmcdvxznXPJhyzVs93k097xqr7MF7AXlzHkuTlUj7OCyaG7l5TcKDXhqCe3WwdhZV/LHD9YJKa55vpMIwurWOo+8MSfhecCTIziQwHN3fdw3wARAQABiQG8BBgBCAAmFiEENEE+pqz3GTdejMURKd26jmYtew4FAmAhSwACGwwFCQPBxTAACgkQKd26jmYtew7Z6wwAlvfompYnKidEcNJv7TjuQD5xCg/cEa2DEH+FovzfGRDvSrAOuMs3yEe3Q8YuyazuaQyG1H1HNwBSg9jKGKQfZvDeut/jnh7jFWJlArc9Oh+HYhbtLXWIiL+AVPinjrXEYLiwJ97F/xn+haVL98XJDgtlEbwgGG5IYK2prT/lhQHeGS7y4J6o55jwc5ZgQU8goQ2DInoD11UY/7C4Ml54p8gPNth1UGKrshEy6hBGJf5tV1mfIRCVC3B0n81EiSvR6ZKKMYxxk/0455sldV+uv4ULLZTKYIuI9aH24NwAe9jOXicapolJ6cgOPRsOzw7NAUaMBqdCtq2oeT2EcchsYrZcm6tCvr4Sy4G+U5kJUKfm+nIDnRlHY1rrMB2zGUbNI03/SfzWvdQQzQuX1wFU27T+ejU+clI9MxdHlYSs2gVYXfffJ/DTit4Vo5pOu+DDcE40U7l5vef2207NLl+/OVZsmkMSYf2c/aXcDMYeeovWQyGiwhQPMlyuSi0QM79x</PGPKeyPacket>
        <loext:PGPOwner>西沢克弥 &lt;nzri0000kn@gmail.com&gt;</loext:PGPOwner>
      </PGPData>
    </KeyInfo>
    <Object>
      <SignatureProperties>
        <SignatureProperty Id="ID_002b00c6002300f1008b0037004f000f00a800aa0096007300a4000500570026" Target="#ID_0059005d0097007400e100ee004d00cd00b20055004b00c00097003a00e400cd">
          <dc:date xmlns:dc="http://purl.org/dc/elements/1.1/">2021-02-14T17:17:48.682000000</dc:date>
        </SignatureProperty>
      </SignatureProperties>
    </Object>
    <Object xmlns:xd="http://uri.etsi.org/01903/v1.3.2#">
      <xd:QualifyingProperties Target="#ID_0059005d0097007400e100ee004d00cd00b20055004b00c00097003a00e400cd">
        <xd:SignedProperties Id="idSignedProperties">
          <xd:SignedSignatureProperties>
            <xd:SigningTime>2021-02-14T17:17:48.682000000</xd:SigningTime>
            <xd:SigningCertificate>
              <xd:Cert>
                <xd:CertDigest>
                  <DigestMethod Algorithm="http://www.w3.org/2001/04/xmlenc#sha256"/>
                  <DigestValue>MzQ0MTNFQTZBQ0Y3MTkzNzVFOENDNTExMjlEREJBOEU2NjJEN0IwRQA=</DigestValue>
                </xd:CertDigest>
                <xd:IssuerSerial>
                  <X509IssuerName/>
                  <X509SerialNumber/>
                </xd:IssuerSerial>
              </xd:Cert>
            </xd:SigningCertificate>
            <xd:SignaturePolicyIdentifier>
              <xd:SignaturePolicyImplied/>
            </xd:SignaturePolicyIdentifier>
          </xd:SignedSignatureProperties>
        </xd:SignedProperties>
        <xd:UnsignedProperties Id="idUnsignedProperties">
          <xd:UnsignedSignatureProperties>
            <xd:CertificateValues/>
          </xd:UnsignedSignatureProperties>
        </xd:UnsignedProperties>
      </xd:QualifyingProperties>
    </Object>
  </Signature>
</document-signatures>
</file>